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339in"/>
    </style:style>
    <style:style style:name="co2" style:family="table-column">
      <style:table-column-properties fo:break-before="auto" style:column-width="2.0571in"/>
    </style:style>
    <style:style style:name="co3" style:family="table-column">
      <style:table-column-properties fo:break-before="auto" style:column-width="1.6752in"/>
    </style:style>
    <style:style style:name="co4" style:family="table-column">
      <style:table-column-properties fo:break-before="auto" style:column-width="2.2484in"/>
    </style:style>
    <style:style style:name="co5" style:family="table-column">
      <style:table-column-properties fo:break-before="auto" style:column-width="1.3783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1.4217in"/>
    </style:style>
    <style:style style:name="co8" style:family="table-column">
      <style:table-column-properties fo:break-before="auto" style:column-width="1.2016in"/>
    </style:style>
    <style:style style:name="co9" style:family="table-column">
      <style:table-column-properties fo:break-before="auto" style:column-width="1.2571in"/>
    </style:style>
    <style:style style:name="co10" style:family="table-column">
      <style:table-column-properties fo:break-before="auto" style:column-width="1.5543in"/>
    </style:style>
    <style:style style:name="co11" style:family="table-column">
      <style:table-column-properties fo:break-before="auto" style:column-width="1.0811in"/>
    </style:style>
    <style:style style:name="co12" style:family="table-column">
      <style:table-column-properties fo:break-before="auto" style:column-width="1.411in"/>
    </style:style>
    <style:style style:name="ro1" style:family="table-row">
      <style:table-row-properties style:row-height="1.0417in" fo:break-before="auto" style:use-optimal-row-height="false"/>
    </style:style>
    <style:style style:name="ro2" style:family="table-row">
      <style:table-row-properties style:row-height="0.8752in" fo:break-before="auto" style:use-optimal-row-height="false"/>
    </style:style>
    <style:style style:name="ro3" style:family="table-row">
      <style:table-row-properties style:row-height="0.6665in" fo:break-before="auto" style:use-optimal-row-height="true"/>
    </style:style>
    <style:style style:name="ro4" style:family="table-row">
      <style:table-row-properties style:row-height="0.3472in" fo:break-before="auto" style:use-optimal-row-height="true"/>
    </style:style>
    <style:style style:name="ro5" style:family="table-row">
      <style:table-row-properties style:row-height="0.5071in" fo:break-before="auto" style:use-optimal-row-height="true"/>
    </style:style>
    <style:style style:name="ro6" style:family="table-row">
      <style:table-row-properties style:row-height="0.8264in" fo:break-before="auto" style:use-optimal-row-height="true"/>
    </style:style>
    <style:style style:name="ro7" style:family="table-row">
      <style:table-row-properties style:row-height="0.9862in" fo:break-before="auto" style:use-optimal-row-height="true"/>
    </style:style>
    <style:style style:name="ro8" style:family="table-row">
      <style:table-row-properties style:row-height="1.1457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3543in" fo:break-before="auto" style:use-optimal-row-height="false"/>
    </style:style>
    <style:style style:name="ro11" style:family="table-row">
      <style:table-row-properties style:row-height="1.4654in" fo:break-before="auto" style:use-optimal-row-height="true"/>
    </style:style>
    <style:style style:name="ro12" style:family="table-row">
      <style:table-row-properties style:row-height="1.3055in" fo:break-before="auto" style:use-optimal-row-height="true"/>
    </style:style>
    <style:style style:name="ta1" style:family="table" style:master-page-name="PageStyle_5f_Offic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c0c0c0"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style:font-name="Calibri2" fo:font-size="11pt" style:font-size-asian="11pt" style:font-size-complex="11pt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c0c0c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ext-properties style:font-name="Calibri2" fo:font-size="11pt" style:font-size-asian="11pt" style:font-size-complex="11pt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0" style:family="table-cell" style:parent-style-name="Default">
      <style:table-cell-properties fo:wrap-option="wrap" style:rotation-align="none"/>
      <style:text-properties style:font-name="Calibri2" fo:font-size="11pt" style:font-size-asian="11pt" style:font-size-complex="11pt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2" fo:font-size="11pt" style:font-size-asian="11pt" style:font-size-complex="11pt"/>
    </style:style>
    <style:style style:name="ce14" style:family="table-cell" style:parent-style-name="Default">
      <style:table-cell-properties fo:wrap-option="wrap" style:rotation-align="none"/>
    </style:style>
    <style:style style:name="ce15" style:family="table-cell" style:parent-style-name="Default">
      <style:table-cell-properties fo:wrap-option="wrap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Calibri2" fo:font-size="11pt" style:font-size-asian="11pt" style:font-size-complex="11pt"/>
    </style:style>
    <style:style style:name="ce55" style:family="table-cell" style:parent-style-name="Default" style:data-style-name="N4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libri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Calibri2" fo:font-size="11pt" style:font-size-asian="11pt" style:font-size-complex="11pt"/>
    </style:style>
    <style:style style:name="ce60" style:family="table-cell" style:parent-style-name="Default" style:data-style-name="N1">
      <style:table-cell-properties style:rotation-align="none"/>
      <style:text-properties style:font-name="Calibri2" fo:font-size="11pt" style:font-size-asian="11pt" style:font-size-complex="11pt"/>
    </style:style>
    <style:style style:name="ce6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Office.A2">
          <table:help-message table:display="true"/>
          <table:error-message table:message-type="stop" table:display="true"/>
        </table:content-validation>
      </table:content-validations>
      <table:table table:name="Offic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5" table:default-cell-style-name="Default"/>
        <table:table-column table:style-name="co7" table:default-cell-style-name="ce3"/>
        <table:table-column table:style-name="co8" table:default-cell-style-name="ce3"/>
        <table:table-column table:style-name="co6" table:number-columns-repeated="4" table:default-cell-style-name="Default"/>
        <table:table-column table:style-name="co9" table:default-cell-style-name="ce3"/>
        <table:table-column table:style-name="co6" table:number-columns-repeated="36" table:default-cell-style-name="Default"/>
        <table:table-column table:style-name="co10" table:default-cell-style-name="ce3"/>
        <table:table-column table:style-name="co7" table:default-cell-style-name="ce3"/>
        <table:table-column table:style-name="co11" table:default-cell-style-name="ce3"/>
        <table:table-column table:style-name="co8" table:default-cell-style-name="ce3"/>
        <table:table-column table:style-name="co12" table:default-cell-style-name="ce3"/>
        <table:table-column table:style-name="co6" table:number-columns-repeated="966" table:default-cell-style-name="Default"/>
        <table:table-row table:style-name="ro1">
          <table:table-cell table:style-name="ce1" office:value-type="string" calcext:value-type="string">
            <text:p>Keep in Collection? (Yes/No)</text:p>
          </table:table-cell>
          <table:table-cell table:style-name="ce4" office:value-type="string" calcext:value-type="string">
            <text:p>Display Call Number</text:p>
          </table:table-cell>
          <table:table-cell table:style-name="ce4" office:value-type="string" calcext:value-type="string">
            <text:p>Display Call Number Normalized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Enumeration</text:p>
          </table:table-cell>
          <table:table-cell table:style-name="ce4" office:value-type="string" calcext:value-type="string">
            <text:p>Possible Multi-Volume Set</text:p>
          </table:table-cell>
          <table:table-cell table:style-name="ce4" office:value-type="string" calcext:value-type="string">
            <text:p>Copy Number</text:p>
          </table:table-cell>
          <table:table-cell table:style-name="ce4" office:value-type="string" calcext:value-type="string">
            <text:p>Possible Duplicate</text:p>
          </table:table-cell>
          <table:table-cell table:style-name="ce4" office:value-type="string" calcext:value-type="string">
            <text:p>Multi-Edition Title</text:p>
          </table:table-cell>
          <table:table-cell table:style-name="ce4" office:value-type="string" calcext:value-type="string">
            <text:p>Number of Related Ebooks</text:p>
          </table:table-cell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Publisher</text:p>
          </table:table-cell>
          <table:table-cell table:style-name="ce4" office:value-type="string" calcext:value-type="string">
            <text:p>Publication Year</text:p>
          </table:table-cell>
          <table:table-cell table:style-name="ce4" office:value-type="string" calcext:value-type="string">
            <text:p>Edition</text:p>
          </table:table-cell>
          <table:table-cell table:style-name="ce4" office:value-type="string" calcext:value-type="string">
            <text:p>Primary Language</text:p>
          </table:table-cell>
          <table:table-cell table:style-name="ce4" office:value-type="string" calcext:value-type="string">
            <text:p>Place of Publication</text:p>
          </table:table-cell>
          <table:table-cell table:style-name="ce4" office:value-type="string" calcext:value-type="string">
            <text:p>Series</text:p>
          </table:table-cell>
          <table:table-cell table:style-name="ce4" office:value-type="string" calcext:value-type="string">
            <text:p>LC Subclass</text:p>
          </table:table-cell>
          <table:table-cell table:style-name="ce4" office:value-type="string" calcext:value-type="string">
            <text:p>Recorded Uses - Item</text:p>
          </table:table-cell>
          <table:table-cell table:style-name="ce4" office:value-type="string" calcext:value-type="string">
            <text:p>Recorded Uses - Title</text:p>
          </table:table-cell>
          <table:table-cell table:style-name="ce4" office:value-type="string" calcext:value-type="string">
            <text:p>Last Charge Date - Item</text:p>
          </table:table-cell>
          <table:table-cell table:style-name="ce4" office:value-type="string" calcext:value-type="string">
            <text:p>Last Charge Date - Title</text:p>
          </table:table-cell>
          <table:table-cell table:style-name="ce4" office:value-type="string" calcext:value-type="string">
            <text:p>Last Add Date - Item</text:p>
          </table:table-cell>
          <table:table-cell table:style-name="ce4" office:value-type="string" calcext:value-type="string">
            <text:p>Last Add Date - Title</text:p>
          </table:table-cell>
          <table:table-cell table:style-name="ce4" office:value-type="string" calcext:value-type="string">
            <text:p>Global Holdings - Same Edition</text:p>
          </table:table-cell>
          <table:table-cell table:style-name="ce4" office:value-type="string" calcext:value-type="string">
            <text:p>US Holdings - Same Edition</text:p>
          </table:table-cell>
          <table:table-cell table:style-name="ce4" office:value-type="string" calcext:value-type="string">
            <text:p>US Holdings </text:p>
          </table:table-cell>
          <table:table-cell table:style-name="ce4" office:value-type="string" calcext:value-type="string">
            <text:p>Nebraska Holdings - Same Edition</text:p>
          </table:table-cell>
          <table:table-cell table:style-name="ce4" office:value-type="string" calcext:value-type="string">
            <text:p>Nebraska Holdings</text:p>
          </table:table-cell>
          <table:table-cell table:style-name="ce4" office:value-type="string" calcext:value-type="string">
            <text:p>All Comparator Library Holdings - Same Edition</text:p>
          </table:table-cell>
          <table:table-cell table:style-name="ce4" office:value-type="string" calcext:value-type="string">
            <text:p>All Comparator Library Holdings</text:p>
          </table:table-cell>
          <table:table-cell table:style-name="ce4" office:value-type="string" calcext:value-type="string">
            <text:p>Affinity Libraries - Same Edition</text:p>
          </table:table-cell>
          <table:table-cell table:style-name="ce4" office:value-type="string" calcext:value-type="string">
            <text:p>Affinity Libraries - Any Edition</text:p>
          </table:table-cell>
          <table:table-cell table:style-name="ce4" office:value-type="string" calcext:value-type="string">
            <text:p>Big East - Same Edition</text:p>
          </table:table-cell>
          <table:table-cell table:style-name="ce4" office:value-type="string" calcext:value-type="string">
            <text:p>Big East - Any Edition</text:p>
          </table:table-cell>
          <table:table-cell table:style-name="ce4" office:value-type="string" calcext:value-type="string">
            <text:p>AJCU - Same Edition</text:p>
          </table:table-cell>
          <table:table-cell table:style-name="ce4" office:value-type="string" calcext:value-type="string">
            <text:p>AJCU - Any Edition</text:p>
          </table:table-cell>
          <table:table-cell table:style-name="ce4" office:value-type="string" calcext:value-type="string">
            <text:p>Nebraska Colleges &amp; Universities - Same Edition</text:p>
          </table:table-cell>
          <table:table-cell table:style-name="ce4" office:value-type="string" calcext:value-type="string">
            <text:p>Nebraska Colleges &amp; Universities - Any Edition</text:p>
          </table:table-cell>
          <table:table-cell table:style-name="ce4" office:value-type="string" calcext:value-type="string">
            <text:p>MALLCO - Same Edition</text:p>
          </table:table-cell>
          <table:table-cell table:style-name="ce4" office:value-type="string" calcext:value-type="string">
            <text:p>MALLCO - Any Edition</text:p>
          </table:table-cell>
          <table:table-cell table:style-name="ce4" office:value-type="string" calcext:value-type="string">
            <text:p>HathiTrust Public Domain</text:p>
          </table:table-cell>
          <table:table-cell table:style-name="ce4" office:value-type="string" calcext:value-type="string">
            <text:p>HathiTrust In Copyright</text:p>
          </table:table-cell>
          <table:table-cell table:style-name="ce4" office:value-type="string" calcext:value-type="string">
            <text:p>HathiTrust URL</text:p>
          </table:table-cell>
          <table:table-cell table:style-name="ce4" office:value-type="string" calcext:value-type="string">
            <text:p>OPAC URL</text:p>
          </table:table-cell>
          <table:table-cell table:style-name="ce4" office:value-type="string" calcext:value-type="string">
            <text:p>WorldCat URL</text:p>
          </table:table-cell>
          <table:table-cell table:style-name="ce4" office:value-type="string" calcext:value-type="string">
            <text:p>OCLC Work ID</text:p>
          </table:table-cell>
          <table:table-cell table:style-name="ce4" office:value-type="string" calcext:value-type="string">
            <text:p>WorldCat OCLC Number</text:p>
          </table:table-cell>
          <table:table-cell table:style-name="ce4" office:value-type="string" calcext:value-type="string">
            <text:p>Bib Record Number</text:p>
          </table:table-cell>
          <table:table-cell table:style-name="ce4" office:value-type="string" calcext:value-type="string">
            <text:p>Bib Control Number</text:p>
          </table:table-cell>
          <table:table-cell table:style-name="ce4" office:value-type="string" calcext:value-type="string">
            <text:p>Item Control Number</text:p>
          </table:table-cell>
          <table:table-cell table:style-name="ce4" office:value-type="string" calcext:value-type="string">
            <text:p>Item Type Code</text:p>
          </table:table-cell>
          <table:table-cell table:style-name="ce4" office:value-type="string" calcext:value-type="string">
            <text:p>Item Status Code</text:p>
          </table:table-cell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Barcode</text:p>
          </table:table-cell>
          <table:table-cell table:style-name="ce4" office:value-type="string" calcext:value-type="string">
            <text:p>SCS Item ID</text:p>
          </table:table-cell>
          <table:table-cell table:style-name="ce4" office:value-type="string" calcext:value-type="string">
            <text:p>Faculty</text:p>
          </table:table-cell>
          <table:table-cell table:style-name="ce4"/>
          <table:table-cell table:number-columns-repeated="966"/>
        </table:table-row>
        <table:table-row table:style-name="ro2">
          <table:table-cell table:style-name="ce31" table:content-validation-name="val1" office:value-type="string" calcext:value-type="string">
            <text:p>Yes</text:p>
          </table:table-cell>
          <table:table-cell table:style-name="ce35" office:value-type="string" calcext:value-type="string">
            <text:p>QD453 .A27 v.85</text:p>
          </table:table-cell>
          <table:table-cell table:style-name="ce35" office:value-type="string" calcext:value-type="string">
            <text:p>0 <text:s text:c="21"/>QD 0453000A <text:s/>27 <text:s text:c="53"/>v.85</text:p>
          </table:table-cell>
          <table:table-cell table:style-name="ce35" office:value-type="string" calcext:value-type="string">
            <text:p>Modern nonlinear optics / edited by Myron Evans, Stanisław Kielich.</text:p>
          </table:table-cell>
          <table:table-cell table:style-name="ce49" office:value-type="string" calcext:value-type="string">
            <text:p>V. 85 PT. 2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1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49" office:value-type="string" calcext:value-type="string">
            <text:p>0</text:p>
          </table:table-cell>
          <table:table-cell table:style-name="ce32"/>
          <table:table-cell table:style-name="ce35" office:value-type="string" calcext:value-type="string">
            <text:p>New York : Wiley, c1993.</text:p>
          </table:table-cell>
          <table:table-cell table:style-name="ce49" office:value-type="string" calcext:value-type="string">
            <text:p>1993</text:p>
          </table:table-cell>
          <table:table-cell table:style-name="ce37"/>
          <table:table-cell table:style-name="ce49" office:value-type="string" calcext:value-type="string">
            <text:p>eng</text:p>
          </table:table-cell>
          <table:table-cell table:style-name="ce49" office:value-type="string" calcext:value-type="string">
            <text:p>nyu</text:p>
          </table:table-cell>
          <table:table-cell table:style-name="ce35" office:value-type="string" calcext:value-type="string">
            <text:p>Advances in chemical physics ; v. 85, pt. 1</text:p>
          </table:table-cell>
          <table:table-cell table:style-name="ce49" office:value-type="string" calcext:value-type="string">
            <text:p>QD 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2" table:style-name="ce55" office:value-type="string" calcext:value-type="string">
            <text:p>1998-05-28</text:p>
          </table:table-cell>
          <table:table-cell table:number-columns-repeated="2" table:style-name="ce55" office:value-type="string" calcext:value-type="string">
            <text:p>1994-01-26</text:p>
          </table:table-cell>
          <table:table-cell table:style-name="ce54" office:value-type="float" office:value="198" calcext:value-type="float">
            <text:p>198</text:p>
          </table:table-cell>
          <table:table-cell table:style-name="ce54" office:value-type="float" office:value="138" calcext:value-type="float">
            <text:p>138</text:p>
          </table:table-cell>
          <table:table-cell table:style-name="ce54" office:value-type="float" office:value="187" calcext:value-type="float">
            <text:p>187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37"/>
          <table:table-cell table:style-name="ce58" table:formula="of:=HYPERLINK(&quot;https://creighton-primo.hosted.exlibrisgroup.com/primo-explore/search?tab=default_tab&amp;search_scope=EVERYTHING&amp;vid=01CRU&amp;lang=en_US&amp;offset=0&amp;query=any,contains,991002235709702656&quot;;&quot;Catalog Record&quot;)" office:value-type="string" office:string-value="Catalog Record" calcext:value-type="string">
            <text:p>Catalog Record</text:p>
          </table:table-cell>
          <table:table-cell table:style-name="ce58" table:formula="of:=HYPERLINK(&quot;http://www.worldcat.org/oclc/28828912&quot;;&quot;WorldCat Record&quot;)" office:value-type="string" office:string-value="WorldCat Record" calcext:value-type="string">
            <text:p>WorldCat Record</text:p>
          </table:table-cell>
          <table:table-cell table:style-name="ce49" office:value-type="string" calcext:value-type="string">
            <text:p>5377699132:eng</text:p>
          </table:table-cell>
          <table:table-cell table:style-name="ce49" office:value-type="string" calcext:value-type="string">
            <text:p>28828912</text:p>
          </table:table-cell>
          <table:table-cell table:number-columns-repeated="2" table:style-name="ce49" office:value-type="string" calcext:value-type="string">
            <text:p>991002235709702656</text:p>
          </table:table-cell>
          <table:table-cell table:style-name="ce49" office:value-type="string" calcext:value-type="string">
            <text:p>2254723900002656</text:p>
          </table:table-cell>
          <table:table-cell table:style-name="ce49" office:value-type="string" calcext:value-type="string">
            <text:p>BOOK</text:p>
          </table:table-cell>
          <table:table-cell table:style-name="ce37"/>
          <table:table-cell table:style-name="ce59" office:value-type="float" office:value="9780471575481" calcext:value-type="float">
            <text:p>9780471575481</text:p>
          </table:table-cell>
          <table:table-cell table:style-name="ce59" office:value-type="float" office:value="32285001860203" calcext:value-type="float">
            <text:p>32285001860203</text:p>
          </table:table-cell>
          <table:table-cell table:style-name="ce49" office:value-type="string" calcext:value-type="string">
            <text:p>893347267</text:p>
          </table:table-cell>
          <table:table-cell table:style-name="ce49" office:value-type="string" calcext:value-type="string">
            <text:p>Parsons</text:p>
          </table:table-cell>
          <table:table-cell table:number-columns-repeated="967"/>
        </table:table-row>
        <table:table-row table:style-name="ro2">
          <table:table-cell table:style-name="ce31" table:content-validation-name="val1" office:value-type="string" calcext:value-type="string">
            <text:p>Yes</text:p>
          </table:table-cell>
          <table:table-cell table:style-name="ce35" office:value-type="string" calcext:value-type="string">
            <text:p>QD453 .A27 v.85</text:p>
          </table:table-cell>
          <table:table-cell table:style-name="ce35" office:value-type="string" calcext:value-type="string">
            <text:p>0 <text:s text:c="21"/>QD 0453000A <text:s/>27 <text:s text:c="53"/>v.85</text:p>
          </table:table-cell>
          <table:table-cell table:style-name="ce35" office:value-type="string" calcext:value-type="string">
            <text:p>Modern nonlinear optics / edited by Myron Evans, Stanisław Kielich.</text:p>
          </table:table-cell>
          <table:table-cell table:style-name="ce49" office:value-type="string" calcext:value-type="string">
            <text:p>V. 85 PT. 1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1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49" office:value-type="string" calcext:value-type="string">
            <text:p>0</text:p>
          </table:table-cell>
          <table:table-cell table:style-name="ce32"/>
          <table:table-cell table:style-name="ce35" office:value-type="string" calcext:value-type="string">
            <text:p>New York : Wiley, c1993.</text:p>
          </table:table-cell>
          <table:table-cell table:style-name="ce49" office:value-type="string" calcext:value-type="string">
            <text:p>1993</text:p>
          </table:table-cell>
          <table:table-cell table:style-name="ce37"/>
          <table:table-cell table:style-name="ce49" office:value-type="string" calcext:value-type="string">
            <text:p>eng</text:p>
          </table:table-cell>
          <table:table-cell table:style-name="ce49" office:value-type="string" calcext:value-type="string">
            <text:p>nyu</text:p>
          </table:table-cell>
          <table:table-cell table:style-name="ce35" office:value-type="string" calcext:value-type="string">
            <text:p>Advances in chemical physics ; v. 85, pt. 1</text:p>
          </table:table-cell>
          <table:table-cell table:style-name="ce49" office:value-type="string" calcext:value-type="string">
            <text:p>QD 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2" table:style-name="ce55" office:value-type="string" calcext:value-type="string">
            <text:p>1998-05-28</text:p>
          </table:table-cell>
          <table:table-cell table:style-name="ce55" office:value-type="string" calcext:value-type="string">
            <text:p>1993-10-07</text:p>
          </table:table-cell>
          <table:table-cell table:style-name="ce55" office:value-type="string" calcext:value-type="string">
            <text:p>1994-01-26</text:p>
          </table:table-cell>
          <table:table-cell table:style-name="ce54" office:value-type="float" office:value="198" calcext:value-type="float">
            <text:p>198</text:p>
          </table:table-cell>
          <table:table-cell table:style-name="ce54" office:value-type="float" office:value="138" calcext:value-type="float">
            <text:p>138</text:p>
          </table:table-cell>
          <table:table-cell table:style-name="ce54" office:value-type="float" office:value="187" calcext:value-type="float">
            <text:p>187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37"/>
          <table:table-cell table:style-name="ce58" table:formula="of:=HYPERLINK(&quot;https://creighton-primo.hosted.exlibrisgroup.com/primo-explore/search?tab=default_tab&amp;search_scope=EVERYTHING&amp;vid=01CRU&amp;lang=en_US&amp;offset=0&amp;query=any,contains,991002235709702656&quot;;&quot;Catalog Record&quot;)" office:value-type="string" office:string-value="Catalog Record" calcext:value-type="string">
            <text:p>Catalog Record</text:p>
          </table:table-cell>
          <table:table-cell table:style-name="ce58" table:formula="of:=HYPERLINK(&quot;http://www.worldcat.org/oclc/28828912&quot;;&quot;WorldCat Record&quot;)" office:value-type="string" office:string-value="WorldCat Record" calcext:value-type="string">
            <text:p>WorldCat Record</text:p>
          </table:table-cell>
          <table:table-cell table:style-name="ce49" office:value-type="string" calcext:value-type="string">
            <text:p>5377699132:eng</text:p>
          </table:table-cell>
          <table:table-cell table:style-name="ce49" office:value-type="string" calcext:value-type="string">
            <text:p>28828912</text:p>
          </table:table-cell>
          <table:table-cell table:number-columns-repeated="2" table:style-name="ce49" office:value-type="string" calcext:value-type="string">
            <text:p>991002235709702656</text:p>
          </table:table-cell>
          <table:table-cell table:style-name="ce49" office:value-type="string" calcext:value-type="string">
            <text:p>2254723900002656</text:p>
          </table:table-cell>
          <table:table-cell table:style-name="ce49" office:value-type="string" calcext:value-type="string">
            <text:p>BOOK</text:p>
          </table:table-cell>
          <table:table-cell table:style-name="ce37"/>
          <table:table-cell table:style-name="ce59" office:value-type="float" office:value="9780471575481" calcext:value-type="float">
            <text:p>9780471575481</text:p>
          </table:table-cell>
          <table:table-cell table:style-name="ce59" office:value-type="float" office:value="32285001800621" calcext:value-type="float">
            <text:p>32285001800621</text:p>
          </table:table-cell>
          <table:table-cell table:style-name="ce49" office:value-type="string" calcext:value-type="string">
            <text:p>893316553</text:p>
          </table:table-cell>
          <table:table-cell table:style-name="ce49" office:value-type="string" calcext:value-type="string">
            <text:p>Parsons</text:p>
          </table:table-cell>
          <table:table-cell table:number-columns-repeated="967"/>
        </table:table-row>
        <table:table-row table:style-name="ro2">
          <table:table-cell table:style-name="ce31" table:content-validation-name="val1" office:value-type="string" calcext:value-type="string">
            <text:p>Yes</text:p>
          </table:table-cell>
          <table:table-cell table:style-name="ce35" office:value-type="string" calcext:value-type="string">
            <text:p>QD453 .A27 v.85</text:p>
          </table:table-cell>
          <table:table-cell table:style-name="ce35" office:value-type="string" calcext:value-type="string">
            <text:p>0 <text:s text:c="21"/>QD 0453000A <text:s/>27 <text:s text:c="53"/>v.85</text:p>
          </table:table-cell>
          <table:table-cell table:style-name="ce35" office:value-type="string" calcext:value-type="string">
            <text:p>Modern nonlinear optics / edited by Myron Evans, Stanisław Kielich.</text:p>
          </table:table-cell>
          <table:table-cell table:style-name="ce49" office:value-type="string" calcext:value-type="string">
            <text:p>V. 85 PT. 3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1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49" office:value-type="string" calcext:value-type="string">
            <text:p>0</text:p>
          </table:table-cell>
          <table:table-cell table:style-name="ce32"/>
          <table:table-cell table:style-name="ce35" office:value-type="string" calcext:value-type="string">
            <text:p>New York : Wiley, c1993.</text:p>
          </table:table-cell>
          <table:table-cell table:style-name="ce49" office:value-type="string" calcext:value-type="string">
            <text:p>1993</text:p>
          </table:table-cell>
          <table:table-cell table:style-name="ce37"/>
          <table:table-cell table:style-name="ce49" office:value-type="string" calcext:value-type="string">
            <text:p>eng</text:p>
          </table:table-cell>
          <table:table-cell table:style-name="ce49" office:value-type="string" calcext:value-type="string">
            <text:p>nyu</text:p>
          </table:table-cell>
          <table:table-cell table:style-name="ce35" office:value-type="string" calcext:value-type="string">
            <text:p>Advances in chemical physics ; v. 85, pt. 1</text:p>
          </table:table-cell>
          <table:table-cell table:style-name="ce49" office:value-type="string" calcext:value-type="string">
            <text:p>QD 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2" table:style-name="ce55" office:value-type="string" calcext:value-type="string">
            <text:p>1998-05-28</text:p>
          </table:table-cell>
          <table:table-cell table:number-columns-repeated="2" table:style-name="ce55" office:value-type="string" calcext:value-type="string">
            <text:p>1994-01-26</text:p>
          </table:table-cell>
          <table:table-cell table:style-name="ce54" office:value-type="float" office:value="198" calcext:value-type="float">
            <text:p>198</text:p>
          </table:table-cell>
          <table:table-cell table:style-name="ce54" office:value-type="float" office:value="138" calcext:value-type="float">
            <text:p>138</text:p>
          </table:table-cell>
          <table:table-cell table:style-name="ce54" office:value-type="float" office:value="187" calcext:value-type="float">
            <text:p>187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10" calcext:value-type="float">
            <text:p>10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37"/>
          <table:table-cell table:style-name="ce58" table:formula="of:=HYPERLINK(&quot;https://creighton-primo.hosted.exlibrisgroup.com/primo-explore/search?tab=default_tab&amp;search_scope=EVERYTHING&amp;vid=01CRU&amp;lang=en_US&amp;offset=0&amp;query=any,contains,991002235709702656&quot;;&quot;Catalog Record&quot;)" office:value-type="string" office:string-value="Catalog Record" calcext:value-type="string">
            <text:p>Catalog Record</text:p>
          </table:table-cell>
          <table:table-cell table:style-name="ce58" table:formula="of:=HYPERLINK(&quot;http://www.worldcat.org/oclc/28828912&quot;;&quot;WorldCat Record&quot;)" office:value-type="string" office:string-value="WorldCat Record" calcext:value-type="string">
            <text:p>WorldCat Record</text:p>
          </table:table-cell>
          <table:table-cell table:style-name="ce49" office:value-type="string" calcext:value-type="string">
            <text:p>5377699132:eng</text:p>
          </table:table-cell>
          <table:table-cell table:style-name="ce49" office:value-type="string" calcext:value-type="string">
            <text:p>28828912</text:p>
          </table:table-cell>
          <table:table-cell table:number-columns-repeated="2" table:style-name="ce49" office:value-type="string" calcext:value-type="string">
            <text:p>991002235709702656</text:p>
          </table:table-cell>
          <table:table-cell table:style-name="ce49" office:value-type="string" calcext:value-type="string">
            <text:p>2254723900002656</text:p>
          </table:table-cell>
          <table:table-cell table:style-name="ce49" office:value-type="string" calcext:value-type="string">
            <text:p>BOOK</text:p>
          </table:table-cell>
          <table:table-cell table:style-name="ce37"/>
          <table:table-cell table:style-name="ce59" office:value-type="float" office:value="9780471575481" calcext:value-type="float">
            <text:p>9780471575481</text:p>
          </table:table-cell>
          <table:table-cell table:style-name="ce59" office:value-type="float" office:value="32285001860211" calcext:value-type="float">
            <text:p>32285001860211</text:p>
          </table:table-cell>
          <table:table-cell table:style-name="ce49" office:value-type="string" calcext:value-type="string">
            <text:p>893352213</text:p>
          </table:table-cell>
          <table:table-cell table:style-name="ce49" office:value-type="string" calcext:value-type="string">
            <text:p>Parsons</text:p>
          </table:table-cell>
          <table:table-cell table:number-columns-repeated="967"/>
        </table:table-row>
        <table:table-row table:style-name="ro2">
          <table:table-cell table:style-name="ce31" table:content-validation-name="val1" office:value-type="string" calcext:value-type="string">
            <text:p>Yes</text:p>
          </table:table-cell>
          <table:table-cell table:style-name="ce35" office:value-type="string" calcext:value-type="string">
            <text:p>QD453 .A27 v. 119</text:p>
          </table:table-cell>
          <table:table-cell table:style-name="ce35" office:value-type="string" calcext:value-type="string">
            <text:p>0 <text:s text:c="21"/>QD 0453000A <text:s/>27 <text:s text:c="53"/>v. 119</text:p>
          </table:table-cell>
          <table:table-cell table:style-name="ce35" office:value-type="string" calcext:value-type="string">
            <text:p>Modern nonlinear optics / edited by Myron W. Evans ; series editors, I. Prigogine and Stuart A. Rice.</text:p>
          </table:table-cell>
          <table:table-cell table:style-name="ce49" office:value-type="string" calcext:value-type="string">
            <text:p>V. 119 PT. 1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1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49" office:value-type="string" calcext:value-type="string">
            <text:p>0</text:p>
          </table:table-cell>
          <table:table-cell table:style-name="ce32"/>
          <table:table-cell table:style-name="ce35" office:value-type="string" calcext:value-type="string">
            <text:p>New York : J. Wiley, c2001.</text:p>
          </table:table-cell>
          <table:table-cell table:style-name="ce49" office:value-type="string" calcext:value-type="string">
            <text:p>2001</text:p>
          </table:table-cell>
          <table:table-cell table:style-name="ce35" office:value-type="string" calcext:value-type="string">
            <text:p>[2nd ed.]</text:p>
          </table:table-cell>
          <table:table-cell table:style-name="ce49" office:value-type="string" calcext:value-type="string">
            <text:p>eng</text:p>
          </table:table-cell>
          <table:table-cell table:style-name="ce49" office:value-type="string" calcext:value-type="string">
            <text:p>nyu</text:p>
          </table:table-cell>
          <table:table-cell table:style-name="ce35" office:value-type="string" calcext:value-type="string">
            <text:p>Advances in chemical physics, 0065-2385 ; 119</text:p>
          </table:table-cell>
          <table:table-cell table:style-name="ce49" office:value-type="string" calcext:value-type="string">
            <text:p>QD 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number-columns-repeated="2" table:style-name="ce55" office:value-type="string" calcext:value-type="string">
            <text:p>2002-10-14</text:p>
          </table:table-cell>
          <table:table-cell table:number-columns-repeated="2" table:style-name="ce55" office:value-type="string" calcext:value-type="string">
            <text:p>2001-12-05</text:p>
          </table:table-cell>
          <table:table-cell table:style-name="ce54" office:value-type="float" office:value="130" calcext:value-type="float">
            <text:p>130</text:p>
          </table:table-cell>
          <table:table-cell table:style-name="ce54" office:value-type="float" office:value="102" calcext:value-type="float">
            <text:p>102</text:p>
          </table:table-cell>
          <table:table-cell table:style-name="ce54" office:value-type="float" office:value="176" calcext:value-type="float">
            <text:p>176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Yes</text:p>
          </table:table-cell>
          <table:table-cell table:style-name="ce58" table:formula="of:=HYPERLINK(&quot;http://catalog.hathitrust.org/Record/003580459&quot;;&quot;HathiTrust Record&quot;)" office:value-type="string" office:string-value="HathiTrust Record" calcext:value-type="string">
            <text:p>HathiTrust Record</text:p>
          </table:table-cell>
          <table:table-cell table:style-name="ce58" table:formula="of:=HYPERLINK(&quot;https://creighton-primo.hosted.exlibrisgroup.com/primo-explore/search?tab=default_tab&amp;search_scope=EVERYTHING&amp;vid=01CRU&amp;lang=en_US&amp;offset=0&amp;query=any,contains,991003685849702656&quot;;&quot;Catalog Record&quot;)" office:value-type="string" office:string-value="Catalog Record" calcext:value-type="string">
            <text:p>Catalog Record</text:p>
          </table:table-cell>
          <table:table-cell table:style-name="ce58" table:formula="of:=HYPERLINK(&quot;http://www.worldcat.org/oclc/47995316&quot;;&quot;WorldCat Record&quot;)" office:value-type="string" office:string-value="WorldCat Record" calcext:value-type="string">
            <text:p>WorldCat Record</text:p>
          </table:table-cell>
          <table:table-cell table:style-name="ce49" office:value-type="string" calcext:value-type="string">
            <text:p>4095822433:eng</text:p>
          </table:table-cell>
          <table:table-cell table:style-name="ce49" office:value-type="string" calcext:value-type="string">
            <text:p>47995316</text:p>
          </table:table-cell>
          <table:table-cell table:number-columns-repeated="2" table:style-name="ce49" office:value-type="string" calcext:value-type="string">
            <text:p>991003685849702656</text:p>
          </table:table-cell>
          <table:table-cell table:style-name="ce49" office:value-type="string" calcext:value-type="string">
            <text:p>2272325880002656</text:p>
          </table:table-cell>
          <table:table-cell table:style-name="ce49" office:value-type="string" calcext:value-type="string">
            <text:p>BOOK</text:p>
          </table:table-cell>
          <table:table-cell table:style-name="ce37"/>
          <table:table-cell table:style-name="ce59" office:value-type="float" office:value="9780471387367" calcext:value-type="float">
            <text:p>9780471387367</text:p>
          </table:table-cell>
          <table:table-cell table:style-name="ce59" office:value-type="float" office:value="32285004426150" calcext:value-type="float">
            <text:p>32285004426150</text:p>
          </table:table-cell>
          <table:table-cell table:style-name="ce49" office:value-type="string" calcext:value-type="string">
            <text:p>893711658</text:p>
          </table:table-cell>
          <table:table-cell table:style-name="ce49" office:value-type="string" calcext:value-type="string">
            <text:p>Parsons</text:p>
          </table:table-cell>
          <table:table-cell table:number-columns-repeated="967"/>
        </table:table-row>
        <table:table-row table:style-name="ro2">
          <table:table-cell table:style-name="ce31" table:content-validation-name="val1" office:value-type="string" calcext:value-type="string">
            <text:p>Yes</text:p>
          </table:table-cell>
          <table:table-cell table:style-name="ce35" office:value-type="string" calcext:value-type="string">
            <text:p>QD453 .A27 v. 119</text:p>
          </table:table-cell>
          <table:table-cell table:style-name="ce35" office:value-type="string" calcext:value-type="string">
            <text:p>0 <text:s text:c="21"/>QD 0453000A <text:s/>27 <text:s text:c="53"/>v. 119</text:p>
          </table:table-cell>
          <table:table-cell table:style-name="ce35" office:value-type="string" calcext:value-type="string">
            <text:p>Modern nonlinear optics / edited by Myron W. Evans ; series editors, I. Prigogine and Stuart A. Rice.</text:p>
          </table:table-cell>
          <table:table-cell table:style-name="ce49" office:value-type="string" calcext:value-type="string">
            <text:p>V. 119 PT. 3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1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49" office:value-type="string" calcext:value-type="string">
            <text:p>0</text:p>
          </table:table-cell>
          <table:table-cell table:style-name="ce32"/>
          <table:table-cell table:style-name="ce35" office:value-type="string" calcext:value-type="string">
            <text:p>New York : J. Wiley, c2001.</text:p>
          </table:table-cell>
          <table:table-cell table:style-name="ce49" office:value-type="string" calcext:value-type="string">
            <text:p>2001</text:p>
          </table:table-cell>
          <table:table-cell table:style-name="ce35" office:value-type="string" calcext:value-type="string">
            <text:p>[2nd ed.]</text:p>
          </table:table-cell>
          <table:table-cell table:style-name="ce49" office:value-type="string" calcext:value-type="string">
            <text:p>eng</text:p>
          </table:table-cell>
          <table:table-cell table:style-name="ce49" office:value-type="string" calcext:value-type="string">
            <text:p>nyu</text:p>
          </table:table-cell>
          <table:table-cell table:style-name="ce35" office:value-type="string" calcext:value-type="string">
            <text:p>Advances in chemical physics, 0065-2385 ; 119</text:p>
          </table:table-cell>
          <table:table-cell table:style-name="ce49" office:value-type="string" calcext:value-type="string">
            <text:p>QD 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number-columns-repeated="2" table:style-name="ce55" office:value-type="string" calcext:value-type="string">
            <text:p>2002-10-14</text:p>
          </table:table-cell>
          <table:table-cell table:number-columns-repeated="2" table:style-name="ce55" office:value-type="string" calcext:value-type="string">
            <text:p>2001-12-05</text:p>
          </table:table-cell>
          <table:table-cell table:style-name="ce54" office:value-type="float" office:value="130" calcext:value-type="float">
            <text:p>130</text:p>
          </table:table-cell>
          <table:table-cell table:style-name="ce54" office:value-type="float" office:value="102" calcext:value-type="float">
            <text:p>102</text:p>
          </table:table-cell>
          <table:table-cell table:style-name="ce54" office:value-type="float" office:value="176" calcext:value-type="float">
            <text:p>176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Yes</text:p>
          </table:table-cell>
          <table:table-cell table:style-name="ce58" table:formula="of:=HYPERLINK(&quot;http://catalog.hathitrust.org/Record/003580459&quot;;&quot;HathiTrust Record&quot;)" office:value-type="string" office:string-value="HathiTrust Record" calcext:value-type="string">
            <text:p>HathiTrust Record</text:p>
          </table:table-cell>
          <table:table-cell table:style-name="ce58" table:formula="of:=HYPERLINK(&quot;https://creighton-primo.hosted.exlibrisgroup.com/primo-explore/search?tab=default_tab&amp;search_scope=EVERYTHING&amp;vid=01CRU&amp;lang=en_US&amp;offset=0&amp;query=any,contains,991003685849702656&quot;;&quot;Catalog Record&quot;)" office:value-type="string" office:string-value="Catalog Record" calcext:value-type="string">
            <text:p>Catalog Record</text:p>
          </table:table-cell>
          <table:table-cell table:style-name="ce58" table:formula="of:=HYPERLINK(&quot;http://www.worldcat.org/oclc/47995316&quot;;&quot;WorldCat Record&quot;)" office:value-type="string" office:string-value="WorldCat Record" calcext:value-type="string">
            <text:p>WorldCat Record</text:p>
          </table:table-cell>
          <table:table-cell table:style-name="ce49" office:value-type="string" calcext:value-type="string">
            <text:p>4095822433:eng</text:p>
          </table:table-cell>
          <table:table-cell table:style-name="ce49" office:value-type="string" calcext:value-type="string">
            <text:p>47995316</text:p>
          </table:table-cell>
          <table:table-cell table:number-columns-repeated="2" table:style-name="ce49" office:value-type="string" calcext:value-type="string">
            <text:p>991003685849702656</text:p>
          </table:table-cell>
          <table:table-cell table:style-name="ce49" office:value-type="string" calcext:value-type="string">
            <text:p>2272325880002656</text:p>
          </table:table-cell>
          <table:table-cell table:style-name="ce49" office:value-type="string" calcext:value-type="string">
            <text:p>BOOK</text:p>
          </table:table-cell>
          <table:table-cell table:style-name="ce37"/>
          <table:table-cell table:style-name="ce59" office:value-type="float" office:value="9780471387367" calcext:value-type="float">
            <text:p>9780471387367</text:p>
          </table:table-cell>
          <table:table-cell table:style-name="ce59" office:value-type="float" office:value="32285004426176" calcext:value-type="float">
            <text:p>32285004426176</text:p>
          </table:table-cell>
          <table:table-cell table:style-name="ce49" office:value-type="string" calcext:value-type="string">
            <text:p>893711657</text:p>
          </table:table-cell>
          <table:table-cell table:style-name="ce49" office:value-type="string" calcext:value-type="string">
            <text:p>Parsons</text:p>
          </table:table-cell>
          <table:table-cell table:number-columns-repeated="967"/>
        </table:table-row>
        <table:table-row table:style-name="ro2">
          <table:table-cell table:style-name="ce31" table:content-validation-name="val1" office:value-type="string" calcext:value-type="string">
            <text:p>Yes</text:p>
          </table:table-cell>
          <table:table-cell table:style-name="ce35" office:value-type="string" calcext:value-type="string">
            <text:p>QD453 .A27 v. 119</text:p>
          </table:table-cell>
          <table:table-cell table:style-name="ce35" office:value-type="string" calcext:value-type="string">
            <text:p>0 <text:s text:c="21"/>QD 0453000A <text:s/>27 <text:s text:c="53"/>v. 119</text:p>
          </table:table-cell>
          <table:table-cell table:style-name="ce35" office:value-type="string" calcext:value-type="string">
            <text:p>Modern nonlinear optics / edited by Myron W. Evans ; series editors, I. Prigogine and Stuart A. Rice.</text:p>
          </table:table-cell>
          <table:table-cell table:style-name="ce49" office:value-type="string" calcext:value-type="string">
            <text:p>V. 119 PT. 2</text:p>
          </table:table-cell>
          <table:table-cell table:style-name="ce49" office:value-type="string" calcext:value-type="string">
            <text:p>Yes</text:p>
          </table:table-cell>
          <table:table-cell table:style-name="ce49" office:value-type="string" calcext:value-type="string">
            <text:p>1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49" office:value-type="string" calcext:value-type="string">
            <text:p>0</text:p>
          </table:table-cell>
          <table:table-cell table:style-name="ce32"/>
          <table:table-cell table:style-name="ce35" office:value-type="string" calcext:value-type="string">
            <text:p>New York : J. Wiley, c2001.</text:p>
          </table:table-cell>
          <table:table-cell table:style-name="ce49" office:value-type="string" calcext:value-type="string">
            <text:p>2001</text:p>
          </table:table-cell>
          <table:table-cell table:style-name="ce35" office:value-type="string" calcext:value-type="string">
            <text:p>[2nd ed.]</text:p>
          </table:table-cell>
          <table:table-cell table:style-name="ce49" office:value-type="string" calcext:value-type="string">
            <text:p>eng</text:p>
          </table:table-cell>
          <table:table-cell table:style-name="ce49" office:value-type="string" calcext:value-type="string">
            <text:p>nyu</text:p>
          </table:table-cell>
          <table:table-cell table:style-name="ce35" office:value-type="string" calcext:value-type="string">
            <text:p>Advances in chemical physics, 0065-2385 ; 119</text:p>
          </table:table-cell>
          <table:table-cell table:style-name="ce49" office:value-type="string" calcext:value-type="string">
            <text:p>QD 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6" calcext:value-type="float">
            <text:p>6</text:p>
          </table:table-cell>
          <table:table-cell table:number-columns-repeated="2" table:style-name="ce55" office:value-type="string" calcext:value-type="string">
            <text:p>2002-10-14</text:p>
          </table:table-cell>
          <table:table-cell table:number-columns-repeated="2" table:style-name="ce55" office:value-type="string" calcext:value-type="string">
            <text:p>2001-12-05</text:p>
          </table:table-cell>
          <table:table-cell table:style-name="ce54" office:value-type="float" office:value="130" calcext:value-type="float">
            <text:p>130</text:p>
          </table:table-cell>
          <table:table-cell table:style-name="ce54" office:value-type="float" office:value="102" calcext:value-type="float">
            <text:p>102</text:p>
          </table:table-cell>
          <table:table-cell table:style-name="ce54" office:value-type="float" office:value="176" calcext:value-type="float">
            <text:p>176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Yes</text:p>
          </table:table-cell>
          <table:table-cell table:style-name="ce58" table:formula="of:=HYPERLINK(&quot;http://catalog.hathitrust.org/Record/003580459&quot;;&quot;HathiTrust Record&quot;)" office:value-type="string" office:string-value="HathiTrust Record" calcext:value-type="string">
            <text:p>HathiTrust Record</text:p>
          </table:table-cell>
          <table:table-cell table:style-name="ce58" table:formula="of:=HYPERLINK(&quot;https://creighton-primo.hosted.exlibrisgroup.com/primo-explore/search?tab=default_tab&amp;search_scope=EVERYTHING&amp;vid=01CRU&amp;lang=en_US&amp;offset=0&amp;query=any,contains,991003685849702656&quot;;&quot;Catalog Record&quot;)" office:value-type="string" office:string-value="Catalog Record" calcext:value-type="string">
            <text:p>Catalog Record</text:p>
          </table:table-cell>
          <table:table-cell table:style-name="ce58" table:formula="of:=HYPERLINK(&quot;http://www.worldcat.org/oclc/47995316&quot;;&quot;WorldCat Record&quot;)" office:value-type="string" office:string-value="WorldCat Record" calcext:value-type="string">
            <text:p>WorldCat Record</text:p>
          </table:table-cell>
          <table:table-cell table:style-name="ce49" office:value-type="string" calcext:value-type="string">
            <text:p>4095822433:eng</text:p>
          </table:table-cell>
          <table:table-cell table:style-name="ce49" office:value-type="string" calcext:value-type="string">
            <text:p>47995316</text:p>
          </table:table-cell>
          <table:table-cell table:number-columns-repeated="2" table:style-name="ce49" office:value-type="string" calcext:value-type="string">
            <text:p>991003685849702656</text:p>
          </table:table-cell>
          <table:table-cell table:style-name="ce49" office:value-type="string" calcext:value-type="string">
            <text:p>2272325880002656</text:p>
          </table:table-cell>
          <table:table-cell table:style-name="ce49" office:value-type="string" calcext:value-type="string">
            <text:p>BOOK</text:p>
          </table:table-cell>
          <table:table-cell table:style-name="ce37"/>
          <table:table-cell table:style-name="ce59" office:value-type="float" office:value="9780471387367" calcext:value-type="float">
            <text:p>9780471387367</text:p>
          </table:table-cell>
          <table:table-cell table:style-name="ce59" office:value-type="float" office:value="32285004426168" calcext:value-type="float">
            <text:p>32285004426168</text:p>
          </table:table-cell>
          <table:table-cell table:style-name="ce49" office:value-type="string" calcext:value-type="string">
            <text:p>893711659</text:p>
          </table:table-cell>
          <table:table-cell table:style-name="ce49" office:value-type="string" calcext:value-type="string">
            <text:p>Parsons</text:p>
          </table:table-cell>
          <table:table-cell table:number-columns-repeated="967"/>
        </table:table-row>
        <table:table-row table:style-name="ro2">
          <table:table-cell table:style-name="ce31" table:content-validation-name="val1" office:value-type="string" calcext:value-type="string">
            <text:p>Yes</text:p>
          </table:table-cell>
          <table:table-cell table:style-name="ce35" office:value-type="string" calcext:value-type="string">
            <text:p>QD281.O9 S528</text:p>
          </table:table-cell>
          <table:table-cell table:style-name="ce35" office:value-type="string" calcext:value-type="string">
            <text:p>0 <text:s text:c="21"/>QD 0281000O <text:s/>9 <text:s text:c="17"/>S <text:s/>528</text:p>
          </table:table-cell>
          <table:table-cell table:style-name="ce35" office:value-type="string" calcext:value-type="string">
            <text:p>Singlet oxygen / [edited by] Harry H. Wasserman, Robert W. Murray.</text:p>
          </table:table-cell>
          <table:table-cell table:style-name="ce32"/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1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49" office:value-type="string" calcext:value-type="string">
            <text:p>0</text:p>
          </table:table-cell>
          <table:table-cell table:style-name="ce32"/>
          <table:table-cell table:style-name="ce35" office:value-type="string" calcext:value-type="string">
            <text:p>New York : Academic Press, 1978.</text:p>
          </table:table-cell>
          <table:table-cell table:style-name="ce49" office:value-type="string" calcext:value-type="string">
            <text:p>1978</text:p>
          </table:table-cell>
          <table:table-cell table:style-name="ce37"/>
          <table:table-cell table:style-name="ce49" office:value-type="string" calcext:value-type="string">
            <text:p>eng</text:p>
          </table:table-cell>
          <table:table-cell table:style-name="ce49" office:value-type="string" calcext:value-type="string">
            <text:p>nyu</text:p>
          </table:table-cell>
          <table:table-cell table:style-name="ce35" office:value-type="string" calcext:value-type="string">
            <text:p>Organic chemistry, a series of monographs ; vol. 40</text:p>
          </table:table-cell>
          <table:table-cell table:style-name="ce49" office:value-type="string" calcext:value-type="string">
            <text:p>QD 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number-columns-repeated="2" table:style-name="ce55" office:value-type="string" calcext:value-type="string">
            <text:p>1997-10-22</text:p>
          </table:table-cell>
          <table:table-cell table:number-columns-repeated="2" table:style-name="ce55" office:value-type="string" calcext:value-type="string">
            <text:p>1993-01-28</text:p>
          </table:table-cell>
          <table:table-cell table:style-name="ce54" office:value-type="float" office:value="414" calcext:value-type="float">
            <text:p>414</text:p>
          </table:table-cell>
          <table:table-cell table:style-name="ce54" office:value-type="float" office:value="293" calcext:value-type="float">
            <text:p>293</text:p>
          </table:table-cell>
          <table:table-cell table:style-name="ce54" office:value-type="float" office:value="301" calcext:value-type="float">
            <text:p>301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15" calcext:value-type="float">
            <text:p>15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9" calcext:value-type="float">
            <text:p>9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Yes</text:p>
          </table:table-cell>
          <table:table-cell table:style-name="ce58" table:formula="of:=HYPERLINK(&quot;http://catalog.hathitrust.org/Record/000138405&quot;;&quot;HathiTrust Record&quot;)" office:value-type="string" office:string-value="HathiTrust Record" calcext:value-type="string">
            <text:p>HathiTrust Record</text:p>
          </table:table-cell>
          <table:table-cell table:style-name="ce58" table:formula="of:=HYPERLINK(&quot;https://creighton-primo.hosted.exlibrisgroup.com/primo-explore/search?tab=default_tab&amp;search_scope=EVERYTHING&amp;vid=01CRU&amp;lang=en_US&amp;offset=0&amp;query=any,contains,991004664599702656&quot;;&quot;Catalog Record&quot;)" office:value-type="string" office:string-value="Catalog Record" calcext:value-type="string">
            <text:p>Catalog Record</text:p>
          </table:table-cell>
          <table:table-cell table:style-name="ce58" table:formula="of:=HYPERLINK(&quot;http://www.worldcat.org/oclc/4500003&quot;;&quot;WorldCat Record&quot;)" office:value-type="string" office:string-value="WorldCat Record" calcext:value-type="string">
            <text:p>WorldCat Record</text:p>
          </table:table-cell>
          <table:table-cell table:style-name="ce49" office:value-type="string" calcext:value-type="string">
            <text:p>355548387:eng</text:p>
          </table:table-cell>
          <table:table-cell table:style-name="ce49" office:value-type="string" calcext:value-type="string">
            <text:p>4500003</text:p>
          </table:table-cell>
          <table:table-cell table:number-columns-repeated="2" table:style-name="ce49" office:value-type="string" calcext:value-type="string">
            <text:p>991004664599702656</text:p>
          </table:table-cell>
          <table:table-cell table:style-name="ce49" office:value-type="string" calcext:value-type="string">
            <text:p>2266643510002656</text:p>
          </table:table-cell>
          <table:table-cell table:style-name="ce49" office:value-type="string" calcext:value-type="string">
            <text:p>BOOK</text:p>
          </table:table-cell>
          <table:table-cell table:style-name="ce37"/>
          <table:table-cell table:style-name="ce59" office:value-type="float" office:value="9780127366500" calcext:value-type="float">
            <text:p>9780127366500</text:p>
          </table:table-cell>
          <table:table-cell table:style-name="ce59" office:value-type="float" office:value="32285001516052" calcext:value-type="float">
            <text:p>32285001516052</text:p>
          </table:table-cell>
          <table:table-cell table:style-name="ce49" office:value-type="string" calcext:value-type="string">
            <text:p>893624942</text:p>
          </table:table-cell>
          <table:table-cell table:style-name="ce49" office:value-type="string" calcext:value-type="string">
            <text:p>Parsons</text:p>
          </table:table-cell>
          <table:table-cell table:number-columns-repeated="967"/>
        </table:table-row>
        <table:table-row table:style-name="ro2">
          <table:table-cell table:style-name="ce31" table:content-validation-name="val1" office:value-type="string" calcext:value-type="string">
            <text:p>Yes</text:p>
          </table:table-cell>
          <table:table-cell table:style-name="ce35" office:value-type="string" calcext:value-type="string">
            <text:p>QD453 .A27 v.10</text:p>
          </table:table-cell>
          <table:table-cell table:style-name="ce35" office:value-type="string" calcext:value-type="string">
            <text:p>0 <text:s text:c="21"/>QD 0453000A <text:s/>27 <text:s text:c="53"/>v.10</text:p>
          </table:table-cell>
          <table:table-cell table:style-name="ce35" office:value-type="string" calcext:value-type="string">
            <text:p>Molecular beams / edited by John Ross.</text:p>
          </table:table-cell>
          <table:table-cell table:style-name="ce49" office:value-type="string" calcext:value-type="string">
            <text:p>V. 1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1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49" office:value-type="string" calcext:value-type="string">
            <text:p>0</text:p>
          </table:table-cell>
          <table:table-cell table:style-name="ce32"/>
          <table:table-cell table:style-name="ce35" office:value-type="string" calcext:value-type="string">
            <text:p>New York : Interscience Publishers, [1966]</text:p>
          </table:table-cell>
          <table:table-cell table:style-name="ce49" office:value-type="string" calcext:value-type="string">
            <text:p>1966</text:p>
          </table:table-cell>
          <table:table-cell table:style-name="ce37"/>
          <table:table-cell table:style-name="ce49" office:value-type="string" calcext:value-type="string">
            <text:p>eng</text:p>
          </table:table-cell>
          <table:table-cell table:style-name="ce49" office:value-type="string" calcext:value-type="string">
            <text:p>xx </text:p>
          </table:table-cell>
          <table:table-cell table:style-name="ce35" office:value-type="string" calcext:value-type="string">
            <text:p>Advances in chemical physics ; v. 10</text:p>
          </table:table-cell>
          <table:table-cell table:style-name="ce49" office:value-type="string" calcext:value-type="string">
            <text:p>QD 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5" office:value-type="string" calcext:value-type="string">
            <text:p>1998-07-30</text:p>
          </table:table-cell>
          <table:table-cell table:number-columns-repeated="2" table:style-name="ce55" office:value-type="string" calcext:value-type="string">
            <text:p>1991-09-11</text:p>
          </table:table-cell>
          <table:table-cell table:style-name="ce54" office:value-type="float" office:value="204" calcext:value-type="float">
            <text:p>204</text:p>
          </table:table-cell>
          <table:table-cell table:style-name="ce54" office:value-type="float" office:value="138" calcext:value-type="float">
            <text:p>138</text:p>
          </table:table-cell>
          <table:table-cell table:style-name="ce54" office:value-type="float" office:value="159" calcext:value-type="float">
            <text:p>159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9" calcext:value-type="float">
            <text:p>9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37"/>
          <table:table-cell table:style-name="ce58" table:formula="of:=HYPERLINK(&quot;https://creighton-primo.hosted.exlibrisgroup.com/primo-explore/search?tab=default_tab&amp;search_scope=EVERYTHING&amp;vid=01CRU&amp;lang=en_US&amp;offset=0&amp;query=any,contains,991005358119702656&quot;;&quot;Catalog Record&quot;)" office:value-type="string" office:string-value="Catalog Record" calcext:value-type="string">
            <text:p>Catalog Record</text:p>
          </table:table-cell>
          <table:table-cell table:style-name="ce58" table:formula="of:=HYPERLINK(&quot;http://www.worldcat.org/oclc/1263558&quot;;&quot;WorldCat Record&quot;)" office:value-type="string" office:string-value="WorldCat Record" calcext:value-type="string">
            <text:p>WorldCat Record</text:p>
          </table:table-cell>
          <table:table-cell table:style-name="ce49" office:value-type="string" calcext:value-type="string">
            <text:p>766779408:eng</text:p>
          </table:table-cell>
          <table:table-cell table:style-name="ce49" office:value-type="string" calcext:value-type="string">
            <text:p>1263558</text:p>
          </table:table-cell>
          <table:table-cell table:number-columns-repeated="2" table:style-name="ce49" office:value-type="string" calcext:value-type="string">
            <text:p>991005358119702656</text:p>
          </table:table-cell>
          <table:table-cell table:style-name="ce49" office:value-type="string" calcext:value-type="string">
            <text:p>2262464820002656</text:p>
          </table:table-cell>
          <table:table-cell table:style-name="ce49" office:value-type="string" calcext:value-type="string">
            <text:p>BOOK</text:p>
          </table:table-cell>
          <table:table-cell table:style-name="ce37"/>
          <table:table-cell table:style-name="ce60"/>
          <table:table-cell table:style-name="ce59" office:value-type="float" office:value="32285000646157" calcext:value-type="float">
            <text:p>32285000646157</text:p>
          </table:table-cell>
          <table:table-cell table:style-name="ce49" office:value-type="string" calcext:value-type="string">
            <text:p>893896286</text:p>
          </table:table-cell>
          <table:table-cell table:style-name="ce49" office:value-type="string" calcext:value-type="string">
            <text:p>Parsons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5" office:value-type="string" calcext:value-type="string">
            <text:p>QD79.C454 L324 1997</text:p>
          </table:table-cell>
          <table:table-cell table:style-name="ce35" office:value-type="string" calcext:value-type="string">
            <text:p>0 <text:s text:c="21"/>QD 0079000C <text:s/>454 <text:s text:c="15"/>L <text:s/>324 <text:s text:c="8"/>1997</text:p>
          </table:table-cell>
          <table:table-cell table:style-name="ce35" office:value-type="string" calcext:value-type="string">
            <text:p>Pulsed electrochemical detection in high-performance liquid chromatography / William R. LaCourse.</text:p>
          </table:table-cell>
          <table:table-cell table:style-name="ce32"/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1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49" office:value-type="string" calcext:value-type="string">
            <text:p>0</text:p>
          </table:table-cell>
          <table:table-cell table:style-name="ce35" office:value-type="string" calcext:value-type="string">
            <text:p>LaCourse, William R., 1957-</text:p>
          </table:table-cell>
          <table:table-cell table:style-name="ce35" office:value-type="string" calcext:value-type="string">
            <text:p>New York : Wiley, 1997.</text:p>
          </table:table-cell>
          <table:table-cell table:style-name="ce49" office:value-type="string" calcext:value-type="string">
            <text:p>1997</text:p>
          </table:table-cell>
          <table:table-cell table:style-name="ce37"/>
          <table:table-cell table:style-name="ce49" office:value-type="string" calcext:value-type="string">
            <text:p>eng</text:p>
          </table:table-cell>
          <table:table-cell table:style-name="ce49" office:value-type="string" calcext:value-type="string">
            <text:p>nyu</text:p>
          </table:table-cell>
          <table:table-cell table:style-name="ce35" office:value-type="string" calcext:value-type="string">
            <text:p>Techniques in analytical chemistry series</text:p>
          </table:table-cell>
          <table:table-cell table:style-name="ce49" office:value-type="string" calcext:value-type="string">
            <text:p>QD 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number-columns-repeated="2" table:style-name="ce55" office:value-type="string" calcext:value-type="string">
            <text:p>2002-08-26</text:p>
          </table:table-cell>
          <table:table-cell table:number-columns-repeated="2" table:style-name="ce55" office:value-type="string" calcext:value-type="string">
            <text:p>1999-01-04</text:p>
          </table:table-cell>
          <table:table-cell table:style-name="ce54" office:value-type="float" office:value="239" calcext:value-type="float">
            <text:p>239</text:p>
          </table:table-cell>
          <table:table-cell table:style-name="ce54" office:value-type="float" office:value="194" calcext:value-type="float">
            <text:p>194</text:p>
          </table:table-cell>
          <table:table-cell table:style-name="ce54" office:value-type="float" office:value="195" calcext:value-type="float">
            <text:p>195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9" calcext:value-type="float">
            <text:p>9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Yes</text:p>
          </table:table-cell>
          <table:table-cell table:style-name="ce58" table:formula="of:=HYPERLINK(&quot;http://catalog.hathitrust.org/Record/004117642&quot;;&quot;HathiTrust Record&quot;)" office:value-type="string" office:string-value="HathiTrust Record" calcext:value-type="string">
            <text:p>HathiTrust Record</text:p>
          </table:table-cell>
          <table:table-cell table:style-name="ce58" table:formula="of:=HYPERLINK(&quot;https://creighton-primo.hosted.exlibrisgroup.com/primo-explore/search?tab=default_tab&amp;search_scope=EVERYTHING&amp;vid=01CRU&amp;lang=en_US&amp;offset=0&amp;query=any,contains,991005425589702656&quot;;&quot;Catalog Record&quot;)" office:value-type="string" office:string-value="Catalog Record" calcext:value-type="string">
            <text:p>Catalog Record</text:p>
          </table:table-cell>
          <table:table-cell table:style-name="ce58" table:formula="of:=HYPERLINK(&quot;http://www.worldcat.org/oclc/36181113&quot;;&quot;WorldCat Record&quot;)" office:value-type="string" office:string-value="WorldCat Record" calcext:value-type="string">
            <text:p>WorldCat Record</text:p>
          </table:table-cell>
          <table:table-cell table:style-name="ce49" office:value-type="string" calcext:value-type="string">
            <text:p>9593910867:eng</text:p>
          </table:table-cell>
          <table:table-cell table:style-name="ce49" office:value-type="string" calcext:value-type="string">
            <text:p>10799301</text:p>
          </table:table-cell>
          <table:table-cell table:number-columns-repeated="2" table:style-name="ce49" office:value-type="string" calcext:value-type="string">
            <text:p>991005220849702656</text:p>
          </table:table-cell>
          <table:table-cell table:style-name="ce49" office:value-type="string" calcext:value-type="string">
            <text:p>2269866590002656</text:p>
          </table:table-cell>
          <table:table-cell table:style-name="ce49" office:value-type="string" calcext:value-type="string">
            <text:p>BOOK</text:p>
          </table:table-cell>
          <table:table-cell table:style-name="ce37"/>
          <table:table-cell table:style-name="ce59" office:value-type="float" office:value="9780060911584" calcext:value-type="float">
            <text:p>9780060911584</text:p>
          </table:table-cell>
          <table:table-cell table:style-name="ce59" office:value-type="float" office:value="32285005407795" calcext:value-type="float">
            <text:p>32285005407795</text:p>
          </table:table-cell>
          <table:table-cell table:style-name="ce49" office:value-type="string" calcext:value-type="string">
            <text:p>893254669</text:p>
          </table:table-cell>
          <table:table-cell table:style-name="ce49" office:value-type="string" calcext:value-type="string">
            <text:p>Dobberpuhl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5" office:value-type="string" calcext:value-type="string">
            <text:p>NA4830 .G5313 1984</text:p>
          </table:table-cell>
          <table:table-cell table:style-name="ce35" office:value-type="string" calcext:value-type="string">
            <text:p>0 <text:s text:c="21"/>NA 4830000G <text:s/>5313 <text:s text:c="7"/>1984</text:p>
          </table:table-cell>
          <table:table-cell table:style-name="ce35" office:value-type="string" calcext:value-type="string">
            <text:p>The cathedral builders / by Jean Gimpel ; translated by Teresa Waugh.</text:p>
          </table:table-cell>
          <table:table-cell table:style-name="ce32"/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1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49" office:value-type="string" calcext:value-type="string">
            <text:p>0</text:p>
          </table:table-cell>
          <table:table-cell table:style-name="ce35" office:value-type="string" calcext:value-type="string">
            <text:p>Gimpel, Jean.</text:p>
          </table:table-cell>
          <table:table-cell table:style-name="ce35" office:value-type="string" calcext:value-type="string">
            <text:p>New York : Harper &amp; Row, 1984, c1983.</text:p>
          </table:table-cell>
          <table:table-cell table:style-name="ce49" office:value-type="string" calcext:value-type="string">
            <text:p>1984</text:p>
          </table:table-cell>
          <table:table-cell table:style-name="ce35" office:value-type="string" calcext:value-type="string">
            <text:p>1st Harper colophon ed.</text:p>
          </table:table-cell>
          <table:table-cell table:style-name="ce49" office:value-type="string" calcext:value-type="string">
            <text:p>eng</text:p>
          </table:table-cell>
          <table:table-cell table:style-name="ce49" office:value-type="string" calcext:value-type="string">
            <text:p>nyu</text:p>
          </table:table-cell>
          <table:table-cell table:style-name="ce35" office:value-type="string" calcext:value-type="string">
            <text:p>Harper colophon books</text:p>
          </table:table-cell>
          <table:table-cell table:style-name="ce49" office:value-type="string" calcext:value-type="string">
            <text:p>NA 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4" table:style-name="ce55" office:value-type="string" calcext:value-type="string">
            <text:p>2008-05-14</text:p>
          </table:table-cell>
          <table:table-cell table:style-name="ce54" office:value-type="float" office:value="338" calcext:value-type="float">
            <text:p>338</text:p>
          </table:table-cell>
          <table:table-cell table:style-name="ce54" office:value-type="float" office:value="308" calcext:value-type="float">
            <text:p>308</text:p>
          </table:table-cell>
          <table:table-cell table:style-name="ce54" office:value-type="float" office:value="753" calcext:value-type="float">
            <text:p>753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Yes</text:p>
          </table:table-cell>
          <table:table-cell table:style-name="ce58" table:formula="of:=HYPERLINK(&quot;http://catalog.hathitrust.org/Record/102081352&quot;;&quot;HathiTrust Record&quot;)" office:value-type="string" office:string-value="HathiTrust Record" calcext:value-type="string">
            <text:p>HathiTrust Record</text:p>
          </table:table-cell>
          <table:table-cell table:style-name="ce58" table:formula="of:=HYPERLINK(&quot;https://creighton-primo.hosted.exlibrisgroup.com/primo-explore/search?tab=default_tab&amp;search_scope=EVERYTHING&amp;vid=01CRU&amp;lang=en_US&amp;offset=0&amp;query=any,contains,991005220849702656&quot;;&quot;Catalog Record&quot;)" office:value-type="string" office:string-value="Catalog Record" calcext:value-type="string">
            <text:p>Catalog Record</text:p>
          </table:table-cell>
          <table:table-cell table:style-name="ce58" table:formula="of:=HYPERLINK(&quot;http://www.worldcat.org/oclc/10799301&quot;;&quot;WorldCat Record&quot;)" office:value-type="string" office:string-value="WorldCat Record" calcext:value-type="string">
            <text:p>WorldCat Record</text:p>
          </table:table-cell>
          <table:table-cell table:style-name="ce49" office:value-type="string" calcext:value-type="string">
            <text:p>366951287:eng</text:p>
          </table:table-cell>
          <table:table-cell table:style-name="ce49" office:value-type="string" calcext:value-type="string">
            <text:p>4798818</text:p>
          </table:table-cell>
          <table:table-cell table:number-columns-repeated="2" table:style-name="ce49" office:value-type="string" calcext:value-type="string">
            <text:p>991004720029702656</text:p>
          </table:table-cell>
          <table:table-cell table:style-name="ce49" office:value-type="string" calcext:value-type="string">
            <text:p>2260550810002656</text:p>
          </table:table-cell>
          <table:table-cell table:style-name="ce49" office:value-type="string" calcext:value-type="string">
            <text:p>BOOK</text:p>
          </table:table-cell>
          <table:table-cell table:style-name="ce37"/>
          <table:table-cell table:style-name="ce60"/>
          <table:table-cell table:style-name="ce59" office:value-type="float" office:value="32285002861333" calcext:value-type="float">
            <text:p>32285002861333</text:p>
          </table:table-cell>
          <table:table-cell table:style-name="ce49" office:value-type="string" calcext:value-type="string">
            <text:p>893889185</text:p>
          </table:table-cell>
          <table:table-cell table:style-name="ce49" office:value-type="string" calcext:value-type="string">
            <text:p>Dobberpuhl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5" office:value-type="string" calcext:value-type="string">
            <text:p>NA680 .S39</text:p>
          </table:table-cell>
          <table:table-cell table:style-name="ce35" office:value-type="string" calcext:value-type="string">
            <text:p>0 <text:s text:c="21"/>NA 0680000S <text:s/>39</text:p>
          </table:table-cell>
          <table:table-cell table:style-name="ce35" office:value-type="string" calcext:value-type="string">
            <text:p>Modern Architecture; the architecture of democracy.</text:p>
          </table:table-cell>
          <table:table-cell table:style-name="ce32"/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1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49" office:value-type="string" calcext:value-type="string">
            <text:p>0</text:p>
          </table:table-cell>
          <table:table-cell table:style-name="ce35" office:value-type="string" calcext:value-type="string">
            <text:p>Scully, Vincent, Jr., 1920-2017.</text:p>
          </table:table-cell>
          <table:table-cell table:style-name="ce35" office:value-type="string" calcext:value-type="string">
            <text:p>New York, G. Braziller [1965]</text:p>
          </table:table-cell>
          <table:table-cell table:style-name="ce49" office:value-type="string" calcext:value-type="string">
            <text:p>1965</text:p>
          </table:table-cell>
          <table:table-cell table:style-name="ce37"/>
          <table:table-cell table:style-name="ce49" office:value-type="string" calcext:value-type="string">
            <text:p>eng</text:p>
          </table:table-cell>
          <table:table-cell table:style-name="ce49" office:value-type="string" calcext:value-type="string">
            <text:p>xx </text:p>
          </table:table-cell>
          <table:table-cell table:style-name="ce35" office:value-type="string" calcext:value-type="string">
            <text:p>The Great ages of world architecture</text:p>
          </table:table-cell>
          <table:table-cell table:style-name="ce49" office:value-type="string" calcext:value-type="string">
            <text:p>NA 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5" office:value-type="string" calcext:value-type="string">
            <text:p>2003-04-25</text:p>
          </table:table-cell>
          <table:table-cell table:number-columns-repeated="2" table:style-name="ce55" office:value-type="string" calcext:value-type="string">
            <text:p>1997-07-01</text:p>
          </table:table-cell>
          <table:table-cell table:style-name="ce54" office:value-type="float" office:value="47" calcext:value-type="float">
            <text:p>47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1414" calcext:value-type="float">
            <text:p>1,414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49" calcext:value-type="float">
            <text:p>49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6" calcext:value-type="float">
            <text:p>6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37"/>
          <table:table-cell table:style-name="ce58" table:formula="of:=HYPERLINK(&quot;https://creighton-primo.hosted.exlibrisgroup.com/primo-explore/search?tab=default_tab&amp;search_scope=EVERYTHING&amp;vid=01CRU&amp;lang=en_US&amp;offset=0&amp;query=any,contains,991004720029702656&quot;;&quot;Catalog Record&quot;)" office:value-type="string" office:string-value="Catalog Record" calcext:value-type="string">
            <text:p>Catalog Record</text:p>
          </table:table-cell>
          <table:table-cell table:style-name="ce58" table:formula="of:=HYPERLINK(&quot;http://www.worldcat.org/oclc/4798818&quot;;&quot;WorldCat Record&quot;)" office:value-type="string" office:string-value="WorldCat Record" calcext:value-type="string">
            <text:p>WorldCat Record</text:p>
          </table:table-cell>
          <table:table-cell table:style-name="ce49" office:value-type="string" calcext:value-type="string">
            <text:p>8909492358:eng</text:p>
          </table:table-cell>
          <table:table-cell table:style-name="ce49" office:value-type="string" calcext:value-type="string">
            <text:p>519360</text:p>
          </table:table-cell>
          <table:table-cell table:number-columns-repeated="2" table:style-name="ce49" office:value-type="string" calcext:value-type="string">
            <text:p>991002905819702656</text:p>
          </table:table-cell>
          <table:table-cell table:style-name="ce49" office:value-type="string" calcext:value-type="string">
            <text:p>2256800510002656</text:p>
          </table:table-cell>
          <table:table-cell table:style-name="ce49" office:value-type="string" calcext:value-type="string">
            <text:p>BOOK</text:p>
          </table:table-cell>
          <table:table-cell table:style-name="ce37"/>
          <table:table-cell table:style-name="ce60"/>
          <table:table-cell table:style-name="ce59" office:value-type="float" office:value="32285001603991" calcext:value-type="float">
            <text:p>32285001603991</text:p>
          </table:table-cell>
          <table:table-cell table:style-name="ce49" office:value-type="string" calcext:value-type="string">
            <text:p>893329700</text:p>
          </table:table-cell>
          <table:table-cell table:style-name="ce49" office:value-type="string" calcext:value-type="string">
            <text:p>Dobberpuhl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5" office:value-type="string" calcext:value-type="string">
            <text:p>NA7207 .S38</text:p>
          </table:table-cell>
          <table:table-cell table:style-name="ce35" office:value-type="string" calcext:value-type="string">
            <text:p>0 <text:s text:c="21"/>NA 7207000S <text:s/>38</text:p>
          </table:table-cell>
          <table:table-cell table:style-name="ce35" office:value-type="string" calcext:value-type="string">
            <text:p>The shingle style / architectural theory and design from Richardson to the origins of Wright.</text:p>
          </table:table-cell>
          <table:table-cell table:style-name="ce32"/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1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49" office:value-type="string" calcext:value-type="string">
            <text:p>0</text:p>
          </table:table-cell>
          <table:table-cell table:style-name="ce35" office:value-type="string" calcext:value-type="string">
            <text:p>Scully, Vincent, Jr., 1920-2017.</text:p>
          </table:table-cell>
          <table:table-cell table:style-name="ce35" office:value-type="string" calcext:value-type="string">
            <text:p>New Haven : Yale University Press, 1955.</text:p>
          </table:table-cell>
          <table:table-cell table:style-name="ce49" office:value-type="string" calcext:value-type="string">
            <text:p>1955</text:p>
          </table:table-cell>
          <table:table-cell table:style-name="ce37"/>
          <table:table-cell table:style-name="ce49" office:value-type="string" calcext:value-type="string">
            <text:p>eng</text:p>
          </table:table-cell>
          <table:table-cell table:style-name="ce49" office:value-type="string" calcext:value-type="string">
            <text:p>ctu</text:p>
          </table:table-cell>
          <table:table-cell table:style-name="ce35" office:value-type="string" calcext:value-type="string">
            <text:p>Yale historical publications. History of art ; 10</text:p>
          </table:table-cell>
          <table:table-cell table:style-name="ce49" office:value-type="string" calcext:value-type="string">
            <text:p>NA 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number-columns-repeated="2" table:style-name="ce55" office:value-type="string" calcext:value-type="string">
            <text:p>2000-03-18</text:p>
          </table:table-cell>
          <table:table-cell table:number-columns-repeated="2" table:style-name="ce55" office:value-type="string" calcext:value-type="string">
            <text:p>1993-04-07</text:p>
          </table:table-cell>
          <table:table-cell table:style-name="ce54" office:value-type="float" office:value="523" calcext:value-type="float">
            <text:p>523</text:p>
          </table:table-cell>
          <table:table-cell table:style-name="ce54" office:value-type="float" office:value="470" calcext:value-type="float">
            <text:p>470</text:p>
          </table:table-cell>
          <table:table-cell table:style-name="ce54" office:value-type="float" office:value="478" calcext:value-type="float">
            <text:p>478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14" calcext:value-type="float">
            <text:p>14</text:p>
          </table:table-cell>
          <table:table-cell table:number-columns-repeated="4" table:style-name="ce54" office:value-type="float" office:value="4" calcext:value-type="float">
            <text:p>4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Yes</text:p>
          </table:table-cell>
          <table:table-cell table:style-name="ce58" table:formula="of:=HYPERLINK(&quot;http://catalog.hathitrust.org/Record/000643431&quot;;&quot;HathiTrust Record&quot;)" office:value-type="string" office:string-value="HathiTrust Record" calcext:value-type="string">
            <text:p>HathiTrust Record</text:p>
          </table:table-cell>
          <table:table-cell table:style-name="ce58" table:formula="of:=HYPERLINK(&quot;https://creighton-primo.hosted.exlibrisgroup.com/primo-explore/search?tab=default_tab&amp;search_scope=EVERYTHING&amp;vid=01CRU&amp;lang=en_US&amp;offset=0&amp;query=any,contains,991002905819702656&quot;;&quot;Catalog Record&quot;)" office:value-type="string" office:string-value="Catalog Record" calcext:value-type="string">
            <text:p>Catalog Record</text:p>
          </table:table-cell>
          <table:table-cell table:style-name="ce58" table:formula="of:=HYPERLINK(&quot;http://www.worldcat.org/oclc/519360&quot;;&quot;WorldCat Record&quot;)" office:value-type="string" office:string-value="WorldCat Record" calcext:value-type="string">
            <text:p>WorldCat Record</text:p>
          </table:table-cell>
          <table:table-cell table:style-name="ce49" office:value-type="string" calcext:value-type="string">
            <text:p>339626:eng</text:p>
          </table:table-cell>
          <table:table-cell table:style-name="ce49" office:value-type="string" calcext:value-type="string">
            <text:p>274424</text:p>
          </table:table-cell>
          <table:table-cell table:number-columns-repeated="2" table:style-name="ce49" office:value-type="string" calcext:value-type="string">
            <text:p>991002163369702656</text:p>
          </table:table-cell>
          <table:table-cell table:style-name="ce49" office:value-type="string" calcext:value-type="string">
            <text:p>2260808450002656</text:p>
          </table:table-cell>
          <table:table-cell table:style-name="ce49" office:value-type="string" calcext:value-type="string">
            <text:p>BOOK</text:p>
          </table:table-cell>
          <table:table-cell table:style-name="ce37"/>
          <table:table-cell table:style-name="ce59" office:value-type="float" office:value="9780517020784" calcext:value-type="float">
            <text:p>9780517020784</text:p>
          </table:table-cell>
          <table:table-cell table:style-name="ce59" office:value-type="float" office:value="32285002863099" calcext:value-type="float">
            <text:p>32285002863099</text:p>
          </table:table-cell>
          <table:table-cell table:style-name="ce49" office:value-type="string" calcext:value-type="string">
            <text:p>893322626</text:p>
          </table:table-cell>
          <table:table-cell table:style-name="ce49" office:value-type="string" calcext:value-type="string">
            <text:p>Dobberpuhl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5" office:value-type="string" calcext:value-type="string">
            <text:p>NA7208 .W68</text:p>
          </table:table-cell>
          <table:table-cell table:style-name="ce35" office:value-type="string" calcext:value-type="string">
            <text:p>0 <text:s text:c="21"/>NA 7208000W <text:s/>68</text:p>
          </table:table-cell>
          <table:table-cell table:style-name="ce35" office:value-type="string" calcext:value-type="string">
            <text:p>The natural house.</text:p>
          </table:table-cell>
          <table:table-cell table:style-name="ce32"/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1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49" office:value-type="string" calcext:value-type="string">
            <text:p>0</text:p>
          </table:table-cell>
          <table:table-cell table:style-name="ce35" office:value-type="string" calcext:value-type="string">
            <text:p>Wright, Frank Lloyd, 1867-1959.</text:p>
          </table:table-cell>
          <table:table-cell table:style-name="ce35" office:value-type="string" calcext:value-type="string">
            <text:p>New York, Horizon Press, 1954.</text:p>
          </table:table-cell>
          <table:table-cell table:style-name="ce49" office:value-type="string" calcext:value-type="string">
            <text:p>1954</text:p>
          </table:table-cell>
          <table:table-cell table:style-name="ce37"/>
          <table:table-cell table:style-name="ce49" office:value-type="string" calcext:value-type="string">
            <text:p>eng</text:p>
          </table:table-cell>
          <table:table-cell table:style-name="ce49" office:value-type="string" calcext:value-type="string">
            <text:p>nyu</text:p>
          </table:table-cell>
          <table:table-cell table:style-name="ce32"/>
          <table:table-cell table:style-name="ce49" office:value-type="string" calcext:value-type="string">
            <text:p>NA 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5" office:value-type="string" calcext:value-type="string">
            <text:p>2006-11-26</text:p>
          </table:table-cell>
          <table:table-cell table:number-columns-repeated="2" table:style-name="ce55" office:value-type="string" calcext:value-type="string">
            <text:p>1997-07-02</text:p>
          </table:table-cell>
          <table:table-cell table:style-name="ce54" office:value-type="float" office:value="1403" calcext:value-type="float">
            <text:p>1,403</text:p>
          </table:table-cell>
          <table:table-cell table:style-name="ce54" office:value-type="float" office:value="1302" calcext:value-type="float">
            <text:p>1,302</text:p>
          </table:table-cell>
          <table:table-cell table:style-name="ce54" office:value-type="float" office:value="1584" calcext:value-type="float">
            <text:p>1,584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58" table:formula="of:=HYPERLINK(&quot;http://catalog.hathitrust.org/Record/000643309&quot;;&quot;HathiTrust Record&quot;)" office:value-type="string" office:string-value="HathiTrust Record" calcext:value-type="string">
            <text:p>HathiTrust Record</text:p>
          </table:table-cell>
          <table:table-cell table:style-name="ce58" table:formula="of:=HYPERLINK(&quot;https://creighton-primo.hosted.exlibrisgroup.com/primo-explore/search?tab=default_tab&amp;search_scope=EVERYTHING&amp;vid=01CRU&amp;lang=en_US&amp;offset=0&amp;query=any,contains,991002163369702656&quot;;&quot;Catalog Record&quot;)" office:value-type="string" office:string-value="Catalog Record" calcext:value-type="string">
            <text:p>Catalog Record</text:p>
          </table:table-cell>
          <table:table-cell table:style-name="ce58" table:formula="of:=HYPERLINK(&quot;http://www.worldcat.org/oclc/274424&quot;;&quot;WorldCat Record&quot;)" office:value-type="string" office:string-value="WorldCat Record" calcext:value-type="string">
            <text:p>WorldCat Record</text:p>
          </table:table-cell>
          <table:table-cell table:style-name="ce49" office:value-type="string" calcext:value-type="string">
            <text:p>196567014:eng</text:p>
          </table:table-cell>
          <table:table-cell table:style-name="ce49" office:value-type="string" calcext:value-type="string">
            <text:p>15793181</text:p>
          </table:table-cell>
          <table:table-cell table:number-columns-repeated="2" table:style-name="ce49" office:value-type="string" calcext:value-type="string">
            <text:p>991001065389702656</text:p>
          </table:table-cell>
          <table:table-cell table:style-name="ce49" office:value-type="string" calcext:value-type="string">
            <text:p>2261148430002656</text:p>
          </table:table-cell>
          <table:table-cell table:style-name="ce49" office:value-type="string" calcext:value-type="string">
            <text:p>BOOK</text:p>
          </table:table-cell>
          <table:table-cell table:style-name="ce37"/>
          <table:table-cell table:style-name="ce59" office:value-type="float" office:value="9780399132322" calcext:value-type="float">
            <text:p>9780399132322</text:p>
          </table:table-cell>
          <table:table-cell table:style-name="ce59" office:value-type="float" office:value="32285001654622" calcext:value-type="float">
            <text:p>32285001654622</text:p>
          </table:table-cell>
          <table:table-cell table:style-name="ce49" office:value-type="string" calcext:value-type="string">
            <text:p>893334022</text:p>
          </table:table-cell>
          <table:table-cell table:style-name="ce49" office:value-type="string" calcext:value-type="string">
            <text:p>Dobberpuhl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5" office:value-type="string" calcext:value-type="string">
            <text:p>NA737.W7 G54 1987</text:p>
          </table:table-cell>
          <table:table-cell table:style-name="ce35" office:value-type="string" calcext:value-type="string">
            <text:p>0 <text:s text:c="21"/>NA 0737000W <text:s/>7 <text:s text:c="17"/>G <text:s/>54 <text:s text:c="9"/>1987</text:p>
          </table:table-cell>
          <table:table-cell table:style-name="ce35" office:value-type="string" calcext:value-type="string">
            <text:p>Many masks : a life of Frank Lloyd Wright / Brendan Gill.</text:p>
          </table:table-cell>
          <table:table-cell table:style-name="ce32"/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1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49" office:value-type="string" calcext:value-type="string">
            <text:p>0</text:p>
          </table:table-cell>
          <table:table-cell table:style-name="ce35" office:value-type="string" calcext:value-type="string">
            <text:p>Gill, Brendan, 1914-1997.</text:p>
          </table:table-cell>
          <table:table-cell table:style-name="ce35" office:value-type="string" calcext:value-type="string">
            <text:p>New York : Putnam, c1987.</text:p>
          </table:table-cell>
          <table:table-cell table:style-name="ce49" office:value-type="string" calcext:value-type="string">
            <text:p>1987</text:p>
          </table:table-cell>
          <table:table-cell table:style-name="ce37"/>
          <table:table-cell table:style-name="ce49" office:value-type="string" calcext:value-type="string">
            <text:p>eng</text:p>
          </table:table-cell>
          <table:table-cell table:style-name="ce49" office:value-type="string" calcext:value-type="string">
            <text:p>nyu</text:p>
          </table:table-cell>
          <table:table-cell table:style-name="ce32"/>
          <table:table-cell table:style-name="ce49" office:value-type="string" calcext:value-type="string">
            <text:p>NA </text:p>
          </table:table-cell>
          <table:table-cell table:number-columns-repeated="2" table:style-name="ce54" office:value-type="float" office:value="11" calcext:value-type="float">
            <text:p>11</text:p>
          </table:table-cell>
          <table:table-cell table:number-columns-repeated="2" table:style-name="ce55" office:value-type="string" calcext:value-type="string">
            <text:p>2004-09-08</text:p>
          </table:table-cell>
          <table:table-cell table:number-columns-repeated="2" table:style-name="ce55" office:value-type="string" calcext:value-type="string">
            <text:p>1993-05-13</text:p>
          </table:table-cell>
          <table:table-cell table:style-name="ce54" office:value-type="float" office:value="1590" calcext:value-type="float">
            <text:p>1,590</text:p>
          </table:table-cell>
          <table:table-cell table:style-name="ce54" office:value-type="float" office:value="1508" calcext:value-type="float">
            <text:p>1,508</text:p>
          </table:table-cell>
          <table:table-cell table:style-name="ce54" office:value-type="float" office:value="1674" calcext:value-type="float">
            <text:p>1,674</text:p>
          </table:table-cell>
          <table:table-cell table:number-columns-repeated="2" table:style-name="ce54" office:value-type="float" office:value="11" calcext:value-type="float">
            <text:p>11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6" calcext:value-type="float">
            <text:p>16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Yes</text:p>
          </table:table-cell>
          <table:table-cell table:style-name="ce58" table:formula="of:=HYPERLINK(&quot;http://catalog.hathitrust.org/Record/000877446&quot;;&quot;HathiTrust Record&quot;)" office:value-type="string" office:string-value="HathiTrust Record" calcext:value-type="string">
            <text:p>HathiTrust Record</text:p>
          </table:table-cell>
          <table:table-cell table:style-name="ce58" table:formula="of:=HYPERLINK(&quot;https://creighton-primo.hosted.exlibrisgroup.com/primo-explore/search?tab=default_tab&amp;search_scope=EVERYTHING&amp;vid=01CRU&amp;lang=en_US&amp;offset=0&amp;query=any,contains,991001065389702656&quot;;&quot;Catalog Record&quot;)" office:value-type="string" office:string-value="Catalog Record" calcext:value-type="string">
            <text:p>Catalog Record</text:p>
          </table:table-cell>
          <table:table-cell table:style-name="ce58" table:formula="of:=HYPERLINK(&quot;http://www.worldcat.org/oclc/15793181&quot;;&quot;WorldCat Record&quot;)" office:value-type="string" office:string-value="WorldCat Record" calcext:value-type="string">
            <text:p>WorldCat Record</text:p>
          </table:table-cell>
          <table:table-cell table:style-name="ce49" office:value-type="string" calcext:value-type="string">
            <text:p>836618998:eng</text:p>
          </table:table-cell>
          <table:table-cell table:style-name="ce49" office:value-type="string" calcext:value-type="string">
            <text:p>9533407</text:p>
          </table:table-cell>
          <table:table-cell table:number-columns-repeated="2" table:style-name="ce49" office:value-type="string" calcext:value-type="string">
            <text:p>991000209889702656</text:p>
          </table:table-cell>
          <table:table-cell table:style-name="ce49" office:value-type="string" calcext:value-type="string">
            <text:p>2263107370002656</text:p>
          </table:table-cell>
          <table:table-cell table:style-name="ce49" office:value-type="string" calcext:value-type="string">
            <text:p>BOOK</text:p>
          </table:table-cell>
          <table:table-cell table:style-name="ce37"/>
          <table:table-cell table:style-name="ce59" office:value-type="float" office:value="9780262131926" calcext:value-type="float">
            <text:p>9780262131926</text:p>
          </table:table-cell>
          <table:table-cell table:style-name="ce59" office:value-type="float" office:value="32285001654630" calcext:value-type="float">
            <text:p>32285001654630</text:p>
          </table:table-cell>
          <table:table-cell table:style-name="ce49" office:value-type="string" calcext:value-type="string">
            <text:p>893502344</text:p>
          </table:table-cell>
          <table:table-cell table:style-name="ce49" office:value-type="string" calcext:value-type="string">
            <text:p>Dobberpuhl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5" office:value-type="string" calcext:value-type="string">
            <text:p>NA737.W7 M87 1983</text:p>
          </table:table-cell>
          <table:table-cell table:style-name="ce35" office:value-type="string" calcext:value-type="string">
            <text:p>0 <text:s text:c="21"/>NA 0737000W <text:s/>7 <text:s text:c="17"/>M <text:s/>87 <text:s text:c="9"/>1983</text:p>
          </table:table-cell>
          <table:table-cell table:style-name="ce35" office:value-type="string" calcext:value-type="string">
            <text:p>Man about town : Frank Lloyd Wright in New York City / Herbert Muschamp.</text:p>
          </table:table-cell>
          <table:table-cell table:style-name="ce32"/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1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49" office:value-type="string" calcext:value-type="string">
            <text:p>0</text:p>
          </table:table-cell>
          <table:table-cell table:style-name="ce35" office:value-type="string" calcext:value-type="string">
            <text:p>Muschamp, Herbert.</text:p>
          </table:table-cell>
          <table:table-cell table:style-name="ce35" office:value-type="string" calcext:value-type="string">
            <text:p>Cambridge, Mass. : MIT Press, c1983.</text:p>
          </table:table-cell>
          <table:table-cell table:style-name="ce49" office:value-type="string" calcext:value-type="string">
            <text:p>1983</text:p>
          </table:table-cell>
          <table:table-cell table:style-name="ce37"/>
          <table:table-cell table:style-name="ce49" office:value-type="string" calcext:value-type="string">
            <text:p>eng</text:p>
          </table:table-cell>
          <table:table-cell table:style-name="ce49" office:value-type="string" calcext:value-type="string">
            <text:p>mau</text:p>
          </table:table-cell>
          <table:table-cell table:style-name="ce32"/>
          <table:table-cell table:style-name="ce49" office:value-type="string" calcext:value-type="string">
            <text:p>NA 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5" office:value-type="string" calcext:value-type="string">
            <text:p>1993-11-02</text:p>
          </table:table-cell>
          <table:table-cell table:number-columns-repeated="2" table:style-name="ce55" office:value-type="string" calcext:value-type="string">
            <text:p>1993-05-13</text:p>
          </table:table-cell>
          <table:table-cell table:style-name="ce54" office:value-type="float" office:value="865" calcext:value-type="float">
            <text:p>865</text:p>
          </table:table-cell>
          <table:table-cell table:style-name="ce54" office:value-type="float" office:value="737" calcext:value-type="float">
            <text:p>737</text:p>
          </table:table-cell>
          <table:table-cell table:style-name="ce54" office:value-type="float" office:value="742" calcext:value-type="float">
            <text:p>742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20" calcext:value-type="float">
            <text:p>20</text:p>
          </table:table-cell>
          <table:table-cell table:number-columns-repeated="2" table:style-name="ce54" office:value-type="float" office:value="11" calcext:value-type="float">
            <text:p>11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37"/>
          <table:table-cell table:style-name="ce58" table:formula="of:=HYPERLINK(&quot;https://creighton-primo.hosted.exlibrisgroup.com/primo-explore/search?tab=default_tab&amp;search_scope=EVERYTHING&amp;vid=01CRU&amp;lang=en_US&amp;offset=0&amp;query=any,contains,991000209889702656&quot;;&quot;Catalog Record&quot;)" office:value-type="string" office:string-value="Catalog Record" calcext:value-type="string">
            <text:p>Catalog Record</text:p>
          </table:table-cell>
          <table:table-cell table:style-name="ce58" table:formula="of:=HYPERLINK(&quot;http://www.worldcat.org/oclc/9533407&quot;;&quot;WorldCat Record&quot;)" office:value-type="string" office:string-value="WorldCat Record" calcext:value-type="string">
            <text:p>WorldCat Record</text:p>
          </table:table-cell>
          <table:table-cell table:style-name="ce49" office:value-type="string" calcext:value-type="string">
            <text:p>1255793543:eng</text:p>
          </table:table-cell>
          <table:table-cell table:style-name="ce49" office:value-type="string" calcext:value-type="string">
            <text:p>518770</text:p>
          </table:table-cell>
          <table:table-cell table:number-columns-repeated="2" table:style-name="ce49" office:value-type="string" calcext:value-type="string">
            <text:p>991002904349702656</text:p>
          </table:table-cell>
          <table:table-cell table:style-name="ce49" office:value-type="string" calcext:value-type="string">
            <text:p>2255957990002656</text:p>
          </table:table-cell>
          <table:table-cell table:style-name="ce49" office:value-type="string" calcext:value-type="string">
            <text:p>BOOK</text:p>
          </table:table-cell>
          <table:table-cell table:style-name="ce37"/>
          <table:table-cell table:style-name="ce60"/>
          <table:table-cell table:style-name="ce59" office:value-type="float" office:value="32285005054944" calcext:value-type="float">
            <text:p>32285005054944</text:p>
          </table:table-cell>
          <table:table-cell table:style-name="ce49" office:value-type="string" calcext:value-type="string">
            <text:p>893809720</text:p>
          </table:table-cell>
          <table:table-cell table:style-name="ce49" office:value-type="string" calcext:value-type="string">
            <text:p>Dobberpuhl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5" office:value-type="string" calcext:value-type="string">
            <text:p>NA737.W7 S3 1960</text:p>
          </table:table-cell>
          <table:table-cell table:style-name="ce35" office:value-type="string" calcext:value-type="string">
            <text:p>0 <text:s text:c="21"/>NA 0737000W <text:s/>7 <text:s text:c="17"/>S <text:s/>3 <text:s text:c="10"/>1960</text:p>
          </table:table-cell>
          <table:table-cell table:style-name="ce35" office:value-type="string" calcext:value-type="string">
            <text:p>Frank Lloyd Wright / by Vincent Scully, Jr.</text:p>
          </table:table-cell>
          <table:table-cell table:style-name="ce32"/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1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49" office:value-type="string" calcext:value-type="string">
            <text:p>0</text:p>
          </table:table-cell>
          <table:table-cell table:style-name="ce35" office:value-type="string" calcext:value-type="string">
            <text:p>Scully, Vincent, Jr., 1920-2017.</text:p>
          </table:table-cell>
          <table:table-cell table:style-name="ce35" office:value-type="string" calcext:value-type="string">
            <text:p>New York : G. Braziller, 1960.</text:p>
          </table:table-cell>
          <table:table-cell table:style-name="ce49" office:value-type="string" calcext:value-type="string">
            <text:p>1960</text:p>
          </table:table-cell>
          <table:table-cell table:style-name="ce37"/>
          <table:table-cell table:style-name="ce49" office:value-type="string" calcext:value-type="string">
            <text:p>eng</text:p>
          </table:table-cell>
          <table:table-cell table:style-name="ce49" office:value-type="string" calcext:value-type="string">
            <text:p>nyu</text:p>
          </table:table-cell>
          <table:table-cell table:style-name="ce35" office:value-type="string" calcext:value-type="string">
            <text:p>The Masters of world architecture series</text:p>
          </table:table-cell>
          <table:table-cell table:style-name="ce49" office:value-type="string" calcext:value-type="string">
            <text:p>NA </text:p>
          </table:table-cell>
          <table:table-cell table:number-columns-repeated="2" table:style-name="ce54" office:value-type="float" office:value="22" calcext:value-type="float">
            <text:p>22</text:p>
          </table:table-cell>
          <table:table-cell table:number-columns-repeated="2" table:style-name="ce55" office:value-type="string" calcext:value-type="string">
            <text:p>2004-09-08</text:p>
          </table:table-cell>
          <table:table-cell table:number-columns-repeated="2" table:style-name="ce55" office:value-type="string" calcext:value-type="string">
            <text:p>1992-03-16</text:p>
          </table:table-cell>
          <table:table-cell table:style-name="ce54" office:value-type="float" office:value="1542" calcext:value-type="float">
            <text:p>1,542</text:p>
          </table:table-cell>
          <table:table-cell table:style-name="ce54" office:value-type="float" office:value="1385" calcext:value-type="float">
            <text:p>1,385</text:p>
          </table:table-cell>
          <table:table-cell table:style-name="ce54" office:value-type="float" office:value="1405" calcext:value-type="float">
            <text:p>1,405</text:p>
          </table:table-cell>
          <table:table-cell table:number-columns-repeated="2" table:style-name="ce54" office:value-type="float" office:value="13" calcext:value-type="float">
            <text:p>13</text:p>
          </table:table-cell>
          <table:table-cell table:number-columns-repeated="2" table:style-name="ce54" office:value-type="float" office:value="43" calcext:value-type="float">
            <text:p>43</text:p>
          </table:table-cell>
          <table:table-cell table:number-columns-repeated="2" table:style-name="ce54" office:value-type="float" office:value="19" calcext:value-type="float">
            <text:p>19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number-columns-repeated="2" table:style-name="ce54" office:value-type="float" office:value="14" calcext:value-type="float">
            <text:p>14</text:p>
          </table:table-cell>
          <table:table-cell table:number-columns-repeated="2" table:style-name="ce54" office:value-type="float" office:value="9" calcext:value-type="float">
            <text:p>9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58" table:formula="of:=HYPERLINK(&quot;http://catalog.hathitrust.org/Record/000451735&quot;;&quot;HathiTrust Record&quot;)" office:value-type="string" office:string-value="HathiTrust Record" calcext:value-type="string">
            <text:p>HathiTrust Record</text:p>
          </table:table-cell>
          <table:table-cell table:style-name="ce58" table:formula="of:=HYPERLINK(&quot;https://creighton-primo.hosted.exlibrisgroup.com/primo-explore/search?tab=default_tab&amp;search_scope=EVERYTHING&amp;vid=01CRU&amp;lang=en_US&amp;offset=0&amp;query=any,contains,991002904349702656&quot;;&quot;Catalog Record&quot;)" office:value-type="string" office:string-value="Catalog Record" calcext:value-type="string">
            <text:p>Catalog Record</text:p>
          </table:table-cell>
          <table:table-cell table:style-name="ce58" table:formula="of:=HYPERLINK(&quot;http://www.worldcat.org/oclc/518770&quot;;&quot;WorldCat Record&quot;)" office:value-type="string" office:string-value="WorldCat Record" calcext:value-type="string">
            <text:p>WorldCat Record</text:p>
          </table:table-cell>
          <table:table-cell table:style-name="ce49" office:value-type="string" calcext:value-type="string">
            <text:p>501177301:eng</text:p>
          </table:table-cell>
          <table:table-cell table:style-name="ce49" office:value-type="string" calcext:value-type="string">
            <text:p>4004690</text:p>
          </table:table-cell>
          <table:table-cell table:number-columns-repeated="2" table:style-name="ce49" office:value-type="string" calcext:value-type="string">
            <text:p>991004566719702656</text:p>
          </table:table-cell>
          <table:table-cell table:style-name="ce49" office:value-type="string" calcext:value-type="string">
            <text:p>2264875170002656</text:p>
          </table:table-cell>
          <table:table-cell table:style-name="ce49" office:value-type="string" calcext:value-type="string">
            <text:p>BOOK</text:p>
          </table:table-cell>
          <table:table-cell table:style-name="ce37"/>
          <table:table-cell table:style-name="ce59" office:value-type="float" office:value="9780070628151" calcext:value-type="float">
            <text:p>9780070628151</text:p>
          </table:table-cell>
          <table:table-cell table:style-name="ce59" office:value-type="float" office:value="32285001091593" calcext:value-type="float">
            <text:p>32285001091593</text:p>
          </table:table-cell>
          <table:table-cell table:style-name="ce49" office:value-type="string" calcext:value-type="string">
            <text:p>893436430</text:p>
          </table:table-cell>
          <table:table-cell table:style-name="ce49" office:value-type="string" calcext:value-type="string">
            <text:p>Dobberpuhl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5" office:value-type="string" calcext:value-type="string">
            <text:p>NA737.W7 T33</text:p>
          </table:table-cell>
          <table:table-cell table:style-name="ce35" office:value-type="string" calcext:value-type="string">
            <text:p>0 <text:s text:c="21"/>NA 0737000W <text:s/>7 <text:s text:c="17"/>T <text:s/>33</text:p>
          </table:table-cell>
          <table:table-cell table:style-name="ce35" office:value-type="string" calcext:value-type="string">
            <text:p>Apprentice to genius : years with Frank Lloyd Wright / Edgar Tafel.</text:p>
          </table:table-cell>
          <table:table-cell table:style-name="ce32"/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1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49" office:value-type="string" calcext:value-type="string">
            <text:p>0</text:p>
          </table:table-cell>
          <table:table-cell table:style-name="ce35" office:value-type="string" calcext:value-type="string">
            <text:p>Tafel, Edgar.</text:p>
          </table:table-cell>
          <table:table-cell table:style-name="ce35" office:value-type="string" calcext:value-type="string">
            <text:p>New York : McGraw-Hill, c1979.</text:p>
          </table:table-cell>
          <table:table-cell table:style-name="ce49" office:value-type="string" calcext:value-type="string">
            <text:p>1979</text:p>
          </table:table-cell>
          <table:table-cell table:style-name="ce37"/>
          <table:table-cell table:style-name="ce49" office:value-type="string" calcext:value-type="string">
            <text:p>eng</text:p>
          </table:table-cell>
          <table:table-cell table:style-name="ce49" office:value-type="string" calcext:value-type="string">
            <text:p>nyu</text:p>
          </table:table-cell>
          <table:table-cell table:style-name="ce32"/>
          <table:table-cell table:style-name="ce49" office:value-type="string" calcext:value-type="string">
            <text:p>NA </text:p>
          </table:table-cell>
          <table:table-cell table:number-columns-repeated="2" table:style-name="ce54" office:value-type="float" office:value="15" calcext:value-type="float">
            <text:p>15</text:p>
          </table:table-cell>
          <table:table-cell table:number-columns-repeated="2" table:style-name="ce55" office:value-type="string" calcext:value-type="string">
            <text:p>2008-10-16</text:p>
          </table:table-cell>
          <table:table-cell table:number-columns-repeated="2" table:style-name="ce55" office:value-type="string" calcext:value-type="string">
            <text:p>1992-05-04</text:p>
          </table:table-cell>
          <table:table-cell table:style-name="ce54" office:value-type="float" office:value="944" calcext:value-type="float">
            <text:p>944</text:p>
          </table:table-cell>
          <table:table-cell table:style-name="ce54" office:value-type="float" office:value="839" calcext:value-type="float">
            <text:p>839</text:p>
          </table:table-cell>
          <table:table-cell table:style-name="ce54" office:value-type="float" office:value="1075" calcext:value-type="float">
            <text:p>1,075</text:p>
          </table:table-cell>
          <table:table-cell table:number-columns-repeated="2" table:style-name="ce54" office:value-type="float" office:value="7" calcext:value-type="float">
            <text:p>7</text:p>
          </table:table-cell>
          <table:table-cell table:number-columns-repeated="2" table:style-name="ce54" office:value-type="float" office:value="20" calcext:value-type="float">
            <text:p>20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number-columns-repeated="2" table:style-name="ce54" office:value-type="float" office:value="8" calcext:value-type="float">
            <text:p>8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Yes</text:p>
          </table:table-cell>
          <table:table-cell table:style-name="ce58" table:formula="of:=HYPERLINK(&quot;http://catalog.hathitrust.org/Record/000176748&quot;;&quot;HathiTrust Record&quot;)" office:value-type="string" office:string-value="HathiTrust Record" calcext:value-type="string">
            <text:p>HathiTrust Record</text:p>
          </table:table-cell>
          <table:table-cell table:style-name="ce58" table:formula="of:=HYPERLINK(&quot;https://creighton-primo.hosted.exlibrisgroup.com/primo-explore/search?tab=default_tab&amp;search_scope=EVERYTHING&amp;vid=01CRU&amp;lang=en_US&amp;offset=0&amp;query=any,contains,991004566719702656&quot;;&quot;Catalog Record&quot;)" office:value-type="string" office:string-value="Catalog Record" calcext:value-type="string">
            <text:p>Catalog Record</text:p>
          </table:table-cell>
          <table:table-cell table:style-name="ce58" table:formula="of:=HYPERLINK(&quot;http://www.worldcat.org/oclc/4004690&quot;;&quot;WorldCat Record&quot;)" office:value-type="string" office:string-value="WorldCat Record" calcext:value-type="string">
            <text:p>WorldCat Record</text:p>
          </table:table-cell>
          <table:table-cell table:style-name="ce37" table:number-columns-repeated="7"/>
          <table:table-cell table:style-name="ce32" table:number-columns-repeated="3"/>
          <table:table-cell table:style-name="ce49" office:value-type="string" calcext:value-type="string">
            <text:p>Dobberpuhl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5" office:value-type="string" calcext:value-type="string">
            <text:p>NC999.6.J3 K3413</text:p>
          </table:table-cell>
          <table:table-cell table:style-name="ce35" office:value-type="string" calcext:value-type="string">
            <text:p>0 <text:s text:c="21"/>NC 0999600J <text:s/>3 <text:s text:c="17"/>K <text:s/>3413</text:p>
          </table:table-cell>
          <table:table-cell table:style-name="ce35" office:value-type="string" calcext:value-type="string">
            <text:p>The graphic design of Yusaku Kamekura / with a foreword by Herbert Bayer, an essay by Masaru Katsumi, and comments by the designer.</text:p>
          </table:table-cell>
          <table:table-cell table:style-name="ce32"/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1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49" office:value-type="string" calcext:value-type="string">
            <text:p>0</text:p>
          </table:table-cell>
          <table:table-cell table:style-name="ce35" office:value-type="string" calcext:value-type="string">
            <text:p>Kamekura, Yūsaku, 1915-1997.</text:p>
          </table:table-cell>
          <table:table-cell table:style-name="ce35" office:value-type="string" calcext:value-type="string">
            <text:p>New York : Weatherhill, [1973]</text:p>
          </table:table-cell>
          <table:table-cell table:style-name="ce49" office:value-type="string" calcext:value-type="string">
            <text:p>1973</text:p>
          </table:table-cell>
          <table:table-cell table:style-name="ce35" office:value-type="string" calcext:value-type="string">
            <text:p>[1st ed.]</text:p>
          </table:table-cell>
          <table:table-cell table:style-name="ce49" office:value-type="string" calcext:value-type="string">
            <text:p>eng</text:p>
          </table:table-cell>
          <table:table-cell table:style-name="ce49" office:value-type="string" calcext:value-type="string">
            <text:p>nyu</text:p>
          </table:table-cell>
          <table:table-cell table:style-name="ce32"/>
          <table:table-cell table:style-name="ce49" office:value-type="string" calcext:value-type="string">
            <text:p>NC 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number-columns-repeated="2" table:style-name="ce55" office:value-type="string" calcext:value-type="string">
            <text:p>2010-03-23</text:p>
          </table:table-cell>
          <table:table-cell table:number-columns-repeated="2" table:style-name="ce55" office:value-type="string" calcext:value-type="string">
            <text:p>1990-02-21</text:p>
          </table:table-cell>
          <table:table-cell table:style-name="ce54" office:value-type="float" office:value="356" calcext:value-type="float">
            <text:p>356</text:p>
          </table:table-cell>
          <table:table-cell table:style-name="ce54" office:value-type="float" office:value="284" calcext:value-type="float">
            <text:p>284</text:p>
          </table:table-cell>
          <table:table-cell table:style-name="ce54" office:value-type="float" office:value="286" calcext:value-type="float">
            <text:p>286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4"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Yes</text:p>
          </table:table-cell>
          <table:table-cell table:style-name="ce58" table:formula="of:=HYPERLINK(&quot;http://catalog.hathitrust.org/Record/008510916&quot;;&quot;HathiTrust Record&quot;)" office:value-type="string" office:string-value="HathiTrust Record" calcext:value-type="string">
            <text:p>HathiTrust Record</text:p>
          </table:table-cell>
          <table:table-cell table:style-name="ce58" table:formula="of:=HYPERLINK(&quot;https://creighton-primo.hosted.exlibrisgroup.com/primo-explore/search?tab=default_tab&amp;search_scope=EVERYTHING&amp;vid=01CRU&amp;lang=en_US&amp;offset=0&amp;query=any,contains,991002897989702656&quot;;&quot;Catalog Record&quot;)" office:value-type="string" office:string-value="Catalog Record" calcext:value-type="string">
            <text:p>Catalog Record</text:p>
          </table:table-cell>
          <table:table-cell table:style-name="ce58" table:formula="of:=HYPERLINK(&quot;http://www.worldcat.org/oclc/514873&quot;;&quot;WorldCat Record&quot;)" office:value-type="string" office:string-value="WorldCat Record" calcext:value-type="string">
            <text:p>WorldCat Record</text:p>
          </table:table-cell>
          <table:table-cell table:style-name="ce37" table:number-columns-repeated="7"/>
          <table:table-cell table:style-name="ce32" table:number-columns-repeated="3"/>
          <table:table-cell table:style-name="ce49" office:value-type="string" calcext:value-type="string">
            <text:p>Dobberpuhl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5" office:value-type="string" calcext:value-type="string">
            <text:p>NC997 .M2913 1970</text:p>
          </table:table-cell>
          <table:table-cell table:style-name="ce35" office:value-type="string" calcext:value-type="string">
            <text:p>0 <text:s text:c="21"/>NC 0997000M <text:s/>2913 <text:s text:c="7"/>1970</text:p>
          </table:table-cell>
          <table:table-cell table:style-name="ce35" office:value-type="string" calcext:value-type="string">
            <text:p>Letter and image. Translated by Caroline Hillier and Vivienne Menkes.</text:p>
          </table:table-cell>
          <table:table-cell table:style-name="ce32"/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1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49" office:value-type="string" calcext:value-type="string">
            <text:p>0</text:p>
          </table:table-cell>
          <table:table-cell table:style-name="ce35" office:value-type="string" calcext:value-type="string">
            <text:p>Massin.</text:p>
          </table:table-cell>
          <table:table-cell table:style-name="ce35" office:value-type="string" calcext:value-type="string">
            <text:p>New York, Van Nostrand Reinhold Co. [1970]</text:p>
          </table:table-cell>
          <table:table-cell table:style-name="ce49" office:value-type="string" calcext:value-type="string">
            <text:p>1970</text:p>
          </table:table-cell>
          <table:table-cell table:style-name="ce37"/>
          <table:table-cell table:style-name="ce49" office:value-type="string" calcext:value-type="string">
            <text:p>eng</text:p>
          </table:table-cell>
          <table:table-cell table:style-name="ce49" office:value-type="string" calcext:value-type="string">
            <text:p>nyu</text:p>
          </table:table-cell>
          <table:table-cell table:style-name="ce32"/>
          <table:table-cell table:style-name="ce49" office:value-type="string" calcext:value-type="string">
            <text:p>NC 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2" table:style-name="ce55" office:value-type="string" calcext:value-type="string">
            <text:p>2001-03-30</text:p>
          </table:table-cell>
          <table:table-cell table:number-columns-repeated="2" table:style-name="ce55" office:value-type="string" calcext:value-type="string">
            <text:p>1997-07-17</text:p>
          </table:table-cell>
          <table:table-cell table:style-name="ce54" office:value-type="float" office:value="441" calcext:value-type="float">
            <text:p>441</text:p>
          </table:table-cell>
          <table:table-cell table:style-name="ce54" office:value-type="float" office:value="397" calcext:value-type="float">
            <text:p>397</text:p>
          </table:table-cell>
          <table:table-cell table:style-name="ce54" office:value-type="float" office:value="436" calcext:value-type="float">
            <text:p>436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number-columns-repeated="4" table:style-name="ce54" office:value-type="float" office:value="4" calcext:value-type="float">
            <text:p>4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Yes</text:p>
          </table:table-cell>
          <table:table-cell table:style-name="ce58" table:formula="of:=HYPERLINK(&quot;http://catalog.hathitrust.org/Record/001469024&quot;;&quot;HathiTrust Record&quot;)" office:value-type="string" office:string-value="HathiTrust Record" calcext:value-type="string">
            <text:p>HathiTrust Record</text:p>
          </table:table-cell>
          <table:table-cell table:style-name="ce58" table:formula="of:=HYPERLINK(&quot;https://creighton-primo.hosted.exlibrisgroup.com/primo-explore/search?tab=default_tab&amp;search_scope=EVERYTHING&amp;vid=01CRU&amp;lang=en_US&amp;offset=0&amp;query=any,contains,991000604969702656&quot;;&quot;Catalog Record&quot;)" office:value-type="string" office:string-value="Catalog Record" calcext:value-type="string">
            <text:p>Catalog Record</text:p>
          </table:table-cell>
          <table:table-cell table:style-name="ce58" table:formula="of:=HYPERLINK(&quot;http://www.worldcat.org/oclc/98740&quot;;&quot;WorldCat Record&quot;)" office:value-type="string" office:string-value="WorldCat Record" calcext:value-type="string">
            <text:p>WorldCat Record</text:p>
          </table:table-cell>
          <table:table-cell table:style-name="ce37" table:number-columns-repeated="7"/>
          <table:table-cell table:style-name="ce32" table:number-columns-repeated="3"/>
          <table:table-cell table:style-name="ce49" office:value-type="string" calcext:value-type="string">
            <text:p>Dobberpuhl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5" office:value-type="string" calcext:value-type="string">
            <text:p>NC998.6.I8 H46 1993</text:p>
          </table:table-cell>
          <table:table-cell table:style-name="ce35" office:value-type="string" calcext:value-type="string">
            <text:p>0 <text:s text:c="21"/>NC 0998600I <text:s/>8 <text:s text:c="17"/>H <text:s/>46 <text:s text:c="9"/>1993</text:p>
          </table:table-cell>
          <table:table-cell table:style-name="ce35" office:value-type="string" calcext:value-type="string">
            <text:p>Italian art deco : graphic design between the wars / Steven Heller &amp; Louise Fili.</text:p>
          </table:table-cell>
          <table:table-cell table:style-name="ce32"/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1</text:p>
          </table:table-cell>
          <table:table-cell table:number-columns-repeated="2" table:style-name="ce49" office:value-type="string" calcext:value-type="string">
            <text:p>No</text:p>
          </table:table-cell>
          <table:table-cell table:style-name="ce49" office:value-type="string" calcext:value-type="string">
            <text:p>0</text:p>
          </table:table-cell>
          <table:table-cell table:style-name="ce35" office:value-type="string" calcext:value-type="string">
            <text:p>Heller, Steven.</text:p>
          </table:table-cell>
          <table:table-cell table:style-name="ce35" office:value-type="string" calcext:value-type="string">
            <text:p>San Francisco : Chronicle Books, c1993.</text:p>
          </table:table-cell>
          <table:table-cell table:style-name="ce49" office:value-type="string" calcext:value-type="string">
            <text:p>1993</text:p>
          </table:table-cell>
          <table:table-cell table:style-name="ce37"/>
          <table:table-cell table:style-name="ce49" office:value-type="string" calcext:value-type="string">
            <text:p>eng</text:p>
          </table:table-cell>
          <table:table-cell table:style-name="ce49" office:value-type="string" calcext:value-type="string">
            <text:p>cau</text:p>
          </table:table-cell>
          <table:table-cell table:style-name="ce32"/>
          <table:table-cell table:style-name="ce49" office:value-type="string" calcext:value-type="string">
            <text:p>NC 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number-columns-repeated="2" table:style-name="ce55" office:value-type="string" calcext:value-type="string">
            <text:p>2010-03-23</text:p>
          </table:table-cell>
          <table:table-cell table:number-columns-repeated="2" table:style-name="ce55" office:value-type="string" calcext:value-type="string">
            <text:p>1994-08-08</text:p>
          </table:table-cell>
          <table:table-cell table:style-name="ce54" office:value-type="float" office:value="361" calcext:value-type="float">
            <text:p>361</text:p>
          </table:table-cell>
          <table:table-cell table:style-name="ce54" office:value-type="float" office:value="272" calcext:value-type="float">
            <text:p>272</text:p>
          </table:table-cell>
          <table:table-cell table:style-name="ce54" office:value-type="float" office:value="274" calcext:value-type="float">
            <text:p>274</text:p>
          </table:table-cell>
          <table:table-cell table:number-columns-repeated="2" table:style-name="ce54" office:value-type="float" office:value="5" calcext:value-type="float">
            <text:p>5</text:p>
          </table:table-cell>
          <table:table-cell table:number-columns-repeated="2" table:style-name="ce54" office:value-type="float" office:value="11" calcext:value-type="float">
            <text:p>11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number-columns-repeated="4"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Yes</text:p>
          </table:table-cell>
          <table:table-cell table:style-name="ce58" table:formula="of:=HYPERLINK(&quot;http://catalog.hathitrust.org/Record/002801514&quot;;&quot;HathiTrust Record&quot;)" office:value-type="string" office:string-value="HathiTrust Record" calcext:value-type="string">
            <text:p>HathiTrust Record</text:p>
          </table:table-cell>
          <table:table-cell table:style-name="ce58" table:formula="of:=HYPERLINK(&quot;https://creighton-primo.hosted.exlibrisgroup.com/primo-explore/search?tab=default_tab&amp;search_scope=EVERYTHING&amp;vid=01CRU&amp;lang=en_US&amp;offset=0&amp;query=any,contains,991002092869702656&quot;;&quot;Catalog Record&quot;)" office:value-type="string" office:string-value="Catalog Record" calcext:value-type="string">
            <text:p>Catalog Record</text:p>
          </table:table-cell>
          <table:table-cell table:style-name="ce58" table:formula="of:=HYPERLINK(&quot;http://www.worldcat.org/oclc/26852922&quot;;&quot;WorldCat Record&quot;)" office:value-type="string" office:string-value="WorldCat Record" calcext:value-type="string">
            <text:p>WorldCat Record</text:p>
          </table:table-cell>
          <table:table-cell table:style-name="ce37" table:number-columns-repeated="7"/>
          <table:table-cell table:style-name="ce32" table:number-columns-repeated="3"/>
          <table:table-cell table:style-name="ce49" office:value-type="string" calcext:value-type="string">
            <text:p>Dobberpuhl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6" office:value-type="string" calcext:value-type="string">
            <text:p>QD453.3 .S56 2003</text:p>
          </table:table-cell>
          <table:table-cell table:style-name="ce40"/>
          <table:table-cell table:style-name="ce36" office:value-type="string" calcext:value-type="string">
            <text:p>An introduction to theoretical chemistry / Jack Simons.</text:p>
          </table:table-cell>
          <table:table-cell table:style-name="ce32"/>
          <table:table-cell table:style-name="ce37" table:number-columns-repeated="5"/>
          <table:table-cell table:style-name="ce36" office:value-type="string" calcext:value-type="string">
            <text:p>Simons, Jack.</text:p>
          </table:table-cell>
          <table:table-cell table:style-name="ce53" office:value-type="string" calcext:value-type="string">
            <text:p>New York : Cambridge University Press, 2003.</text:p>
          </table:table-cell>
          <table:table-cell table:style-name="ce53" office:value-type="float" office:value="2003" calcext:value-type="float">
            <text:p>2003</text:p>
          </table:table-cell>
          <table:table-cell table:style-name="ce37" table:number-columns-repeated="3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reitag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6" office:value-type="string" calcext:value-type="string">
            <text:p>QD456 .W64</text:p>
          </table:table-cell>
          <table:table-cell table:style-name="ce40"/>
          <table:table-cell table:style-name="ce36" office:value-type="string" calcext:value-type="string">
            <text:p>Problems in physical chemistry / [by] A. Wood.</text:p>
          </table:table-cell>
          <table:table-cell table:style-name="ce32"/>
          <table:table-cell table:style-name="ce37" table:number-columns-repeated="5"/>
          <table:table-cell table:style-name="ce36" office:value-type="string" calcext:value-type="string">
            <text:p>Wood, Alexander.</text:p>
          </table:table-cell>
          <table:table-cell table:style-name="ce53" office:value-type="string" calcext:value-type="string">
            <text:p>Oxford : Clarendon Press, 1974.</text:p>
          </table:table-cell>
          <table:table-cell table:style-name="ce53" office:value-type="float" office:value="1974" calcext:value-type="float">
            <text:p>1974</text:p>
          </table:table-cell>
          <table:table-cell table:style-name="ce37" table:number-columns-repeated="3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reitag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6" office:value-type="string" calcext:value-type="string">
            <text:p>QD502 .E86</text:p>
          </table:table-cell>
          <table:table-cell table:style-name="ce40"/>
          <table:table-cell table:style-name="ce36" office:value-type="string" calcext:value-type="string">
            <text:p>Chemical kinetics and reaction mechanisms / James H. Espenson.</text:p>
          </table:table-cell>
          <table:table-cell table:style-name="ce32"/>
          <table:table-cell table:style-name="ce37" table:number-columns-repeated="5"/>
          <table:table-cell table:style-name="ce36" office:value-type="string" calcext:value-type="string">
            <text:p>Espenson, James H.</text:p>
          </table:table-cell>
          <table:table-cell table:style-name="ce53" office:value-type="string" calcext:value-type="string">
            <text:p>New York : McGraw-Hill, c1981.</text:p>
          </table:table-cell>
          <table:table-cell table:style-name="ce53" office:value-type="float" office:value="1981" calcext:value-type="float">
            <text:p>1981</text:p>
          </table:table-cell>
          <table:table-cell table:style-name="ce37" table:number-columns-repeated="3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reitag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6" office:value-type="string" calcext:value-type="string">
            <text:p>QD502 .E97</text:p>
          </table:table-cell>
          <table:table-cell table:style-name="ce40"/>
          <table:table-cell table:style-name="ce36" office:value-type="string" calcext:value-type="string">
            <text:p>Basic chemical kinetics / H. Eyring, S. H. Lin, S. M. Lin.</text:p>
          </table:table-cell>
          <table:table-cell table:style-name="ce32"/>
          <table:table-cell table:style-name="ce37" table:number-columns-repeated="5"/>
          <table:table-cell table:style-name="ce36" office:value-type="string" calcext:value-type="string">
            <text:p>Eyring, Henry, 1901-1981.</text:p>
          </table:table-cell>
          <table:table-cell table:style-name="ce53" office:value-type="string" calcext:value-type="string">
            <text:p>New York : Wiley, c1980.</text:p>
          </table:table-cell>
          <table:table-cell table:style-name="ce53" office:value-type="float" office:value="1980" calcext:value-type="float">
            <text:p>1980</text:p>
          </table:table-cell>
          <table:table-cell table:style-name="ce37" table:number-columns-repeated="3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reitag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6" office:value-type="string" calcext:value-type="string">
            <text:p>QD504 .M335 1999</text:p>
          </table:table-cell>
          <table:table-cell table:style-name="ce40"/>
          <table:table-cell table:style-name="ce36" office:value-type="string" calcext:value-type="string">
            <text:p>Molecular thermodynamics / Donald A. McQuarrie, John D. Simon.</text:p>
          </table:table-cell>
          <table:table-cell table:style-name="ce32"/>
          <table:table-cell table:style-name="ce37" table:number-columns-repeated="5"/>
          <table:table-cell table:style-name="ce36" office:value-type="string" calcext:value-type="string">
            <text:p>McQuarrie, Donald A. (Donald Allan)</text:p>
          </table:table-cell>
          <table:table-cell table:style-name="ce53" office:value-type="string" calcext:value-type="string">
            <text:p>Sausalito, Calif. : University Science Books, c1999.</text:p>
          </table:table-cell>
          <table:table-cell table:style-name="ce53" office:value-type="float" office:value="1999" calcext:value-type="float">
            <text:p>1999</text:p>
          </table:table-cell>
          <table:table-cell table:style-name="ce37" table:number-columns-repeated="3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reitag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6" office:value-type="string" calcext:value-type="string">
            <text:p>QD504 .M335 1999</text:p>
          </table:table-cell>
          <table:table-cell table:style-name="ce40"/>
          <table:table-cell table:style-name="ce36" office:value-type="string" calcext:value-type="string">
            <text:p>Molecular thermodynamics / Donald A. McQuarrie, John D. Simon.</text:p>
          </table:table-cell>
          <table:table-cell table:style-name="ce32"/>
          <table:table-cell table:style-name="ce37" table:number-columns-repeated="5"/>
          <table:table-cell table:style-name="ce36" office:value-type="string" calcext:value-type="string">
            <text:p>McQuarrie, Donald A. (Donald Allan)</text:p>
          </table:table-cell>
          <table:table-cell table:style-name="ce53" office:value-type="string" calcext:value-type="string">
            <text:p>Sausalito, Calif. : University Science Books, c1999.</text:p>
          </table:table-cell>
          <table:table-cell table:style-name="ce53" office:value-type="float" office:value="1999" calcext:value-type="float">
            <text:p>1999</text:p>
          </table:table-cell>
          <table:table-cell table:style-name="ce37" table:number-columns-repeated="3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reitag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1515.3 .C65 1986</text:p>
          </table:table-cell>
          <table:table-cell table:style-name="ce35" office:value-type="string" calcext:value-type="string">
            <text:p>0 <text:s text:c="21"/>BS 1515300C <text:s/>65 <text:s text:c="9"/>1986</text:p>
          </table:table-cell>
          <table:table-cell table:style-name="ce35" office:value-type="string" calcext:value-type="string">
            <text:p>Isaiah / John J. Collins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Collins, John J. (John Joseph), 1946-</text:p>
          </table:table-cell>
          <table:table-cell table:style-name="ce35" office:value-type="string" calcext:value-type="string">
            <text:p>Collegeville, Minn. : Liturgical Press, c1986.</text:p>
          </table:table-cell>
          <table:table-cell table:style-name="ce51" office:value-type="float" office:value="1986" calcext:value-type="float">
            <text:p>1986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nu</text:p>
          </table:table-cell>
          <table:table-cell table:style-name="ce35" office:value-type="string" calcext:value-type="string">
            <text:p>Collegeville Bible commentary. Old Testament ; 13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6" office:value-type="date" office:date-value="1998-12-06" calcext:value-type="date">
            <text:p>12/6/1998</text:p>
          </table:table-cell>
          <table:table-cell table:number-columns-repeated="2" table:style-name="ce56" office:value-type="date" office:date-value="1990-12-10" calcext:value-type="date">
            <text:p>12/10/1990</text:p>
          </table:table-cell>
          <table:table-cell table:style-name="ce51" office:value-type="float" office:value="152" calcext:value-type="float">
            <text:p>152</text:p>
          </table:table-cell>
          <table:table-cell table:style-name="ce51" office:value-type="float" office:value="135" calcext:value-type="float">
            <text:p>135</text:p>
          </table:table-cell>
          <table:table-cell table:style-name="ce51" office:value-type="float" office:value="136" calcext:value-type="float">
            <text:p>136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7277449:eng</text:p>
          </table:table-cell>
          <table:table-cell table:style-name="ce51" office:value-type="float" office:value="13424616" calcext:value-type="float">
            <text:p>13424616</text:p>
          </table:table-cell>
          <table:table-cell table:number-columns-repeated="2" table:style-name="ce51" office:value-type="float" office:value="9.91000827619702E+017" calcext:value-type="float">
            <text:p>9.91000827619702E+017</text:p>
          </table:table-cell>
          <table:table-cell table:style-name="ce51" office:value-type="float" office:value="2263008120002650" calcext:value-type="float">
            <text:p>226300812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14614204" calcext:value-type="float">
            <text:p>9780814614204</text:p>
          </table:table-cell>
          <table:table-cell table:style-name="ce61" office:value-type="float" office:value="32285000444496" calcext:value-type="float">
            <text:p>32285000444496</text:p>
          </table:table-cell>
          <table:table-cell table:style-name="ce51" office:value-type="float" office:value="893903180" calcext:value-type="float">
            <text:p>893903180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1520.Z73 C5 1984</text:p>
          </table:table-cell>
          <table:table-cell table:style-name="ce35" office:value-type="string" calcext:value-type="string">
            <text:p>0 <text:s text:c="21"/>BS 1520000Z <text:s/>73 <text:s text:c="16"/>C <text:s/>5 <text:s text:c="10"/>1984</text:p>
          </table:table-cell>
          <table:table-cell table:style-name="ce35" office:value-type="string" calcext:value-type="string">
            <text:p>Fair spoken and persuading : an interpretation of second Isaiah / Richard J. Clifford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Clifford, Richard J.</text:p>
          </table:table-cell>
          <table:table-cell table:style-name="ce35" office:value-type="string" calcext:value-type="string">
            <text:p>New York : Paulist, 1984.</text:p>
          </table:table-cell>
          <table:table-cell table:style-name="ce51" office:value-type="float" office:value="1984" calcext:value-type="float">
            <text:p>1984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y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6" office:value-type="date" office:date-value="2006-01-03" calcext:value-type="date">
            <text:p>1/3/2006</text:p>
          </table:table-cell>
          <table:table-cell table:number-columns-repeated="2" table:style-name="ce56" office:value-type="date" office:date-value="1990-12-12" calcext:value-type="date">
            <text:p>12/12/1990</text:p>
          </table:table-cell>
          <table:table-cell table:style-name="ce51" office:value-type="float" office:value="330" calcext:value-type="float">
            <text:p>330</text:p>
          </table:table-cell>
          <table:table-cell table:style-name="ce51" office:value-type="float" office:value="252" calcext:value-type="float">
            <text:p>252</text:p>
          </table:table-cell>
          <table:table-cell table:style-name="ce51" office:value-type="float" office:value="261" calcext:value-type="float">
            <text:p>26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1" office:value-type="float" office:value="20" calcext:value-type="float">
            <text:p>2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889633118:eng</text:p>
          </table:table-cell>
          <table:table-cell table:style-name="ce51" office:value-type="float" office:value="10646847" calcext:value-type="float">
            <text:p>10646847</text:p>
          </table:table-cell>
          <table:table-cell table:number-columns-repeated="2" table:style-name="ce51" office:value-type="float" office:value="9.91000403429702E+017" calcext:value-type="float">
            <text:p>9.91000403429702E+017</text:p>
          </table:table-cell>
          <table:table-cell table:style-name="ce51" office:value-type="float" office:value="2261894110002650" calcext:value-type="float">
            <text:p>226189411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9125838" calcext:value-type="float">
            <text:p>9780809125838</text:p>
          </table:table-cell>
          <table:table-cell table:style-name="ce61" office:value-type="float" office:value="32285000444652" calcext:value-type="float">
            <text:p>32285000444652</text:p>
          </table:table-cell>
          <table:table-cell table:style-name="ce51" office:value-type="float" office:value="893425663" calcext:value-type="float">
            <text:p>893425663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1555.3 .C64 1984</text:p>
          </table:table-cell>
          <table:table-cell table:style-name="ce35" office:value-type="string" calcext:value-type="string">
            <text:p>0 <text:s text:c="21"/>BS 1555300C <text:s/>64 <text:s text:c="9"/>1984</text:p>
          </table:table-cell>
          <table:table-cell table:style-name="ce35" office:value-type="string" calcext:value-type="string">
            <text:p>Daniel : with an introduction to apocalyptic literature / John J. Collins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Collins, John J. (John Joseph), 1946-</text:p>
          </table:table-cell>
          <table:table-cell table:style-name="ce35" office:value-type="string" calcext:value-type="string">
            <text:p>Grand Rapids, Mich. : W.B. Eerdmans, c1984.</text:p>
          </table:table-cell>
          <table:table-cell table:style-name="ce51" office:value-type="float" office:value="1984" calcext:value-type="float">
            <text:p>1984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iu</text:p>
          </table:table-cell>
          <table:table-cell table:style-name="ce35" office:value-type="string" calcext:value-type="string">
            <text:p>The Forms of the Old Testament literature ; v. 20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6" office:value-type="date" office:date-value="2001-05-26" calcext:value-type="date">
            <text:p>5/26/2001</text:p>
          </table:table-cell>
          <table:table-cell table:number-columns-repeated="2" table:style-name="ce56" office:value-type="date" office:date-value="1995-05-10" calcext:value-type="date">
            <text:p>5/10/1995</text:p>
          </table:table-cell>
          <table:table-cell table:style-name="ce51" office:value-type="float" office:value="626" calcext:value-type="float">
            <text:p>626</text:p>
          </table:table-cell>
          <table:table-cell table:style-name="ce51" office:value-type="float" office:value="468" calcext:value-type="float">
            <text:p>468</text:p>
          </table:table-cell>
          <table:table-cell table:style-name="ce51" office:value-type="float" office:value="472" calcext:value-type="float">
            <text:p>472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34" calcext:value-type="float">
            <text:p>34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65261416:eng</text:p>
          </table:table-cell>
          <table:table-cell table:style-name="ce51" office:value-type="float" office:value="11043368" calcext:value-type="float">
            <text:p>11043368</text:p>
          </table:table-cell>
          <table:table-cell table:number-columns-repeated="2" table:style-name="ce51" office:value-type="float" office:value="9.91000478149702E+017" calcext:value-type="float">
            <text:p>9.91000478149702E+017</text:p>
          </table:table-cell>
          <table:table-cell table:style-name="ce51" office:value-type="float" office:value="2261734590002650" calcext:value-type="float">
            <text:p>226173459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2800206" calcext:value-type="float">
            <text:p>9780802800206</text:p>
          </table:table-cell>
          <table:table-cell table:style-name="ce61" office:value-type="float" office:value="32285002033750" calcext:value-type="float">
            <text:p>32285002033750</text:p>
          </table:table-cell>
          <table:table-cell table:style-name="ce51" office:value-type="float" office:value="893802800" calcext:value-type="float">
            <text:p>893802800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195 .A5 v. 32B</text:p>
          </table:table-cell>
          <table:table-cell table:style-name="ce35" office:value-type="string" calcext:value-type="string">
            <text:p>0 <text:s text:c="21"/>BS 0195000A <text:s/>5 <text:s text:c="54"/>v. 32B</text:p>
          </table:table-cell>
          <table:table-cell table:style-name="ce35" office:value-type="string" calcext:value-type="string">
            <text:p>The letters to the Thessalonians / a new translation with introduction and commentary Abraham J. Malherbe.</text:p>
          </table:table-cell>
          <table:table-cell table:style-name="ce51" office:value-type="string" calcext:value-type="string">
            <text:p>V. 32B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ible. Thessalonians. English. Malherbe. 2000.</text:p>
          </table:table-cell>
          <table:table-cell table:style-name="ce35" office:value-type="string" calcext:value-type="string">
            <text:p>New York : Doubleday, c2000.</text:p>
          </table:table-cell>
          <table:table-cell table:style-name="ce51" office:value-type="float" office:value="2000" calcext:value-type="float">
            <text:p>2000</text:p>
          </table:table-cell>
          <table:table-cell table:style-name="ce35" office:value-type="string" calcext:value-type="string">
            <text:p>1st ed.</text:p>
          </table:table-cell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yu</text:p>
          </table:table-cell>
          <table:table-cell table:style-name="ce35" office:value-type="string" calcext:value-type="string">
            <text:p>The Anchor Bible ; v. 32B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6" office:value-type="date" office:date-value="2006-03-07" calcext:value-type="date">
            <text:p>3/7/2006</text:p>
          </table:table-cell>
          <table:table-cell table:number-columns-repeated="2" table:style-name="ce56" office:value-type="date" office:date-value="2001-02-27" calcext:value-type="date">
            <text:p>2/27/2001</text:p>
          </table:table-cell>
          <table:table-cell table:style-name="ce51" office:value-type="float" office:value="772" calcext:value-type="float">
            <text:p>772</text:p>
          </table:table-cell>
          <table:table-cell table:style-name="ce51" office:value-type="float" office:value="656" calcext:value-type="float">
            <text:p>656</text:p>
          </table:table-cell>
          <table:table-cell table:style-name="ce51" office:value-type="float" office:value="698" calcext:value-type="float">
            <text:p>698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41" calcext:value-type="float">
            <text:p>41</text:p>
          </table:table-cell>
          <table:table-cell table:number-columns-repeated="2" table:style-name="ce51" office:value-type="float" office:value="19" calcext:value-type="float">
            <text:p>19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21" calcext:value-type="float">
            <text:p>21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892333905:eng</text:p>
          </table:table-cell>
          <table:table-cell table:style-name="ce51" office:value-type="float" office:value="43323710" calcext:value-type="float">
            <text:p>43323710</text:p>
          </table:table-cell>
          <table:table-cell table:number-columns-repeated="2" table:style-name="ce51" office:value-type="float" office:value="9.91003491869702E+017" calcext:value-type="float">
            <text:p>9.91003491869702E+017</text:p>
          </table:table-cell>
          <table:table-cell table:style-name="ce51" office:value-type="float" office:value="2272172940002650" calcext:value-type="float">
            <text:p>227217294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385184601" calcext:value-type="float">
            <text:p>9780385184601</text:p>
          </table:table-cell>
          <table:table-cell table:style-name="ce61" office:value-type="float" office:value="32285004298039" calcext:value-type="float">
            <text:p>32285004298039</text:p>
          </table:table-cell>
          <table:table-cell table:style-name="ce51" office:value-type="float" office:value="893441337" calcext:value-type="float">
            <text:p>893441337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195 .A5 v. 33A</text:p>
          </table:table-cell>
          <table:table-cell table:style-name="ce35" office:value-type="string" calcext:value-type="string">
            <text:p>0 <text:s text:c="21"/>BS 0195000A <text:s/>5 <text:s text:c="54"/>v. 33A</text:p>
          </table:table-cell>
          <table:table-cell table:style-name="ce35" office:value-type="string" calcext:value-type="string">
            <text:p>Galatians : a new translation with introduction and commentary / J. Louis Martyn.</text:p>
          </table:table-cell>
          <table:table-cell table:style-name="ce51" office:value-type="string" calcext:value-type="string">
            <text:p>V. 33A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ible. Galatians. English. Martyn. 1998.</text:p>
          </table:table-cell>
          <table:table-cell table:style-name="ce35" office:value-type="string" calcext:value-type="string">
            <text:p>New York : Doubleday, 1998.</text:p>
          </table:table-cell>
          <table:table-cell table:style-name="ce51" office:value-type="float" office:value="1998" calcext:value-type="float">
            <text:p>1998</text:p>
          </table:table-cell>
          <table:table-cell table:style-name="ce35" office:value-type="string" calcext:value-type="string">
            <text:p>1st ed.</text:p>
          </table:table-cell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yu</text:p>
          </table:table-cell>
          <table:table-cell table:style-name="ce35" office:value-type="string" calcext:value-type="string">
            <text:p>The Anchor Bible ; 33A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6" office:value-type="date" office:date-value="2003-11-10" calcext:value-type="date">
            <text:p>11/10/2003</text:p>
          </table:table-cell>
          <table:table-cell table:number-columns-repeated="2" table:style-name="ce56" office:value-type="date" office:date-value="1998-01-26" calcext:value-type="date">
            <text:p>1/26/1998</text:p>
          </table:table-cell>
          <table:table-cell table:style-name="ce51" office:value-type="float" office:value="784" calcext:value-type="float">
            <text:p>784</text:p>
          </table:table-cell>
          <table:table-cell table:style-name="ce51" office:value-type="float" office:value="691" calcext:value-type="float">
            <text:p>691</text:p>
          </table:table-cell>
          <table:table-cell table:style-name="ce51" office:value-type="float" office:value="774" calcext:value-type="float">
            <text:p>774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164868744:eng</text:p>
          </table:table-cell>
          <table:table-cell table:style-name="ce51" office:value-type="float" office:value="36001181" calcext:value-type="float">
            <text:p>36001181</text:p>
          </table:table-cell>
          <table:table-cell table:number-columns-repeated="2" table:style-name="ce51" office:value-type="float" office:value="9.91002741459702E+017" calcext:value-type="float">
            <text:p>9.91002741459702E+017</text:p>
          </table:table-cell>
          <table:table-cell table:style-name="ce51" office:value-type="float" office:value="2256023390002650" calcext:value-type="float">
            <text:p>225602339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385088381" calcext:value-type="float">
            <text:p>9780385088381</text:p>
          </table:table-cell>
          <table:table-cell table:style-name="ce61" office:value-type="float" office:value="32285003310876" calcext:value-type="float">
            <text:p>32285003310876</text:p>
          </table:table-cell>
          <table:table-cell table:style-name="ce51" office:value-type="float" office:value="893427957" calcext:value-type="float">
            <text:p>893427957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195 .A5 v. 34B</text:p>
          </table:table-cell>
          <table:table-cell table:style-name="ce35" office:value-type="string" calcext:value-type="string">
            <text:p>0 <text:s text:c="21"/>BS 0195000A <text:s/>5 <text:s text:c="54"/>v. 34B</text:p>
          </table:table-cell>
          <table:table-cell table:style-name="ce35" office:value-type="string" calcext:value-type="string">
            <text:p>Colossians : a new translation with introduction and commentary / Markus Barth and Helmut Blanke ; translated by Astrid B. Beck.</text:p>
          </table:table-cell>
          <table:table-cell table:style-name="ce51" office:value-type="string" calcext:value-type="string">
            <text:p>V. 34B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ible. Colossians. English. Beck. 1994.</text:p>
          </table:table-cell>
          <table:table-cell table:style-name="ce35" office:value-type="string" calcext:value-type="string">
            <text:p>New York : Doubleday, c1994.</text:p>
          </table:table-cell>
          <table:table-cell table:style-name="ce51" office:value-type="float" office:value="1994" calcext:value-type="float">
            <text:p>1994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yu</text:p>
          </table:table-cell>
          <table:table-cell table:style-name="ce35" office:value-type="string" calcext:value-type="string">
            <text:p>The Anchor Bible ; 34B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6" office:value-type="date" office:date-value="1999-03-31" calcext:value-type="date">
            <text:p>3/31/1999</text:p>
          </table:table-cell>
          <table:table-cell table:number-columns-repeated="2" table:style-name="ce56" office:value-type="date" office:date-value="1995-04-20" calcext:value-type="date">
            <text:p>4/20/1995</text:p>
          </table:table-cell>
          <table:table-cell table:style-name="ce51" office:value-type="float" office:value="815" calcext:value-type="float">
            <text:p>815</text:p>
          </table:table-cell>
          <table:table-cell table:style-name="ce51" office:value-type="float" office:value="697" calcext:value-type="float">
            <text:p>697</text:p>
          </table:table-cell>
          <table:table-cell table:style-name="ce51" office:value-type="float" office:value="710" calcext:value-type="float">
            <text:p>710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number-columns-repeated="2" table:style-name="ce51" office:value-type="float" office:value="20" calcext:value-type="float">
            <text:p>20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891481679:eng</text:p>
          </table:table-cell>
          <table:table-cell table:style-name="ce51" office:value-type="float" office:value="28929681" calcext:value-type="float">
            <text:p>28929681</text:p>
          </table:table-cell>
          <table:table-cell table:number-columns-repeated="2" table:style-name="ce51" office:value-type="float" office:value="9.91002243869702E+017" calcext:value-type="float">
            <text:p>9.91002243869702E+017</text:p>
          </table:table-cell>
          <table:table-cell table:style-name="ce51" office:value-type="float" office:value="2270770940002650" calcext:value-type="float">
            <text:p>227077094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385110686" calcext:value-type="float">
            <text:p>9780385110686</text:p>
          </table:table-cell>
          <table:table-cell table:style-name="ce61" office:value-type="float" office:value="32285002009628" calcext:value-type="float">
            <text:p>32285002009628</text:p>
          </table:table-cell>
          <table:table-cell table:style-name="ce51" office:value-type="float" office:value="893257059" calcext:value-type="float">
            <text:p>893257059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195 .A5 v. 35A</text:p>
          </table:table-cell>
          <table:table-cell table:style-name="ce35" office:value-type="string" calcext:value-type="string">
            <text:p>0 <text:s text:c="21"/>BS 0195000A <text:s/>5 <text:s text:c="54"/>v. 35A</text:p>
          </table:table-cell>
          <table:table-cell table:style-name="ce35" office:value-type="string" calcext:value-type="string">
            <text:p>The first and second letters to Timothy : a new translation with introduction and commentary / Luke Timothy Johnson.</text:p>
          </table:table-cell>
          <table:table-cell table:style-name="ce51" office:value-type="string" calcext:value-type="string">
            <text:p>V. 35A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ible. Timothy. English. Johnson. 2000.</text:p>
          </table:table-cell>
          <table:table-cell table:style-name="ce35" office:value-type="string" calcext:value-type="string">
            <text:p>New York : Doubleday, c2001.</text:p>
          </table:table-cell>
          <table:table-cell table:style-name="ce51" office:value-type="float" office:value="2001" calcext:value-type="float">
            <text:p>2001</text:p>
          </table:table-cell>
          <table:table-cell table:style-name="ce35" office:value-type="string" calcext:value-type="string">
            <text:p>1st ed.</text:p>
          </table:table-cell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yu</text:p>
          </table:table-cell>
          <table:table-cell table:style-name="ce35" office:value-type="string" calcext:value-type="string">
            <text:p>The Anchor Bible ; v. 35A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6" office:value-type="date" office:date-value="2006-02-09" calcext:value-type="date">
            <text:p>2/9/2006</text:p>
          </table:table-cell>
          <table:table-cell table:number-columns-repeated="2" table:style-name="ce56" office:value-type="date" office:date-value="2001-06-06" calcext:value-type="date">
            <text:p>6/6/2001</text:p>
          </table:table-cell>
          <table:table-cell table:style-name="ce51" office:value-type="float" office:value="749" calcext:value-type="float">
            <text:p>749</text:p>
          </table:table-cell>
          <table:table-cell table:style-name="ce51" office:value-type="float" office:value="646" calcext:value-type="float">
            <text:p>646</text:p>
          </table:table-cell>
          <table:table-cell table:style-name="ce51" office:value-type="float" office:value="720" calcext:value-type="float">
            <text:p>720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3" calcext:value-type="float">
            <text:p>43</text:p>
          </table:table-cell>
          <table:table-cell table:number-columns-repeated="2" table:style-name="ce51" office:value-type="float" office:value="20" calcext:value-type="float">
            <text:p>20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892313936:eng</text:p>
          </table:table-cell>
          <table:table-cell table:style-name="ce51" office:value-type="float" office:value="43657061" calcext:value-type="float">
            <text:p>43657061</text:p>
          </table:table-cell>
          <table:table-cell table:number-columns-repeated="2" table:style-name="ce51" office:value-type="float" office:value="9.91003541329702E+017" calcext:value-type="float">
            <text:p>9.91003541329702E+017</text:p>
          </table:table-cell>
          <table:table-cell table:style-name="ce51" office:value-type="float" office:value="2265383730002650" calcext:value-type="float">
            <text:p>226538373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385484220" calcext:value-type="float">
            <text:p>9780385484220</text:p>
          </table:table-cell>
          <table:table-cell table:style-name="ce61" office:value-type="float" office:value="32285004325816" calcext:value-type="float">
            <text:p>32285004325816</text:p>
          </table:table-cell>
          <table:table-cell table:style-name="ce51" office:value-type="float" office:value="893441401" calcext:value-type="float">
            <text:p>893441401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195 .A5 v. 36A</text:p>
          </table:table-cell>
          <table:table-cell table:style-name="ce35" office:value-type="string" calcext:value-type="string">
            <text:p>0 <text:s text:c="21"/>BS 0195000A <text:s/>5 <text:s text:c="54"/>v. 36A</text:p>
          </table:table-cell>
          <table:table-cell table:style-name="ce35" office:value-type="string" calcext:value-type="string">
            <text:p>Hebrews / a new translation with introduction and commentary Craig R. Koester.</text:p>
          </table:table-cell>
          <table:table-cell table:style-name="ce51" office:value-type="string" calcext:value-type="string">
            <text:p>V. 36A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ible. Hebrews. English. Koester. 2001.</text:p>
          </table:table-cell>
          <table:table-cell table:style-name="ce35" office:value-type="string" calcext:value-type="string">
            <text:p>New York : Doubleday, c2001.</text:p>
          </table:table-cell>
          <table:table-cell table:style-name="ce51" office:value-type="float" office:value="2001" calcext:value-type="float">
            <text:p>2001</text:p>
          </table:table-cell>
          <table:table-cell table:style-name="ce35" office:value-type="string" calcext:value-type="string">
            <text:p>1st ed.</text:p>
          </table:table-cell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yu</text:p>
          </table:table-cell>
          <table:table-cell table:style-name="ce35" office:value-type="string" calcext:value-type="string">
            <text:p>The Anchor Bible ; v. 36[A]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4" table:style-name="ce56" office:value-type="date" office:date-value="2001-07-19" calcext:value-type="date">
            <text:p>7/19/2001</text:p>
          </table:table-cell>
          <table:table-cell table:style-name="ce51" office:value-type="float" office:value="677" calcext:value-type="float">
            <text:p>677</text:p>
          </table:table-cell>
          <table:table-cell table:style-name="ce51" office:value-type="float" office:value="594" calcext:value-type="float">
            <text:p>594</text:p>
          </table:table-cell>
          <table:table-cell table:style-name="ce51" office:value-type="float" office:value="657" calcext:value-type="float">
            <text:p>657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864107015:eng</text:p>
          </table:table-cell>
          <table:table-cell table:style-name="ce51" office:value-type="float" office:value="43885361" calcext:value-type="float">
            <text:p>43885361</text:p>
          </table:table-cell>
          <table:table-cell table:number-columns-repeated="2" table:style-name="ce51" office:value-type="float" office:value="9.91003563189702E+017" calcext:value-type="float">
            <text:p>9.91003563189702E+017</text:p>
          </table:table-cell>
          <table:table-cell table:style-name="ce51" office:value-type="float" office:value="2255489340002650" calcext:value-type="float">
            <text:p>225548934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385468930" calcext:value-type="float">
            <text:p>9780385468930</text:p>
          </table:table-cell>
          <table:table-cell table:style-name="ce61" office:value-type="float" office:value="32285004333877" calcext:value-type="float">
            <text:p>32285004333877</text:p>
          </table:table-cell>
          <table:table-cell table:style-name="ce51" office:value-type="float" office:value="893781135" calcext:value-type="float">
            <text:p>893781135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195 .A5 v. 37</text:p>
          </table:table-cell>
          <table:table-cell table:style-name="ce35" office:value-type="string" calcext:value-type="string">
            <text:p>0 <text:s text:c="21"/>BS 0195000A <text:s/>5 <text:s text:c="54"/>v. 37</text:p>
          </table:table-cell>
          <table:table-cell table:style-name="ce35" office:value-type="string" calcext:value-type="string">
            <text:p>The Epistles of James, Peter and Jude, translated with an introduction and notes by Bo Reicke.</text:p>
          </table:table-cell>
          <table:table-cell table:style-name="ce51" office:value-type="string" calcext:value-type="string">
            <text:p>V. 37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ible. Epistles. English. Reicke. 1964.</text:p>
          </table:table-cell>
          <table:table-cell table:style-name="ce35" office:value-type="string" calcext:value-type="string">
            <text:p>Garden City, N.Y., Doubleday, 1964.</text:p>
          </table:table-cell>
          <table:table-cell table:style-name="ce51" office:value-type="float" office:value="1964" calcext:value-type="float">
            <text:p>1964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___</text:p>
          </table:table-cell>
          <table:table-cell table:style-name="ce35" office:value-type="string" calcext:value-type="string">
            <text:p>Bible. English. 1964. The Anchor Bible, v.37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6" office:value-type="date" office:date-value="2005-09-12" calcext:value-type="date">
            <text:p>9/12/2005</text:p>
          </table:table-cell>
          <table:table-cell table:number-columns-repeated="2" table:style-name="ce56" office:value-type="date" office:date-value="1991-03-06" calcext:value-type="date">
            <text:p>3/6/1991</text:p>
          </table:table-cell>
          <table:table-cell table:style-name="ce57" office:value-type="float" office:value="1473" calcext:value-type="float">
            <text:p>1,473</text:p>
          </table:table-cell>
          <table:table-cell table:style-name="ce57" office:value-type="float" office:value="1333" calcext:value-type="float">
            <text:p>1,333</text:p>
          </table:table-cell>
          <table:table-cell table:style-name="ce57" office:value-type="float" office:value="1351" calcext:value-type="float">
            <text:p>1,351</text:p>
          </table:table-cell>
          <table:table-cell table:number-columns-repeated="2"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60" calcext:value-type="float">
            <text:p>60</text:p>
          </table:table-cell>
          <table:table-cell table:number-columns-repeated="2" table:style-name="ce51" office:value-type="float" office:value="28" calcext:value-type="float">
            <text:p>28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083024543:eng</text:p>
          </table:table-cell>
          <table:table-cell table:style-name="ce51" office:value-type="float" office:value="384848" calcext:value-type="float">
            <text:p>384848</text:p>
          </table:table-cell>
          <table:table-cell table:number-columns-repeated="2" table:style-name="ce51" office:value-type="float" office:value="9.91002642469702E+017" calcext:value-type="float">
            <text:p>9.91002642469702E+017</text:p>
          </table:table-cell>
          <table:table-cell table:style-name="ce51" office:value-type="float" office:value="2258543210002650" calcext:value-type="float">
            <text:p>225854321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545060" calcext:value-type="float">
            <text:p>32285000545060</text:p>
          </table:table-cell>
          <table:table-cell table:style-name="ce51" office:value-type="float" office:value="893517550" calcext:value-type="float">
            <text:p>893517550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195 .A5 v. 37A</text:p>
          </table:table-cell>
          <table:table-cell table:style-name="ce35" office:value-type="string" calcext:value-type="string">
            <text:p>0 <text:s text:c="21"/>BS 0195000A <text:s/>5 <text:s text:c="54"/>v. 37A</text:p>
          </table:table-cell>
          <table:table-cell table:style-name="ce35" office:value-type="string" calcext:value-type="string">
            <text:p>The letter of James : a new translation with introduction and commentary / by Luke Timothy Johnson.</text:p>
          </table:table-cell>
          <table:table-cell table:style-name="ce51" office:value-type="string" calcext:value-type="string">
            <text:p>V. 37A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ible. James. English. Johnson. 1995.</text:p>
          </table:table-cell>
          <table:table-cell table:style-name="ce35" office:value-type="string" calcext:value-type="string">
            <text:p>New York : Doubleday, 1995.</text:p>
          </table:table-cell>
          <table:table-cell table:style-name="ce51" office:value-type="float" office:value="1995" calcext:value-type="float">
            <text:p>1995</text:p>
          </table:table-cell>
          <table:table-cell table:style-name="ce35" office:value-type="string" calcext:value-type="string">
            <text:p>1st ed.</text:p>
          </table:table-cell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yu</text:p>
          </table:table-cell>
          <table:table-cell table:style-name="ce35" office:value-type="string" calcext:value-type="string">
            <text:p>The Anchor Bible ; v. 37A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6" office:value-type="date" office:date-value="2003-07-27" calcext:value-type="date">
            <text:p>7/27/2003</text:p>
          </table:table-cell>
          <table:table-cell table:number-columns-repeated="2" table:style-name="ce56" office:value-type="date" office:date-value="2000-06-15" calcext:value-type="date">
            <text:p>6/15/2000</text:p>
          </table:table-cell>
          <table:table-cell table:style-name="ce51" office:value-type="float" office:value="840" calcext:value-type="float">
            <text:p>840</text:p>
          </table:table-cell>
          <table:table-cell table:style-name="ce51" office:value-type="float" office:value="729" calcext:value-type="float">
            <text:p>729</text:p>
          </table:table-cell>
          <table:table-cell table:style-name="ce51" office:value-type="float" office:value="781" calcext:value-type="float">
            <text:p>781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434052694:eng</text:p>
          </table:table-cell>
          <table:table-cell table:style-name="ce51" office:value-type="float" office:value="31374078" calcext:value-type="float">
            <text:p>31374078</text:p>
          </table:table-cell>
          <table:table-cell table:number-columns-repeated="2" table:style-name="ce51" office:value-type="float" office:value="9.91003187969702E+017" calcext:value-type="float">
            <text:p>9.91003187969702E+017</text:p>
          </table:table-cell>
          <table:table-cell table:style-name="ce51" office:value-type="float" office:value="2262956930002650" calcext:value-type="float">
            <text:p>226295693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385413602" calcext:value-type="float">
            <text:p>9780385413602</text:p>
          </table:table-cell>
          <table:table-cell table:style-name="ce61" office:value-type="float" office:value="32285002087350" calcext:value-type="float">
            <text:p>32285002087350</text:p>
          </table:table-cell>
          <table:table-cell table:style-name="ce51" office:value-type="float" office:value="893704993" calcext:value-type="float">
            <text:p>893704993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41 .M6 v.6</text:p>
          </table:table-cell>
          <table:table-cell table:style-name="ce35" office:value-type="string" calcext:value-type="string">
            <text:p>0 <text:s text:c="21"/>BS 2341000M <text:s/>6 <text:s text:c="54"/>v.6</text:p>
          </table:table-cell>
          <table:table-cell table:style-name="ce35" office:value-type="string" calcext:value-type="string">
            <text:p>The Epistle of Paul to the Romans / by C.H. Dodd ...</text:p>
          </table:table-cell>
          <table:table-cell table:style-name="ce51" office:value-type="string" calcext:value-type="string">
            <text:p>V. 6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Dodd, C. H. (Charles Harold), 1884-1973.</text:p>
          </table:table-cell>
          <table:table-cell table:style-name="ce35" office:value-type="string" calcext:value-type="string">
            <text:p>London : Hodder &amp; Stoughton, 1932</text:p>
          </table:table-cell>
          <table:table-cell table:style-name="ce51" office:value-type="float" office:value="1932" calcext:value-type="float">
            <text:p>1932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enk</text:p>
          </table:table-cell>
          <table:table-cell table:style-name="ce35" office:value-type="string" calcext:value-type="string">
            <text:p>The Moffatt New Testament commentary ; v.6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6" office:value-type="date" office:date-value="2004-04-24" calcext:value-type="date">
            <text:p>4/24/2004</text:p>
          </table:table-cell>
          <table:table-cell table:number-columns-repeated="2" table:style-name="ce56" office:value-type="date" office:date-value="1991-02-19" calcext:value-type="date">
            <text:p>2/19/1991</text:p>
          </table:table-cell>
          <table:table-cell table:style-name="ce51" office:value-type="float" office:value="248" calcext:value-type="float">
            <text:p>248</text:p>
          </table:table-cell>
          <table:table-cell table:style-name="ce51" office:value-type="float" office:value="136" calcext:value-type="float">
            <text:p>136</text:p>
          </table:table-cell>
          <table:table-cell table:style-name="ce51" office:value-type="float" office:value="650" calcext:value-type="float">
            <text:p>65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64676799:eng</text:p>
          </table:table-cell>
          <table:table-cell table:style-name="ce51" office:value-type="float" office:value="6138344" calcext:value-type="float">
            <text:p>6138344</text:p>
          </table:table-cell>
          <table:table-cell table:number-columns-repeated="2" table:style-name="ce51" office:value-type="float" office:value="9.91004934639702E+017" calcext:value-type="float">
            <text:p>9.91004934639702E+017</text:p>
          </table:table-cell>
          <table:table-cell table:style-name="ce51" office:value-type="float" office:value="2260027330002650" calcext:value-type="float">
            <text:p>226002733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466838" calcext:value-type="float">
            <text:p>32285000466838</text:p>
          </table:table-cell>
          <table:table-cell table:style-name="ce51" office:value-type="float" office:value="893260332" calcext:value-type="float">
            <text:p>893260332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41.2 .N382 v.3-4</text:p>
          </table:table-cell>
          <table:table-cell table:style-name="ce35" office:value-type="string" calcext:value-type="string">
            <text:p>0 <text:s text:c="21"/>BS 2341200N <text:s/>382 <text:s text:c="52"/>v.3-4</text:p>
          </table:table-cell>
          <table:table-cell table:style-name="ce35" office:value-type="string" calcext:value-type="string">
            <text:p>The Gospel according to St. Mark / [by] Rudolf Schnackenburg.</text:p>
          </table:table-cell>
          <table:table-cell table:style-name="ce51" office:value-type="string" calcext:value-type="string">
            <text:p>V. 3</text:p>
          </table:table-cell>
          <table:table-cell table:style-name="ce51" office:value-type="string" calcext:value-type="string">
            <text:p>Yes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Schnackenburg, Rudolf, 1914-</text:p>
          </table:table-cell>
          <table:table-cell table:style-name="ce35" office:value-type="string" calcext:value-type="string">
            <text:p>[New York] Herder and Herder [1971]</text:p>
          </table:table-cell>
          <table:table-cell table:style-name="ce51" office:value-type="float" office:value="1971" calcext:value-type="float">
            <text:p>1971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___</text:p>
          </table:table-cell>
          <table:table-cell table:style-name="ce35" office:value-type="string" calcext:value-type="string">
            <text:p>New Testament for spiritual reading, 3-4</text:p>
          </table:table-cell>
          <table:table-cell table:style-name="ce51" office:value-type="string" calcext:value-type="string">
            <text:p>BS 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2" table:style-name="ce56" office:value-type="date" office:date-value="2009-12-06" calcext:value-type="date">
            <text:p>12/6/2009</text:p>
          </table:table-cell>
          <table:table-cell table:style-name="ce56" office:value-type="date" office:date-value="2000-06-15" calcext:value-type="date">
            <text:p>6/15/2000</text:p>
          </table:table-cell>
          <table:table-cell table:style-name="ce56" office:value-type="date" office:date-value="2001-05-29" calcext:value-type="date">
            <text:p>5/29/2001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95" calcext:value-type="float">
            <text:p>95</text:p>
          </table:table-cell>
          <table:table-cell table:style-name="ce51" office:value-type="float" office:value="143" calcext:value-type="float">
            <text:p>143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372297085:eng</text:p>
          </table:table-cell>
          <table:table-cell table:style-name="ce51" office:value-type="float" office:value="1456886" calcext:value-type="float">
            <text:p>1456886</text:p>
          </table:table-cell>
          <table:table-cell table:number-columns-repeated="2" table:style-name="ce51" office:value-type="float" office:value="9.91003097719702E+017" calcext:value-type="float">
            <text:p>9.91003097719702E+017</text:p>
          </table:table-cell>
          <table:table-cell table:style-name="ce51" office:value-type="float" office:value="2256082710002650" calcext:value-type="float">
            <text:p>225608271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466994" calcext:value-type="float">
            <text:p>32285000466994</text:p>
          </table:table-cell>
          <table:table-cell table:style-name="ce51" office:value-type="float" office:value="893616997" calcext:value-type="float">
            <text:p>893616997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41.2 .N382 v.3-4</text:p>
          </table:table-cell>
          <table:table-cell table:style-name="ce35" office:value-type="string" calcext:value-type="string">
            <text:p>0 <text:s text:c="21"/>BS 2341200N <text:s/>382 <text:s text:c="52"/>v.3-4</text:p>
          </table:table-cell>
          <table:table-cell table:style-name="ce35" office:value-type="string" calcext:value-type="string">
            <text:p>The Gospel according to St. Mark / [by] Rudolf Schnackenburg.</text:p>
          </table:table-cell>
          <table:table-cell table:style-name="ce51" office:value-type="string" calcext:value-type="string">
            <text:p>V. 4</text:p>
          </table:table-cell>
          <table:table-cell table:style-name="ce51" office:value-type="string" calcext:value-type="string">
            <text:p>Yes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Schnackenburg, Rudolf, 1914-</text:p>
          </table:table-cell>
          <table:table-cell table:style-name="ce35" office:value-type="string" calcext:value-type="string">
            <text:p>[New York] Herder and Herder [1971]</text:p>
          </table:table-cell>
          <table:table-cell table:style-name="ce51" office:value-type="float" office:value="1971" calcext:value-type="float">
            <text:p>1971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___</text:p>
          </table:table-cell>
          <table:table-cell table:style-name="ce35" office:value-type="string" calcext:value-type="string">
            <text:p>New Testament for spiritual reading, 3-4</text:p>
          </table:table-cell>
          <table:table-cell table:style-name="ce51" office:value-type="string" calcext:value-type="string">
            <text:p>BS 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5" calcext:value-type="float">
            <text:p>15</text:p>
          </table:table-cell>
          <table:table-cell table:style-name="ce56" office:value-type="date" office:date-value="2007-02-05" calcext:value-type="date">
            <text:p>2/5/2007</text:p>
          </table:table-cell>
          <table:table-cell table:style-name="ce56" office:value-type="date" office:date-value="2009-12-06" calcext:value-type="date">
            <text:p>12/6/2009</text:p>
          </table:table-cell>
          <table:table-cell table:number-columns-repeated="2" table:style-name="ce56" office:value-type="date" office:date-value="2001-05-29" calcext:value-type="date">
            <text:p>5/29/2001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95" calcext:value-type="float">
            <text:p>95</text:p>
          </table:table-cell>
          <table:table-cell table:style-name="ce51" office:value-type="float" office:value="143" calcext:value-type="float">
            <text:p>143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372297085:eng</text:p>
          </table:table-cell>
          <table:table-cell table:style-name="ce51" office:value-type="float" office:value="1456886" calcext:value-type="float">
            <text:p>1456886</text:p>
          </table:table-cell>
          <table:table-cell table:number-columns-repeated="2" table:style-name="ce51" office:value-type="float" office:value="9.91003097719702E+017" calcext:value-type="float">
            <text:p>9.91003097719702E+017</text:p>
          </table:table-cell>
          <table:table-cell table:style-name="ce51" office:value-type="float" office:value="2256082710002650" calcext:value-type="float">
            <text:p>225608271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467000" calcext:value-type="float">
            <text:p>32285000467000</text:p>
          </table:table-cell>
          <table:table-cell table:style-name="ce51" office:value-type="float" office:value="893592190" calcext:value-type="float">
            <text:p>893592190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61.2 .B4</text:p>
          </table:table-cell>
          <table:table-cell table:style-name="ce35" office:value-type="string" calcext:value-type="string">
            <text:p>0 <text:s text:c="21"/>BS 2361200B <text:s/>4</text:p>
          </table:table-cell>
          <table:table-cell table:style-name="ce35" office:value-type="string" calcext:value-type="string">
            <text:p>Literary criticism of the New Testament, by William A. Beardslee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eardslee, William A.</text:p>
          </table:table-cell>
          <table:table-cell table:style-name="ce35" office:value-type="string" calcext:value-type="string">
            <text:p>Philadelphia, Fortress Press [1970]</text:p>
          </table:table-cell>
          <table:table-cell table:style-name="ce51" office:value-type="float" office:value="1970" calcext:value-type="float">
            <text:p>1970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pau</text:p>
          </table:table-cell>
          <table:table-cell table:style-name="ce35" office:value-type="string" calcext:value-type="string">
            <text:p>Guides to biblical scholarship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6" office:value-type="date" office:date-value="2003-07-01" calcext:value-type="date">
            <text:p>7/1/2003</text:p>
          </table:table-cell>
          <table:table-cell table:number-columns-repeated="2" table:style-name="ce56" office:value-type="date" office:date-value="1991-02-19" calcext:value-type="date">
            <text:p>2/19/1991</text:p>
          </table:table-cell>
          <table:table-cell table:style-name="ce51" office:value-type="float" office:value="842" calcext:value-type="float">
            <text:p>842</text:p>
          </table:table-cell>
          <table:table-cell table:style-name="ce51" office:value-type="float" office:value="730" calcext:value-type="float">
            <text:p>730</text:p>
          </table:table-cell>
          <table:table-cell table:style-name="ce51" office:value-type="float" office:value="751" calcext:value-type="float">
            <text:p>751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42" calcext:value-type="float">
            <text:p>42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175897:eng</text:p>
          </table:table-cell>
          <table:table-cell table:style-name="ce51" office:value-type="float" office:value="52774" calcext:value-type="float">
            <text:p>52774</text:p>
          </table:table-cell>
          <table:table-cell table:number-columns-repeated="2" table:style-name="ce51" office:value-type="float" office:value="9.91000128079702E+017" calcext:value-type="float">
            <text:p>9.91000128079702E+017</text:p>
          </table:table-cell>
          <table:table-cell table:style-name="ce51" office:value-type="float" office:value="2259215660002650" calcext:value-type="float">
            <text:p>225921566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467539" calcext:value-type="float">
            <text:p>32285000467539</text:p>
          </table:table-cell>
          <table:table-cell table:style-name="ce51" office:value-type="float" office:value="893438033" calcext:value-type="float">
            <text:p>893438033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61.2 .K42</text:p>
          </table:table-cell>
          <table:table-cell table:style-name="ce35" office:value-type="string" calcext:value-type="string">
            <text:p>0 <text:s text:c="21"/>BS 2361200K <text:s/>42</text:p>
          </table:table-cell>
          <table:table-cell table:style-name="ce35" office:value-type="string" calcext:value-type="string">
            <text:p>The New Testament experience of faith / by Leander E. Keck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Keck, Leander E.</text:p>
          </table:table-cell>
          <table:table-cell table:style-name="ce35" office:value-type="string" calcext:value-type="string">
            <text:p>St. Louis : Bethany Press, c1976.</text:p>
          </table:table-cell>
          <table:table-cell table:style-name="ce51" office:value-type="float" office:value="1976" calcext:value-type="float">
            <text:p>1976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o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6" office:value-type="date" office:date-value="2003-07-01" calcext:value-type="date">
            <text:p>7/1/2003</text:p>
          </table:table-cell>
          <table:table-cell table:number-columns-repeated="2" table:style-name="ce56" office:value-type="date" office:date-value="1991-02-19" calcext:value-type="date">
            <text:p>2/19/1991</text:p>
          </table:table-cell>
          <table:table-cell table:style-name="ce51" office:value-type="float" office:value="227" calcext:value-type="float">
            <text:p>227</text:p>
          </table:table-cell>
          <table:table-cell table:style-name="ce51" office:value-type="float" office:value="197" calcext:value-type="float">
            <text:p>197</text:p>
          </table:table-cell>
          <table:table-cell table:style-name="ce51" office:value-type="float" office:value="237" calcext:value-type="float">
            <text:p>237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493972:eng</text:p>
          </table:table-cell>
          <table:table-cell table:style-name="ce51" office:value-type="float" office:value="2525019" calcext:value-type="float">
            <text:p>2525019</text:p>
          </table:table-cell>
          <table:table-cell table:number-columns-repeated="2" table:style-name="ce51" office:value-type="float" office:value="9.91004151579702E+017" calcext:value-type="float">
            <text:p>9.91004151579702E+017</text:p>
          </table:table-cell>
          <table:table-cell table:style-name="ce51" office:value-type="float" office:value="2272723540002650" calcext:value-type="float">
            <text:p>227272354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27225077" calcext:value-type="float">
            <text:p>9780827225077</text:p>
          </table:table-cell>
          <table:table-cell table:style-name="ce61" office:value-type="float" office:value="32285000467620" calcext:value-type="float">
            <text:p>32285000467620</text:p>
          </table:table-cell>
          <table:table-cell table:style-name="ce51" office:value-type="float" office:value="893628005" calcext:value-type="float">
            <text:p>893628005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77 .G74 1988</text:p>
          </table:table-cell>
          <table:table-cell table:style-name="ce35" office:value-type="string" calcext:value-type="string">
            <text:p>0 <text:s text:c="21"/>BS 2377000G <text:s/>74 <text:s text:c="9"/>1988</text:p>
          </table:table-cell>
          <table:table-cell table:style-name="ce35" office:value-type="string" calcext:value-type="string">
            <text:p>Greco-Roman literature and the New Testament : selected forms and genres / edited by David E. Aune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50"/>
          <table:table-cell table:style-name="ce35" office:value-type="string" calcext:value-type="string">
            <text:p>Atlanta, Ga. : Scholars Press, c1988.</text:p>
          </table:table-cell>
          <table:table-cell table:style-name="ce51" office:value-type="float" office:value="1988" calcext:value-type="float">
            <text:p>1988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gau</text:p>
          </table:table-cell>
          <table:table-cell table:style-name="ce35" office:value-type="string" calcext:value-type="string">
            <text:p>Sources for biblical study ; no. 21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6" office:value-type="date" office:date-value="2006-04-07" calcext:value-type="date">
            <text:p>4/7/2006</text:p>
          </table:table-cell>
          <table:table-cell table:number-columns-repeated="2" table:style-name="ce56" office:value-type="date" office:date-value="1990-05-24" calcext:value-type="date">
            <text:p>5/24/1990</text:p>
          </table:table-cell>
          <table:table-cell table:style-name="ce51" office:value-type="float" office:value="421" calcext:value-type="float">
            <text:p>421</text:p>
          </table:table-cell>
          <table:table-cell table:style-name="ce51" office:value-type="float" office:value="297" calcext:value-type="float">
            <text:p>297</text:p>
          </table:table-cell>
          <table:table-cell table:style-name="ce51" office:value-type="float" office:value="304" calcext:value-type="float">
            <text:p>304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21" calcext:value-type="float">
            <text:p>21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889863543:eng</text:p>
          </table:table-cell>
          <table:table-cell table:style-name="ce51" office:value-type="float" office:value="17258214" calcext:value-type="float">
            <text:p>17258214</text:p>
          </table:table-cell>
          <table:table-cell table:number-columns-repeated="2" table:style-name="ce51" office:value-type="float" office:value="9.91001190789702E+017" calcext:value-type="float">
            <text:p>9.91001190789702E+017</text:p>
          </table:table-cell>
          <table:table-cell table:style-name="ce51" office:value-type="float" office:value="2264061750002650" calcext:value-type="float">
            <text:p>226406175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1555402099" calcext:value-type="float">
            <text:p>9781555402099</text:p>
          </table:table-cell>
          <table:table-cell table:style-name="ce61" office:value-type="float" office:value="32285000165562" calcext:value-type="float">
            <text:p>32285000165562</text:p>
          </table:table-cell>
          <table:table-cell table:style-name="ce51" office:value-type="float" office:value="893407926" calcext:value-type="float">
            <text:p>893407926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79 .S38 1999</text:p>
          </table:table-cell>
          <table:table-cell table:style-name="ce35" office:value-type="string" calcext:value-type="string">
            <text:p>0 <text:s text:c="21"/>BS 2379000S <text:s/>38 <text:s text:c="9"/>1999</text:p>
          </table:table-cell>
          <table:table-cell table:style-name="ce35" office:value-type="string" calcext:value-type="string">
            <text:p>Rhetoric and ethic : the politics of biblical studies / Elisabeth Schüssler Fiorenza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Schüssler Fiorenza, Elisabeth, 1938-</text:p>
          </table:table-cell>
          <table:table-cell table:style-name="ce35" office:value-type="string" calcext:value-type="string">
            <text:p>Minneapolis : Fortress Press, c1999.</text:p>
          </table:table-cell>
          <table:table-cell table:style-name="ce51" office:value-type="float" office:value="1999" calcext:value-type="float">
            <text:p>1999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n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6" office:value-type="date" office:date-value="2003-07-01" calcext:value-type="date">
            <text:p>7/1/2003</text:p>
          </table:table-cell>
          <table:table-cell table:number-columns-repeated="2" table:style-name="ce56" office:value-type="date" office:date-value="2001-01-10" calcext:value-type="date">
            <text:p>1/10/2001</text:p>
          </table:table-cell>
          <table:table-cell table:style-name="ce51" office:value-type="float" office:value="383" calcext:value-type="float">
            <text:p>383</text:p>
          </table:table-cell>
          <table:table-cell table:style-name="ce51" office:value-type="float" office:value="285" calcext:value-type="float">
            <text:p>285</text:p>
          </table:table-cell>
          <table:table-cell table:style-name="ce51" office:value-type="float" office:value="290" calcext:value-type="float">
            <text:p>290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7880128:eng</text:p>
          </table:table-cell>
          <table:table-cell table:style-name="ce51" office:value-type="float" office:value="42667865" calcext:value-type="float">
            <text:p>42667865</text:p>
          </table:table-cell>
          <table:table-cell table:number-columns-repeated="2" table:style-name="ce51" office:value-type="float" office:value="9.91003350069702E+017" calcext:value-type="float">
            <text:p>9.91003350069702E+017</text:p>
          </table:table-cell>
          <table:table-cell table:style-name="ce51" office:value-type="float" office:value="2271917630002650" calcext:value-type="float">
            <text:p>227191763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0627959" calcext:value-type="float">
            <text:p>9780800627959</text:p>
          </table:table-cell>
          <table:table-cell table:style-name="ce61" office:value-type="float" office:value="32285004282132" calcext:value-type="float">
            <text:p>32285004282132</text:p>
          </table:table-cell>
          <table:table-cell table:style-name="ce51" office:value-type="float" office:value="893698941" calcext:value-type="float">
            <text:p>893698941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87 .M37 1988</text:p>
          </table:table-cell>
          <table:table-cell table:style-name="ce35" office:value-type="string" calcext:value-type="string">
            <text:p>0 <text:s text:c="21"/>BS 2387000M <text:s/>37 <text:s text:c="9"/>1988</text:p>
          </table:table-cell>
          <table:table-cell table:style-name="ce35" office:value-type="string" calcext:value-type="string">
            <text:p>Narrative parallels to the New Testament / compiled and edited by Francis Marti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Martin, Francis, 1930-2017.</text:p>
          </table:table-cell>
          <table:table-cell table:style-name="ce35" office:value-type="string" calcext:value-type="string">
            <text:p>Atlanta, Ga. : Scholars Press, c1988.</text:p>
          </table:table-cell>
          <table:table-cell table:style-name="ce51" office:value-type="float" office:value="1988" calcext:value-type="float">
            <text:p>1988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gau</text:p>
          </table:table-cell>
          <table:table-cell table:style-name="ce35" office:value-type="string" calcext:value-type="string">
            <text:p>Resources for Biblical study / Society of Biblical Literature ; no. 22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6" office:value-type="date" office:date-value="2003-07-01" calcext:value-type="date">
            <text:p>7/1/2003</text:p>
          </table:table-cell>
          <table:table-cell table:number-columns-repeated="2" table:style-name="ce56" office:value-type="date" office:date-value="1990-01-04" calcext:value-type="date">
            <text:p>1/4/1990</text:p>
          </table:table-cell>
          <table:table-cell table:style-name="ce51" office:value-type="float" office:value="344" calcext:value-type="float">
            <text:p>344</text:p>
          </table:table-cell>
          <table:table-cell table:style-name="ce51" office:value-type="float" office:value="257" calcext:value-type="float">
            <text:p>257</text:p>
          </table:table-cell>
          <table:table-cell table:style-name="ce51" office:value-type="float" office:value="262" calcext:value-type="float">
            <text:p>262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19" calcext:value-type="float">
            <text:p>19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54301820:eng</text:p>
          </table:table-cell>
          <table:table-cell table:style-name="ce51" office:value-type="float" office:value="18746596" calcext:value-type="float">
            <text:p>18746596</text:p>
          </table:table-cell>
          <table:table-cell table:number-columns-repeated="2" table:style-name="ce51" office:value-type="float" office:value="9.91001389959702E+017" calcext:value-type="float">
            <text:p>9.91001389959702E+017</text:p>
          </table:table-cell>
          <table:table-cell table:style-name="ce51" office:value-type="float" office:value="2255187800002650" calcext:value-type="float">
            <text:p>225518780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026558" calcext:value-type="float">
            <text:p>32285000026558</text:p>
          </table:table-cell>
          <table:table-cell table:style-name="ce51" office:value-type="float" office:value="893346479" calcext:value-type="float">
            <text:p>893346479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87 .M6 1983</text:p>
          </table:table-cell>
          <table:table-cell table:style-name="ce35" office:value-type="string" calcext:value-type="string">
            <text:p>0 <text:s text:c="21"/>BS 2387000M <text:s/>6 <text:s text:c="10"/>1983</text:p>
          </table:table-cell>
          <table:table-cell table:style-name="ce35" office:value-type="string" calcext:value-type="string">
            <text:p>The Old Testament in the Gospel Passion narratives / Douglas J. Moo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Moo, Douglas J.</text:p>
          </table:table-cell>
          <table:table-cell table:style-name="ce35" office:value-type="string" calcext:value-type="string">
            <text:p>Sheffield, Eng. : Almond Press, c1983.</text:p>
          </table:table-cell>
          <table:table-cell table:style-name="ce51" office:value-type="float" office:value="1983" calcext:value-type="float">
            <text:p>1983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enk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6" office:value-type="date" office:date-value="2007-03-06" calcext:value-type="date">
            <text:p>3/6/2007</text:p>
          </table:table-cell>
          <table:table-cell table:number-columns-repeated="2" table:style-name="ce56" office:value-type="date" office:date-value="1991-02-25" calcext:value-type="date">
            <text:p>2/25/1991</text:p>
          </table:table-cell>
          <table:table-cell table:style-name="ce51" office:value-type="float" office:value="275" calcext:value-type="float">
            <text:p>275</text:p>
          </table:table-cell>
          <table:table-cell table:style-name="ce51" office:value-type="float" office:value="192" calcext:value-type="float">
            <text:p>192</text:p>
          </table:table-cell>
          <table:table-cell table:style-name="ce51" office:value-type="float" office:value="212" calcext:value-type="float">
            <text:p>212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107459:eng</text:p>
          </table:table-cell>
          <table:table-cell table:style-name="ce51" office:value-type="float" office:value="10164851" calcext:value-type="float">
            <text:p>10164851</text:p>
          </table:table-cell>
          <table:table-cell table:number-columns-repeated="2" table:style-name="ce51" office:value-type="float" office:value="9.91000325249702E+017" calcext:value-type="float">
            <text:p>9.91000325249702E+017</text:p>
          </table:table-cell>
          <table:table-cell table:style-name="ce51" office:value-type="float" office:value="2266777910002650" calcext:value-type="float">
            <text:p>226677791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907459293" calcext:value-type="float">
            <text:p>9780907459293</text:p>
          </table:table-cell>
          <table:table-cell table:style-name="ce61" office:value-type="float" office:value="32285000468149" calcext:value-type="float">
            <text:p>32285000468149</text:p>
          </table:table-cell>
          <table:table-cell table:style-name="ce51" office:value-type="float" office:value="893784132" calcext:value-type="float">
            <text:p>893784132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93 .D57</text:p>
          </table:table-cell>
          <table:table-cell table:style-name="ce35" office:value-type="string" calcext:value-type="string">
            <text:p>0 <text:s text:c="21"/>BS 2393000D <text:s/>57</text:p>
          </table:table-cell>
          <table:table-cell table:style-name="ce35" office:value-type="string" calcext:value-type="string">
            <text:p>More New Testament studies [by] C. H. Dodd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Dodd, C. H. (Charles Harold), 1884-1973.</text:p>
          </table:table-cell>
          <table:table-cell table:style-name="ce35" office:value-type="string" calcext:value-type="string">
            <text:p>Grand Rapids, Eerdmans [1968]</text:p>
          </table:table-cell>
          <table:table-cell table:style-name="ce51" office:value-type="float" office:value="1968" calcext:value-type="float">
            <text:p>1968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i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6" office:value-type="date" office:date-value="2003-07-01" calcext:value-type="date">
            <text:p>7/1/2003</text:p>
          </table:table-cell>
          <table:table-cell table:number-columns-repeated="2" table:style-name="ce56" office:value-type="date" office:date-value="1991-02-25" calcext:value-type="date">
            <text:p>2/25/1991</text:p>
          </table:table-cell>
          <table:table-cell table:style-name="ce51" office:value-type="float" office:value="361" calcext:value-type="float">
            <text:p>361</text:p>
          </table:table-cell>
          <table:table-cell table:style-name="ce51" office:value-type="float" office:value="326" calcext:value-type="float">
            <text:p>326</text:p>
          </table:table-cell>
          <table:table-cell table:style-name="ce51" office:value-type="float" office:value="445" calcext:value-type="float">
            <text:p>445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32" calcext:value-type="float">
            <text:p>32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857356034:eng</text:p>
          </table:table-cell>
          <table:table-cell table:style-name="ce51" office:value-type="float" office:value="39253" calcext:value-type="float">
            <text:p>39253</text:p>
          </table:table-cell>
          <table:table-cell table:number-columns-repeated="2" table:style-name="ce51" office:value-type="float" office:value="9.91000093399702E+017" calcext:value-type="float">
            <text:p>9.91000093399702E+017</text:p>
          </table:table-cell>
          <table:table-cell table:style-name="ce51" office:value-type="float" office:value="2265554190002650" calcext:value-type="float">
            <text:p>226555419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468206" calcext:value-type="float">
            <text:p>32285000468206</text:p>
          </table:table-cell>
          <table:table-cell table:style-name="ce51" office:value-type="float" office:value="893406920" calcext:value-type="float">
            <text:p>893406920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93 .F58</text:p>
          </table:table-cell>
          <table:table-cell table:style-name="ce35" office:value-type="string" calcext:value-type="string">
            <text:p>0 <text:s text:c="21"/>BS 2393000F <text:s/>58</text:p>
          </table:table-cell>
          <table:table-cell table:style-name="ce35" office:value-type="string" calcext:value-type="string">
            <text:p>Essays on the Semitic background of the New Testament [by] Joseph A. Fitzmyer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Fitzmyer, Joseph A.</text:p>
          </table:table-cell>
          <table:table-cell table:style-name="ce35" office:value-type="string" calcext:value-type="string">
            <text:p>London, G. Chapman, 1971.</text:p>
          </table:table-cell>
          <table:table-cell table:style-name="ce51" office:value-type="float" office:value="1971" calcext:value-type="float">
            <text:p>1971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enk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6" office:value-type="date" office:date-value="2005-04-12" calcext:value-type="date">
            <text:p>4/12/2005</text:p>
          </table:table-cell>
          <table:table-cell table:number-columns-repeated="2" table:style-name="ce56" office:value-type="date" office:date-value="1991-02-25" calcext:value-type="date">
            <text:p>2/25/1991</text:p>
          </table:table-cell>
          <table:table-cell table:style-name="ce51" office:value-type="float" office:value="418" calcext:value-type="float">
            <text:p>418</text:p>
          </table:table-cell>
          <table:table-cell table:style-name="ce51" office:value-type="float" office:value="300" calcext:value-type="float">
            <text:p>300</text:p>
          </table:table-cell>
          <table:table-cell table:style-name="ce51" office:value-type="float" office:value="517" calcext:value-type="float">
            <text:p>517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24" calcext:value-type="float">
            <text:p>24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271553:eng</text:p>
          </table:table-cell>
          <table:table-cell table:style-name="ce51" office:value-type="float" office:value="206975" calcext:value-type="float">
            <text:p>206975</text:p>
          </table:table-cell>
          <table:table-cell table:number-columns-repeated="2" table:style-name="ce51" office:value-type="float" office:value="9.91001237809702E+017" calcext:value-type="float">
            <text:p>9.91001237809702E+017</text:p>
          </table:table-cell>
          <table:table-cell table:style-name="ce51" office:value-type="float" office:value="2254834550002650" calcext:value-type="float">
            <text:p>225483455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225488845" calcext:value-type="float">
            <text:p>9780225488845</text:p>
          </table:table-cell>
          <table:table-cell table:style-name="ce61" office:value-type="float" office:value="32285000468214" calcext:value-type="float">
            <text:p>32285000468214</text:p>
          </table:table-cell>
          <table:table-cell table:style-name="ce51" office:value-type="float" office:value="893516020" calcext:value-type="float">
            <text:p>893516020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95 .B68 1995</text:p>
          </table:table-cell>
          <table:table-cell table:style-name="ce35" office:value-type="string" calcext:value-type="string">
            <text:p>0 <text:s text:c="21"/>BS 2395000B <text:s/>68 <text:s text:c="9"/>1995</text:p>
          </table:table-cell>
          <table:table-cell table:style-name="ce35" office:value-type="string" calcext:value-type="string">
            <text:p>New Testament traditions and apocryphal narratives / François Bovon ; translated by Jane Haapiseva-Hunter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ovon, François.</text:p>
          </table:table-cell>
          <table:table-cell table:style-name="ce35" office:value-type="string" calcext:value-type="string">
            <text:p>Allison Park, Pa. : Pickwick Publications, 1995.</text:p>
          </table:table-cell>
          <table:table-cell table:style-name="ce51" office:value-type="float" office:value="1995" calcext:value-type="float">
            <text:p>1995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pau</text:p>
          </table:table-cell>
          <table:table-cell table:style-name="ce35" office:value-type="string" calcext:value-type="string">
            <text:p>Princeton theological monograph series ; 36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number-columns-repeated="2" table:style-name="ce56" office:value-type="date" office:date-value="2006-02-26" calcext:value-type="date">
            <text:p>2/26/2006</text:p>
          </table:table-cell>
          <table:table-cell table:number-columns-repeated="2" table:style-name="ce56" office:value-type="date" office:date-value="1995-06-07" calcext:value-type="date">
            <text:p>6/7/1995</text:p>
          </table:table-cell>
          <table:table-cell table:style-name="ce51" office:value-type="float" office:value="146" calcext:value-type="float">
            <text:p>146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129" calcext:value-type="float">
            <text:p>129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4" table:style-name="ce51" office:value-type="float" office:value="2" calcext:value-type="float">
            <text:p>2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2834058:eng</text:p>
          </table:table-cell>
          <table:table-cell table:style-name="ce51" office:value-type="float" office:value="30547862" calcext:value-type="float">
            <text:p>30547862</text:p>
          </table:table-cell>
          <table:table-cell table:number-columns-repeated="2" table:style-name="ce51" office:value-type="float" office:value="9.91002347099702E+017" calcext:value-type="float">
            <text:p>9.91002347099702E+017</text:p>
          </table:table-cell>
          <table:table-cell table:style-name="ce51" office:value-type="float" office:value="2264058950002650" calcext:value-type="float">
            <text:p>226405895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1556350245" calcext:value-type="float">
            <text:p>9781556350245</text:p>
          </table:table-cell>
          <table:table-cell table:style-name="ce61" office:value-type="float" office:value="32285002050598" calcext:value-type="float">
            <text:p>32285002050598</text:p>
          </table:table-cell>
          <table:table-cell table:style-name="ce51" office:value-type="float" office:value="893498007" calcext:value-type="float">
            <text:p>893498007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95 .B7</text:p>
          </table:table-cell>
          <table:table-cell table:style-name="ce35" office:value-type="string" calcext:value-type="string">
            <text:p>0 <text:s text:c="21"/>BS 2395000B <text:s/>7</text:p>
          </table:table-cell>
          <table:table-cell table:style-name="ce35" office:value-type="string" calcext:value-type="string">
            <text:p>New Testament essays, by Raymond E.Brow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Yes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rown, Raymond E. (Raymond Edward), 1928-1998.</text:p>
          </table:table-cell>
          <table:table-cell table:style-name="ce35" office:value-type="string" calcext:value-type="string">
            <text:p>Milwaukee, Bruce Pub. Co. [1965]</text:p>
          </table:table-cell>
          <table:table-cell table:style-name="ce51" office:value-type="float" office:value="1965" calcext:value-type="float">
            <text:p>1965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___</text:p>
          </table:table-cell>
          <table:table-cell table:style-name="ce35" office:value-type="string" calcext:value-type="string">
            <text:p>Impact books</text:p>
          </table:table-cell>
          <table:table-cell table:style-name="ce51" office:value-type="string" calcext:value-type="string">
            <text:p>BS 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4" calcext:value-type="float">
            <text:p>14</text:p>
          </table:table-cell>
          <table:table-cell table:style-name="ce56" office:value-type="date" office:date-value="2003-07-01" calcext:value-type="date">
            <text:p>7/1/2003</text:p>
          </table:table-cell>
          <table:table-cell table:style-name="ce56" office:value-type="date" office:date-value="2004-12-01" calcext:value-type="date">
            <text:p>12/1/2004</text:p>
          </table:table-cell>
          <table:table-cell table:number-columns-repeated="2" table:style-name="ce56" office:value-type="date" office:date-value="1991-02-25" calcext:value-type="date">
            <text:p>2/25/1991</text:p>
          </table:table-cell>
          <table:table-cell table:style-name="ce51" office:value-type="float" office:value="484" calcext:value-type="float">
            <text:p>484</text:p>
          </table:table-cell>
          <table:table-cell table:style-name="ce51" office:value-type="float" office:value="416" calcext:value-type="float">
            <text:p>416</text:p>
          </table:table-cell>
          <table:table-cell table:style-name="ce51" office:value-type="float" office:value="660" calcext:value-type="float">
            <text:p>660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703520:eng</text:p>
          </table:table-cell>
          <table:table-cell table:style-name="ce51" office:value-type="float" office:value="6530571" calcext:value-type="float">
            <text:p>6530571</text:p>
          </table:table-cell>
          <table:table-cell table:number-columns-repeated="2" table:style-name="ce51" office:value-type="float" office:value="9.91002608059702E+017" calcext:value-type="float">
            <text:p>9.91002608059702E+017</text:p>
          </table:table-cell>
          <table:table-cell table:style-name="ce51" office:value-type="float" office:value="2262985250002650" calcext:value-type="float">
            <text:p>226298525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468305" calcext:value-type="float">
            <text:p>32285000468305</text:p>
          </table:table-cell>
          <table:table-cell table:style-name="ce51" office:value-type="float" office:value="893227066" calcext:value-type="float">
            <text:p>893227066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95 .D3</text:p>
          </table:table-cell>
          <table:table-cell table:style-name="ce35" office:value-type="string" calcext:value-type="string">
            <text:p>0 <text:s text:c="21"/>BS 2395000D <text:s/>3</text:p>
          </table:table-cell>
          <table:table-cell table:style-name="ce35" office:value-type="string" calcext:value-type="string">
            <text:p>The background of the New Testament and its eschatology, edited by W. D. Davies and D. Daube in honour of Charles Harold Dodd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Davies, W. D. (William David), 1911-2001, editor.</text:p>
          </table:table-cell>
          <table:table-cell table:style-name="ce35" office:value-type="string" calcext:value-type="string">
            <text:p>Cambridge, University Press, 1964 [c1954]</text:p>
          </table:table-cell>
          <table:table-cell table:style-name="ce51" office:value-type="float" office:value="1964" calcext:value-type="float">
            <text:p>1964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___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6" office:value-type="date" office:date-value="2003-07-01" calcext:value-type="date">
            <text:p>7/1/2003</text:p>
          </table:table-cell>
          <table:table-cell table:number-columns-repeated="2" table:style-name="ce56" office:value-type="date" office:date-value="1991-02-25" calcext:value-type="date">
            <text:p>2/25/1991</text:p>
          </table:table-cell>
          <table:table-cell table:style-name="ce51" office:value-type="float" office:value="205" calcext:value-type="float">
            <text:p>205</text:p>
          </table:table-cell>
          <table:table-cell table:style-name="ce51" office:value-type="float" office:value="171" calcext:value-type="float">
            <text:p>171</text:p>
          </table:table-cell>
          <table:table-cell table:style-name="ce51" office:value-type="float" office:value="483" calcext:value-type="float">
            <text:p>483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426319893:eng</text:p>
          </table:table-cell>
          <table:table-cell table:style-name="ce51" office:value-type="float" office:value="1119241" calcext:value-type="float">
            <text:p>1119241</text:p>
          </table:table-cell>
          <table:table-cell table:number-columns-repeated="2" table:style-name="ce51" office:value-type="float" office:value="9.91003550409702E+017" calcext:value-type="float">
            <text:p>9.91003550409702E+017</text:p>
          </table:table-cell>
          <table:table-cell table:style-name="ce51" office:value-type="float" office:value="2255951190002650" calcext:value-type="float">
            <text:p>225595119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468347" calcext:value-type="float">
            <text:p>32285000468347</text:p>
          </table:table-cell>
          <table:table-cell table:style-name="ce51" office:value-type="float" office:value="893781123" calcext:value-type="float">
            <text:p>893781123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95 .F58</text:p>
          </table:table-cell>
          <table:table-cell table:style-name="ce35" office:value-type="string" calcext:value-type="string">
            <text:p>0 <text:s text:c="21"/>BS 2395000F <text:s/>58</text:p>
          </table:table-cell>
          <table:table-cell table:style-name="ce35" office:value-type="string" calcext:value-type="string">
            <text:p>To advance the Gospel : New Testament studies / Joseph A. Fitzmyer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Fitzmyer, Joseph A.</text:p>
          </table:table-cell>
          <table:table-cell table:style-name="ce35" office:value-type="string" calcext:value-type="string">
            <text:p>New York : Crossroad, c1981.</text:p>
          </table:table-cell>
          <table:table-cell table:style-name="ce51" office:value-type="float" office:value="1981" calcext:value-type="float">
            <text:p>1981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y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6" office:value-type="date" office:date-value="2003-07-01" calcext:value-type="date">
            <text:p>7/1/2003</text:p>
          </table:table-cell>
          <table:table-cell table:number-columns-repeated="2" table:style-name="ce56" office:value-type="date" office:date-value="1991-02-25" calcext:value-type="date">
            <text:p>2/25/1991</text:p>
          </table:table-cell>
          <table:table-cell table:style-name="ce51" office:value-type="float" office:value="450" calcext:value-type="float">
            <text:p>450</text:p>
          </table:table-cell>
          <table:table-cell table:style-name="ce51" office:value-type="float" office:value="362" calcext:value-type="float">
            <text:p>362</text:p>
          </table:table-cell>
          <table:table-cell table:style-name="ce51" office:value-type="float" office:value="463" calcext:value-type="float">
            <text:p>463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7" calcext:value-type="float">
            <text:p>27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490889:eng</text:p>
          </table:table-cell>
          <table:table-cell table:style-name="ce51" office:value-type="float" office:value="7168538" calcext:value-type="float">
            <text:p>7168538</text:p>
          </table:table-cell>
          <table:table-cell table:number-columns-repeated="2" table:style-name="ce51" office:value-type="float" office:value="9.91005079069702E+017" calcext:value-type="float">
            <text:p>9.91005079069702E+017</text:p>
          </table:table-cell>
          <table:table-cell table:style-name="ce51" office:value-type="float" office:value="2270094610002650" calcext:value-type="float">
            <text:p>227009461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24500085" calcext:value-type="float">
            <text:p>9780824500085</text:p>
          </table:table-cell>
          <table:table-cell table:style-name="ce61" office:value-type="float" office:value="32285000468370" calcext:value-type="float">
            <text:p>32285000468370</text:p>
          </table:table-cell>
          <table:table-cell table:style-name="ce51" office:value-type="float" office:value="893876898" calcext:value-type="float">
            <text:p>893876898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95 .J4</text:p>
          </table:table-cell>
          <table:table-cell table:style-name="ce35" office:value-type="string" calcext:value-type="string">
            <text:p>0 <text:s text:c="21"/>BS 2395000J <text:s/>4</text:p>
          </table:table-cell>
          <table:table-cell table:style-name="ce35" office:value-type="string" calcext:value-type="string">
            <text:p>The central message of the New Testament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Jeremias, Joachim, 1900-1979.</text:p>
          </table:table-cell>
          <table:table-cell table:style-name="ce35" office:value-type="string" calcext:value-type="string">
            <text:p>New York, Charles Scribner's Sons [1965]</text:p>
          </table:table-cell>
          <table:table-cell table:style-name="ce51" office:value-type="float" office:value="1965" calcext:value-type="float">
            <text:p>1965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___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6" office:value-type="date" office:date-value="2003-07-01" calcext:value-type="date">
            <text:p>7/1/2003</text:p>
          </table:table-cell>
          <table:table-cell table:number-columns-repeated="2" table:style-name="ce56" office:value-type="date" office:date-value="1990-05-01" calcext:value-type="date">
            <text:p>5/1/1990</text:p>
          </table:table-cell>
          <table:table-cell table:style-name="ce51" office:value-type="float" office:value="520" calcext:value-type="float">
            <text:p>520</text:p>
          </table:table-cell>
          <table:table-cell table:style-name="ce51" office:value-type="float" office:value="483" calcext:value-type="float">
            <text:p>483</text:p>
          </table:table-cell>
          <table:table-cell table:style-name="ce51" office:value-type="float" office:value="621" calcext:value-type="float">
            <text:p>621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9781957:eng</text:p>
          </table:table-cell>
          <table:table-cell table:style-name="ce51" office:value-type="float" office:value="1124452" calcext:value-type="float">
            <text:p>1124452</text:p>
          </table:table-cell>
          <table:table-cell table:number-columns-repeated="2" table:style-name="ce51" office:value-type="float" office:value="9.91003556209702E+017" calcext:value-type="float">
            <text:p>9.91003556209702E+017</text:p>
          </table:table-cell>
          <table:table-cell table:style-name="ce51" office:value-type="float" office:value="2269504430002650" calcext:value-type="float">
            <text:p>226950443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129642" calcext:value-type="float">
            <text:p>32285000129642</text:p>
          </table:table-cell>
          <table:table-cell table:style-name="ce51" office:value-type="float" office:value="893793732" calcext:value-type="float">
            <text:p>893793732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95 .R59</text:p>
          </table:table-cell>
          <table:table-cell table:style-name="ce35" office:value-type="string" calcext:value-type="string">
            <text:p>0 <text:s text:c="21"/>BS 2395000R <text:s/>59</text:p>
          </table:table-cell>
          <table:table-cell table:style-name="ce35" office:value-type="string" calcext:value-type="string">
            <text:p>Trajectories through early Christianity [by] James M. Robinson [and] Helmut Koester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Robinson, James M. (James McConkey), 1924-2016.</text:p>
          </table:table-cell>
          <table:table-cell table:style-name="ce35" office:value-type="string" calcext:value-type="string">
            <text:p>Philadelphia, Fortress Press [1971]</text:p>
          </table:table-cell>
          <table:table-cell table:style-name="ce51" office:value-type="float" office:value="1971" calcext:value-type="float">
            <text:p>1971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pa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6" office:value-type="date" office:date-value="2003-07-01" calcext:value-type="date">
            <text:p>7/1/2003</text:p>
          </table:table-cell>
          <table:table-cell table:number-columns-repeated="2" table:style-name="ce56" office:value-type="date" office:date-value="1990-05-04" calcext:value-type="date">
            <text:p>5/4/1990</text:p>
          </table:table-cell>
          <table:table-cell table:style-name="ce51" office:value-type="float" office:value="655" calcext:value-type="float">
            <text:p>655</text:p>
          </table:table-cell>
          <table:table-cell table:style-name="ce51" office:value-type="float" office:value="546" calcext:value-type="float">
            <text:p>546</text:p>
          </table:table-cell>
          <table:table-cell table:style-name="ce51" office:value-type="float" office:value="593" calcext:value-type="float">
            <text:p>593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80477472:eng</text:p>
          </table:table-cell>
          <table:table-cell table:style-name="ce51" office:value-type="float" office:value="153829" calcext:value-type="float">
            <text:p>153829</text:p>
          </table:table-cell>
          <table:table-cell table:number-columns-repeated="2" table:style-name="ce51" office:value-type="float" office:value="9.91000890399702E+017" calcext:value-type="float">
            <text:p>9.91000890399702E+017</text:p>
          </table:table-cell>
          <table:table-cell table:style-name="ce51" office:value-type="float" office:value="2254758270002650" calcext:value-type="float">
            <text:p>225475827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0600587" calcext:value-type="float">
            <text:p>9780800600587</text:p>
          </table:table-cell>
          <table:table-cell table:style-name="ce61" office:value-type="float" office:value="32285000149293" calcext:value-type="float">
            <text:p>32285000149293</text:p>
          </table:table-cell>
          <table:table-cell table:style-name="ce51" office:value-type="float" office:value="893884851" calcext:value-type="float">
            <text:p>893884851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97 .D6 1965</text:p>
          </table:table-cell>
          <table:table-cell table:style-name="ce35" office:value-type="string" calcext:value-type="string">
            <text:p>0 <text:s text:c="21"/>BS 2397000D <text:s/>6 <text:s text:c="10"/>1965</text:p>
          </table:table-cell>
          <table:table-cell table:style-name="ce35" office:value-type="string" calcext:value-type="string">
            <text:p>According to the Scriptures; the sub-structure of New Testament theology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Dodd, C. H. (Charles Harold), 1884-1973.</text:p>
          </table:table-cell>
          <table:table-cell table:style-name="ce35" office:value-type="string" calcext:value-type="string">
            <text:p>[London] Fontana Books [1965, c1952]</text:p>
          </table:table-cell>
          <table:table-cell table:style-name="ce51" office:value-type="float" office:value="1965" calcext:value-type="float">
            <text:p>1965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___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6" office:value-type="date" office:date-value="2003-07-01" calcext:value-type="date">
            <text:p>7/1/2003</text:p>
          </table:table-cell>
          <table:table-cell table:number-columns-repeated="2" table:style-name="ce56" office:value-type="date" office:date-value="1991-02-27" calcext:value-type="date">
            <text:p>2/27/1991</text:p>
          </table:table-cell>
          <table:table-cell table:style-name="ce51" office:value-type="float" office:value="61" calcext:value-type="float">
            <text:p>61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372" calcext:value-type="float">
            <text:p>372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9" calcext:value-type="float">
            <text:p>19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348174:eng</text:p>
          </table:table-cell>
          <table:table-cell table:style-name="ce51" office:value-type="float" office:value="228922" calcext:value-type="float">
            <text:p>228922</text:p>
          </table:table-cell>
          <table:table-cell table:number-columns-repeated="2" table:style-name="ce51" office:value-type="float" office:value="9.91001399379702E+017" calcext:value-type="float">
            <text:p>9.91001399379702E+017</text:p>
          </table:table-cell>
          <table:table-cell table:style-name="ce51" office:value-type="float" office:value="2256996140002650" calcext:value-type="float">
            <text:p>225699614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468644" calcext:value-type="float">
            <text:p>32285000468644</text:p>
          </table:table-cell>
          <table:table-cell table:style-name="ce51" office:value-type="float" office:value="893778773" calcext:value-type="float">
            <text:p>893778773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97 .D85</text:p>
          </table:table-cell>
          <table:table-cell table:style-name="ce35" office:value-type="string" calcext:value-type="string">
            <text:p>0 <text:s text:c="21"/>BS 2397000D <text:s/>85</text:p>
          </table:table-cell>
          <table:table-cell table:style-name="ce35" office:value-type="string" calcext:value-type="string">
            <text:p>Unity and diversity in the New Testament : an inquiry into the character of earliest Christianity / by James D. G. Dun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Dunn, James D. G., 1939-2020.</text:p>
          </table:table-cell>
          <table:table-cell table:style-name="ce35" office:value-type="string" calcext:value-type="string">
            <text:p>Philadelphia : Westminster Press, c1977.</text:p>
          </table:table-cell>
          <table:table-cell table:style-name="ce51" office:value-type="float" office:value="1977" calcext:value-type="float">
            <text:p>1977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pa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6" office:value-type="date" office:date-value="2004-04-18" calcext:value-type="date">
            <text:p>4/18/2004</text:p>
          </table:table-cell>
          <table:table-cell table:number-columns-repeated="2" table:style-name="ce56" office:value-type="date" office:date-value="1991-02-27" calcext:value-type="date">
            <text:p>2/27/1991</text:p>
          </table:table-cell>
          <table:table-cell table:style-name="ce51" office:value-type="float" office:value="515" calcext:value-type="float">
            <text:p>515</text:p>
          </table:table-cell>
          <table:table-cell table:style-name="ce51" office:value-type="float" office:value="475" calcext:value-type="float">
            <text:p>475</text:p>
          </table:table-cell>
          <table:table-cell table:style-name="ce51" office:value-type="float" office:value="688" calcext:value-type="float">
            <text:p>688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638332:eng</text:p>
          </table:table-cell>
          <table:table-cell table:style-name="ce51" office:value-type="float" office:value="3090094" calcext:value-type="float">
            <text:p>3090094</text:p>
          </table:table-cell>
          <table:table-cell table:number-columns-repeated="2" table:style-name="ce51" office:value-type="float" office:value="9.91004342399702E+017" calcext:value-type="float">
            <text:p>9.91004342399702E+017</text:p>
          </table:table-cell>
          <table:table-cell table:style-name="ce51" office:value-type="float" office:value="2260334080002650" calcext:value-type="float">
            <text:p>226033408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664213428" calcext:value-type="float">
            <text:p>9780664213428</text:p>
          </table:table-cell>
          <table:table-cell table:style-name="ce61" office:value-type="float" office:value="32285000468669" calcext:value-type="float">
            <text:p>32285000468669</text:p>
          </table:table-cell>
          <table:table-cell table:style-name="ce51" office:value-type="float" office:value="893417513" calcext:value-type="float">
            <text:p>893417513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97 .S3513</text:p>
          </table:table-cell>
          <table:table-cell table:style-name="ce35" office:value-type="string" calcext:value-type="string">
            <text:p>0 <text:s text:c="21"/>BS 2397000S <text:s/>3513</text:p>
          </table:table-cell>
          <table:table-cell table:style-name="ce35" office:value-type="string" calcext:value-type="string">
            <text:p>Christian existence in the New Testament. [Translated by F. Wieck.</text:p>
          </table:table-cell>
          <table:table-cell table:style-name="ce51" office:value-type="string" calcext:value-type="string">
            <text:p>V.1</text:p>
          </table:table-cell>
          <table:table-cell table:style-name="ce51" office:value-type="string" calcext:value-type="string">
            <text:p>Yes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Schnackenburg, Rudolf, 1914-</text:p>
          </table:table-cell>
          <table:table-cell table:style-name="ce35" office:value-type="string" calcext:value-type="string">
            <text:p>Notre Dame, Ind.] University of Notre Dame Press, 1968-</text:p>
          </table:table-cell>
          <table:table-cell table:style-name="ce51" office:value-type="float" office:value="1968" calcext:value-type="float">
            <text:p>1968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in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2" table:style-name="ce56" office:value-type="date" office:date-value="2003-07-01" calcext:value-type="date">
            <text:p>7/1/2003</text:p>
          </table:table-cell>
          <table:table-cell table:number-columns-repeated="2" table:style-name="ce56" office:value-type="date" office:date-value="1991-02-27" calcext:value-type="date">
            <text:p>2/27/1991</text:p>
          </table:table-cell>
          <table:table-cell table:style-name="ce51" office:value-type="float" office:value="483" calcext:value-type="float">
            <text:p>483</text:p>
          </table:table-cell>
          <table:table-cell table:style-name="ce51" office:value-type="float" office:value="439" calcext:value-type="float">
            <text:p>439</text:p>
          </table:table-cell>
          <table:table-cell table:style-name="ce51" office:value-type="float" office:value="444" calcext:value-type="float">
            <text:p>444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37" calcext:value-type="float">
            <text:p>37</text:p>
          </table:table-cell>
          <table:table-cell table:number-columns-repeated="2"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372508948:eng</text:p>
          </table:table-cell>
          <table:table-cell table:style-name="ce51" office:value-type="float" office:value="1752" calcext:value-type="float">
            <text:p>1752</text:p>
          </table:table-cell>
          <table:table-cell table:number-columns-repeated="2" table:style-name="ce51" office:value-type="float" office:value="9.91005433339702E+017" calcext:value-type="float">
            <text:p>9.91005433339702E+017</text:p>
          </table:table-cell>
          <table:table-cell table:style-name="ce51" office:value-type="float" office:value="2271291030002650" calcext:value-type="float">
            <text:p>227129103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468826" calcext:value-type="float">
            <text:p>32285000468826</text:p>
          </table:table-cell>
          <table:table-cell table:style-name="ce51" office:value-type="float" office:value="893707919" calcext:value-type="float">
            <text:p>893707919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97 .S3513</text:p>
          </table:table-cell>
          <table:table-cell table:style-name="ce35" office:value-type="string" calcext:value-type="string">
            <text:p>0 <text:s text:c="21"/>BS 2397000S <text:s/>3513</text:p>
          </table:table-cell>
          <table:table-cell table:style-name="ce35" office:value-type="string" calcext:value-type="string">
            <text:p>Christian existence in the New Testament. [Translated by F. Wieck.</text:p>
          </table:table-cell>
          <table:table-cell table:style-name="ce51" office:value-type="string" calcext:value-type="string">
            <text:p>V.2</text:p>
          </table:table-cell>
          <table:table-cell table:style-name="ce51" office:value-type="string" calcext:value-type="string">
            <text:p>Yes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Schnackenburg, Rudolf, 1914-</text:p>
          </table:table-cell>
          <table:table-cell table:style-name="ce35" office:value-type="string" calcext:value-type="string">
            <text:p>Notre Dame, Ind.] University of Notre Dame Press, 1968-</text:p>
          </table:table-cell>
          <table:table-cell table:style-name="ce51" office:value-type="float" office:value="1968" calcext:value-type="float">
            <text:p>1968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in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2" table:style-name="ce56" office:value-type="date" office:date-value="2003-07-01" calcext:value-type="date">
            <text:p>7/1/2003</text:p>
          </table:table-cell>
          <table:table-cell table:number-columns-repeated="2" table:style-name="ce56" office:value-type="date" office:date-value="1991-02-27" calcext:value-type="date">
            <text:p>2/27/1991</text:p>
          </table:table-cell>
          <table:table-cell table:style-name="ce51" office:value-type="float" office:value="483" calcext:value-type="float">
            <text:p>483</text:p>
          </table:table-cell>
          <table:table-cell table:style-name="ce51" office:value-type="float" office:value="439" calcext:value-type="float">
            <text:p>439</text:p>
          </table:table-cell>
          <table:table-cell table:style-name="ce51" office:value-type="float" office:value="444" calcext:value-type="float">
            <text:p>444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37" calcext:value-type="float">
            <text:p>37</text:p>
          </table:table-cell>
          <table:table-cell table:number-columns-repeated="2"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372508948:eng</text:p>
          </table:table-cell>
          <table:table-cell table:style-name="ce51" office:value-type="float" office:value="1752" calcext:value-type="float">
            <text:p>1752</text:p>
          </table:table-cell>
          <table:table-cell table:number-columns-repeated="2" table:style-name="ce51" office:value-type="float" office:value="9.91005433339702E+017" calcext:value-type="float">
            <text:p>9.91005433339702E+017</text:p>
          </table:table-cell>
          <table:table-cell table:style-name="ce51" office:value-type="float" office:value="2271291030002650" calcext:value-type="float">
            <text:p>227129103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468834" calcext:value-type="float">
            <text:p>32285000468834</text:p>
          </table:table-cell>
          <table:table-cell table:style-name="ce51" office:value-type="float" office:value="893707918" calcext:value-type="float">
            <text:p>893707918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97 .S413</text:p>
          </table:table-cell>
          <table:table-cell table:style-name="ce35" office:value-type="string" calcext:value-type="string">
            <text:p>0 <text:s text:c="21"/>BS 2397000S <text:s/>413</text:p>
          </table:table-cell>
          <table:table-cell table:style-name="ce35" office:value-type="string" calcext:value-type="string">
            <text:p>New Testament theology today. Translated by David Askew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Schnackenburg, Rudolf, 1914-</text:p>
          </table:table-cell>
          <table:table-cell table:style-name="ce35" office:value-type="string" calcext:value-type="string">
            <text:p>New York, Herder aand Herder [1963]</text:p>
          </table:table-cell>
          <table:table-cell table:style-name="ce51" office:value-type="float" office:value="1963" calcext:value-type="float">
            <text:p>1963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___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6" office:value-type="date" office:date-value="2003-07-01" calcext:value-type="date">
            <text:p>7/1/2003</text:p>
          </table:table-cell>
          <table:table-cell table:number-columns-repeated="2" table:style-name="ce56" office:value-type="date" office:date-value="1991-02-27" calcext:value-type="date">
            <text:p>2/27/1991</text:p>
          </table:table-cell>
          <table:table-cell table:style-name="ce51" office:value-type="float" office:value="302" calcext:value-type="float">
            <text:p>302</text:p>
          </table:table-cell>
          <table:table-cell table:style-name="ce51" office:value-type="float" office:value="275" calcext:value-type="float">
            <text:p>275</text:p>
          </table:table-cell>
          <table:table-cell table:style-name="ce51" office:value-type="float" office:value="323" calcext:value-type="float">
            <text:p>323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504093:eng</text:p>
          </table:table-cell>
          <table:table-cell table:style-name="ce51" office:value-type="float" office:value="384514" calcext:value-type="float">
            <text:p>384514</text:p>
          </table:table-cell>
          <table:table-cell table:number-columns-repeated="2" table:style-name="ce51" office:value-type="float" office:value="9.91002641539702E+017" calcext:value-type="float">
            <text:p>9.91002641539702E+017</text:p>
          </table:table-cell>
          <table:table-cell table:style-name="ce51" office:value-type="float" office:value="2256474190002650" calcext:value-type="float">
            <text:p>225647419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468842" calcext:value-type="float">
            <text:p>32285000468842</text:p>
          </table:table-cell>
          <table:table-cell table:style-name="ce51" office:value-type="float" office:value="893409362" calcext:value-type="float">
            <text:p>893409362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397 .S42</text:p>
          </table:table-cell>
          <table:table-cell table:style-name="ce35" office:value-type="string" calcext:value-type="string">
            <text:p>0 <text:s text:c="21"/>BS 2397000S <text:s/>42</text:p>
          </table:table-cell>
          <table:table-cell table:style-name="ce35" office:value-type="string" calcext:value-type="string">
            <text:p>Present and future; modern aspects of New Testament theology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Schnackenburg, Rudolf, 1914-</text:p>
          </table:table-cell>
          <table:table-cell table:style-name="ce35" office:value-type="string" calcext:value-type="string">
            <text:p>Notre Dame, University of Notre Dame Press, 1966.</text:p>
          </table:table-cell>
          <table:table-cell table:style-name="ce51" office:value-type="float" office:value="1966" calcext:value-type="float">
            <text:p>1966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inu</text:p>
          </table:table-cell>
          <table:table-cell table:style-name="ce35" office:value-type="string" calcext:value-type="string">
            <text:p>The Cardinal O'Hara series, v. 3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6" office:value-type="date" office:date-value="2003-07-01" calcext:value-type="date">
            <text:p>7/1/2003</text:p>
          </table:table-cell>
          <table:table-cell table:number-columns-repeated="2" table:style-name="ce56" office:value-type="date" office:date-value="1991-02-27" calcext:value-type="date">
            <text:p>2/27/1991</text:p>
          </table:table-cell>
          <table:table-cell table:style-name="ce51" office:value-type="float" office:value="593" calcext:value-type="float">
            <text:p>593</text:p>
          </table:table-cell>
          <table:table-cell table:style-name="ce51" office:value-type="float" office:value="529" calcext:value-type="float">
            <text:p>529</text:p>
          </table:table-cell>
          <table:table-cell table:style-name="ce51" office:value-type="float" office:value="531" calcext:value-type="float">
            <text:p>531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35" calcext:value-type="float">
            <text:p>3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66907569:eng</text:p>
          </table:table-cell>
          <table:table-cell table:style-name="ce51" office:value-type="float" office:value="386375" calcext:value-type="float">
            <text:p>386375</text:p>
          </table:table-cell>
          <table:table-cell table:number-columns-repeated="2" table:style-name="ce51" office:value-type="float" office:value="9.91003400089702E+017" calcext:value-type="float">
            <text:p>9.91003400089702E+017</text:p>
          </table:table-cell>
          <table:table-cell table:style-name="ce51" office:value-type="float" office:value="2261612640002650" calcext:value-type="float">
            <text:p>226161264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468859" calcext:value-type="float">
            <text:p>32285000468859</text:p>
          </table:table-cell>
          <table:table-cell table:style-name="ce51" office:value-type="float" office:value="893617311" calcext:value-type="float">
            <text:p>893617311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410 .K613 1982, v.1</text:p>
          </table:table-cell>
          <table:table-cell table:style-name="ce35" office:value-type="string" calcext:value-type="string">
            <text:p>0 <text:s text:c="21"/>BS 2410000K <text:s/>613 <text:s text:c="8"/>1982 <text:s text:c="39"/>v.1</text:p>
          </table:table-cell>
          <table:table-cell table:style-name="ce35" office:value-type="string" calcext:value-type="string">
            <text:p>History, culture, and religion of the Hellenistic Age / Helmut Koester.</text:p>
          </table:table-cell>
          <table:table-cell table:style-name="ce51" office:value-type="string" calcext:value-type="string">
            <text:p>V. 1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Koester, Helmut, 1926-2016.</text:p>
          </table:table-cell>
          <table:table-cell table:style-name="ce35" office:value-type="string" calcext:value-type="string">
            <text:p>Philadelphia : Fortress Press, c1982.</text:p>
          </table:table-cell>
          <table:table-cell table:style-name="ce51" office:value-type="float" office:value="1982" calcext:value-type="float">
            <text:p>1982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pau</text:p>
          </table:table-cell>
          <table:table-cell table:style-name="ce35" office:value-type="string" calcext:value-type="string">
            <text:p>Hermeneia--foundations and facets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6" office:value-type="date" office:date-value="2003-07-01" calcext:value-type="date">
            <text:p>7/1/2003</text:p>
          </table:table-cell>
          <table:table-cell table:number-columns-repeated="2" table:style-name="ce56" office:value-type="date" office:date-value="2000-06-15" calcext:value-type="date">
            <text:p>6/15/2000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87" calcext:value-type="float">
            <text:p>87</text:p>
          </table:table-cell>
          <table:table-cell table:style-name="ce51" office:value-type="float" office:value="88" calcext:value-type="float">
            <text:p>88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8913086024:eng</text:p>
          </table:table-cell>
          <table:table-cell table:style-name="ce51" office:value-type="float" office:value="8926598" calcext:value-type="float">
            <text:p>8926598</text:p>
          </table:table-cell>
          <table:table-cell table:number-columns-repeated="2" table:style-name="ce51" office:value-type="float" office:value="9.91003161699702E+017" calcext:value-type="float">
            <text:p>9.91003161699702E+017</text:p>
          </table:table-cell>
          <table:table-cell table:style-name="ce51" office:value-type="float" office:value="2260680590002650" calcext:value-type="float">
            <text:p>226068059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468982" calcext:value-type="float">
            <text:p>32285000468982</text:p>
          </table:table-cell>
          <table:table-cell table:style-name="ce51" office:value-type="float" office:value="893623214" calcext:value-type="float">
            <text:p>893623214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410 .R383 1974</text:p>
          </table:table-cell>
          <table:table-cell table:style-name="ce35" office:value-type="string" calcext:value-type="string">
            <text:p>0 <text:s text:c="21"/>BS 2410000R <text:s/>383 <text:s text:c="8"/>1974</text:p>
          </table:table-cell>
          <table:table-cell table:style-name="ce35" office:value-type="string" calcext:value-type="string">
            <text:p>The New Testament era; the world of the Bible from 500 B.C. to A.D. 100, by Bo Reicke. Translated by David E. Gree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Reicke, Bo, 1914-1987.</text:p>
          </table:table-cell>
          <table:table-cell table:style-name="ce35" office:value-type="string" calcext:value-type="string">
            <text:p>Philadelphia, Fortress Press [1968]</text:p>
          </table:table-cell>
          <table:table-cell table:style-name="ce51" office:value-type="float" office:value="1968" calcext:value-type="float">
            <text:p>1968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pa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6" office:value-type="date" office:date-value="2009-10-28" calcext:value-type="date">
            <text:p>10/28/2009</text:p>
          </table:table-cell>
          <table:table-cell table:number-columns-repeated="2" table:style-name="ce56" office:value-type="date" office:date-value="1991-03-05" calcext:value-type="date">
            <text:p>3/5/1991</text:p>
          </table:table-cell>
          <table:table-cell table:style-name="ce51" office:value-type="float" office:value="581" calcext:value-type="float">
            <text:p>581</text:p>
          </table:table-cell>
          <table:table-cell table:style-name="ce51" office:value-type="float" office:value="514" calcext:value-type="float">
            <text:p>514</text:p>
          </table:table-cell>
          <table:table-cell table:style-name="ce51" office:value-type="float" office:value="643" calcext:value-type="float">
            <text:p>64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901173436:eng</text:p>
          </table:table-cell>
          <table:table-cell table:style-name="ce51" office:value-type="float" office:value="439161" calcext:value-type="float">
            <text:p>439161</text:p>
          </table:table-cell>
          <table:table-cell table:number-columns-repeated="2" table:style-name="ce51" office:value-type="float" office:value="9.91002777349702E+017" calcext:value-type="float">
            <text:p>9.91002777349702E+017</text:p>
          </table:table-cell>
          <table:table-cell table:style-name="ce51" office:value-type="float" office:value="2267798280002650" calcext:value-type="float">
            <text:p>226779828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469030" calcext:value-type="float">
            <text:p>32285000469030</text:p>
          </table:table-cell>
          <table:table-cell table:style-name="ce51" office:value-type="float" office:value="893792906" calcext:value-type="float">
            <text:p>893792906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417.J4 C5 1984</text:p>
          </table:table-cell>
          <table:table-cell table:style-name="ce35" office:value-type="string" calcext:value-type="string">
            <text:p>0 <text:s text:c="21"/>BS 2417000J <text:s/>4 <text:s text:c="17"/>C <text:s/>5 <text:s text:c="10"/>1984</text:p>
          </table:table-cell>
          <table:table-cell table:style-name="ce35" office:value-type="string" calcext:value-type="string">
            <text:p>A Galilean rabbi and his bible : Jesus' use of the interpreted scripture of his time / by Bruce D. Chilto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Chilton, Bruce.</text:p>
          </table:table-cell>
          <table:table-cell table:style-name="ce35" office:value-type="string" calcext:value-type="string">
            <text:p>Wilmington, Del. : M. Glazier, 1984.</text:p>
          </table:table-cell>
          <table:table-cell table:style-name="ce51" office:value-type="float" office:value="1984" calcext:value-type="float">
            <text:p>1984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deu</text:p>
          </table:table-cell>
          <table:table-cell table:style-name="ce35" office:value-type="string" calcext:value-type="string">
            <text:p>Good news studies ; v. 8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6" office:value-type="date" office:date-value="2005-12-05" calcext:value-type="date">
            <text:p>12/5/2005</text:p>
          </table:table-cell>
          <table:table-cell table:number-columns-repeated="2" table:style-name="ce56" office:value-type="date" office:date-value="1991-03-05" calcext:value-type="date">
            <text:p>3/5/1991</text:p>
          </table:table-cell>
          <table:table-cell table:style-name="ce51" office:value-type="float" office:value="368" calcext:value-type="float">
            <text:p>368</text:p>
          </table:table-cell>
          <table:table-cell table:style-name="ce51" office:value-type="float" office:value="298" calcext:value-type="float">
            <text:p>298</text:p>
          </table:table-cell>
          <table:table-cell table:style-name="ce51" office:value-type="float" office:value="304" calcext:value-type="float">
            <text:p>304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26" calcext:value-type="float">
            <text:p>26</text:p>
          </table:table-cell>
          <table:table-cell table:number-columns-repeated="2"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794631:eng</text:p>
          </table:table-cell>
          <table:table-cell table:style-name="ce51" office:value-type="float" office:value="10502550" calcext:value-type="float">
            <text:p>10502550</text:p>
          </table:table-cell>
          <table:table-cell table:number-columns-repeated="2" table:style-name="ce51" office:value-type="float" office:value="9.91000381709702E+017" calcext:value-type="float">
            <text:p>9.91000381709702E+017</text:p>
          </table:table-cell>
          <table:table-cell table:style-name="ce51" office:value-type="float" office:value="2257294080002650" calcext:value-type="float">
            <text:p>225729408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94533747" calcext:value-type="float">
            <text:p>9780894533747</text:p>
          </table:table-cell>
          <table:table-cell table:style-name="ce61" office:value-type="float" office:value="32285000469246" calcext:value-type="float">
            <text:p>32285000469246</text:p>
          </table:table-cell>
          <table:table-cell table:style-name="ce51" office:value-type="float" office:value="893790453" calcext:value-type="float">
            <text:p>893790453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456 .T38 1997</text:p>
          </table:table-cell>
          <table:table-cell table:style-name="ce35" office:value-type="string" calcext:value-type="string">
            <text:p>0 <text:s text:c="21"/>BS 2456000T <text:s/>38 <text:s text:c="9"/>1997</text:p>
          </table:table-cell>
          <table:table-cell table:style-name="ce35" office:value-type="string" calcext:value-type="string">
            <text:p>The immerser : John the Baptist within Second Temple Judaism / Joan E. Taylor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Taylor, Joan E.</text:p>
          </table:table-cell>
          <table:table-cell table:style-name="ce35" office:value-type="string" calcext:value-type="string">
            <text:p>Grand Rapids, Mich. : W.B. Eerdmans Pub. Co., c1997.</text:p>
          </table:table-cell>
          <table:table-cell table:style-name="ce51" office:value-type="float" office:value="1997" calcext:value-type="float">
            <text:p>1997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iu</text:p>
          </table:table-cell>
          <table:table-cell table:style-name="ce35" office:value-type="string" calcext:value-type="string">
            <text:p>Studying the historical Jesus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6" office:value-type="date" office:date-value="2010-03-29" calcext:value-type="date">
            <text:p>3/29/2010</text:p>
          </table:table-cell>
          <table:table-cell table:number-columns-repeated="2" table:style-name="ce56" office:value-type="date" office:date-value="1998-08-24" calcext:value-type="date">
            <text:p>8/24/1998</text:p>
          </table:table-cell>
          <table:table-cell table:style-name="ce51" office:value-type="float" office:value="496" calcext:value-type="float">
            <text:p>496</text:p>
          </table:table-cell>
          <table:table-cell table:number-columns-repeated="2" table:style-name="ce51" office:value-type="float" office:value="407" calcext:value-type="float">
            <text:p>407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32" calcext:value-type="float">
            <text:p>32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901347030:eng</text:p>
          </table:table-cell>
          <table:table-cell table:style-name="ce51" office:value-type="float" office:value="36407776" calcext:value-type="float">
            <text:p>36407776</text:p>
          </table:table-cell>
          <table:table-cell table:number-columns-repeated="2" table:style-name="ce51" office:value-type="float" office:value="9.91002772379702E+017" calcext:value-type="float">
            <text:p>9.91002772379702E+017</text:p>
          </table:table-cell>
          <table:table-cell table:style-name="ce51" office:value-type="float" office:value="2257390210002650" calcext:value-type="float">
            <text:p>225739021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2842367" calcext:value-type="float">
            <text:p>9780802842367</text:p>
          </table:table-cell>
          <table:table-cell table:style-name="ce61" office:value-type="float" office:value="32285003461042" calcext:value-type="float">
            <text:p>32285003461042</text:p>
          </table:table-cell>
          <table:table-cell table:style-name="ce51" office:value-type="float" office:value="893886700" calcext:value-type="float">
            <text:p>893886700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506 .U8513</text:p>
          </table:table-cell>
          <table:table-cell table:style-name="ce35" office:value-type="string" calcext:value-type="string">
            <text:p>0 <text:s text:c="21"/>BS 2506000U <text:s/>8513</text:p>
          </table:table-cell>
          <table:table-cell table:style-name="ce35" office:value-type="string" calcext:value-type="string">
            <text:p>Tarsus or Jerusalem, the city of Paul's youth. Translated out of the Dutch by George Ogg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Unnik, W. C. van (Willem Cornelis), 1910-1978.</text:p>
          </table:table-cell>
          <table:table-cell table:style-name="ce35" office:value-type="string" calcext:value-type="string">
            <text:p>London, Epworth Press [1962]</text:p>
          </table:table-cell>
          <table:table-cell table:style-name="ce51" office:value-type="float" office:value="1962" calcext:value-type="float">
            <text:p>1962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enk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6" office:value-type="date" office:date-value="1998-09-02" calcext:value-type="date">
            <text:p>9/2/1998</text:p>
          </table:table-cell>
          <table:table-cell table:number-columns-repeated="2" table:style-name="ce56" office:value-type="date" office:date-value="1991-03-11" calcext:value-type="date">
            <text:p>3/11/1991</text:p>
          </table:table-cell>
          <table:table-cell table:style-name="ce51" office:value-type="float" office:value="248" calcext:value-type="float">
            <text:p>248</text:p>
          </table:table-cell>
          <table:table-cell table:style-name="ce51" office:value-type="float" office:value="175" calcext:value-type="float">
            <text:p>175</text:p>
          </table:table-cell>
          <table:table-cell table:style-name="ce51" office:value-type="float" office:value="177" calcext:value-type="float">
            <text:p>177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1074109:eng</text:p>
          </table:table-cell>
          <table:table-cell table:style-name="ce51" office:value-type="float" office:value="465512" calcext:value-type="float">
            <text:p>465512</text:p>
          </table:table-cell>
          <table:table-cell table:number-columns-repeated="2" table:style-name="ce51" office:value-type="float" office:value="9.91002818889702E+017" calcext:value-type="float">
            <text:p>9.91002818889702E+017</text:p>
          </table:table-cell>
          <table:table-cell table:style-name="ce51" office:value-type="float" office:value="2259945730002650" calcext:value-type="float">
            <text:p>225994573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469923" calcext:value-type="float">
            <text:p>32285000469923</text:p>
          </table:table-cell>
          <table:table-cell table:style-name="ce51" office:value-type="float" office:value="893428084" calcext:value-type="float">
            <text:p>893428084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7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506 .W37 1986</text:p>
          </table:table-cell>
          <table:table-cell table:style-name="ce35" office:value-type="string" calcext:value-type="string">
            <text:p>0 <text:s text:c="21"/>BS 2506000W <text:s/>37 <text:s text:c="9"/>1986</text:p>
          </table:table-cell>
          <table:table-cell table:style-name="ce35" office:value-type="string" calcext:value-type="string">
            <text:p>Paul, Judaism, and the gentiles : a sociological approach / Francis Watso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Watson, Francis, 1956-</text:p>
          </table:table-cell>
          <table:table-cell table:style-name="ce35" office:value-type="string" calcext:value-type="string">
            <text:p>Cambridge [Cambridgeshire] ; New York : Cambridge University Press, 1986.</text:p>
          </table:table-cell>
          <table:table-cell table:style-name="ce51" office:value-type="float" office:value="1986" calcext:value-type="float">
            <text:p>1986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enk</text:p>
          </table:table-cell>
          <table:table-cell table:style-name="ce35" office:value-type="string" calcext:value-type="string">
            <text:p>Monograph series (Society for New Testament Studies) ; 56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6" office:value-type="date" office:date-value="1996-10-28" calcext:value-type="date">
            <text:p>10/28/1996</text:p>
          </table:table-cell>
          <table:table-cell table:number-columns-repeated="2" table:style-name="ce56" office:value-type="date" office:date-value="1990-05-03" calcext:value-type="date">
            <text:p>5/3/1990</text:p>
          </table:table-cell>
          <table:table-cell table:style-name="ce51" office:value-type="float" office:value="615" calcext:value-type="float">
            <text:p>615</text:p>
          </table:table-cell>
          <table:table-cell table:style-name="ce51" office:value-type="float" office:value="459" calcext:value-type="float">
            <text:p>459</text:p>
          </table:table-cell>
          <table:table-cell table:style-name="ce51" office:value-type="float" office:value="498" calcext:value-type="float">
            <text:p>498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836626254:eng</text:p>
          </table:table-cell>
          <table:table-cell table:style-name="ce51" office:value-type="float" office:value="13332626" calcext:value-type="float">
            <text:p>13332626</text:p>
          </table:table-cell>
          <table:table-cell table:number-columns-repeated="2" table:style-name="ce51" office:value-type="float" office:value="9.91000811859702E+017" calcext:value-type="float">
            <text:p>9.91000811859702E+017</text:p>
          </table:table-cell>
          <table:table-cell table:style-name="ce51" office:value-type="float" office:value="2263140800002650" calcext:value-type="float">
            <text:p>226314080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521325738" calcext:value-type="float">
            <text:p>9780521325738</text:p>
          </table:table-cell>
          <table:table-cell table:style-name="ce61" office:value-type="float" office:value="32285000148337" calcext:value-type="float">
            <text:p>32285000148337</text:p>
          </table:table-cell>
          <table:table-cell table:style-name="ce51" office:value-type="float" office:value="893231431" calcext:value-type="float">
            <text:p>893231431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545.A8 H46 1981</text:p>
          </table:table-cell>
          <table:table-cell table:style-name="ce35" office:value-type="string" calcext:value-type="string">
            <text:p>0 <text:s text:c="21"/>BS 2545000A <text:s/>8 <text:s text:c="17"/>H <text:s/>46 <text:s text:c="9"/>1981</text:p>
          </table:table-cell>
          <table:table-cell table:style-name="ce35" office:value-type="string" calcext:value-type="string">
            <text:p>The atonement : the origins of the doctrine in the New Testament / Martin Hengel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Hengel, Martin.</text:p>
          </table:table-cell>
          <table:table-cell table:style-name="ce35" office:value-type="string" calcext:value-type="string">
            <text:p>Philadelphia : Fortress Press, 1981.</text:p>
          </table:table-cell>
          <table:table-cell table:style-name="ce51" office:value-type="float" office:value="1981" calcext:value-type="float">
            <text:p>1981</text:p>
          </table:table-cell>
          <table:table-cell table:style-name="ce35" office:value-type="string" calcext:value-type="string">
            <text:p>1st American ed.</text:p>
          </table:table-cell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pa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6" office:value-type="date" office:date-value="2008-10-17" calcext:value-type="date">
            <text:p>10/17/2008</text:p>
          </table:table-cell>
          <table:table-cell table:number-columns-repeated="2" table:style-name="ce56" office:value-type="date" office:date-value="1991-03-19" calcext:value-type="date">
            <text:p>3/19/1991</text:p>
          </table:table-cell>
          <table:table-cell table:style-name="ce51" office:value-type="float" office:value="487" calcext:value-type="float">
            <text:p>487</text:p>
          </table:table-cell>
          <table:table-cell table:style-name="ce51" office:value-type="float" office:value="425" calcext:value-type="float">
            <text:p>425</text:p>
          </table:table-cell>
          <table:table-cell table:style-name="ce51" office:value-type="float" office:value="450" calcext:value-type="float">
            <text:p>45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864086041:eng</text:p>
          </table:table-cell>
          <table:table-cell table:style-name="ce51" office:value-type="float" office:value="7272106" calcext:value-type="float">
            <text:p>7272106</text:p>
          </table:table-cell>
          <table:table-cell table:number-columns-repeated="2" table:style-name="ce51" office:value-type="float" office:value="9.91005095009702E+017" calcext:value-type="float">
            <text:p>9.91005095009702E+017</text:p>
          </table:table-cell>
          <table:table-cell table:style-name="ce51" office:value-type="float" office:value="2261468310002650" calcext:value-type="float">
            <text:p>226146831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0614461" calcext:value-type="float">
            <text:p>9780800614461</text:p>
          </table:table-cell>
          <table:table-cell table:style-name="ce61" office:value-type="float" office:value="32285000555168" calcext:value-type="float">
            <text:p>32285000555168</text:p>
          </table:table-cell>
          <table:table-cell table:style-name="ce51" office:value-type="float" office:value="893350696" calcext:value-type="float">
            <text:p>893350696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545.C59 G38 1986</text:p>
          </table:table-cell>
          <table:table-cell table:style-name="ce35" office:value-type="string" calcext:value-type="string">
            <text:p>0 <text:s text:c="21"/>BS 2545000C <text:s/>59 <text:s text:c="16"/>G <text:s/>38 <text:s text:c="9"/>1986</text:p>
          </table:table-cell>
          <table:table-cell table:style-name="ce35" office:value-type="string" calcext:value-type="string">
            <text:p>From darkness to light : aspects of conversion in the New Testament / Beverly Roberts Gaventa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Gaventa, Beverly Roberts.</text:p>
          </table:table-cell>
          <table:table-cell table:style-name="ce35" office:value-type="string" calcext:value-type="string">
            <text:p>Philadelphia : Fortress Press, c1986.</text:p>
          </table:table-cell>
          <table:table-cell table:style-name="ce51" office:value-type="float" office:value="1986" calcext:value-type="float">
            <text:p>1986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pau</text:p>
          </table:table-cell>
          <table:table-cell table:style-name="ce35" office:value-type="string" calcext:value-type="string">
            <text:p>Overtures to biblical theology ; 20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6" office:value-type="date" office:date-value="2009-03-10" calcext:value-type="date">
            <text:p>3/10/2009</text:p>
          </table:table-cell>
          <table:table-cell table:number-columns-repeated="2" table:style-name="ce56" office:value-type="date" office:date-value="1991-03-19" calcext:value-type="date">
            <text:p>3/19/1991</text:p>
          </table:table-cell>
          <table:table-cell table:style-name="ce51" office:value-type="float" office:value="383" calcext:value-type="float">
            <text:p>383</text:p>
          </table:table-cell>
          <table:table-cell table:style-name="ce51" office:value-type="float" office:value="302" calcext:value-type="float">
            <text:p>302</text:p>
          </table:table-cell>
          <table:table-cell table:style-name="ce51" office:value-type="float" office:value="306" calcext:value-type="float">
            <text:p>306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20" calcext:value-type="float">
            <text:p>20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890175167:eng</text:p>
          </table:table-cell>
          <table:table-cell table:style-name="ce51" office:value-type="float" office:value="12666557" calcext:value-type="float">
            <text:p>12666557</text:p>
          </table:table-cell>
          <table:table-cell table:number-columns-repeated="2" table:style-name="ce51" office:value-type="float" office:value="9.91000721569702E+017" calcext:value-type="float">
            <text:p>9.91000721569702E+017</text:p>
          </table:table-cell>
          <table:table-cell table:style-name="ce51" office:value-type="float" office:value="2265918170002650" calcext:value-type="float">
            <text:p>226591817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0615451" calcext:value-type="float">
            <text:p>9780800615451</text:p>
          </table:table-cell>
          <table:table-cell table:style-name="ce61" office:value-type="float" office:value="32285000555259" calcext:value-type="float">
            <text:p>32285000555259</text:p>
          </table:table-cell>
          <table:table-cell table:style-name="ce51" office:value-type="float" office:value="893534287" calcext:value-type="float">
            <text:p>893534287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545.D45 L4513 1986</text:p>
          </table:table-cell>
          <table:table-cell table:style-name="ce35" office:value-type="string" calcext:value-type="string">
            <text:p>0 <text:s text:c="21"/>BS 2545000D <text:s/>45 <text:s text:c="16"/>L <text:s/>4513 <text:s text:c="7"/>1986</text:p>
          </table:table-cell>
          <table:table-cell table:style-name="ce35" office:value-type="string" calcext:value-type="string">
            <text:p>Life and death in the New Testament : the teachings of Jesus and Paul / Xavier Léon-Dufour ; translated from the French by Terrence Prendergast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Léon-Dufour, Xavier.</text:p>
          </table:table-cell>
          <table:table-cell table:style-name="ce35" office:value-type="string" calcext:value-type="string">
            <text:p>San Francisco : Harper &amp; Row, c1986.</text:p>
          </table:table-cell>
          <table:table-cell table:style-name="ce51" office:value-type="float" office:value="1986" calcext:value-type="float">
            <text:p>1986</text:p>
          </table:table-cell>
          <table:table-cell table:style-name="ce35" office:value-type="string" calcext:value-type="string">
            <text:p>1st ed.</text:p>
          </table:table-cell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ca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6" office:value-type="date" office:date-value="1995-11-11" calcext:value-type="date">
            <text:p>11/11/1995</text:p>
          </table:table-cell>
          <table:table-cell table:number-columns-repeated="2" table:style-name="ce56" office:value-type="date" office:date-value="1991-03-19" calcext:value-type="date">
            <text:p>3/19/1991</text:p>
          </table:table-cell>
          <table:table-cell table:style-name="ce51" office:value-type="float" office:value="458" calcext:value-type="float">
            <text:p>458</text:p>
          </table:table-cell>
          <table:table-cell table:style-name="ce51" office:value-type="float" office:value="396" calcext:value-type="float">
            <text:p>396</text:p>
          </table:table-cell>
          <table:table-cell table:style-name="ce51" office:value-type="float" office:value="403" calcext:value-type="float">
            <text:p>403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33" calcext:value-type="float">
            <text:p>33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403794:eng</text:p>
          </table:table-cell>
          <table:table-cell table:style-name="ce51" office:value-type="float" office:value="13670737" calcext:value-type="float">
            <text:p>13670737</text:p>
          </table:table-cell>
          <table:table-cell table:number-columns-repeated="2" table:style-name="ce51" office:value-type="float" office:value="9.91000860049702E+017" calcext:value-type="float">
            <text:p>9.91000860049702E+017</text:p>
          </table:table-cell>
          <table:table-cell table:style-name="ce51" office:value-type="float" office:value="2254778000002650" calcext:value-type="float">
            <text:p>225477800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060601942" calcext:value-type="float">
            <text:p>9780060601942</text:p>
          </table:table-cell>
          <table:table-cell table:style-name="ce61" office:value-type="float" office:value="32285000555267" calcext:value-type="float">
            <text:p>32285000555267</text:p>
          </table:table-cell>
          <table:table-cell table:style-name="ce51" office:value-type="float" office:value="893708774" calcext:value-type="float">
            <text:p>893708774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545.F35 K87 1990</text:p>
          </table:table-cell>
          <table:table-cell table:style-name="ce35" office:value-type="string" calcext:value-type="string">
            <text:p>0 <text:s text:c="21"/>BS 2545000F <text:s/>35 <text:s text:c="16"/>K <text:s/>87 <text:s text:c="9"/>1990</text:p>
          </table:table-cell>
          <table:table-cell table:style-name="ce35" office:value-type="string" calcext:value-type="string">
            <text:p>Farewell addresses in the New Testament / by William S. Kurz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Kurz, William S., 1939-</text:p>
          </table:table-cell>
          <table:table-cell table:style-name="ce35" office:value-type="string" calcext:value-type="string">
            <text:p>Collegeville, Minn. : Liturgical Press, c1990.</text:p>
          </table:table-cell>
          <table:table-cell table:style-name="ce51" office:value-type="float" office:value="1990" calcext:value-type="float">
            <text:p>1990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nu</text:p>
          </table:table-cell>
          <table:table-cell table:style-name="ce35" office:value-type="string" calcext:value-type="string">
            <text:p>Zacchaeus studies. New Testament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6" office:value-type="date" office:date-value="2006-03-29" calcext:value-type="date">
            <text:p>3/29/2006</text:p>
          </table:table-cell>
          <table:table-cell table:number-columns-repeated="2" table:style-name="ce56" office:value-type="date" office:date-value="1990-12-04" calcext:value-type="date">
            <text:p>12/4/1990</text:p>
          </table:table-cell>
          <table:table-cell table:style-name="ce51" office:value-type="float" office:value="210" calcext:value-type="float">
            <text:p>210</text:p>
          </table:table-cell>
          <table:table-cell table:number-columns-repeated="2" table:style-name="ce51" office:value-type="float" office:value="170" calcext:value-type="float">
            <text:p>17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20" calcext:value-type="float">
            <text:p>20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13" calcext:value-type="float">
            <text:p>13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3413097:eng</text:p>
          </table:table-cell>
          <table:table-cell table:style-name="ce51" office:value-type="float" office:value="21333490" calcext:value-type="float">
            <text:p>21333490</text:p>
          </table:table-cell>
          <table:table-cell table:number-columns-repeated="2" table:style-name="ce51" office:value-type="float" office:value="9.91001677309702E+017" calcext:value-type="float">
            <text:p>9.91001677309702E+017</text:p>
          </table:table-cell>
          <table:table-cell table:style-name="ce51" office:value-type="float" office:value="2262402070002650" calcext:value-type="float">
            <text:p>226240207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14657515" calcext:value-type="float">
            <text:p>9780814657515</text:p>
          </table:table-cell>
          <table:table-cell table:style-name="ce61" office:value-type="float" office:value="32285000357698" calcext:value-type="float">
            <text:p>32285000357698</text:p>
          </table:table-cell>
          <table:table-cell table:style-name="ce51" office:value-type="float" office:value="893315955" calcext:value-type="float">
            <text:p>893315955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545.H634 D47 1999</text:p>
          </table:table-cell>
          <table:table-cell table:style-name="ce35" office:value-type="string" calcext:value-type="string">
            <text:p>0 <text:s text:c="21"/>BS 2545000H <text:s/>634 <text:s text:c="15"/>D <text:s/>47 <text:s text:c="9"/>1999</text:p>
          </table:table-cell>
          <table:table-cell table:style-name="ce35" office:value-type="string" calcext:value-type="string">
            <text:p>The hope of glory : honor discourse and New Testament interpretation / David A. deSilva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DeSilva, David Arthur.</text:p>
          </table:table-cell>
          <table:table-cell table:style-name="ce35" office:value-type="string" calcext:value-type="string">
            <text:p>Collegeville, Minn. : Liturgical Press, c1999.</text:p>
          </table:table-cell>
          <table:table-cell table:style-name="ce51" office:value-type="float" office:value="1999" calcext:value-type="float">
            <text:p>1999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n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6" office:value-type="date" office:date-value="2007-03-07" calcext:value-type="date">
            <text:p>3/7/2007</text:p>
          </table:table-cell>
          <table:table-cell table:number-columns-repeated="2" table:style-name="ce56" office:value-type="date" office:date-value="2000-12-05" calcext:value-type="date">
            <text:p>12/5/2000</text:p>
          </table:table-cell>
          <table:table-cell table:style-name="ce51" office:value-type="float" office:value="201" calcext:value-type="float">
            <text:p>201</text:p>
          </table:table-cell>
          <table:table-cell table:style-name="ce51" office:value-type="float" office:value="161" calcext:value-type="float">
            <text:p>161</text:p>
          </table:table-cell>
          <table:table-cell table:style-name="ce51" office:value-type="float" office:value="167" calcext:value-type="float">
            <text:p>167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number-columns-repeated="4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0665865:eng</text:p>
          </table:table-cell>
          <table:table-cell table:style-name="ce51" office:value-type="float" office:value="39498757" calcext:value-type="float">
            <text:p>39498757</text:p>
          </table:table-cell>
          <table:table-cell table:number-columns-repeated="2" table:style-name="ce51" office:value-type="float" office:value="9.91003349759702E+017" calcext:value-type="float">
            <text:p>9.91003349759702E+017</text:p>
          </table:table-cell>
          <table:table-cell table:style-name="ce51" office:value-type="float" office:value="2261837650002650" calcext:value-type="float">
            <text:p>226183765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14658239" calcext:value-type="float">
            <text:p>9780814658239</text:p>
          </table:table-cell>
          <table:table-cell table:style-name="ce61" office:value-type="float" office:value="32285004269584" calcext:value-type="float">
            <text:p>32285004269584</text:p>
          </table:table-cell>
          <table:table-cell table:style-name="ce51" office:value-type="float" office:value="893617271" calcext:value-type="float">
            <text:p>893617271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545.L6 S43</text:p>
          </table:table-cell>
          <table:table-cell table:style-name="ce35" office:value-type="string" calcext:value-type="string">
            <text:p>0 <text:s text:c="21"/>BS 2545000L <text:s/>6 <text:s text:c="17"/>S <text:s/>43</text:p>
          </table:table-cell>
          <table:table-cell table:style-name="ce35" office:value-type="string" calcext:value-type="string">
            <text:p>Love relationships in the Johannine tradition : agapē/agapan in I John and the fourth gospel / Fernando F. Segovia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Segovia, Fernando F.</text:p>
          </table:table-cell>
          <table:table-cell table:style-name="ce35" office:value-type="string" calcext:value-type="string">
            <text:p>Chico, CA : Scholars Press, c1982.</text:p>
          </table:table-cell>
          <table:table-cell table:style-name="ce51" office:value-type="float" office:value="1982" calcext:value-type="float">
            <text:p>1982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cau</text:p>
          </table:table-cell>
          <table:table-cell table:style-name="ce35" office:value-type="string" calcext:value-type="string">
            <text:p>Dissertation series (Society of Biblical Literature) ; no. 58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6" office:value-type="date" office:date-value="2006-04-02" calcext:value-type="date">
            <text:p>4/2/2006</text:p>
          </table:table-cell>
          <table:table-cell table:number-columns-repeated="2" table:style-name="ce56" office:value-type="date" office:date-value="1991-07-15" calcext:value-type="date">
            <text:p>7/15/1991</text:p>
          </table:table-cell>
          <table:table-cell table:style-name="ce51" office:value-type="float" office:value="298" calcext:value-type="float">
            <text:p>298</text:p>
          </table:table-cell>
          <table:table-cell table:style-name="ce51" office:value-type="float" office:value="221" calcext:value-type="float">
            <text:p>221</text:p>
          </table:table-cell>
          <table:table-cell table:style-name="ce51" office:value-type="float" office:value="228" calcext:value-type="float">
            <text:p>228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90219515:eng</text:p>
          </table:table-cell>
          <table:table-cell table:style-name="ce51" office:value-type="float" office:value="7738154" calcext:value-type="float">
            <text:p>7738154</text:p>
          </table:table-cell>
          <table:table-cell table:number-columns-repeated="2" table:style-name="ce51" office:value-type="float" office:value="9.91005154749702E+017" calcext:value-type="float">
            <text:p>9.91005154749702E+017</text:p>
          </table:table-cell>
          <table:table-cell table:style-name="ce51" office:value-type="float" office:value="2258072820002650" calcext:value-type="float">
            <text:p>225807282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91305330" calcext:value-type="float">
            <text:p>9780891305330</text:p>
          </table:table-cell>
          <table:table-cell table:style-name="ce61" office:value-type="float" office:value="32285000691609" calcext:value-type="float">
            <text:p>32285000691609</text:p>
          </table:table-cell>
          <table:table-cell table:style-name="ce51" office:value-type="float" office:value="893424647" calcext:value-type="float">
            <text:p>893424647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545.S55 O65 1992</text:p>
          </table:table-cell>
          <table:table-cell table:style-name="ce35" office:value-type="string" calcext:value-type="string">
            <text:p>0 <text:s text:c="21"/>BS 2545000S <text:s/>55 <text:s text:c="16"/>O <text:s/>65 <text:s text:c="9"/>1992</text:p>
          </table:table-cell>
          <table:table-cell table:style-name="ce35" office:value-type="string" calcext:value-type="string">
            <text:p>What are they saying about the social setting of the New Testament? / Carolyn Osiek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Osiek, Carolyn.</text:p>
          </table:table-cell>
          <table:table-cell table:style-name="ce35" office:value-type="string" calcext:value-type="string">
            <text:p>New York : Paulist Press, c1992.</text:p>
          </table:table-cell>
          <table:table-cell table:style-name="ce51" office:value-type="float" office:value="1992" calcext:value-type="float">
            <text:p>1992</text:p>
          </table:table-cell>
          <table:table-cell table:style-name="ce35" office:value-type="string" calcext:value-type="string">
            <text:p>Rev. and expanded ed.</text:p>
          </table:table-cell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y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6" office:value-type="date" office:date-value="2008-01-02" calcext:value-type="date">
            <text:p>1/2/2008</text:p>
          </table:table-cell>
          <table:table-cell table:number-columns-repeated="2" table:style-name="ce56" office:value-type="date" office:date-value="1993-11-29" calcext:value-type="date">
            <text:p>11/29/1993</text:p>
          </table:table-cell>
          <table:table-cell table:style-name="ce51" office:value-type="float" office:value="330" calcext:value-type="float">
            <text:p>330</text:p>
          </table:table-cell>
          <table:table-cell table:style-name="ce51" office:value-type="float" office:value="261" calcext:value-type="float">
            <text:p>261</text:p>
          </table:table-cell>
          <table:table-cell table:style-name="ce51" office:value-type="float" office:value="446" calcext:value-type="float">
            <text:p>446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21" calcext:value-type="float">
            <text:p>2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720217:eng</text:p>
          </table:table-cell>
          <table:table-cell table:style-name="ce51" office:value-type="float" office:value="25873352" calcext:value-type="float">
            <text:p>25873352</text:p>
          </table:table-cell>
          <table:table-cell table:number-columns-repeated="2" table:style-name="ce51" office:value-type="float" office:value="9.91002031989702E+017" calcext:value-type="float">
            <text:p>9.91002031989702E+017</text:p>
          </table:table-cell>
          <table:table-cell table:style-name="ce51" office:value-type="float" office:value="2269380130002650" calcext:value-type="float">
            <text:p>226938013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9133390" calcext:value-type="float">
            <text:p>9780809133390</text:p>
          </table:table-cell>
          <table:table-cell table:style-name="ce61" office:value-type="float" office:value="32285001813004" calcext:value-type="float">
            <text:p>32285001813004</text:p>
          </table:table-cell>
          <table:table-cell table:style-name="ce51" office:value-type="float" office:value="893903667" calcext:value-type="float">
            <text:p>893903667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545.S55 S62 1996</text:p>
          </table:table-cell>
          <table:table-cell table:style-name="ce35" office:value-type="string" calcext:value-type="string">
            <text:p>0 <text:s text:c="21"/>BS 2545000S <text:s/>55 <text:s text:c="16"/>S <text:s/>62 <text:s text:c="9"/>1996</text:p>
          </table:table-cell>
          <table:table-cell table:style-name="ce35" office:value-type="string" calcext:value-type="string">
            <text:p>The social sciences and New Testament interpretation / edited by Richard L. Rohrbaugh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50"/>
          <table:table-cell table:style-name="ce35" office:value-type="string" calcext:value-type="string">
            <text:p>Peabody, Mass. : Hendrickson Publishers, c1996.</text:p>
          </table:table-cell>
          <table:table-cell table:style-name="ce51" office:value-type="float" office:value="1996" calcext:value-type="float">
            <text:p>1996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a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6" office:value-type="date" office:date-value="2010-10-05" calcext:value-type="date">
            <text:p>10/5/2010</text:p>
          </table:table-cell>
          <table:table-cell table:number-columns-repeated="2" table:style-name="ce56" office:value-type="date" office:date-value="2003-08-12" calcext:value-type="date">
            <text:p>8/12/2003</text:p>
          </table:table-cell>
          <table:table-cell table:style-name="ce51" office:value-type="float" office:value="288" calcext:value-type="float">
            <text:p>288</text:p>
          </table:table-cell>
          <table:table-cell table:style-name="ce51" office:value-type="float" office:value="224" calcext:value-type="float">
            <text:p>224</text:p>
          </table:table-cell>
          <table:table-cell table:style-name="ce51" office:value-type="float" office:value="233" calcext:value-type="float">
            <text:p>233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56102132:eng</text:p>
          </table:table-cell>
          <table:table-cell table:style-name="ce51" office:value-type="float" office:value="35360763" calcext:value-type="float">
            <text:p>35360763</text:p>
          </table:table-cell>
          <table:table-cell table:number-columns-repeated="2" table:style-name="ce51" office:value-type="float" office:value="9.91004099669702E+017" calcext:value-type="float">
            <text:p>9.91004099669702E+017</text:p>
          </table:table-cell>
          <table:table-cell table:style-name="ce51" office:value-type="float" office:value="2266801960002650" calcext:value-type="float">
            <text:p>226680196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1565632394" calcext:value-type="float">
            <text:p>9781565632394</text:p>
          </table:table-cell>
          <table:table-cell table:style-name="ce61" office:value-type="float" office:value="32285004759436" calcext:value-type="float">
            <text:p>32285004759436</text:p>
          </table:table-cell>
          <table:table-cell table:style-name="ce51" office:value-type="float" office:value="893343458" calcext:value-type="float">
            <text:p>893343458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555 .S55 1968</text:p>
          </table:table-cell>
          <table:table-cell table:style-name="ce35" office:value-type="string" calcext:value-type="string">
            <text:p>0 <text:s text:c="21"/>BS 2555000S <text:s/>55 <text:s text:c="9"/>1968</text:p>
          </table:table-cell>
          <table:table-cell table:style-name="ce35" office:value-type="string" calcext:value-type="string">
            <text:p>Tannaitic parallels to the Gospels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Smith, Morton, 1915-1991.</text:p>
          </table:table-cell>
          <table:table-cell table:style-name="ce35" office:value-type="string" calcext:value-type="string">
            <text:p>Philadelphia, Society of Biblical Literature, 1968,1951.</text:p>
          </table:table-cell>
          <table:table-cell table:style-name="ce51" office:value-type="float" office:value="1968" calcext:value-type="float">
            <text:p>1968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___</text:p>
          </table:table-cell>
          <table:table-cell table:style-name="ce35" office:value-type="string" calcext:value-type="string">
            <text:p>Journal of Biblical literature. Monograph series ; v. VI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6" office:value-type="date" office:date-value="2000-12-11" calcext:value-type="date">
            <text:p>12/11/2000</text:p>
          </table:table-cell>
          <table:table-cell table:number-columns-repeated="2" table:style-name="ce56" office:value-type="date" office:date-value="1991-03-21" calcext:value-type="date">
            <text:p>3/21/1991</text:p>
          </table:table-cell>
          <table:table-cell table:style-name="ce51" office:value-type="float" office:value="47" calcext:value-type="float">
            <text:p>47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261" calcext:value-type="float">
            <text:p>26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77342833:eng</text:p>
          </table:table-cell>
          <table:table-cell table:style-name="ce51" office:value-type="float" office:value="480721" calcext:value-type="float">
            <text:p>480721</text:p>
          </table:table-cell>
          <table:table-cell table:number-columns-repeated="2" table:style-name="ce51" office:value-type="float" office:value="9.91002837409702E+017" calcext:value-type="float">
            <text:p>9.91002837409702E+017</text:p>
          </table:table-cell>
          <table:table-cell table:style-name="ce51" office:value-type="float" office:value="2268860320002650" calcext:value-type="float">
            <text:p>226886032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556190" calcext:value-type="float">
            <text:p>32285000556190</text:p>
          </table:table-cell>
          <table:table-cell table:style-name="ce51" office:value-type="float" office:value="893239570" calcext:value-type="float">
            <text:p>893239570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555.4 .S6</text:p>
          </table:table-cell>
          <table:table-cell table:style-name="ce35" office:value-type="string" calcext:value-type="string">
            <text:p>0 <text:s text:c="21"/>BS 2555400S <text:s/>6</text:p>
          </table:table-cell>
          <table:table-cell table:style-name="ce35" office:value-type="string" calcext:value-type="string">
            <text:p>Interpreting the Gospels for preaching / D. Moody Smith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Smith, D. Moody (Dwight Moody)</text:p>
          </table:table-cell>
          <table:table-cell table:style-name="ce35" office:value-type="string" calcext:value-type="string">
            <text:p>Philadelphia : Fortress Press, c1980.</text:p>
          </table:table-cell>
          <table:table-cell table:style-name="ce51" office:value-type="float" office:value="1980" calcext:value-type="float">
            <text:p>1980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pa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6" office:value-type="date" office:date-value="1999-11-21" calcext:value-type="date">
            <text:p>11/21/1999</text:p>
          </table:table-cell>
          <table:table-cell table:number-columns-repeated="2" table:style-name="ce56" office:value-type="date" office:date-value="1990-04-10" calcext:value-type="date">
            <text:p>4/10/1990</text:p>
          </table:table-cell>
          <table:table-cell table:style-name="ce51" office:value-type="float" office:value="248" calcext:value-type="float">
            <text:p>248</text:p>
          </table:table-cell>
          <table:table-cell table:style-name="ce51" office:value-type="float" office:value="204" calcext:value-type="float">
            <text:p>204</text:p>
          </table:table-cell>
          <table:table-cell table:style-name="ce51" office:value-type="float" office:value="207" calcext:value-type="float">
            <text:p>207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449146:eng</text:p>
          </table:table-cell>
          <table:table-cell table:style-name="ce51" office:value-type="float" office:value="5726698" calcext:value-type="float">
            <text:p>5726698</text:p>
          </table:table-cell>
          <table:table-cell table:number-columns-repeated="2" table:style-name="ce51" office:value-type="float" office:value="9.91004865729702E+017" calcext:value-type="float">
            <text:p>9.91004865729702E+017</text:p>
          </table:table-cell>
          <table:table-cell table:style-name="ce51" office:value-type="float" office:value="2263193110002650" calcext:value-type="float">
            <text:p>226319311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0613815" calcext:value-type="float">
            <text:p>9780800613815</text:p>
          </table:table-cell>
          <table:table-cell table:style-name="ce61" office:value-type="float" office:value="32285000114651" calcext:value-type="float">
            <text:p>32285000114651</text:p>
          </table:table-cell>
          <table:table-cell table:style-name="ce51" office:value-type="float" office:value="893443130" calcext:value-type="float">
            <text:p>893443130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575.2 .S28 1982</text:p>
          </table:table-cell>
          <table:table-cell table:style-name="ce35" office:value-type="string" calcext:value-type="string">
            <text:p>0 <text:s text:c="21"/>BS 2575200S <text:s/>28 <text:s text:c="9"/>1982</text:p>
          </table:table-cell>
          <table:table-cell table:style-name="ce35" office:value-type="string" calcext:value-type="string">
            <text:p>The Father, the Son, and the Holy Spirit : the triadic phrase in Matthew 28:19b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Schaberg, Jane.</text:p>
          </table:table-cell>
          <table:table-cell table:style-name="ce35" office:value-type="string" calcext:value-type="string">
            <text:p>Chico, Calif. : Scholars Press, c1982.</text:p>
          </table:table-cell>
          <table:table-cell table:style-name="ce51" office:value-type="float" office:value="1981" calcext:value-type="float">
            <text:p>1981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cau</text:p>
          </table:table-cell>
          <table:table-cell table:style-name="ce35" office:value-type="string" calcext:value-type="string">
            <text:p>Dissertation series (Society of Biblical Literature) ; no. 61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6" office:value-type="date" office:date-value="1997-04-21" calcext:value-type="date">
            <text:p>4/21/1997</text:p>
          </table:table-cell>
          <table:table-cell table:number-columns-repeated="2" table:style-name="ce56" office:value-type="date" office:date-value="1991-04-05" calcext:value-type="date">
            <text:p>4/5/1991</text:p>
          </table:table-cell>
          <table:table-cell table:style-name="ce51" office:value-type="float" office:value="155" calcext:value-type="float">
            <text:p>155</text:p>
          </table:table-cell>
          <table:table-cell table:style-name="ce51" office:value-type="float" office:value="118" calcext:value-type="float">
            <text:p>118</text:p>
          </table:table-cell>
          <table:table-cell table:style-name="ce51" office:value-type="float" office:value="216" calcext:value-type="float">
            <text:p>216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512221:eng</text:p>
          </table:table-cell>
          <table:table-cell table:style-name="ce51" office:value-type="float" office:value="7796028" calcext:value-type="float">
            <text:p>7796028</text:p>
          </table:table-cell>
          <table:table-cell table:number-columns-repeated="2" table:style-name="ce51" office:value-type="float" office:value="9.91005162269702E+017" calcext:value-type="float">
            <text:p>9.91005162269702E+017</text:p>
          </table:table-cell>
          <table:table-cell table:style-name="ce51" office:value-type="float" office:value="2266352170002650" calcext:value-type="float">
            <text:p>226635217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91305439" calcext:value-type="float">
            <text:p>9780891305439</text:p>
          </table:table-cell>
          <table:table-cell table:style-name="ce61" office:value-type="float" office:value="32285000557701" calcext:value-type="float">
            <text:p>32285000557701</text:p>
          </table:table-cell>
          <table:table-cell table:style-name="ce51" office:value-type="float" office:value="893248463" calcext:value-type="float">
            <text:p>893248463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585.2 .A42 1996</text:p>
          </table:table-cell>
          <table:table-cell table:style-name="ce35" office:value-type="string" calcext:value-type="string">
            <text:p>0 <text:s text:c="21"/>BS 2585200A <text:s/>42 <text:s text:c="9"/>1996</text:p>
          </table:table-cell>
          <table:table-cell table:style-name="ce35" office:value-type="string" calcext:value-type="string">
            <text:p>Jesus framed / George Aichele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Aichele, George.</text:p>
          </table:table-cell>
          <table:table-cell table:style-name="ce35" office:value-type="string" calcext:value-type="string">
            <text:p>London ; New York : Routledge, 1996.</text:p>
          </table:table-cell>
          <table:table-cell table:style-name="ce51" office:value-type="float" office:value="1996" calcext:value-type="float">
            <text:p>1996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enk</text:p>
          </table:table-cell>
          <table:table-cell table:style-name="ce35" office:value-type="string" calcext:value-type="string">
            <text:p>Biblical limits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6" office:value-type="date" office:date-value="2005-04-06" calcext:value-type="date">
            <text:p>4/6/2005</text:p>
          </table:table-cell>
          <table:table-cell table:number-columns-repeated="2" table:style-name="ce56" office:value-type="date" office:date-value="1999-01-06" calcext:value-type="date">
            <text:p>1/6/1999</text:p>
          </table:table-cell>
          <table:table-cell table:style-name="ce51" office:value-type="float" office:value="293" calcext:value-type="float">
            <text:p>293</text:p>
          </table:table-cell>
          <table:table-cell table:style-name="ce51" office:value-type="float" office:value="230" calcext:value-type="float">
            <text:p>230</text:p>
          </table:table-cell>
          <table:table-cell table:style-name="ce51" office:value-type="float" office:value="245" calcext:value-type="float">
            <text:p>245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8908683588:eng</text:p>
          </table:table-cell>
          <table:table-cell table:style-name="ce51" office:value-type="float" office:value="33133013" calcext:value-type="float">
            <text:p>33133013</text:p>
          </table:table-cell>
          <table:table-cell table:number-columns-repeated="2" table:style-name="ce51" office:value-type="float" office:value="9.91002550739702E+017" calcext:value-type="float">
            <text:p>9.91002550739702E+017</text:p>
          </table:table-cell>
          <table:table-cell table:style-name="ce51" office:value-type="float" office:value="2269335930002650" calcext:value-type="float">
            <text:p>226933593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415138628" calcext:value-type="float">
            <text:p>9780415138628</text:p>
          </table:table-cell>
          <table:table-cell table:style-name="ce61" office:value-type="float" office:value="32285003509600" calcext:value-type="float">
            <text:p>32285003509600</text:p>
          </table:table-cell>
          <table:table-cell table:style-name="ce51" office:value-type="float" office:value="893262345" calcext:value-type="float">
            <text:p>893262345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585.2 .C3413 1986</text:p>
          </table:table-cell>
          <table:table-cell table:style-name="ce35" office:value-type="string" calcext:value-type="string">
            <text:p>0 <text:s text:c="21"/>BS 2585200C <text:s/>3413 <text:s text:c="7"/>1986</text:p>
          </table:table-cell>
          <table:table-cell table:style-name="ce35" office:value-type="string" calcext:value-type="string">
            <text:p>A poor man called Jesus : reflections on the Gospel of Mark / José Cárdenas Pallares ; translated from the Spanish by Robert R. Barr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Cárdenas Pallares, José.</text:p>
          </table:table-cell>
          <table:table-cell table:style-name="ce35" office:value-type="string" calcext:value-type="string">
            <text:p>Maryknoll, NY : Orbis Books, c1986.</text:p>
          </table:table-cell>
          <table:table-cell table:style-name="ce51" office:value-type="float" office:value="1986" calcext:value-type="float">
            <text:p>1986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y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6" office:value-type="date" office:date-value="2010-03-29" calcext:value-type="date">
            <text:p>3/29/2010</text:p>
          </table:table-cell>
          <table:table-cell table:number-columns-repeated="2" table:style-name="ce56" office:value-type="date" office:date-value="1990-02-26" calcext:value-type="date">
            <text:p>2/26/1990</text:p>
          </table:table-cell>
          <table:table-cell table:style-name="ce51" office:value-type="float" office:value="255" calcext:value-type="float">
            <text:p>255</text:p>
          </table:table-cell>
          <table:table-cell table:number-columns-repeated="2" table:style-name="ce51" office:value-type="float" office:value="206" calcext:value-type="float">
            <text:p>206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4956465:eng</text:p>
          </table:table-cell>
          <table:table-cell table:style-name="ce51" office:value-type="float" office:value="12313976" calcext:value-type="float">
            <text:p>12313976</text:p>
          </table:table-cell>
          <table:table-cell table:number-columns-repeated="2" table:style-name="ce51" office:value-type="float" office:value="9.91000669979702E+017" calcext:value-type="float">
            <text:p>9.91000669979702E+017</text:p>
          </table:table-cell>
          <table:table-cell table:style-name="ce51" office:value-type="float" office:value="2271747760002650" calcext:value-type="float">
            <text:p>227174776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83443989" calcext:value-type="float">
            <text:p>9780883443989</text:p>
          </table:table-cell>
          <table:table-cell table:style-name="ce61" office:value-type="float" office:value="32285000059385" calcext:value-type="float">
            <text:p>32285000059385</text:p>
          </table:table-cell>
          <table:table-cell table:style-name="ce51" office:value-type="float" office:value="893897108" calcext:value-type="float">
            <text:p>893897108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585.2 .C45 1973</text:p>
          </table:table-cell>
          <table:table-cell table:style-name="ce35" office:value-type="string" calcext:value-type="string">
            <text:p>0 <text:s text:c="21"/>BS 2585200C <text:s/>45 <text:s text:c="9"/>1973</text:p>
          </table:table-cell>
          <table:table-cell table:style-name="ce35" office:value-type="string" calcext:value-type="string">
            <text:p>Christology and a modern pilgrimage; a discussion with Norman Perrin. Edited by Hans Dieter Betz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50"/>
          <table:table-cell table:style-name="ce35" office:value-type="string" calcext:value-type="string">
            <text:p>[Missoula, Mont.] Society of Biblical Literature, 1971 [reprinted 1973, c1971]</text:p>
          </table:table-cell>
          <table:table-cell table:style-name="ce51" office:value-type="float" office:value="1973" calcext:value-type="float">
            <text:p>1973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___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6" office:value-type="date" office:date-value="2001-10-11" calcext:value-type="date">
            <text:p>10/11/2001</text:p>
          </table:table-cell>
          <table:table-cell table:number-columns-repeated="2" table:style-name="ce56" office:value-type="date" office:date-value="1991-05-03" calcext:value-type="date">
            <text:p>5/3/1991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214" calcext:value-type="float">
            <text:p>214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65533130:eng</text:p>
          </table:table-cell>
          <table:table-cell table:style-name="ce51" office:value-type="float" office:value="1083681" calcext:value-type="float">
            <text:p>1083681</text:p>
          </table:table-cell>
          <table:table-cell table:number-columns-repeated="2" table:style-name="ce51" office:value-type="float" office:value="9.91003521789702E+017" calcext:value-type="float">
            <text:p>9.91003521789702E+017</text:p>
          </table:table-cell>
          <table:table-cell table:style-name="ce51" office:value-type="float" office:value="2267961830002650" calcext:value-type="float">
            <text:p>226796183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84140009" calcext:value-type="float">
            <text:p>9780884140009</text:p>
          </table:table-cell>
          <table:table-cell table:style-name="ce61" office:value-type="float" office:value="32285000558048" calcext:value-type="float">
            <text:p>32285000558048</text:p>
          </table:table-cell>
          <table:table-cell table:style-name="ce51" office:value-type="float" office:value="893627629" calcext:value-type="float">
            <text:p>893627629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585.2 .F35</text:p>
          </table:table-cell>
          <table:table-cell table:style-name="ce35" office:value-type="string" calcext:value-type="string">
            <text:p>0 <text:s text:c="21"/>BS 2585200F <text:s/>35</text:p>
          </table:table-cell>
          <table:table-cell table:style-name="ce35" office:value-type="string" calcext:value-type="string">
            <text:p>The last twelve verses of Mark / by William R. Farmer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Farmer, William R. (William Reuben), 1921-2000.</text:p>
          </table:table-cell>
          <table:table-cell table:style-name="ce35" office:value-type="string" calcext:value-type="string">
            <text:p>[London, New York] : Cambridge University Press, [1974]</text:p>
          </table:table-cell>
          <table:table-cell table:style-name="ce51" office:value-type="float" office:value="1974" calcext:value-type="float">
            <text:p>1974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enk</text:p>
          </table:table-cell>
          <table:table-cell table:style-name="ce35" office:value-type="string" calcext:value-type="string">
            <text:p>Society for New Testament Studies. Monograph series, 25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6" office:value-type="date" office:date-value="2007-11-18" calcext:value-type="date">
            <text:p>11/18/2007</text:p>
          </table:table-cell>
          <table:table-cell table:number-columns-repeated="2" table:style-name="ce56" office:value-type="date" office:date-value="1991-05-03" calcext:value-type="date">
            <text:p>5/3/1991</text:p>
          </table:table-cell>
          <table:table-cell table:style-name="ce51" office:value-type="float" office:value="507" calcext:value-type="float">
            <text:p>507</text:p>
          </table:table-cell>
          <table:table-cell table:style-name="ce51" office:value-type="float" office:value="391" calcext:value-type="float">
            <text:p>391</text:p>
          </table:table-cell>
          <table:table-cell table:style-name="ce51" office:value-type="float" office:value="399" calcext:value-type="float">
            <text:p>399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8" calcext:value-type="float">
            <text:p>28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944046:eng</text:p>
          </table:table-cell>
          <table:table-cell table:style-name="ce51" office:value-type="float" office:value="980076" calcext:value-type="float">
            <text:p>980076</text:p>
          </table:table-cell>
          <table:table-cell table:number-columns-repeated="2" table:style-name="ce51" office:value-type="float" office:value="9.91003444259702E+017" calcext:value-type="float">
            <text:p>9.91003444259702E+017</text:p>
          </table:table-cell>
          <table:table-cell table:style-name="ce51" office:value-type="float" office:value="2271339520002650" calcext:value-type="float">
            <text:p>227133952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521204149" calcext:value-type="float">
            <text:p>9780521204149</text:p>
          </table:table-cell>
          <table:table-cell table:style-name="ce61" office:value-type="float" office:value="32285000558089" calcext:value-type="float">
            <text:p>32285000558089</text:p>
          </table:table-cell>
          <table:table-cell table:style-name="ce51" office:value-type="float" office:value="893524814" calcext:value-type="float">
            <text:p>893524814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585.2 .M29 1982</text:p>
          </table:table-cell>
          <table:table-cell table:style-name="ce35" office:value-type="string" calcext:value-type="string">
            <text:p>0 <text:s text:c="21"/>BS 2585200M <text:s/>29 <text:s text:c="9"/>1982</text:p>
          </table:table-cell>
          <table:table-cell table:style-name="ce35" office:value-type="string" calcext:value-type="string">
            <text:p>The kingship of Jesus ; composition and theology in Mark 15 / Frank J. Matera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Matera, Frank J.</text:p>
          </table:table-cell>
          <table:table-cell table:style-name="ce35" office:value-type="string" calcext:value-type="string">
            <text:p>Chico, CA : Scholars Press, c1982.</text:p>
          </table:table-cell>
          <table:table-cell table:style-name="ce51" office:value-type="float" office:value="1982" calcext:value-type="float">
            <text:p>1982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cau</text:p>
          </table:table-cell>
          <table:table-cell table:style-name="ce35" office:value-type="string" calcext:value-type="string">
            <text:p>Dissertation series (Society of Biblical Literature) ; no. 66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6" office:value-type="date" office:date-value="2006-03-17" calcext:value-type="date">
            <text:p>3/17/2006</text:p>
          </table:table-cell>
          <table:table-cell table:number-columns-repeated="2" table:style-name="ce56" office:value-type="date" office:date-value="1990-02-26" calcext:value-type="date">
            <text:p>2/26/1990</text:p>
          </table:table-cell>
          <table:table-cell table:style-name="ce51" office:value-type="float" office:value="279" calcext:value-type="float">
            <text:p>279</text:p>
          </table:table-cell>
          <table:table-cell table:style-name="ce51" office:value-type="float" office:value="205" calcext:value-type="float">
            <text:p>205</text:p>
          </table:table-cell>
          <table:table-cell table:style-name="ce51" office:value-type="float" office:value="212" calcext:value-type="float">
            <text:p>212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548212:eng</text:p>
          </table:table-cell>
          <table:table-cell table:style-name="ce51" office:value-type="float" office:value="8169451" calcext:value-type="float">
            <text:p>8169451</text:p>
          </table:table-cell>
          <table:table-cell table:number-columns-repeated="2" table:style-name="ce51" office:value-type="float" office:value="9.91005211479702E+017" calcext:value-type="float">
            <text:p>9.91005211479702E+017</text:p>
          </table:table-cell>
          <table:table-cell table:style-name="ce51" office:value-type="float" office:value="2269610710002650" calcext:value-type="float">
            <text:p>226961071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91305644" calcext:value-type="float">
            <text:p>9780891305644</text:p>
          </table:table-cell>
          <table:table-cell table:style-name="ce61" office:value-type="float" office:value="32285000070366" calcext:value-type="float">
            <text:p>32285000070366</text:p>
          </table:table-cell>
          <table:table-cell table:style-name="ce51" office:value-type="float" office:value="893625629" calcext:value-type="float">
            <text:p>893625629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585.2 .S48 1995</text:p>
          </table:table-cell>
          <table:table-cell table:style-name="ce35" office:value-type="string" calcext:value-type="string">
            <text:p>0 <text:s text:c="21"/>BS 2585200S <text:s/>48 <text:s text:c="9"/>1995</text:p>
          </table:table-cell>
          <table:table-cell table:style-name="ce35" office:value-type="string" calcext:value-type="string">
            <text:p>Follow me! : disciples in Markan rhetoric / Whitney Taylor Shiner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Shiner, Whitney Taylor.</text:p>
          </table:table-cell>
          <table:table-cell table:style-name="ce35" office:value-type="string" calcext:value-type="string">
            <text:p>Atlanta, Ga. : Scholars Press, c1995.</text:p>
          </table:table-cell>
          <table:table-cell table:style-name="ce51" office:value-type="float" office:value="1995" calcext:value-type="float">
            <text:p>1995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gau</text:p>
          </table:table-cell>
          <table:table-cell table:style-name="ce35" office:value-type="string" calcext:value-type="string">
            <text:p>Dissertation series (Society of Biblical Literature) ; no. 145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6" office:value-type="date" office:date-value="2005-03-21" calcext:value-type="date">
            <text:p>3/21/2005</text:p>
          </table:table-cell>
          <table:table-cell table:number-columns-repeated="2" table:style-name="ce56" office:value-type="date" office:date-value="1999-01-06" calcext:value-type="date">
            <text:p>1/6/1999</text:p>
          </table:table-cell>
          <table:table-cell table:style-name="ce51" office:value-type="float" office:value="209" calcext:value-type="float">
            <text:p>209</text:p>
          </table:table-cell>
          <table:table-cell table:style-name="ce51" office:value-type="float" office:value="165" calcext:value-type="float">
            <text:p>165</text:p>
          </table:table-cell>
          <table:table-cell table:style-name="ce51" office:value-type="float" office:value="173" calcext:value-type="float">
            <text:p>173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72402695:eng</text:p>
          </table:table-cell>
          <table:table-cell table:style-name="ce51" office:value-type="float" office:value="29520771" calcext:value-type="float">
            <text:p>29520771</text:p>
          </table:table-cell>
          <table:table-cell table:number-columns-repeated="2" table:style-name="ce51" office:value-type="float" office:value="9.91002275329702E+017" calcext:value-type="float">
            <text:p>9.91002275329702E+017</text:p>
          </table:table-cell>
          <table:table-cell table:style-name="ce51" office:value-type="float" office:value="2265549170002650" calcext:value-type="float">
            <text:p>226554917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1555409401" calcext:value-type="float">
            <text:p>9781555409401</text:p>
          </table:table-cell>
          <table:table-cell table:style-name="ce61" office:value-type="float" office:value="32285003509618" calcext:value-type="float">
            <text:p>32285003509618</text:p>
          </table:table-cell>
          <table:table-cell table:style-name="ce51" office:value-type="float" office:value="893597235" calcext:value-type="float">
            <text:p>893597235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595.2 .R43 1993</text:p>
          </table:table-cell>
          <table:table-cell table:style-name="ce35" office:value-type="string" calcext:value-type="string">
            <text:p>0 <text:s text:c="21"/>BS 2595200R <text:s/>43 <text:s text:c="9"/>1993</text:p>
          </table:table-cell>
          <table:table-cell table:style-name="ce35" office:value-type="string" calcext:value-type="string">
            <text:p>The transfiguration : a source- and redaction- critical study of Luke 9:28-36 / by Barbara E. Reid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Reid, Barbara E.</text:p>
          </table:table-cell>
          <table:table-cell table:style-name="ce35" office:value-type="string" calcext:value-type="string">
            <text:p>Paris : Gabalda, 1993.</text:p>
          </table:table-cell>
          <table:table-cell table:style-name="ce51" office:value-type="float" office:value="1993" calcext:value-type="float">
            <text:p>1993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fr </text:p>
          </table:table-cell>
          <table:table-cell table:style-name="ce35" office:value-type="string" calcext:value-type="string">
            <text:p>Cahiers de la Revue biblique ; 32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6" office:value-type="date" office:date-value="2010-12-02" calcext:value-type="date">
            <text:p>12/2/2010</text:p>
          </table:table-cell>
          <table:table-cell table:number-columns-repeated="2" table:style-name="ce56" office:value-type="date" office:date-value="2005-08-25" calcext:value-type="date">
            <text:p>8/25/2005</text:p>
          </table:table-cell>
          <table:table-cell table:style-name="ce51" office:value-type="float" office:value="96" calcext:value-type="float">
            <text:p>96</text:p>
          </table:table-cell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71" calcext:value-type="float">
            <text:p>7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807475333:eng</text:p>
          </table:table-cell>
          <table:table-cell table:style-name="ce51" office:value-type="float" office:value="28308746" calcext:value-type="float">
            <text:p>28308746</text:p>
          </table:table-cell>
          <table:table-cell table:number-columns-repeated="2" table:style-name="ce51" office:value-type="float" office:value="9.91004634919702E+017" calcext:value-type="float">
            <text:p>9.91004634919702E+017</text:p>
          </table:table-cell>
          <table:table-cell table:style-name="ce51" office:value-type="float" office:value="2270824950002650" calcext:value-type="float">
            <text:p>227082495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2850210617" calcext:value-type="float">
            <text:p>9782850210617</text:p>
          </table:table-cell>
          <table:table-cell table:style-name="ce61" office:value-type="float" office:value="32285001736825" calcext:value-type="float">
            <text:p>32285001736825</text:p>
          </table:table-cell>
          <table:table-cell table:style-name="ce51" office:value-type="float" office:value="893344060" calcext:value-type="float">
            <text:p>893344060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01 .C47</text:p>
          </table:table-cell>
          <table:table-cell table:style-name="ce35" office:value-type="string" calcext:value-type="string">
            <text:p>0 <text:s text:c="21"/>BS 2601000C <text:s/>47</text:p>
          </table:table-cell>
          <table:table-cell table:style-name="ce35" office:value-type="string" calcext:value-type="string">
            <text:p>John and Qumran [by] Raymond E. Brown [and others] edited by James H. Charlesworth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Charlesworth, James H.</text:p>
          </table:table-cell>
          <table:table-cell table:style-name="ce35" office:value-type="string" calcext:value-type="string">
            <text:p>London, Geoffrey Chapman Publishers, 1972.</text:p>
          </table:table-cell>
          <table:table-cell table:style-name="ce51" office:value-type="float" office:value="1972" calcext:value-type="float">
            <text:p>1972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enk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6" office:value-type="date" office:date-value="2000-03-27" calcext:value-type="date">
            <text:p>3/27/2000</text:p>
          </table:table-cell>
          <table:table-cell table:number-columns-repeated="2" table:style-name="ce56" office:value-type="date" office:date-value="1991-05-07" calcext:value-type="date">
            <text:p>5/7/1991</text:p>
          </table:table-cell>
          <table:table-cell table:style-name="ce51" office:value-type="float" office:value="358" calcext:value-type="float">
            <text:p>358</text:p>
          </table:table-cell>
          <table:table-cell table:style-name="ce51" office:value-type="float" office:value="242" calcext:value-type="float">
            <text:p>242</text:p>
          </table:table-cell>
          <table:table-cell table:style-name="ce51" office:value-type="float" office:value="243" calcext:value-type="float">
            <text:p>243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19" calcext:value-type="float">
            <text:p>19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46683905:eng</text:p>
          </table:table-cell>
          <table:table-cell table:style-name="ce51" office:value-type="float" office:value="495676" calcext:value-type="float">
            <text:p>495676</text:p>
          </table:table-cell>
          <table:table-cell table:number-columns-repeated="2" table:style-name="ce51" office:value-type="float" office:value="9.91002865829702E+017" calcext:value-type="float">
            <text:p>9.91002865829702E+017</text:p>
          </table:table-cell>
          <table:table-cell table:style-name="ce51" office:value-type="float" office:value="2256776960002650" calcext:value-type="float">
            <text:p>225677696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225661019" calcext:value-type="float">
            <text:p>9780225661019</text:p>
          </table:table-cell>
          <table:table-cell table:style-name="ce61" office:value-type="float" office:value="32285000559350" calcext:value-type="float">
            <text:p>32285000559350</text:p>
          </table:table-cell>
          <table:table-cell table:style-name="ce51" office:value-type="float" office:value="893257818" calcext:value-type="float">
            <text:p>893257818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01 .M5413</text:p>
          </table:table-cell>
          <table:table-cell table:style-name="ce35" office:value-type="string" calcext:value-type="string">
            <text:p>0 <text:s text:c="21"/>BS 2601000M <text:s/>5413</text:p>
          </table:table-cell>
          <table:table-cell table:style-name="ce35" office:value-type="string" calcext:value-type="string">
            <text:p>Being and the Messiah : the message of St. John / José Porfirio Miranda ; translated by John Eagleso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Miranda, José Porfirio.</text:p>
          </table:table-cell>
          <table:table-cell table:style-name="ce35" office:value-type="string" calcext:value-type="string">
            <text:p>Maryknoll, N.Y. : Orbis Books, c1977.</text:p>
          </table:table-cell>
          <table:table-cell table:style-name="ce51" office:value-type="float" office:value="1977" calcext:value-type="float">
            <text:p>1977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y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6" office:value-type="date" office:date-value="2009-04-16" calcext:value-type="date">
            <text:p>4/16/2009</text:p>
          </table:table-cell>
          <table:table-cell table:number-columns-repeated="2" table:style-name="ce56" office:value-type="date" office:date-value="1991-05-07" calcext:value-type="date">
            <text:p>5/7/1991</text:p>
          </table:table-cell>
          <table:table-cell table:style-name="ce51" office:value-type="float" office:value="451" calcext:value-type="float">
            <text:p>451</text:p>
          </table:table-cell>
          <table:table-cell table:style-name="ce51" office:value-type="float" office:value="365" calcext:value-type="float">
            <text:p>365</text:p>
          </table:table-cell>
          <table:table-cell table:style-name="ce51" office:value-type="float" office:value="369" calcext:value-type="float">
            <text:p>369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7" calcext:value-type="float">
            <text:p>27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089553128:eng</text:p>
          </table:table-cell>
          <table:table-cell table:style-name="ce51" office:value-type="float" office:value="2873344" calcext:value-type="float">
            <text:p>2873344</text:p>
          </table:table-cell>
          <table:table-cell table:number-columns-repeated="2" table:style-name="ce51" office:value-type="float" office:value="9.91004267699702E+017" calcext:value-type="float">
            <text:p>9.91004267699702E+017</text:p>
          </table:table-cell>
          <table:table-cell table:style-name="ce51" office:value-type="float" office:value="2259403150002650" calcext:value-type="float">
            <text:p>225940315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83440278" calcext:value-type="float">
            <text:p>9780883440278</text:p>
          </table:table-cell>
          <table:table-cell table:style-name="ce61" office:value-type="float" office:value="32285000559459" calcext:value-type="float">
            <text:p>32285000559459</text:p>
          </table:table-cell>
          <table:table-cell table:style-name="ce51" office:value-type="float" office:value="893782046" calcext:value-type="float">
            <text:p>893782046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 .G27</text:p>
          </table:table-cell>
          <table:table-cell table:style-name="ce35" office:value-type="string" calcext:value-type="string">
            <text:p>0 <text:s text:c="21"/>BS 2615000G <text:s/>27</text:p>
          </table:table-cell>
          <table:table-cell table:style-name="ce35" office:value-type="string" calcext:value-type="string">
            <text:p>Saint John and the Synoptic gospels, by P. Gardner-Smith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Gardner-Smith, P. (Percival), 1888-1985.</text:p>
          </table:table-cell>
          <table:table-cell table:style-name="ce35" office:value-type="string" calcext:value-type="string">
            <text:p>Cambridge [Eng.] University Press, 1938.</text:p>
          </table:table-cell>
          <table:table-cell table:style-name="ce51" office:value-type="float" office:value="1938" calcext:value-type="float">
            <text:p>1938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enk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6" office:value-type="date" office:date-value="2001-10-24" calcext:value-type="date">
            <text:p>10/24/2001</text:p>
          </table:table-cell>
          <table:table-cell table:number-columns-repeated="2" table:style-name="ce56" office:value-type="date" office:date-value="1991-05-07" calcext:value-type="date">
            <text:p>5/7/1991</text:p>
          </table:table-cell>
          <table:table-cell table:style-name="ce51" office:value-type="float" office:value="228" calcext:value-type="float">
            <text:p>228</text:p>
          </table:table-cell>
          <table:table-cell table:style-name="ce51" office:value-type="float" office:value="178" calcext:value-type="float">
            <text:p>178</text:p>
          </table:table-cell>
          <table:table-cell table:style-name="ce51" office:value-type="float" office:value="183" calcext:value-type="float">
            <text:p>183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number-columns-repeated="4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685185094:eng</text:p>
          </table:table-cell>
          <table:table-cell table:style-name="ce51" office:value-type="float" office:value="2414944" calcext:value-type="float">
            <text:p>2414944</text:p>
          </table:table-cell>
          <table:table-cell table:number-columns-repeated="2" table:style-name="ce51" office:value-type="float" office:value="9.91004116579702E+017" calcext:value-type="float">
            <text:p>9.91004116579702E+017</text:p>
          </table:table-cell>
          <table:table-cell table:style-name="ce51" office:value-type="float" office:value="2268100360002650" calcext:value-type="float">
            <text:p>226810036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559533" calcext:value-type="float">
            <text:p>32285000559533</text:p>
          </table:table-cell>
          <table:table-cell table:style-name="ce51" office:value-type="float" office:value="893806667" calcext:value-type="float">
            <text:p>893806667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 .M374</text:p>
          </table:table-cell>
          <table:table-cell table:style-name="ce35" office:value-type="string" calcext:value-type="string">
            <text:p>0 <text:s text:c="21"/>BS 2615000M <text:s/>374</text:p>
          </table:table-cell>
          <table:table-cell table:style-name="ce35" office:value-type="string" calcext:value-type="string">
            <text:p>The Gospel according to Saint John. With an introd. and commentary by C. C. Martindale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ible. John. English. Douai. 1957.</text:p>
          </table:table-cell>
          <table:table-cell table:style-name="ce35" office:value-type="string" calcext:value-type="string">
            <text:p>Westminster, Md., Newman Press [1957]</text:p>
          </table:table-cell>
          <table:table-cell table:style-name="ce51" office:value-type="float" office:value="1957" calcext:value-type="float">
            <text:p>1957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xx </text:p>
          </table:table-cell>
          <table:table-cell table:style-name="ce35" office:value-type="string" calcext:value-type="string">
            <text:p>Stonyhurst Scripture manuals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6" office:value-type="date" office:date-value="2001-10-02" calcext:value-type="date">
            <text:p>10/2/2001</text:p>
          </table:table-cell>
          <table:table-cell table:number-columns-repeated="2" table:style-name="ce56" office:value-type="date" office:date-value="1991-05-08" calcext:value-type="date">
            <text:p>5/8/1991</text:p>
          </table:table-cell>
          <table:table-cell table:style-name="ce51" office:value-type="float" office:value="104" calcext:value-type="float">
            <text:p>104</text:p>
          </table:table-cell>
          <table:table-cell table:style-name="ce51" office:value-type="float" office:value="96" calcext:value-type="float">
            <text:p>96</text:p>
          </table:table-cell>
          <table:table-cell table:style-name="ce51" office:value-type="float" office:value="105" calcext:value-type="float">
            <text:p>105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857555197:eng</text:p>
          </table:table-cell>
          <table:table-cell table:style-name="ce51" office:value-type="float" office:value="3101386" calcext:value-type="float">
            <text:p>3101386</text:p>
          </table:table-cell>
          <table:table-cell table:number-columns-repeated="2" table:style-name="ce51" office:value-type="float" office:value="9.91004345469702E+017" calcext:value-type="float">
            <text:p>9.91004345469702E+017</text:p>
          </table:table-cell>
          <table:table-cell table:style-name="ce51" office:value-type="float" office:value="2262759230002650" calcext:value-type="float">
            <text:p>226275923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559608" calcext:value-type="float">
            <text:p>32285000559608</text:p>
          </table:table-cell>
          <table:table-cell table:style-name="ce51" office:value-type="float" office:value="893235369" calcext:value-type="float">
            <text:p>893235369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B33</text:p>
          </table:table-cell>
          <table:table-cell table:style-name="ce35" office:value-type="string" calcext:value-type="string">
            <text:p>0 <text:s text:c="21"/>BS 2615200B <text:s/>33</text:p>
          </table:table-cell>
          <table:table-cell table:style-name="ce35" office:value-type="string" calcext:value-type="string">
            <text:p>Introduction to John and the Acts of the apostles / by William Barclay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arclay, William, 1907-1978.</text:p>
          </table:table-cell>
          <table:table-cell table:style-name="ce35" office:value-type="string" calcext:value-type="string">
            <text:p>Philadelphia : Westminster Press, c1976.</text:p>
          </table:table-cell>
          <table:table-cell table:style-name="ce51" office:value-type="float" office:value="1976" calcext:value-type="float">
            <text:p>1976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pa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6" office:value-type="date" office:date-value="2001-10-15" calcext:value-type="date">
            <text:p>10/15/2001</text:p>
          </table:table-cell>
          <table:table-cell table:number-columns-repeated="2" table:style-name="ce56" office:value-type="date" office:date-value="1991-05-08" calcext:value-type="date">
            <text:p>5/8/1991</text:p>
          </table:table-cell>
          <table:table-cell table:style-name="ce51" office:value-type="float" office:value="475" calcext:value-type="float">
            <text:p>475</text:p>
          </table:table-cell>
          <table:table-cell table:style-name="ce51" office:value-type="float" office:value="445" calcext:value-type="float">
            <text:p>445</text:p>
          </table:table-cell>
          <table:table-cell table:style-name="ce51" office:value-type="float" office:value="447" calcext:value-type="float">
            <text:p>447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513893:eng</text:p>
          </table:table-cell>
          <table:table-cell table:style-name="ce51" office:value-type="float" office:value="1958301" calcext:value-type="float">
            <text:p>1958301</text:p>
          </table:table-cell>
          <table:table-cell table:number-columns-repeated="2" table:style-name="ce51" office:value-type="float" office:value="9.91003951669702E+017" calcext:value-type="float">
            <text:p>9.91003951669702E+017</text:p>
          </table:table-cell>
          <table:table-cell table:style-name="ce51" office:value-type="float" office:value="2265561970002650" calcext:value-type="float">
            <text:p>226556197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664247713" calcext:value-type="float">
            <text:p>9780664247713</text:p>
          </table:table-cell>
          <table:table-cell table:style-name="ce61" office:value-type="float" office:value="32285000559707" calcext:value-type="float">
            <text:p>32285000559707</text:p>
          </table:table-cell>
          <table:table-cell table:style-name="ce51" office:value-type="float" office:value="893788106" calcext:value-type="float">
            <text:p>893788106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B564 1988</text:p>
          </table:table-cell>
          <table:table-cell table:style-name="ce35" office:value-type="string" calcext:value-type="string">
            <text:p>0 <text:s text:c="21"/>BS 2615200B <text:s/>564 <text:s text:c="8"/>1988</text:p>
          </table:table-cell>
          <table:table-cell table:style-name="ce35" office:value-type="string" calcext:value-type="string">
            <text:p>Neither on this mountain nor in Jerusalem : a study of John 4 / Hendrikus Boers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oers, Hendrikus.</text:p>
          </table:table-cell>
          <table:table-cell table:style-name="ce35" office:value-type="string" calcext:value-type="string">
            <text:p>Atlanta, Ga. : Scholars Press, c1988.</text:p>
          </table:table-cell>
          <table:table-cell table:style-name="ce51" office:value-type="float" office:value="1988" calcext:value-type="float">
            <text:p>1988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gau</text:p>
          </table:table-cell>
          <table:table-cell table:style-name="ce35" office:value-type="string" calcext:value-type="string">
            <text:p>Monograph series / the Society of Biblical Literature ; no. 35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6" office:value-type="date" office:date-value="2001-05-22" calcext:value-type="date">
            <text:p>5/22/2001</text:p>
          </table:table-cell>
          <table:table-cell table:number-columns-repeated="2" table:style-name="ce56" office:value-type="date" office:date-value="1989-12-07" calcext:value-type="date">
            <text:p>12/7/1989</text:p>
          </table:table-cell>
          <table:table-cell table:style-name="ce51" office:value-type="float" office:value="281" calcext:value-type="float">
            <text:p>281</text:p>
          </table:table-cell>
          <table:table-cell table:style-name="ce51" office:value-type="float" office:value="208" calcext:value-type="float">
            <text:p>208</text:p>
          </table:table-cell>
          <table:table-cell table:style-name="ce51" office:value-type="float" office:value="213" calcext:value-type="float">
            <text:p>213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number-columns-repeated="4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47595971:eng</text:p>
          </table:table-cell>
          <table:table-cell table:style-name="ce51" office:value-type="float" office:value="17549979" calcext:value-type="float">
            <text:p>17549979</text:p>
          </table:table-cell>
          <table:table-cell table:number-columns-repeated="2" table:style-name="ce51" office:value-type="float" office:value="9.91001234799702E+017" calcext:value-type="float">
            <text:p>9.91001234799702E+017</text:p>
          </table:table-cell>
          <table:table-cell table:style-name="ce51" office:value-type="float" office:value="2270858540002650" calcext:value-type="float">
            <text:p>227085854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1555402211" calcext:value-type="float">
            <text:p>9781555402211</text:p>
          </table:table-cell>
          <table:table-cell table:style-name="ce61" office:value-type="float" office:value="32285000017797" calcext:value-type="float">
            <text:p>32285000017797</text:p>
          </table:table-cell>
          <table:table-cell table:style-name="ce51" office:value-type="float" office:value="893590133" calcext:value-type="float">
            <text:p>893590133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7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B586 1996</text:p>
          </table:table-cell>
          <table:table-cell table:style-name="ce35" office:value-type="string" calcext:value-type="string">
            <text:p>0 <text:s text:c="21"/>BS 2615200B <text:s/>586 <text:s text:c="8"/>1996</text:p>
          </table:table-cell>
          <table:table-cell table:style-name="ce35" office:value-type="string" calcext:value-type="string">
            <text:p>Selected peak marking features in the Gospel of John / Steve Booth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ooth, Steve, 1959-</text:p>
          </table:table-cell>
          <table:table-cell table:style-name="ce35" office:value-type="string" calcext:value-type="string">
            <text:p>New York : Peter Lang, c1996.</text:p>
          </table:table-cell>
          <table:table-cell table:style-name="ce51" office:value-type="float" office:value="1996" calcext:value-type="float">
            <text:p>1996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yu</text:p>
          </table:table-cell>
          <table:table-cell table:style-name="ce35" office:value-type="string" calcext:value-type="string">
            <text:p>American university studies. Series VII, Theology and religion, 0740-0446 ; vol. 178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6" office:value-type="date" office:date-value="2004-11-29" calcext:value-type="date">
            <text:p>11/29/2004</text:p>
          </table:table-cell>
          <table:table-cell table:number-columns-repeated="2" table:style-name="ce56" office:value-type="date" office:date-value="1996-12-02" calcext:value-type="date">
            <text:p>12/2/1996</text:p>
          </table:table-cell>
          <table:table-cell table:style-name="ce51" office:value-type="float" office:value="108" calcext:value-type="float">
            <text:p>108</text:p>
          </table:table-cell>
          <table:table-cell table:number-columns-repeated="2" table:style-name="ce51" office:value-type="float" office:value="84" calcext:value-type="float">
            <text:p>84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8512547:eng</text:p>
          </table:table-cell>
          <table:table-cell table:style-name="ce51" office:value-type="float" office:value="33443684" calcext:value-type="float">
            <text:p>33443684</text:p>
          </table:table-cell>
          <table:table-cell table:number-columns-repeated="2" table:style-name="ce51" office:value-type="float" office:value="9.91002574559702E+017" calcext:value-type="float">
            <text:p>9.91002574559702E+017</text:p>
          </table:table-cell>
          <table:table-cell table:style-name="ce51" office:value-type="float" office:value="2268284990002650" calcext:value-type="float">
            <text:p>226828499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20424743" calcext:value-type="float">
            <text:p>9780820424743</text:p>
          </table:table-cell>
          <table:table-cell table:style-name="ce61" office:value-type="float" office:value="32285002387073" calcext:value-type="float">
            <text:p>32285002387073</text:p>
          </table:table-cell>
          <table:table-cell table:style-name="ce51" office:value-type="float" office:value="893597621" calcext:value-type="float">
            <text:p>893597621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B65</text:p>
          </table:table-cell>
          <table:table-cell table:style-name="ce35" office:value-type="string" calcext:value-type="string">
            <text:p>0 <text:s text:c="21"/>BS 2615200B <text:s/>65</text:p>
          </table:table-cell>
          <table:table-cell table:style-name="ce35" office:value-type="string" calcext:value-type="string">
            <text:p>The fourth Gospel and the Jews : a study in R. Akiba, Esther, and the Gospel of John / by John Bowma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owman, John, 1916-2006.</text:p>
          </table:table-cell>
          <table:table-cell table:style-name="ce35" office:value-type="string" calcext:value-type="string">
            <text:p>Pittsburgh : Pickwick Press, 1975.</text:p>
          </table:table-cell>
          <table:table-cell table:style-name="ce51" office:value-type="float" office:value="1975" calcext:value-type="float">
            <text:p>1975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pau</text:p>
          </table:table-cell>
          <table:table-cell table:style-name="ce35" office:value-type="string" calcext:value-type="string">
            <text:p>Pittsburgh theological monograph series ; 8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6" office:value-type="date" office:date-value="2001-11-26" calcext:value-type="date">
            <text:p>11/26/2001</text:p>
          </table:table-cell>
          <table:table-cell table:number-columns-repeated="2" table:style-name="ce56" office:value-type="date" office:date-value="1991-05-08" calcext:value-type="date">
            <text:p>5/8/1991</text:p>
          </table:table-cell>
          <table:table-cell table:style-name="ce51" office:value-type="float" office:value="301" calcext:value-type="float">
            <text:p>301</text:p>
          </table:table-cell>
          <table:table-cell table:style-name="ce51" office:value-type="float" office:value="219" calcext:value-type="float">
            <text:p>219</text:p>
          </table:table-cell>
          <table:table-cell table:style-name="ce51" office:value-type="float" office:value="223" calcext:value-type="float">
            <text:p>223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905864116:eng</text:p>
          </table:table-cell>
          <table:table-cell table:style-name="ce51" office:value-type="float" office:value="1959556" calcext:value-type="float">
            <text:p>1959556</text:p>
          </table:table-cell>
          <table:table-cell table:number-columns-repeated="2" table:style-name="ce51" office:value-type="float" office:value="9.91003953399702E+017" calcext:value-type="float">
            <text:p>9.91003953399702E+017</text:p>
          </table:table-cell>
          <table:table-cell table:style-name="ce51" office:value-type="float" office:value="2266105970002650" calcext:value-type="float">
            <text:p>226610597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915138104" calcext:value-type="float">
            <text:p>9780915138104</text:p>
          </table:table-cell>
          <table:table-cell table:style-name="ce61" office:value-type="float" office:value="32285000559772" calcext:value-type="float">
            <text:p>32285000559772</text:p>
          </table:table-cell>
          <table:table-cell table:style-name="ce51" office:value-type="float" office:value="893718277" calcext:value-type="float">
            <text:p>893718277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B783</text:p>
          </table:table-cell>
          <table:table-cell table:style-name="ce35" office:value-type="string" calcext:value-type="string">
            <text:p>0 <text:s text:c="21"/>BS 2615200B <text:s/>783</text:p>
          </table:table-cell>
          <table:table-cell table:style-name="ce35" office:value-type="string" calcext:value-type="string">
            <text:p>The Christian Buddhism of St. John; new insights into the Fourth Gospel, by J. Edgar Bruns. Foreword by Gregory Baum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runs, J. Edgar, 1923-</text:p>
          </table:table-cell>
          <table:table-cell table:style-name="ce35" office:value-type="string" calcext:value-type="string">
            <text:p>New York, Paulist Press [1971]</text:p>
          </table:table-cell>
          <table:table-cell table:style-name="ce51" office:value-type="float" office:value="1971" calcext:value-type="float">
            <text:p>1971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y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6" office:value-type="date" office:date-value="2004-11-07" calcext:value-type="date">
            <text:p>11/7/2004</text:p>
          </table:table-cell>
          <table:table-cell table:number-columns-repeated="2" table:style-name="ce56" office:value-type="date" office:date-value="1991-05-08" calcext:value-type="date">
            <text:p>5/8/1991</text:p>
          </table:table-cell>
          <table:table-cell table:style-name="ce51" office:value-type="float" office:value="237" calcext:value-type="float">
            <text:p>237</text:p>
          </table:table-cell>
          <table:table-cell table:number-columns-repeated="2" table:style-name="ce51" office:value-type="float" office:value="206" calcext:value-type="float">
            <text:p>206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6" calcext:value-type="float">
            <text:p>26</text:p>
          </table:table-cell>
          <table:table-cell table:number-columns-repeated="4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422510597:eng</text:p>
          </table:table-cell>
          <table:table-cell table:style-name="ce51" office:value-type="float" office:value="142958" calcext:value-type="float">
            <text:p>142958</text:p>
          </table:table-cell>
          <table:table-cell table:number-columns-repeated="2" table:style-name="ce51" office:value-type="float" office:value="9.91000816929702E+017" calcext:value-type="float">
            <text:p>9.91000816929702E+017</text:p>
          </table:table-cell>
          <table:table-cell table:style-name="ce51" office:value-type="float" office:value="2254791670002650" calcext:value-type="float">
            <text:p>225479167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559822" calcext:value-type="float">
            <text:p>32285000559822</text:p>
          </table:table-cell>
          <table:table-cell table:style-name="ce51" office:value-type="float" office:value="893528412" calcext:value-type="float">
            <text:p>893528412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C3</text:p>
          </table:table-cell>
          <table:table-cell table:style-name="ce35" office:value-type="string" calcext:value-type="string">
            <text:p>0 <text:s text:c="21"/>BS 2615200C <text:s/>3</text:p>
          </table:table-cell>
          <table:table-cell table:style-name="ce35" office:value-type="string" calcext:value-type="string">
            <text:p>The open heaven ; the revelation of God in the Johannine sayings of Jesus / [by] W. H. Cadman. Edited by G. B. Caird. --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Cadman, W. H. (William Healey)</text:p>
          </table:table-cell>
          <table:table-cell table:style-name="ce35" office:value-type="string" calcext:value-type="string">
            <text:p>Oxford : Blackwell, 1969.</text:p>
          </table:table-cell>
          <table:table-cell table:style-name="ce51" office:value-type="float" office:value="1969" calcext:value-type="float">
            <text:p>1969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enk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6" office:value-type="date" office:date-value="2001-10-28" calcext:value-type="date">
            <text:p>10/28/2001</text:p>
          </table:table-cell>
          <table:table-cell table:number-columns-repeated="2" table:style-name="ce56" office:value-type="date" office:date-value="1991-05-08" calcext:value-type="date">
            <text:p>5/8/1991</text:p>
          </table:table-cell>
          <table:table-cell table:style-name="ce51" office:value-type="float" office:value="215" calcext:value-type="float">
            <text:p>215</text:p>
          </table:table-cell>
          <table:table-cell table:style-name="ce51" office:value-type="float" office:value="129" calcext:value-type="float">
            <text:p>129</text:p>
          </table:table-cell>
          <table:table-cell table:style-name="ce51" office:value-type="float" office:value="226" calcext:value-type="float">
            <text:p>226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509025232:eng</text:p>
          </table:table-cell>
          <table:table-cell table:style-name="ce51" office:value-type="float" office:value="21570" calcext:value-type="float">
            <text:p>21570</text:p>
          </table:table-cell>
          <table:table-cell table:number-columns-repeated="2" table:style-name="ce51" office:value-type="float" office:value="9.91000039829702E+017" calcext:value-type="float">
            <text:p>9.91000039829702E+017</text:p>
          </table:table-cell>
          <table:table-cell table:style-name="ce51" office:value-type="float" office:value="2261486540002650" calcext:value-type="float">
            <text:p>226148654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631113300" calcext:value-type="float">
            <text:p>9780631113300</text:p>
          </table:table-cell>
          <table:table-cell table:style-name="ce61" office:value-type="float" office:value="32285000559830" calcext:value-type="float">
            <text:p>32285000559830</text:p>
          </table:table-cell>
          <table:table-cell table:style-name="ce51" office:value-type="float" office:value="893508445" calcext:value-type="float">
            <text:p>893508445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C364 1996</text:p>
          </table:table-cell>
          <table:table-cell table:style-name="ce35" office:value-type="string" calcext:value-type="string">
            <text:p>0 <text:s text:c="21"/>BS 2615200C <text:s/>364 <text:s text:c="8"/>1996</text:p>
          </table:table-cell>
          <table:table-cell table:style-name="ce35" office:value-type="string" calcext:value-type="string">
            <text:p>The story of Creation : its origin and its interpretation in Philo and the Fourth Gospel / Calum M. Carmichael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Carmichael, Calum M.</text:p>
          </table:table-cell>
          <table:table-cell table:style-name="ce35" office:value-type="string" calcext:value-type="string">
            <text:p>Ithaca : Cornell University Press, 1996.</text:p>
          </table:table-cell>
          <table:table-cell table:style-name="ce51" office:value-type="float" office:value="1996" calcext:value-type="float">
            <text:p>1996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y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6" office:value-type="date" office:date-value="2004-12-03" calcext:value-type="date">
            <text:p>12/3/2004</text:p>
          </table:table-cell>
          <table:table-cell table:number-columns-repeated="2" table:style-name="ce56" office:value-type="date" office:date-value="1996-12-19" calcext:value-type="date">
            <text:p>12/19/1996</text:p>
          </table:table-cell>
          <table:table-cell table:style-name="ce51" office:value-type="float" office:value="331" calcext:value-type="float">
            <text:p>331</text:p>
          </table:table-cell>
          <table:table-cell table:style-name="ce51" office:value-type="float" office:value="277" calcext:value-type="float">
            <text:p>277</text:p>
          </table:table-cell>
          <table:table-cell table:style-name="ce51" office:value-type="float" office:value="460" calcext:value-type="float">
            <text:p>460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0997419:eng</text:p>
          </table:table-cell>
          <table:table-cell table:style-name="ce51" office:value-type="float" office:value="34244461" calcext:value-type="float">
            <text:p>34244461</text:p>
          </table:table-cell>
          <table:table-cell table:number-columns-repeated="2" table:style-name="ce51" office:value-type="float" office:value="9.91002612749702E+017" calcext:value-type="float">
            <text:p>9.91002612749702E+017</text:p>
          </table:table-cell>
          <table:table-cell table:style-name="ce51" office:value-type="float" office:value="2272099540002650" calcext:value-type="float">
            <text:p>227209954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1432613" calcext:value-type="float">
            <text:p>9780801432613</text:p>
          </table:table-cell>
          <table:table-cell table:style-name="ce61" office:value-type="float" office:value="32285002400587" calcext:value-type="float">
            <text:p>32285002400587</text:p>
          </table:table-cell>
          <table:table-cell table:style-name="ce51" office:value-type="float" office:value="893627213" calcext:value-type="float">
            <text:p>893627213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C65 1990</text:p>
          </table:table-cell>
          <table:table-cell table:style-name="ce35" office:value-type="string" calcext:value-type="string">
            <text:p>0 <text:s text:c="21"/>BS 2615200C <text:s/>65 <text:s text:c="9"/>1990</text:p>
          </table:table-cell>
          <table:table-cell table:style-name="ce35" office:value-type="string" calcext:value-type="string">
            <text:p>These things have been written : studies on the Fourth Gospel / Raymond F. Collins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Collins, Raymond F., 1935-</text:p>
          </table:table-cell>
          <table:table-cell table:style-name="ce35" office:value-type="string" calcext:value-type="string">
            <text:p>Louvain : Peeters Press, 1990.</text:p>
          </table:table-cell>
          <table:table-cell table:style-name="ce51" office:value-type="float" office:value="1990" calcext:value-type="float">
            <text:p>1990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be </text:p>
          </table:table-cell>
          <table:table-cell table:style-name="ce35" office:value-type="string" calcext:value-type="string">
            <text:p>Louvain theological &amp; pastoral monographs ; 2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6" office:value-type="date" office:date-value="2004-12-03" calcext:value-type="date">
            <text:p>12/3/2004</text:p>
          </table:table-cell>
          <table:table-cell table:number-columns-repeated="2" table:style-name="ce56" office:value-type="date" office:date-value="1991-03-26" calcext:value-type="date">
            <text:p>3/26/1991</text:p>
          </table:table-cell>
          <table:table-cell table:style-name="ce51" office:value-type="float" office:value="314" calcext:value-type="float">
            <text:p>314</text:p>
          </table:table-cell>
          <table:table-cell table:style-name="ce51" office:value-type="float" office:value="230" calcext:value-type="float">
            <text:p>230</text:p>
          </table:table-cell>
          <table:table-cell table:style-name="ce51" office:value-type="float" office:value="270" calcext:value-type="float">
            <text:p>27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21" calcext:value-type="float">
            <text:p>21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5092814:eng</text:p>
          </table:table-cell>
          <table:table-cell table:style-name="ce51" office:value-type="float" office:value="23183211" calcext:value-type="float">
            <text:p>23183211</text:p>
          </table:table-cell>
          <table:table-cell table:number-columns-repeated="2" table:style-name="ce51" office:value-type="float" office:value="9.91001847879702E+017" calcext:value-type="float">
            <text:p>9.91001847879702E+017</text:p>
          </table:table-cell>
          <table:table-cell table:style-name="ce51" office:value-type="float" office:value="2261106670002650" calcext:value-type="float">
            <text:p>226110667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9068312096" calcext:value-type="float">
            <text:p>9789068312096</text:p>
          </table:table-cell>
          <table:table-cell table:style-name="ce61" office:value-type="float" office:value="32285000513621" calcext:value-type="float">
            <text:p>32285000513621</text:p>
          </table:table-cell>
          <table:table-cell table:style-name="ce51" office:value-type="float" office:value="893703377" calcext:value-type="float">
            <text:p>893703377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C69 1987</text:p>
          </table:table-cell>
          <table:table-cell table:style-name="ce35" office:value-type="string" calcext:value-type="string">
            <text:p>0 <text:s text:c="21"/>BS 2615200C <text:s/>69 <text:s text:c="9"/>1987</text:p>
          </table:table-cell>
          <table:table-cell table:style-name="ce35" office:value-type="string" calcext:value-type="string">
            <text:p>The mystical way in the fourth Gospel : crossing over into God / L. William Countryma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Countryman, Louis William, 1941-</text:p>
          </table:table-cell>
          <table:table-cell table:style-name="ce35" office:value-type="string" calcext:value-type="string">
            <text:p>Philadelphia : Fortress Press, c1987.</text:p>
          </table:table-cell>
          <table:table-cell table:style-name="ce51" office:value-type="float" office:value="1987" calcext:value-type="float">
            <text:p>1987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pa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6" office:value-type="date" office:date-value="2008-06-30" calcext:value-type="date">
            <text:p>6/30/2008</text:p>
          </table:table-cell>
          <table:table-cell table:number-columns-repeated="2" table:style-name="ce56" office:value-type="date" office:date-value="1990-04-23" calcext:value-type="date">
            <text:p>4/23/1990</text:p>
          </table:table-cell>
          <table:table-cell table:style-name="ce51" office:value-type="float" office:value="246" calcext:value-type="float">
            <text:p>246</text:p>
          </table:table-cell>
          <table:table-cell table:style-name="ce51" office:value-type="float" office:value="204" calcext:value-type="float">
            <text:p>204</text:p>
          </table:table-cell>
          <table:table-cell table:style-name="ce51" office:value-type="float" office:value="293" calcext:value-type="float">
            <text:p>293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4" calcext:value-type="float">
            <text:p>1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9073728:eng</text:p>
          </table:table-cell>
          <table:table-cell table:style-name="ce51" office:value-type="float" office:value="15084048" calcext:value-type="float">
            <text:p>15084048</text:p>
          </table:table-cell>
          <table:table-cell table:number-columns-repeated="2" table:style-name="ce51" office:value-type="float" office:value="9.91000987999702E+017" calcext:value-type="float">
            <text:p>9.91000987999702E+017</text:p>
          </table:table-cell>
          <table:table-cell table:style-name="ce51" office:value-type="float" office:value="2254720290002650" calcext:value-type="float">
            <text:p>225472029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0619497" calcext:value-type="float">
            <text:p>9780800619497</text:p>
          </table:table-cell>
          <table:table-cell table:style-name="ce61" office:value-type="float" office:value="32285000130657" calcext:value-type="float">
            <text:p>32285000130657</text:p>
          </table:table-cell>
          <table:table-cell table:style-name="ce51" office:value-type="float" office:value="893426231" calcext:value-type="float">
            <text:p>893426231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F7</text:p>
          </table:table-cell>
          <table:table-cell table:style-name="ce35" office:value-type="string" calcext:value-type="string">
            <text:p>0 <text:s text:c="21"/>BS 2615200F <text:s/>7</text:p>
          </table:table-cell>
          <table:table-cell table:style-name="ce35" office:value-type="string" calcext:value-type="string">
            <text:p>Old Testament quotations in the Gospel of John, by Edwin D.Freed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Freed, Edwin D.</text:p>
          </table:table-cell>
          <table:table-cell table:style-name="ce35" office:value-type="string" calcext:value-type="string">
            <text:p>Leiden, E.J.Brill, 1965.</text:p>
          </table:table-cell>
          <table:table-cell table:style-name="ce51" office:value-type="float" office:value="1965" calcext:value-type="float">
            <text:p>1965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___</text:p>
          </table:table-cell>
          <table:table-cell table:style-name="ce35" office:value-type="string" calcext:value-type="string">
            <text:p>Supplements to Novum Testamentum ; v. 11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6" office:value-type="date" office:date-value="2010-08-13" calcext:value-type="date">
            <text:p>8/13/2010</text:p>
          </table:table-cell>
          <table:table-cell table:number-columns-repeated="2" table:style-name="ce56" office:value-type="date" office:date-value="1991-05-08" calcext:value-type="date">
            <text:p>5/8/1991</text:p>
          </table:table-cell>
          <table:table-cell table:style-name="ce51" office:value-type="float" office:value="378" calcext:value-type="float">
            <text:p>378</text:p>
          </table:table-cell>
          <table:table-cell table:style-name="ce51" office:value-type="float" office:value="274" calcext:value-type="float">
            <text:p>274</text:p>
          </table:table-cell>
          <table:table-cell table:style-name="ce51" office:value-type="float" office:value="292" calcext:value-type="float">
            <text:p>292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6853276:eng</text:p>
          </table:table-cell>
          <table:table-cell table:style-name="ce51" office:value-type="float" office:value="384177" calcext:value-type="float">
            <text:p>384177</text:p>
          </table:table-cell>
          <table:table-cell table:number-columns-repeated="2" table:style-name="ce51" office:value-type="float" office:value="9.91002640609702E+017" calcext:value-type="float">
            <text:p>9.91002640609702E+017</text:p>
          </table:table-cell>
          <table:table-cell table:style-name="ce51" office:value-type="float" office:value="2256346380002650" calcext:value-type="float">
            <text:p>225634638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559913" calcext:value-type="float">
            <text:p>32285000559913</text:p>
          </table:table-cell>
          <table:table-cell table:style-name="ce51" office:value-type="float" office:value="893409360" calcext:value-type="float">
            <text:p>893409360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H47</text:p>
          </table:table-cell>
          <table:table-cell table:style-name="ce35" office:value-type="string" calcext:value-type="string">
            <text:p>0 <text:s text:c="21"/>BS 2615200H <text:s/>47</text:p>
          </table:table-cell>
          <table:table-cell table:style-name="ce35" office:value-type="string" calcext:value-type="string">
            <text:p>Liberation theology; liberation in the light of the fourth Gospel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Herzog, Frederick.</text:p>
          </table:table-cell>
          <table:table-cell table:style-name="ce35" office:value-type="string" calcext:value-type="string">
            <text:p>New York, Seabury Press [1972]</text:p>
          </table:table-cell>
          <table:table-cell table:style-name="ce51" office:value-type="float" office:value="1972" calcext:value-type="float">
            <text:p>1972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y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6" office:value-type="date" office:date-value="2007-10-30" calcext:value-type="date">
            <text:p>10/30/2007</text:p>
          </table:table-cell>
          <table:table-cell table:number-columns-repeated="2" table:style-name="ce56" office:value-type="date" office:date-value="1991-05-08" calcext:value-type="date">
            <text:p>5/8/1991</text:p>
          </table:table-cell>
          <table:table-cell table:style-name="ce51" office:value-type="float" office:value="489" calcext:value-type="float">
            <text:p>489</text:p>
          </table:table-cell>
          <table:table-cell table:style-name="ce51" office:value-type="float" office:value="425" calcext:value-type="float">
            <text:p>425</text:p>
          </table:table-cell>
          <table:table-cell table:style-name="ce51" office:value-type="float" office:value="426" calcext:value-type="float">
            <text:p>426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27" calcext:value-type="float">
            <text:p>27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19" calcext:value-type="float">
            <text:p>19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63992048:eng</text:p>
          </table:table-cell>
          <table:table-cell table:style-name="ce51" office:value-type="float" office:value="508327" calcext:value-type="float">
            <text:p>508327</text:p>
          </table:table-cell>
          <table:table-cell table:number-columns-repeated="2" table:style-name="ce51" office:value-type="float" office:value="9.91002885899702E+017" calcext:value-type="float">
            <text:p>9.91002885899702E+017</text:p>
          </table:table-cell>
          <table:table-cell table:style-name="ce51" office:value-type="float" office:value="2261026970002650" calcext:value-type="float">
            <text:p>226102697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16402410" calcext:value-type="float">
            <text:p>9780816402410</text:p>
          </table:table-cell>
          <table:table-cell table:style-name="ce61" office:value-type="float" office:value="32285000559962" calcext:value-type="float">
            <text:p>32285000559962</text:p>
          </table:table-cell>
          <table:table-cell table:style-name="ce51" office:value-type="float" office:value="893710797" calcext:value-type="float">
            <text:p>893710797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7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J63</text:p>
          </table:table-cell>
          <table:table-cell table:style-name="ce35" office:value-type="string" calcext:value-type="string">
            <text:p>0 <text:s text:c="21"/>BS 2615200J <text:s/>63</text:p>
          </table:table-cell>
          <table:table-cell table:style-name="ce35" office:value-type="string" calcext:value-type="string">
            <text:p>Jesus, stranger from heaven and Son of God : Jesus Christ and the Christians in Johannine perspective / by Marinus de Jonge ; edited and translated by John E. Steely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Jonge, M. de (Marinus), 1925-</text:p>
          </table:table-cell>
          <table:table-cell table:style-name="ce35" office:value-type="string" calcext:value-type="string">
            <text:p>Missoula, Mont. : Published by Scholars Press for the Society of Biblical Literature, c1977.</text:p>
          </table:table-cell>
          <table:table-cell table:style-name="ce51" office:value-type="float" office:value="1977" calcext:value-type="float">
            <text:p>1977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tu</text:p>
          </table:table-cell>
          <table:table-cell table:style-name="ce35" office:value-type="string" calcext:value-type="string">
            <text:p>Sources for biblical study ; no. 11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6" office:value-type="date" office:date-value="2000-09-14" calcext:value-type="date">
            <text:p>9/14/2000</text:p>
          </table:table-cell>
          <table:table-cell table:number-columns-repeated="2" table:style-name="ce56" office:value-type="date" office:date-value="1991-05-08" calcext:value-type="date">
            <text:p>5/8/1991</text:p>
          </table:table-cell>
          <table:table-cell table:style-name="ce51" office:value-type="float" office:value="297" calcext:value-type="float">
            <text:p>297</text:p>
          </table:table-cell>
          <table:table-cell table:style-name="ce51" office:value-type="float" office:value="223" calcext:value-type="float">
            <text:p>223</text:p>
          </table:table-cell>
          <table:table-cell table:style-name="ce51" office:value-type="float" office:value="224" calcext:value-type="float">
            <text:p>224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7073746:eng</text:p>
          </table:table-cell>
          <table:table-cell table:style-name="ce51" office:value-type="float" office:value="3072432" calcext:value-type="float">
            <text:p>3072432</text:p>
          </table:table-cell>
          <table:table-cell table:number-columns-repeated="2" table:style-name="ce51" office:value-type="float" office:value="9.91004335129702E+017" calcext:value-type="float">
            <text:p>9.91004335129702E+017</text:p>
          </table:table-cell>
          <table:table-cell table:style-name="ce51" office:value-type="float" office:value="2265316240002650" calcext:value-type="float">
            <text:p>226531624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91301349" calcext:value-type="float">
            <text:p>9780891301349</text:p>
          </table:table-cell>
          <table:table-cell table:style-name="ce61" office:value-type="float" office:value="32285000560002" calcext:value-type="float">
            <text:p>32285000560002</text:p>
          </table:table-cell>
          <table:table-cell table:style-name="ce51" office:value-type="float" office:value="893800867" calcext:value-type="float">
            <text:p>893800867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K2813 1968</text:p>
          </table:table-cell>
          <table:table-cell table:style-name="ce35" office:value-type="string" calcext:value-type="string">
            <text:p>0 <text:s text:c="21"/>BS 2615200K <text:s/>2813 <text:s text:c="7"/>1968</text:p>
          </table:table-cell>
          <table:table-cell table:style-name="ce35" office:value-type="string" calcext:value-type="string">
            <text:p>The testament of Jesus : a study of the Gospel of John in the light of chapter 17 / Ernst Käsemann ; [translated by Gerhard Krodel from the German]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Käsemann, Ernst.</text:p>
          </table:table-cell>
          <table:table-cell table:style-name="ce35" office:value-type="string" calcext:value-type="string">
            <text:p>Philadelphia : Fortress Press, 1968.</text:p>
          </table:table-cell>
          <table:table-cell table:style-name="ce51" office:value-type="float" office:value="1976" calcext:value-type="float">
            <text:p>1976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i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6" office:value-type="date" office:date-value="2001-10-25" calcext:value-type="date">
            <text:p>10/25/2001</text:p>
          </table:table-cell>
          <table:table-cell table:number-columns-repeated="2" table:style-name="ce56" office:value-type="date" office:date-value="1991-05-13" calcext:value-type="date">
            <text:p>5/13/1991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538" calcext:value-type="float">
            <text:p>538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138472:eng</text:p>
          </table:table-cell>
          <table:table-cell table:style-name="ce51" office:value-type="float" office:value="4579316" calcext:value-type="float">
            <text:p>4579316</text:p>
          </table:table-cell>
          <table:table-cell table:number-columns-repeated="2" table:style-name="ce51" office:value-type="float" office:value="9.91004683049702E+017" calcext:value-type="float">
            <text:p>9.91004683049702E+017</text:p>
          </table:table-cell>
          <table:table-cell table:style-name="ce51" office:value-type="float" office:value="2260884560002650" calcext:value-type="float">
            <text:p>226088456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625011" calcext:value-type="float">
            <text:p>32285000625011</text:p>
          </table:table-cell>
          <table:table-cell table:style-name="ce51" office:value-type="float" office:value="893719224" calcext:value-type="float">
            <text:p>893719224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K9</text:p>
          </table:table-cell>
          <table:table-cell table:style-name="ce35" office:value-type="string" calcext:value-type="string">
            <text:p>0 <text:s text:c="21"/>BS 2615200K <text:s/>9</text:p>
          </table:table-cell>
          <table:table-cell table:style-name="ce35" office:value-type="string" calcext:value-type="string">
            <text:p>The fourth evangelist and his Gospel : an examination of contemporary scholarship / Robert Kysar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Kysar, Robert.</text:p>
          </table:table-cell>
          <table:table-cell table:style-name="ce35" office:value-type="string" calcext:value-type="string">
            <text:p>Minneapolis : Augsburg Pub. House, c1975.</text:p>
          </table:table-cell>
          <table:table-cell table:style-name="ce51" office:value-type="float" office:value="1975" calcext:value-type="float">
            <text:p>1975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n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6" office:value-type="date" office:date-value="2006-04-02" calcext:value-type="date">
            <text:p>4/2/2006</text:p>
          </table:table-cell>
          <table:table-cell table:number-columns-repeated="2" table:style-name="ce56" office:value-type="date" office:date-value="1991-05-13" calcext:value-type="date">
            <text:p>5/13/1991</text:p>
          </table:table-cell>
          <table:table-cell table:style-name="ce51" office:value-type="float" office:value="531" calcext:value-type="float">
            <text:p>531</text:p>
          </table:table-cell>
          <table:table-cell table:style-name="ce51" office:value-type="float" office:value="424" calcext:value-type="float">
            <text:p>424</text:p>
          </table:table-cell>
          <table:table-cell table:style-name="ce51" office:value-type="float" office:value="427" calcext:value-type="float">
            <text:p>427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35" calcext:value-type="float">
            <text:p>35</text:p>
          </table:table-cell>
          <table:table-cell table:number-columns-repeated="2"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20" calcext:value-type="float">
            <text:p>20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75539960:eng</text:p>
          </table:table-cell>
          <table:table-cell table:style-name="ce51" office:value-type="float" office:value="1863373" calcext:value-type="float">
            <text:p>1863373</text:p>
          </table:table-cell>
          <table:table-cell table:number-columns-repeated="2" table:style-name="ce51" office:value-type="float" office:value="9.91003917359702E+017" calcext:value-type="float">
            <text:p>9.91003917359702E+017</text:p>
          </table:table-cell>
          <table:table-cell table:style-name="ce51" office:value-type="float" office:value="2263217820002650" calcext:value-type="float">
            <text:p>226321782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6615042" calcext:value-type="float">
            <text:p>9780806615042</text:p>
          </table:table-cell>
          <table:table-cell table:style-name="ce61" office:value-type="float" office:value="32285000625029" calcext:value-type="float">
            <text:p>32285000625029</text:p>
          </table:table-cell>
          <table:table-cell table:style-name="ce51" office:value-type="float" office:value="893693315" calcext:value-type="float">
            <text:p>893693315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8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M333 1985</text:p>
          </table:table-cell>
          <table:table-cell table:style-name="ce35" office:value-type="string" calcext:value-type="string">
            <text:p>0 <text:s text:c="21"/>BS 2615200M <text:s/>333 <text:s text:c="8"/>1985</text:p>
          </table:table-cell>
          <table:table-cell table:style-name="ce35" office:value-type="string" calcext:value-type="string">
            <text:p>The Gospel of John in sociolinguistic perspective : protocol of the forty-eighth colloquy, 11 March 1984 / Bruce J. Malina ; H.C. Waetjen, editor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Malina, Bruce J.</text:p>
          </table:table-cell>
          <table:table-cell table:style-name="ce35" office:value-type="string" calcext:value-type="string">
            <text:p>Berkeley, CA, USA : Center for Hermeneutical Studies in Hellenistic and Modern Culture, c1985.</text:p>
          </table:table-cell>
          <table:table-cell table:style-name="ce51" office:value-type="float" office:value="1985" calcext:value-type="float">
            <text:p>1985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cau</text:p>
          </table:table-cell>
          <table:table-cell table:style-name="ce35" office:value-type="string" calcext:value-type="string">
            <text:p>Colloquy, 0098-0900 ; 48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6" office:value-type="date" office:date-value="1999-06-10" calcext:value-type="date">
            <text:p>6/10/1999</text:p>
          </table:table-cell>
          <table:table-cell table:number-columns-repeated="2" table:style-name="ce56" office:value-type="date" office:date-value="1991-05-13" calcext:value-type="date">
            <text:p>5/13/1991</text:p>
          </table:table-cell>
          <table:table-cell table:style-name="ce51" office:value-type="float" office:value="116" calcext:value-type="float">
            <text:p>116</text:p>
          </table:table-cell>
          <table:table-cell table:style-name="ce51" office:value-type="float" office:value="96" calcext:value-type="float">
            <text:p>96</text:p>
          </table:table-cell>
          <table:table-cell table:style-name="ce51" office:value-type="float" office:value="99" calcext:value-type="float">
            <text:p>99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4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890508825:eng</text:p>
          </table:table-cell>
          <table:table-cell table:style-name="ce51" office:value-type="float" office:value="12341983" calcext:value-type="float">
            <text:p>12341983</text:p>
          </table:table-cell>
          <table:table-cell table:number-columns-repeated="2" table:style-name="ce51" office:value-type="float" office:value="9.91000673239702E+017" calcext:value-type="float">
            <text:p>9.91000673239702E+017</text:p>
          </table:table-cell>
          <table:table-cell table:style-name="ce51" office:value-type="float" office:value="2266730380002650" calcext:value-type="float">
            <text:p>226673038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92420483" calcext:value-type="float">
            <text:p>9780892420483</text:p>
          </table:table-cell>
          <table:table-cell table:style-name="ce61" office:value-type="float" office:value="32285000625094" calcext:value-type="float">
            <text:p>32285000625094</text:p>
          </table:table-cell>
          <table:table-cell table:style-name="ce51" office:value-type="float" office:value="893515499" calcext:value-type="float">
            <text:p>893515499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M37</text:p>
          </table:table-cell>
          <table:table-cell table:style-name="ce35" office:value-type="string" calcext:value-type="string">
            <text:p>0 <text:s text:c="21"/>BS 2615200M <text:s/>37</text:p>
          </table:table-cell>
          <table:table-cell table:style-name="ce35" office:value-type="string" calcext:value-type="string">
            <text:p>The prophet-king. Moses traditions and the Johannine Christology, by Wayne A. Meeks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Meeks, Wayne A.</text:p>
          </table:table-cell>
          <table:table-cell table:style-name="ce35" office:value-type="string" calcext:value-type="string">
            <text:p>Leiden, E. J. Brill, 1967.</text:p>
          </table:table-cell>
          <table:table-cell table:style-name="ce51" office:value-type="float" office:value="1967" calcext:value-type="float">
            <text:p>1967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e </text:p>
          </table:table-cell>
          <table:table-cell table:style-name="ce35" office:value-type="string" calcext:value-type="string">
            <text:p>Supplements to Novum Testamentum ; v. 14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6" office:value-type="date" office:date-value="2009-10-12" calcext:value-type="date">
            <text:p>10/12/2009</text:p>
          </table:table-cell>
          <table:table-cell table:number-columns-repeated="2" table:style-name="ce56" office:value-type="date" office:date-value="1991-05-13" calcext:value-type="date">
            <text:p>5/13/1991</text:p>
          </table:table-cell>
          <table:table-cell table:style-name="ce51" office:value-type="float" office:value="377" calcext:value-type="float">
            <text:p>377</text:p>
          </table:table-cell>
          <table:table-cell table:style-name="ce51" office:value-type="float" office:value="284" calcext:value-type="float">
            <text:p>284</text:p>
          </table:table-cell>
          <table:table-cell table:style-name="ce51" office:value-type="float" office:value="307" calcext:value-type="float">
            <text:p>307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26" calcext:value-type="float">
            <text:p>26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889333648:eng</text:p>
          </table:table-cell>
          <table:table-cell table:style-name="ce51" office:value-type="float" office:value="179833" calcext:value-type="float">
            <text:p>179833</text:p>
          </table:table-cell>
          <table:table-cell table:number-columns-repeated="2" table:style-name="ce51" office:value-type="float" office:value="9.91001084659702E+017" calcext:value-type="float">
            <text:p>9.91001084659702E+017</text:p>
          </table:table-cell>
          <table:table-cell table:style-name="ce51" office:value-type="float" office:value="2264866810002650" calcext:value-type="float">
            <text:p>226486681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625136" calcext:value-type="float">
            <text:p>32285000625136</text:p>
          </table:table-cell>
          <table:table-cell table:style-name="ce51" office:value-type="float" office:value="893231691" calcext:value-type="float">
            <text:p>893231691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M377</text:p>
          </table:table-cell>
          <table:table-cell table:style-name="ce35" office:value-type="string" calcext:value-type="string">
            <text:p>0 <text:s text:c="21"/>BS 2615200M <text:s/>377</text:p>
          </table:table-cell>
          <table:table-cell table:style-name="ce35" office:value-type="string" calcext:value-type="string">
            <text:p>The Ignatian exercises in the light of St. John / Carlo M. Martini ; translated by Joseph Gill ; foreword by Karl Rahner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Martini, Carlo Maria, 1927-2012.</text:p>
          </table:table-cell>
          <table:table-cell table:style-name="ce35" office:value-type="string" calcext:value-type="string">
            <text:p>Anand, India : Gujarat Sahitya Prakash, 1981.</text:p>
          </table:table-cell>
          <table:table-cell table:style-name="ce51" office:value-type="float" office:value="1981" calcext:value-type="float">
            <text:p>1981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ii 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6" office:value-type="date" office:date-value="2000-07-07" calcext:value-type="date">
            <text:p>7/7/2000</text:p>
          </table:table-cell>
          <table:table-cell table:number-columns-repeated="2" table:style-name="ce56" office:value-type="date" office:date-value="1990-04-30" calcext:value-type="date">
            <text:p>4/30/1990</text:p>
          </table:table-cell>
          <table:table-cell table:style-name="ce51" office:value-type="float" office:value="29" calcext:value-type="float">
            <text:p>29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8913807303:eng</text:p>
          </table:table-cell>
          <table:table-cell table:style-name="ce51" office:value-type="float" office:value="9176689" calcext:value-type="float">
            <text:p>9176689</text:p>
          </table:table-cell>
          <table:table-cell table:number-columns-repeated="2" table:style-name="ce51" office:value-type="float" office:value="9.91000143279702E+017" calcext:value-type="float">
            <text:p>9.91000143279702E+017</text:p>
          </table:table-cell>
          <table:table-cell table:style-name="ce51" office:value-type="float" office:value="2263809850002650" calcext:value-type="float">
            <text:p>226380985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128107" calcext:value-type="float">
            <text:p>32285000128107</text:p>
          </table:table-cell>
          <table:table-cell table:style-name="ce51" office:value-type="float" office:value="893495959" calcext:value-type="float">
            <text:p>893495959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M6 1964</text:p>
          </table:table-cell>
          <table:table-cell table:style-name="ce35" office:value-type="string" calcext:value-type="string">
            <text:p>0 <text:s text:c="21"/>BS 2615200M <text:s/>6 <text:s text:c="10"/>1964</text:p>
          </table:table-cell>
          <table:table-cell table:style-name="ce35" office:value-type="string" calcext:value-type="string">
            <text:p>The New Testament and the Jewish lectionaries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Morris, Leon.</text:p>
          </table:table-cell>
          <table:table-cell table:style-name="ce35" office:value-type="string" calcext:value-type="string">
            <text:p>London, Tyndale Press [1964]</text:p>
          </table:table-cell>
          <table:table-cell table:style-name="ce51" office:value-type="float" office:value="1964" calcext:value-type="float">
            <text:p>1964</text:p>
          </table:table-cell>
          <table:table-cell table:style-name="ce35" office:value-type="string" calcext:value-type="string">
            <text:p>[1st ed.]</text:p>
          </table:table-cell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___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6" office:value-type="date" office:date-value="2009-10-09" calcext:value-type="date">
            <text:p>10/9/2009</text:p>
          </table:table-cell>
          <table:table-cell table:number-columns-repeated="2" table:style-name="ce56" office:value-type="date" office:date-value="1991-05-13" calcext:value-type="date">
            <text:p>5/13/1991</text:p>
          </table:table-cell>
          <table:table-cell table:style-name="ce51" office:value-type="float" office:value="196" calcext:value-type="float">
            <text:p>196</text:p>
          </table:table-cell>
          <table:table-cell table:number-columns-repeated="2" table:style-name="ce51" office:value-type="float" office:value="119" calcext:value-type="float">
            <text:p>119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48333260:eng</text:p>
          </table:table-cell>
          <table:table-cell table:style-name="ce51" office:value-type="float" office:value="832513" calcext:value-type="float">
            <text:p>832513</text:p>
          </table:table-cell>
          <table:table-cell table:number-columns-repeated="2" table:style-name="ce51" office:value-type="float" office:value="9.91003308909702E+017" calcext:value-type="float">
            <text:p>9.91003308909702E+017</text:p>
          </table:table-cell>
          <table:table-cell table:style-name="ce51" office:value-type="float" office:value="2272515070002650" calcext:value-type="float">
            <text:p>227251507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625151" calcext:value-type="float">
            <text:p>32285000625151</text:p>
          </table:table-cell>
          <table:table-cell table:style-name="ce51" office:value-type="float" office:value="893227925" calcext:value-type="float">
            <text:p>893227925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M62 1969</text:p>
          </table:table-cell>
          <table:table-cell table:style-name="ce35" office:value-type="string" calcext:value-type="string">
            <text:p>0 <text:s text:c="21"/>BS 2615200M <text:s/>62 <text:s text:c="9"/>1969</text:p>
          </table:table-cell>
          <table:table-cell table:style-name="ce35" office:value-type="string" calcext:value-type="string">
            <text:p>Studies in the fourth Gospel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Morris, Leon, 1914-2006.</text:p>
          </table:table-cell>
          <table:table-cell table:style-name="ce35" office:value-type="string" calcext:value-type="string">
            <text:p>Grand Rapids, W. B. Eerdmans Pub. Co. [1969]</text:p>
          </table:table-cell>
          <table:table-cell table:style-name="ce51" office:value-type="float" office:value="1969" calcext:value-type="float">
            <text:p>1969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i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6" office:value-type="date" office:date-value="2001-10-11" calcext:value-type="date">
            <text:p>10/11/2001</text:p>
          </table:table-cell>
          <table:table-cell table:number-columns-repeated="2" table:style-name="ce56" office:value-type="date" office:date-value="1991-05-13" calcext:value-type="date">
            <text:p>5/13/1991</text:p>
          </table:table-cell>
          <table:table-cell table:style-name="ce51" office:value-type="float" office:value="478" calcext:value-type="float">
            <text:p>478</text:p>
          </table:table-cell>
          <table:table-cell table:style-name="ce51" office:value-type="float" office:value="431" calcext:value-type="float">
            <text:p>431</text:p>
          </table:table-cell>
          <table:table-cell table:style-name="ce51" office:value-type="float" office:value="462" calcext:value-type="float">
            <text:p>462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57808998:eng</text:p>
          </table:table-cell>
          <table:table-cell table:style-name="ce51" office:value-type="float" office:value="21321" calcext:value-type="float">
            <text:p>21321</text:p>
          </table:table-cell>
          <table:table-cell table:number-columns-repeated="2" table:style-name="ce51" office:value-type="float" office:value="9.91000038709702E+017" calcext:value-type="float">
            <text:p>9.91000038709702E+017</text:p>
          </table:table-cell>
          <table:table-cell table:style-name="ce51" office:value-type="float" office:value="2261540790002650" calcext:value-type="float">
            <text:p>226154079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625169" calcext:value-type="float">
            <text:p>32285000625169</text:p>
          </table:table-cell>
          <table:table-cell table:style-name="ce51" office:value-type="float" office:value="893320759" calcext:value-type="float">
            <text:p>893320759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N48 1983</text:p>
          </table:table-cell>
          <table:table-cell table:style-name="ce35" office:value-type="string" calcext:value-type="string">
            <text:p>0 <text:s text:c="21"/>BS 2615200N <text:s/>48 <text:s text:c="9"/>1983</text:p>
          </table:table-cell>
          <table:table-cell table:style-name="ce35" office:value-type="string" calcext:value-type="string">
            <text:p>Death as departure : the Johannine descent-ascent schema / Godfrey C. Nicholso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Nicholson, Godfrey C. (Godfrey Carruthers)</text:p>
          </table:table-cell>
          <table:table-cell table:style-name="ce35" office:value-type="string" calcext:value-type="string">
            <text:p>Chico, Calif. : Scholars Press, c1983.</text:p>
          </table:table-cell>
          <table:table-cell table:style-name="ce51" office:value-type="float" office:value="1983" calcext:value-type="float">
            <text:p>1983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cau</text:p>
          </table:table-cell>
          <table:table-cell table:style-name="ce35" office:value-type="string" calcext:value-type="string">
            <text:p>Dissertation series (Society of Biblical Literature) ; no. 63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6" office:value-type="date" office:date-value="2004-11-29" calcext:value-type="date">
            <text:p>11/29/2004</text:p>
          </table:table-cell>
          <table:table-cell table:number-columns-repeated="2" table:style-name="ce56" office:value-type="date" office:date-value="1990-02-08" calcext:value-type="date">
            <text:p>2/8/1990</text:p>
          </table:table-cell>
          <table:table-cell table:style-name="ce51" office:value-type="float" office:value="311" calcext:value-type="float">
            <text:p>311</text:p>
          </table:table-cell>
          <table:table-cell table:style-name="ce51" office:value-type="float" office:value="219" calcext:value-type="float">
            <text:p>219</text:p>
          </table:table-cell>
          <table:table-cell table:style-name="ce51" office:value-type="float" office:value="221" calcext:value-type="float">
            <text:p>22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0282594:eng</text:p>
          </table:table-cell>
          <table:table-cell table:style-name="ce51" office:value-type="float" office:value="7924281" calcext:value-type="float">
            <text:p>7924281</text:p>
          </table:table-cell>
          <table:table-cell table:number-columns-repeated="2" table:style-name="ce51" office:value-type="float" office:value="9.91005176959702E+017" calcext:value-type="float">
            <text:p>9.91005176959702E+017</text:p>
          </table:table-cell>
          <table:table-cell table:style-name="ce51" office:value-type="float" office:value="2269301230002650" calcext:value-type="float">
            <text:p>226930123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91305552" calcext:value-type="float">
            <text:p>9780891305552</text:p>
          </table:table-cell>
          <table:table-cell table:style-name="ce61" office:value-type="float" office:value="32285000034396" calcext:value-type="float">
            <text:p>32285000034396</text:p>
          </table:table-cell>
          <table:table-cell table:style-name="ce51" office:value-type="float" office:value="893353745" calcext:value-type="float">
            <text:p>893353745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O28 1986</text:p>
          </table:table-cell>
          <table:table-cell table:style-name="ce35" office:value-type="string" calcext:value-type="string">
            <text:p>0 <text:s text:c="21"/>BS 2615200O <text:s/>28 <text:s text:c="9"/>1986</text:p>
          </table:table-cell>
          <table:table-cell table:style-name="ce35" office:value-type="string" calcext:value-type="string">
            <text:p>Revelation in the fourth Gospel : narrative mode and theological claim / Gail R. O'Day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O'Day, Gail R., 1954-</text:p>
          </table:table-cell>
          <table:table-cell table:style-name="ce35" office:value-type="string" calcext:value-type="string">
            <text:p>Philadelphia : Fortress Press, c1986.</text:p>
          </table:table-cell>
          <table:table-cell table:style-name="ce51" office:value-type="float" office:value="1986" calcext:value-type="float">
            <text:p>1986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pa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6" office:value-type="date" office:date-value="2004-11-24" calcext:value-type="date">
            <text:p>11/24/2004</text:p>
          </table:table-cell>
          <table:table-cell table:number-columns-repeated="2" table:style-name="ce56" office:value-type="date" office:date-value="1990-05-07" calcext:value-type="date">
            <text:p>5/7/1990</text:p>
          </table:table-cell>
          <table:table-cell table:style-name="ce51" office:value-type="float" office:value="360" calcext:value-type="float">
            <text:p>360</text:p>
          </table:table-cell>
          <table:table-cell table:style-name="ce51" office:value-type="float" office:value="274" calcext:value-type="float">
            <text:p>274</text:p>
          </table:table-cell>
          <table:table-cell table:style-name="ce51" office:value-type="float" office:value="280" calcext:value-type="float">
            <text:p>28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24" calcext:value-type="float">
            <text:p>24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7242053:eng</text:p>
          </table:table-cell>
          <table:table-cell table:style-name="ce51" office:value-type="float" office:value="13423470" calcext:value-type="float">
            <text:p>13423470</text:p>
          </table:table-cell>
          <table:table-cell table:number-columns-repeated="2" table:style-name="ce51" office:value-type="float" office:value="9.91000826169702E+017" calcext:value-type="float">
            <text:p>9.91000826169702E+017</text:p>
          </table:table-cell>
          <table:table-cell table:style-name="ce51" office:value-type="float" office:value="2266085060002650" calcext:value-type="float">
            <text:p>226608506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0619336" calcext:value-type="float">
            <text:p>9780800619336</text:p>
          </table:table-cell>
          <table:table-cell table:style-name="ce61" office:value-type="float" office:value="32285000150416" calcext:value-type="float">
            <text:p>32285000150416</text:p>
          </table:table-cell>
          <table:table-cell table:style-name="ce51" office:value-type="float" office:value="893339926" calcext:value-type="float">
            <text:p>893339926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P6713 1989</text:p>
          </table:table-cell>
          <table:table-cell table:style-name="ce35" office:value-type="string" calcext:value-type="string">
            <text:p>0 <text:s text:c="21"/>BS 2615200P <text:s/>6713 <text:s text:c="7"/>1989</text:p>
          </table:table-cell>
          <table:table-cell table:style-name="ce35" office:value-type="string" calcext:value-type="string">
            <text:p>The hour of Jesus : the passion and the resurrection of Jesus according to John : text and spirit / Ignace de la Potterie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La Potterie, Ignace de, 1914-2003.</text:p>
          </table:table-cell>
          <table:table-cell table:style-name="ce35" office:value-type="string" calcext:value-type="string">
            <text:p>Middlegreen, Slough : St. Paul, c1989.</text:p>
          </table:table-cell>
          <table:table-cell table:style-name="ce51" office:value-type="float" office:value="1989" calcext:value-type="float">
            <text:p>1989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enk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6" office:value-type="date" office:date-value="2003-06-17" calcext:value-type="date">
            <text:p>6/17/2003</text:p>
          </table:table-cell>
          <table:table-cell table:number-columns-repeated="2" table:style-name="ce56" office:value-type="date" office:date-value="1990-01-18" calcext:value-type="date">
            <text:p>1/18/1990</text:p>
          </table:table-cell>
          <table:table-cell table:style-name="ce51" office:value-type="float" office:value="44" calcext:value-type="float">
            <text:p>44</text:p>
          </table:table-cell>
          <table:table-cell table:number-columns-repeated="2" table:style-name="ce51" office:value-type="float" office:value="30" calcext:value-type="float">
            <text:p>3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4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432751878:eng</text:p>
          </table:table-cell>
          <table:table-cell table:style-name="ce51" office:value-type="float" office:value="20272200" calcext:value-type="float">
            <text:p>20272200</text:p>
          </table:table-cell>
          <table:table-cell table:number-columns-repeated="2" table:style-name="ce51" office:value-type="float" office:value="9.91001556879702E+017" calcext:value-type="float">
            <text:p>9.91001556879702E+017</text:p>
          </table:table-cell>
          <table:table-cell table:style-name="ce51" office:value-type="float" office:value="2260416360002650" calcext:value-type="float">
            <text:p>226041636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54392858" calcext:value-type="float">
            <text:p>9780854392858</text:p>
          </table:table-cell>
          <table:table-cell table:style-name="ce61" office:value-type="float" office:value="32285000029446" calcext:value-type="float">
            <text:p>32285000029446</text:p>
          </table:table-cell>
          <table:table-cell table:style-name="ce51" office:value-type="float" office:value="893866309" calcext:value-type="float">
            <text:p>893866309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R39 1988</text:p>
          </table:table-cell>
          <table:table-cell table:style-name="ce35" office:value-type="string" calcext:value-type="string">
            <text:p>0 <text:s text:c="21"/>BS 2615200R <text:s/>39 <text:s text:c="9"/>1988</text:p>
          </table:table-cell>
          <table:table-cell table:style-name="ce35" office:value-type="string" calcext:value-type="string">
            <text:p>Johannine faith and liberating community / David Rensberger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Rensberger, David K.</text:p>
          </table:table-cell>
          <table:table-cell table:style-name="ce35" office:value-type="string" calcext:value-type="string">
            <text:p>Philadelphia : Westminster Press, c1988.</text:p>
          </table:table-cell>
          <table:table-cell table:style-name="ce51" office:value-type="float" office:value="1988" calcext:value-type="float">
            <text:p>1988</text:p>
          </table:table-cell>
          <table:table-cell table:style-name="ce35" office:value-type="string" calcext:value-type="string">
            <text:p>1st ed.</text:p>
          </table:table-cell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pa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6" office:value-type="date" office:date-value="2007-05-22" calcext:value-type="date">
            <text:p>5/22/2007</text:p>
          </table:table-cell>
          <table:table-cell table:number-columns-repeated="2" table:style-name="ce56" office:value-type="date" office:date-value="1991-05-13" calcext:value-type="date">
            <text:p>5/13/1991</text:p>
          </table:table-cell>
          <table:table-cell table:style-name="ce51" office:value-type="float" office:value="454" calcext:value-type="float">
            <text:p>454</text:p>
          </table:table-cell>
          <table:table-cell table:style-name="ce51" office:value-type="float" office:value="370" calcext:value-type="float">
            <text:p>370</text:p>
          </table:table-cell>
          <table:table-cell table:style-name="ce51" office:value-type="float" office:value="371" calcext:value-type="float">
            <text:p>37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7" calcext:value-type="float">
            <text:p>27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673060:eng</text:p>
          </table:table-cell>
          <table:table-cell table:style-name="ce51" office:value-type="float" office:value="17805573" calcext:value-type="float">
            <text:p>17805573</text:p>
          </table:table-cell>
          <table:table-cell table:number-columns-repeated="2" table:style-name="ce51" office:value-type="float" office:value="9.91001265829702E+017" calcext:value-type="float">
            <text:p>9.91001265829702E+017</text:p>
          </table:table-cell>
          <table:table-cell table:style-name="ce51" office:value-type="float" office:value="2266029810002650" calcext:value-type="float">
            <text:p>226602981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664250416" calcext:value-type="float">
            <text:p>9780664250416</text:p>
          </table:table-cell>
          <table:table-cell table:style-name="ce61" office:value-type="float" office:value="32285000625250" calcext:value-type="float">
            <text:p>32285000625250</text:p>
          </table:table-cell>
          <table:table-cell table:style-name="ce51" office:value-type="float" office:value="893231849" calcext:value-type="float">
            <text:p>893231849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S35 1992</text:p>
          </table:table-cell>
          <table:table-cell table:style-name="ce35" office:value-type="string" calcext:value-type="string">
            <text:p>0 <text:s text:c="21"/>BS 2615200S <text:s/>35 <text:s text:c="9"/>1992</text:p>
          </table:table-cell>
          <table:table-cell table:style-name="ce35" office:value-type="string" calcext:value-type="string">
            <text:p>Scripture within scripture : the interrelationship of form and function in the explicit Old Testament citations in the Gospel of John / Bruce G. Schuchard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Schuchard, Bruce G. (Bruce Gordon)</text:p>
          </table:table-cell>
          <table:table-cell table:style-name="ce35" office:value-type="string" calcext:value-type="string">
            <text:p>Atlanta, Ga. : Scholars Press, c1992.</text:p>
          </table:table-cell>
          <table:table-cell table:style-name="ce51" office:value-type="float" office:value="1992" calcext:value-type="float">
            <text:p>1992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gau</text:p>
          </table:table-cell>
          <table:table-cell table:style-name="ce35" office:value-type="string" calcext:value-type="string">
            <text:p>Dissertation series (Society of Biblical Literature) ; no. 133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6" office:value-type="date" office:date-value="1998-04-04" calcext:value-type="date">
            <text:p>4/4/1998</text:p>
          </table:table-cell>
          <table:table-cell table:number-columns-repeated="2" table:style-name="ce56" office:value-type="date" office:date-value="1994-08-22" calcext:value-type="date">
            <text:p>8/22/1994</text:p>
          </table:table-cell>
          <table:table-cell table:style-name="ce51" office:value-type="float" office:value="218" calcext:value-type="float">
            <text:p>218</text:p>
          </table:table-cell>
          <table:table-cell table:style-name="ce51" office:value-type="float" office:value="154" calcext:value-type="float">
            <text:p>154</text:p>
          </table:table-cell>
          <table:table-cell table:style-name="ce51" office:value-type="float" office:value="156" calcext:value-type="float">
            <text:p>156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number-columns-repeated="4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4946460:eng</text:p>
          </table:table-cell>
          <table:table-cell table:style-name="ce51" office:value-type="float" office:value="26632380" calcext:value-type="float">
            <text:p>26632380</text:p>
          </table:table-cell>
          <table:table-cell table:number-columns-repeated="2" table:style-name="ce51" office:value-type="float" office:value="9.91002076649702E+017" calcext:value-type="float">
            <text:p>9.91002076649702E+017</text:p>
          </table:table-cell>
          <table:table-cell table:style-name="ce51" office:value-type="float" office:value="2255127640002650" calcext:value-type="float">
            <text:p>225512764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1555407117" calcext:value-type="float">
            <text:p>9781555407117</text:p>
          </table:table-cell>
          <table:table-cell table:style-name="ce61" office:value-type="float" office:value="32285001943389" calcext:value-type="float">
            <text:p>32285001943389</text:p>
          </table:table-cell>
          <table:table-cell table:style-name="ce51" office:value-type="float" office:value="893879475" calcext:value-type="float">
            <text:p>893879475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S433 1991</text:p>
          </table:table-cell>
          <table:table-cell table:style-name="ce35" office:value-type="string" calcext:value-type="string">
            <text:p>0 <text:s text:c="21"/>BS 2615200S <text:s/>433 <text:s text:c="8"/>1991</text:p>
          </table:table-cell>
          <table:table-cell table:style-name="ce35" office:value-type="string" calcext:value-type="string">
            <text:p>The farewell of the word : the Johannine call to abide / Fernando F. Segovia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Segovia, Fernando F.</text:p>
          </table:table-cell>
          <table:table-cell table:style-name="ce35" office:value-type="string" calcext:value-type="string">
            <text:p>Minneapolis : Fortress Press, c1991.</text:p>
          </table:table-cell>
          <table:table-cell table:style-name="ce51" office:value-type="float" office:value="1991" calcext:value-type="float">
            <text:p>1991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n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6" office:value-type="date" office:date-value="2007-04-23" calcext:value-type="date">
            <text:p>4/23/2007</text:p>
          </table:table-cell>
          <table:table-cell table:number-columns-repeated="2" table:style-name="ce56" office:value-type="date" office:date-value="1993-12-16" calcext:value-type="date">
            <text:p>12/16/1993</text:p>
          </table:table-cell>
          <table:table-cell table:style-name="ce51" office:value-type="float" office:value="297" calcext:value-type="float">
            <text:p>297</text:p>
          </table:table-cell>
          <table:table-cell table:style-name="ce51" office:value-type="float" office:value="229" calcext:value-type="float">
            <text:p>229</text:p>
          </table:table-cell>
          <table:table-cell table:style-name="ce51" office:value-type="float" office:value="232" calcext:value-type="float">
            <text:p>232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9" calcext:value-type="float">
            <text:p>19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65386885:eng</text:p>
          </table:table-cell>
          <table:table-cell table:style-name="ce51" office:value-type="float" office:value="24173840" calcext:value-type="float">
            <text:p>24173840</text:p>
          </table:table-cell>
          <table:table-cell table:number-columns-repeated="2" table:style-name="ce51" office:value-type="float" office:value="9.91001914269702E+017" calcext:value-type="float">
            <text:p>9.91001914269702E+017</text:p>
          </table:table-cell>
          <table:table-cell table:style-name="ce51" office:value-type="float" office:value="2268936360002650" calcext:value-type="float">
            <text:p>226893636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0624866" calcext:value-type="float">
            <text:p>9780800624866</text:p>
          </table:table-cell>
          <table:table-cell table:style-name="ce61" office:value-type="float" office:value="32285001816361" calcext:value-type="float">
            <text:p>32285001816361</text:p>
          </table:table-cell>
          <table:table-cell table:style-name="ce51" office:value-type="float" office:value="893408465" calcext:value-type="float">
            <text:p>893408465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S58</text:p>
          </table:table-cell>
          <table:table-cell table:style-name="ce35" office:value-type="string" calcext:value-type="string">
            <text:p>0 <text:s text:c="21"/>BS 2615200S <text:s/>58</text:p>
          </table:table-cell>
          <table:table-cell table:style-name="ce35" office:value-type="string" calcext:value-type="string">
            <text:p>John, evangelist and interpreter / Stephen S. Smalley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Smalley, Stephen S.</text:p>
          </table:table-cell>
          <table:table-cell table:style-name="ce35" office:value-type="string" calcext:value-type="string">
            <text:p>Exeter [Eng.] : Paternoster Press, 1978.</text:p>
          </table:table-cell>
          <table:table-cell table:style-name="ce51" office:value-type="float" office:value="1978" calcext:value-type="float">
            <text:p>1978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enk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6" office:value-type="date" office:date-value="1998-04-21" calcext:value-type="date">
            <text:p>4/21/1998</text:p>
          </table:table-cell>
          <table:table-cell table:number-columns-repeated="2" table:style-name="ce56" office:value-type="date" office:date-value="1991-05-13" calcext:value-type="date">
            <text:p>5/13/1991</text:p>
          </table:table-cell>
          <table:table-cell table:style-name="ce51" office:value-type="float" office:value="297" calcext:value-type="float">
            <text:p>297</text:p>
          </table:table-cell>
          <table:table-cell table:style-name="ce51" office:value-type="float" office:value="175" calcext:value-type="float">
            <text:p>175</text:p>
          </table:table-cell>
          <table:table-cell table:style-name="ce51" office:value-type="float" office:value="303" calcext:value-type="float">
            <text:p>30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510339:eng</text:p>
          </table:table-cell>
          <table:table-cell table:style-name="ce51" office:value-type="float" office:value="4034870" calcext:value-type="float">
            <text:p>4034870</text:p>
          </table:table-cell>
          <table:table-cell table:number-columns-repeated="2" table:style-name="ce51" office:value-type="float" office:value="9.91004571469702E+017" calcext:value-type="float">
            <text:p>9.91004571469702E+017</text:p>
          </table:table-cell>
          <table:table-cell table:style-name="ce51" office:value-type="float" office:value="2270049840002650" calcext:value-type="float">
            <text:p>227004984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53642145" calcext:value-type="float">
            <text:p>9780853642145</text:p>
          </table:table-cell>
          <table:table-cell table:style-name="ce61" office:value-type="float" office:value="32285000625268" calcext:value-type="float">
            <text:p>32285000625268</text:p>
          </table:table-cell>
          <table:table-cell table:style-name="ce51" office:value-type="float" office:value="893532545" calcext:value-type="float">
            <text:p>893532545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S6</text:p>
          </table:table-cell>
          <table:table-cell table:style-name="ce35" office:value-type="string" calcext:value-type="string">
            <text:p>0 <text:s text:c="21"/>BS 2615200S <text:s/>6</text:p>
          </table:table-cell>
          <table:table-cell table:style-name="ce35" office:value-type="string" calcext:value-type="string">
            <text:p>The composition and order of the fourth Gospel; Bultmann's literary theory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Smith, D. Moody (Dwight Moody)</text:p>
          </table:table-cell>
          <table:table-cell table:style-name="ce35" office:value-type="string" calcext:value-type="string">
            <text:p>New haven, Yale University Press, 1965.</text:p>
          </table:table-cell>
          <table:table-cell table:style-name="ce51" office:value-type="float" office:value="1965" calcext:value-type="float">
            <text:p>1965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___</text:p>
          </table:table-cell>
          <table:table-cell table:style-name="ce35" office:value-type="string" calcext:value-type="string">
            <text:p>Yale publications in religion ; 10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6" office:value-type="date" office:date-value="2002-04-28" calcext:value-type="date">
            <text:p>4/28/2002</text:p>
          </table:table-cell>
          <table:table-cell table:number-columns-repeated="2" table:style-name="ce56" office:value-type="date" office:date-value="1991-05-13" calcext:value-type="date">
            <text:p>5/13/1991</text:p>
          </table:table-cell>
          <table:table-cell table:style-name="ce51" office:value-type="float" office:value="495" calcext:value-type="float">
            <text:p>495</text:p>
          </table:table-cell>
          <table:table-cell table:style-name="ce51" office:value-type="float" office:value="416" calcext:value-type="float">
            <text:p>416</text:p>
          </table:table-cell>
          <table:table-cell table:style-name="ce51" office:value-type="float" office:value="423" calcext:value-type="float">
            <text:p>423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9" calcext:value-type="float">
            <text:p>29</text:p>
          </table:table-cell>
          <table:table-cell table:number-columns-repeated="2"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535391:eng</text:p>
          </table:table-cell>
          <table:table-cell table:style-name="ce51" office:value-type="float" office:value="394272" calcext:value-type="float">
            <text:p>394272</text:p>
          </table:table-cell>
          <table:table-cell table:number-columns-repeated="2" table:style-name="ce51" office:value-type="float" office:value="9.91002668269702E+017" calcext:value-type="float">
            <text:p>9.91002668269702E+017</text:p>
          </table:table-cell>
          <table:table-cell table:style-name="ce51" office:value-type="float" office:value="2260103730002650" calcext:value-type="float">
            <text:p>226010373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625276" calcext:value-type="float">
            <text:p>32285000625276</text:p>
          </table:table-cell>
          <table:table-cell table:style-name="ce51" office:value-type="float" office:value="893335563" calcext:value-type="float">
            <text:p>893335563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S62 1986</text:p>
          </table:table-cell>
          <table:table-cell table:style-name="ce35" office:value-type="string" calcext:value-type="string">
            <text:p>0 <text:s text:c="21"/>BS 2615200S <text:s/>62 <text:s text:c="9"/>1986</text:p>
          </table:table-cell>
          <table:table-cell table:style-name="ce35" office:value-type="string" calcext:value-type="string">
            <text:p>John / D. Moody Smith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Smith, D. Moody (Dwight Moody)</text:p>
          </table:table-cell>
          <table:table-cell table:style-name="ce35" office:value-type="string" calcext:value-type="string">
            <text:p>Philadelphia : Fortress Press, 1986.</text:p>
          </table:table-cell>
          <table:table-cell table:style-name="ce51" office:value-type="float" office:value="1986" calcext:value-type="float">
            <text:p>1986</text:p>
          </table:table-cell>
          <table:table-cell table:style-name="ce35" office:value-type="string" calcext:value-type="string">
            <text:p>2nd ed., rev. and enlarged.</text:p>
          </table:table-cell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pau</text:p>
          </table:table-cell>
          <table:table-cell table:style-name="ce35" office:value-type="string" calcext:value-type="string">
            <text:p>Proclamation commentaries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6" office:value-type="date" office:date-value="2001-11-26" calcext:value-type="date">
            <text:p>11/26/2001</text:p>
          </table:table-cell>
          <table:table-cell table:number-columns-repeated="2" table:style-name="ce56" office:value-type="date" office:date-value="1995-01-25" calcext:value-type="date">
            <text:p>1/25/1995</text:p>
          </table:table-cell>
          <table:table-cell table:style-name="ce51" office:value-type="float" office:value="281" calcext:value-type="float">
            <text:p>281</text:p>
          </table:table-cell>
          <table:table-cell table:style-name="ce51" office:value-type="float" office:value="237" calcext:value-type="float">
            <text:p>237</text:p>
          </table:table-cell>
          <table:table-cell table:style-name="ce51" office:value-type="float" office:value="596" calcext:value-type="float">
            <text:p>596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686967:eng</text:p>
          </table:table-cell>
          <table:table-cell table:style-name="ce51" office:value-type="float" office:value="13092633" calcext:value-type="float">
            <text:p>13092633</text:p>
          </table:table-cell>
          <table:table-cell table:number-columns-repeated="2" table:style-name="ce51" office:value-type="float" office:value="9.91000777979702E+017" calcext:value-type="float">
            <text:p>9.91000777979702E+017</text:p>
          </table:table-cell>
          <table:table-cell table:style-name="ce51" office:value-type="float" office:value="2271275600002650" calcext:value-type="float">
            <text:p>227127560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0619176" calcext:value-type="float">
            <text:p>9780800619176</text:p>
          </table:table-cell>
          <table:table-cell table:style-name="ce61" office:value-type="float" office:value="32285001779072" calcext:value-type="float">
            <text:p>32285001779072</text:p>
          </table:table-cell>
          <table:table-cell table:style-name="ce51" office:value-type="float" office:value="893345968" calcext:value-type="float">
            <text:p>893345968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2 .S72 1988</text:p>
          </table:table-cell>
          <table:table-cell table:style-name="ce35" office:value-type="string" calcext:value-type="string">
            <text:p>0 <text:s text:c="21"/>BS 2615200S <text:s/>72 <text:s text:c="9"/>1988</text:p>
          </table:table-cell>
          <table:table-cell table:style-name="ce35" office:value-type="string" calcext:value-type="string">
            <text:p>The print's first kiss : a rhetorical investigation of the implied reader in the Fourth Gospel / Jeffrey Lloyd Staley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Staley, Jeffrey Lloyd, 1951-</text:p>
          </table:table-cell>
          <table:table-cell table:style-name="ce35" office:value-type="string" calcext:value-type="string">
            <text:p>Atlanta, Ga. : Scholars Press, c1988.</text:p>
          </table:table-cell>
          <table:table-cell table:style-name="ce51" office:value-type="float" office:value="1988" calcext:value-type="float">
            <text:p>1988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gau</text:p>
          </table:table-cell>
          <table:table-cell table:style-name="ce35" office:value-type="string" calcext:value-type="string">
            <text:p>Dissertation series (Society of Biblical Literature) ; no. 82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6" office:value-type="date" office:date-value="1992-10-16" calcext:value-type="date">
            <text:p>10/16/1992</text:p>
          </table:table-cell>
          <table:table-cell table:number-columns-repeated="2" table:style-name="ce56" office:value-type="date" office:date-value="1991-01-25" calcext:value-type="date">
            <text:p>1/25/1991</text:p>
          </table:table-cell>
          <table:table-cell table:style-name="ce51" office:value-type="float" office:value="280" calcext:value-type="float">
            <text:p>280</text:p>
          </table:table-cell>
          <table:table-cell table:style-name="ce51" office:value-type="float" office:value="201" calcext:value-type="float">
            <text:p>201</text:p>
          </table:table-cell>
          <table:table-cell table:style-name="ce51" office:value-type="float" office:value="204" calcext:value-type="float">
            <text:p>204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5867573:eng</text:p>
          </table:table-cell>
          <table:table-cell table:style-name="ce51" office:value-type="float" office:value="12946909" calcext:value-type="float">
            <text:p>12946909</text:p>
          </table:table-cell>
          <table:table-cell table:number-columns-repeated="2" table:style-name="ce51" office:value-type="float" office:value="9.91000755559702E+017" calcext:value-type="float">
            <text:p>9.91000755559702E+017</text:p>
          </table:table-cell>
          <table:table-cell table:style-name="ce51" office:value-type="float" office:value="2271088780002650" calcext:value-type="float">
            <text:p>227108878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91309475" calcext:value-type="float">
            <text:p>9780891309475</text:p>
          </table:table-cell>
          <table:table-cell table:style-name="ce61" office:value-type="float" office:value="32285000460955" calcext:value-type="float">
            <text:p>32285000460955</text:p>
          </table:table-cell>
          <table:table-cell table:style-name="ce51" office:value-type="float" office:value="893243545" calcext:value-type="float">
            <text:p>893243545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52 .K96 1976</text:p>
          </table:table-cell>
          <table:table-cell table:style-name="ce35" office:value-type="string" calcext:value-type="string">
            <text:p>0 <text:s text:c="21"/>BS 2615520K <text:s/>96 <text:s text:c="9"/>1976</text:p>
          </table:table-cell>
          <table:table-cell table:style-name="ce35" office:value-type="string" calcext:value-type="string">
            <text:p>John, the maverick Gospel / Robert Kysar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Kysar, Robert.</text:p>
          </table:table-cell>
          <table:table-cell table:style-name="ce35" office:value-type="string" calcext:value-type="string">
            <text:p>Atlanta : John Knox Press, c1976.</text:p>
          </table:table-cell>
          <table:table-cell table:style-name="ce51" office:value-type="float" office:value="1976" calcext:value-type="float">
            <text:p>1976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ga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6" office:value-type="date" office:date-value="2006-11-07" calcext:value-type="date">
            <text:p>11/7/2006</text:p>
          </table:table-cell>
          <table:table-cell table:number-columns-repeated="2" table:style-name="ce56" office:value-type="date" office:date-value="1991-05-14" calcext:value-type="date">
            <text:p>5/14/1991</text:p>
          </table:table-cell>
          <table:table-cell table:style-name="ce51" office:value-type="float" office:value="591" calcext:value-type="float">
            <text:p>591</text:p>
          </table:table-cell>
          <table:table-cell table:style-name="ce51" office:value-type="float" office:value="514" calcext:value-type="float">
            <text:p>514</text:p>
          </table:table-cell>
          <table:table-cell table:style-name="ce51" office:value-type="float" office:value="934" calcext:value-type="float">
            <text:p>934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44" calcext:value-type="float">
            <text:p>44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23" calcext:value-type="float">
            <text:p>23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45348:eng</text:p>
          </table:table-cell>
          <table:table-cell table:style-name="ce51" office:value-type="float" office:value="2424454" calcext:value-type="float">
            <text:p>2424454</text:p>
          </table:table-cell>
          <table:table-cell table:number-columns-repeated="2" table:style-name="ce51" office:value-type="float" office:value="9.91004119789702E+017" calcext:value-type="float">
            <text:p>9.91004119789702E+017</text:p>
          </table:table-cell>
          <table:table-cell table:style-name="ce51" office:value-type="float" office:value="2265044510002650" calcext:value-type="float">
            <text:p>226504451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4203029" calcext:value-type="float">
            <text:p>9780804203029</text:p>
          </table:table-cell>
          <table:table-cell table:style-name="ce61" office:value-type="float" office:value="32285000625037" calcext:value-type="float">
            <text:p>32285000625037</text:p>
          </table:table-cell>
          <table:table-cell table:style-name="ce51" office:value-type="float" office:value="893318815" calcext:value-type="float">
            <text:p>893318815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5.6.S57 P38 1991</text:p>
          </table:table-cell>
          <table:table-cell table:style-name="ce35" office:value-type="string" calcext:value-type="string">
            <text:p>0 <text:s text:c="21"/>BS 2615600S <text:s/>57 <text:s text:c="16"/>P <text:s/>38 <text:s text:c="9"/>1991</text:p>
          </table:table-cell>
          <table:table-cell table:style-name="ce35" office:value-type="string" calcext:value-type="string">
            <text:p>The Son of man : a metaphor for Jesus in the Fourth Gospel / by Mary Margaret Pazda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Pazdan, Mary Margaret, 1942-</text:p>
          </table:table-cell>
          <table:table-cell table:style-name="ce35" office:value-type="string" calcext:value-type="string">
            <text:p>Collegeville, Minn. : Liturgical Press, c1991.</text:p>
          </table:table-cell>
          <table:table-cell table:style-name="ce51" office:value-type="float" office:value="1991" calcext:value-type="float">
            <text:p>1991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nu</text:p>
          </table:table-cell>
          <table:table-cell table:style-name="ce35" office:value-type="string" calcext:value-type="string">
            <text:p>Zacchaeus studies. New Testament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6" office:value-type="date" office:date-value="2001-03-22" calcext:value-type="date">
            <text:p>3/22/2001</text:p>
          </table:table-cell>
          <table:table-cell table:number-columns-repeated="2" table:style-name="ce56" office:value-type="date" office:date-value="1992-08-25" calcext:value-type="date">
            <text:p>8/25/1992</text:p>
          </table:table-cell>
          <table:table-cell table:style-name="ce51" office:value-type="float" office:value="163" calcext:value-type="float">
            <text:p>163</text:p>
          </table:table-cell>
          <table:table-cell table:style-name="ce51" office:value-type="float" office:value="139" calcext:value-type="float">
            <text:p>139</text:p>
          </table:table-cell>
          <table:table-cell table:style-name="ce51" office:value-type="float" office:value="145" calcext:value-type="float">
            <text:p>145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6058803:eng</text:p>
          </table:table-cell>
          <table:table-cell table:style-name="ce51" office:value-type="float" office:value="24141667" calcext:value-type="float">
            <text:p>24141667</text:p>
          </table:table-cell>
          <table:table-cell table:number-columns-repeated="2" table:style-name="ce51" office:value-type="float" office:value="9.91001910369702E+017" calcext:value-type="float">
            <text:p>9.91001910369702E+017</text:p>
          </table:table-cell>
          <table:table-cell table:style-name="ce51" office:value-type="float" office:value="2262887860002650" calcext:value-type="float">
            <text:p>226288786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1198638" calcext:value-type="float">
            <text:p>32285001198638</text:p>
          </table:table-cell>
          <table:table-cell table:style-name="ce51" office:value-type="float" office:value="893408458" calcext:value-type="float">
            <text:p>893408458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17.5 .D7 1982</text:p>
          </table:table-cell>
          <table:table-cell table:style-name="ce35" office:value-type="string" calcext:value-type="string">
            <text:p>0 <text:s text:c="21"/>BS 2617500D <text:s/>7 <text:s text:c="10"/>1982</text:p>
          </table:table-cell>
          <table:table-cell table:style-name="ce35" office:value-type="string" calcext:value-type="string">
            <text:p>Early Christians / John W. Drane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Drane, John William.</text:p>
          </table:table-cell>
          <table:table-cell table:style-name="ce35" office:value-type="string" calcext:value-type="string">
            <text:p>San Francisco : Harper &amp; Row, c1982.</text:p>
          </table:table-cell>
          <table:table-cell table:style-name="ce51" office:value-type="float" office:value="1982" calcext:value-type="float">
            <text:p>1982</text:p>
          </table:table-cell>
          <table:table-cell table:style-name="ce35" office:value-type="string" calcext:value-type="string">
            <text:p>1st U.S. ed.</text:p>
          </table:table-cell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ca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6" office:value-type="date" office:date-value="2001-04-02" calcext:value-type="date">
            <text:p>4/2/2001</text:p>
          </table:table-cell>
          <table:table-cell table:number-columns-repeated="2" table:style-name="ce56" office:value-type="date" office:date-value="1990-04-26" calcext:value-type="date">
            <text:p>4/26/1990</text:p>
          </table:table-cell>
          <table:table-cell table:style-name="ce51" office:value-type="float" office:value="364" calcext:value-type="float">
            <text:p>364</text:p>
          </table:table-cell>
          <table:table-cell table:style-name="ce51" office:value-type="float" office:value="338" calcext:value-type="float">
            <text:p>338</text:p>
          </table:table-cell>
          <table:table-cell table:style-name="ce51" office:value-type="float" office:value="343" calcext:value-type="float">
            <text:p>343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944224174:eng</text:p>
          </table:table-cell>
          <table:table-cell table:style-name="ce51" office:value-type="float" office:value="7796743" calcext:value-type="float">
            <text:p>7796743</text:p>
          </table:table-cell>
          <table:table-cell table:number-columns-repeated="2" table:style-name="ce51" office:value-type="float" office:value="9.91005162519702E+017" calcext:value-type="float">
            <text:p>9.91005162519702E+017</text:p>
          </table:table-cell>
          <table:table-cell table:style-name="ce51" office:value-type="float" office:value="2266213230002650" calcext:value-type="float">
            <text:p>226621323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060620677" calcext:value-type="float">
            <text:p>9780060620677</text:p>
          </table:table-cell>
          <table:table-cell table:style-name="ce61" office:value-type="float" office:value="32285000133842" calcext:value-type="float">
            <text:p>32285000133842</text:p>
          </table:table-cell>
          <table:table-cell table:style-name="ce51" office:value-type="float" office:value="893501426" calcext:value-type="float">
            <text:p>893501426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25.2 .J63 1983</text:p>
          </table:table-cell>
          <table:table-cell table:style-name="ce35" office:value-type="string" calcext:value-type="string">
            <text:p>0 <text:s text:c="21"/>BS 2625200J <text:s/>63 <text:s text:c="9"/>1983</text:p>
          </table:table-cell>
          <table:table-cell table:style-name="ce35" office:value-type="string" calcext:value-type="string">
            <text:p>Decision making in the church : a biblical model / Luke T. Johnso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Johnson, Luke Timothy.</text:p>
          </table:table-cell>
          <table:table-cell table:style-name="ce35" office:value-type="string" calcext:value-type="string">
            <text:p>Philadelphia : Fortress Press, c1983.</text:p>
          </table:table-cell>
          <table:table-cell table:style-name="ce51" office:value-type="float" office:value="1983" calcext:value-type="float">
            <text:p>1983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pa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6" office:value-type="date" office:date-value="2001-02-07" calcext:value-type="date">
            <text:p>2/7/2001</text:p>
          </table:table-cell>
          <table:table-cell table:number-columns-repeated="2" table:style-name="ce56" office:value-type="date" office:date-value="1991-05-14" calcext:value-type="date">
            <text:p>5/14/1991</text:p>
          </table:table-cell>
          <table:table-cell table:style-name="ce51" office:value-type="float" office:value="276" calcext:value-type="float">
            <text:p>276</text:p>
          </table:table-cell>
          <table:table-cell table:style-name="ce51" office:value-type="float" office:value="236" calcext:value-type="float">
            <text:p>236</text:p>
          </table:table-cell>
          <table:table-cell table:style-name="ce51" office:value-type="float" office:value="237" calcext:value-type="float">
            <text:p>237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number-columns-repeated="4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43172354:eng</text:p>
          </table:table-cell>
          <table:table-cell table:style-name="ce51" office:value-type="float" office:value="8785165" calcext:value-type="float">
            <text:p>8785165</text:p>
          </table:table-cell>
          <table:table-cell table:number-columns-repeated="2" table:style-name="ce51" office:value-type="float" office:value="9.91000071209702E+017" calcext:value-type="float">
            <text:p>9.91000071209702E+017</text:p>
          </table:table-cell>
          <table:table-cell table:style-name="ce51" office:value-type="float" office:value="2266807570002650" calcext:value-type="float">
            <text:p>226680757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0616946" calcext:value-type="float">
            <text:p>9780800616946</text:p>
          </table:table-cell>
          <table:table-cell table:style-name="ce61" office:value-type="float" office:value="32285000625771" calcext:value-type="float">
            <text:p>32285000625771</text:p>
          </table:table-cell>
          <table:table-cell table:style-name="ce51" office:value-type="float" office:value="893613851" calcext:value-type="float">
            <text:p>893613851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50.2 .H66 1980</text:p>
          </table:table-cell>
          <table:table-cell table:style-name="ce35" office:value-type="string" calcext:value-type="string">
            <text:p>0 <text:s text:c="21"/>BS 2650200H <text:s/>66 <text:s text:c="9"/>1980</text:p>
          </table:table-cell>
          <table:table-cell table:style-name="ce35" office:value-type="string" calcext:value-type="string">
            <text:p>A preface to Paul / Morna D. Hooker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Hooker, Morna Dorothy.</text:p>
          </table:table-cell>
          <table:table-cell table:style-name="ce35" office:value-type="string" calcext:value-type="string">
            <text:p>New York : Oxford University Press, 1980, c1979.</text:p>
          </table:table-cell>
          <table:table-cell table:style-name="ce51" office:value-type="float" office:value="1980" calcext:value-type="float">
            <text:p>1980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y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6" office:value-type="date" office:date-value="1998-09-27" calcext:value-type="date">
            <text:p>9/27/1998</text:p>
          </table:table-cell>
          <table:table-cell table:number-columns-repeated="2" table:style-name="ce56" office:value-type="date" office:date-value="1991-05-17" calcext:value-type="date">
            <text:p>5/17/1991</text:p>
          </table:table-cell>
          <table:table-cell table:style-name="ce51" office:value-type="float" office:value="338" calcext:value-type="float">
            <text:p>338</text:p>
          </table:table-cell>
          <table:table-cell table:style-name="ce51" office:value-type="float" office:value="310" calcext:value-type="float">
            <text:p>310</text:p>
          </table:table-cell>
          <table:table-cell table:style-name="ce51" office:value-type="float" office:value="311" calcext:value-type="float">
            <text:p>31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19" calcext:value-type="float">
            <text:p>19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812366107:eng</text:p>
          </table:table-cell>
          <table:table-cell table:style-name="ce51" office:value-type="float" office:value="5830596" calcext:value-type="float">
            <text:p>5830596</text:p>
          </table:table-cell>
          <table:table-cell table:number-columns-repeated="2" table:style-name="ce51" office:value-type="float" office:value="9.91004883989702E+017" calcext:value-type="float">
            <text:p>9.91004883989702E+017</text:p>
          </table:table-cell>
          <table:table-cell table:style-name="ce51" office:value-type="float" office:value="2260848060002650" calcext:value-type="float">
            <text:p>226084806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195201888" calcext:value-type="float">
            <text:p>9780195201888</text:p>
          </table:table-cell>
          <table:table-cell table:style-name="ce61" office:value-type="float" office:value="32285000626258" calcext:value-type="float">
            <text:p>32285000626258</text:p>
          </table:table-cell>
          <table:table-cell table:style-name="ce51" office:value-type="float" office:value="893700783" calcext:value-type="float">
            <text:p>893700783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51 .D3 1967</text:p>
          </table:table-cell>
          <table:table-cell table:style-name="ce35" office:value-type="string" calcext:value-type="string">
            <text:p>0 <text:s text:c="21"/>BS 2651000D <text:s/>3 <text:s text:c="10"/>1967</text:p>
          </table:table-cell>
          <table:table-cell table:style-name="ce35" office:value-type="string" calcext:value-type="string">
            <text:p>Paul and rabbinic Judaism; some rabbinic elements in Pauline theology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Davies, W. D. (William David), 1911-2001.</text:p>
          </table:table-cell>
          <table:table-cell table:style-name="ce35" office:value-type="string" calcext:value-type="string">
            <text:p>Harper &amp; Row [1967,c1948]</text:p>
          </table:table-cell>
          <table:table-cell table:style-name="ce50"/>
          <table:table-cell table:style-name="ce35" office:value-type="string" calcext:value-type="string">
            <text:p>[Rev. ed.]</text:p>
          </table:table-cell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___</text:p>
          </table:table-cell>
          <table:table-cell table:style-name="ce35" office:value-type="string" calcext:value-type="string">
            <text:p>Harper torchbooks ; 146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6" office:value-type="date" office:date-value="2000-04-06" calcext:value-type="date">
            <text:p>4/6/2000</text:p>
          </table:table-cell>
          <table:table-cell table:number-columns-repeated="2" table:style-name="ce56" office:value-type="date" office:date-value="1991-05-24" calcext:value-type="date">
            <text:p>5/24/1991</text:p>
          </table:table-cell>
          <table:table-cell table:style-name="ce51" office:value-type="float" office:value="248" calcext:value-type="float">
            <text:p>248</text:p>
          </table:table-cell>
          <table:table-cell table:number-columns-repeated="2" table:style-name="ce51" office:value-type="float" office:value="232" calcext:value-type="float">
            <text:p>232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0792394820:eng</text:p>
          </table:table-cell>
          <table:table-cell table:style-name="ce51" office:value-type="float" office:value="6780058" calcext:value-type="float">
            <text:p>6780058</text:p>
          </table:table-cell>
          <table:table-cell table:number-columns-repeated="2" table:style-name="ce51" office:value-type="float" office:value="9.91001398399702E+017" calcext:value-type="float">
            <text:p>9.91001398399702E+017</text:p>
          </table:table-cell>
          <table:table-cell table:style-name="ce51" office:value-type="float" office:value="2256912060002650" calcext:value-type="float">
            <text:p>225691206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626761" calcext:value-type="float">
            <text:p>32285000626761</text:p>
          </table:table-cell>
          <table:table-cell table:style-name="ce51" office:value-type="float" office:value="893432837" calcext:value-type="float">
            <text:p>893432837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51 .M38 1997</text:p>
          </table:table-cell>
          <table:table-cell table:style-name="ce35" office:value-type="string" calcext:value-type="string">
            <text:p>0 <text:s text:c="21"/>BS 2651000M <text:s/>38 <text:s text:c="9"/>1997</text:p>
          </table:table-cell>
          <table:table-cell table:style-name="ce35" office:value-type="string" calcext:value-type="string">
            <text:p>Theological issues in the letters of Paul / J. Louis Marty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Martyn, J. Louis (James Louis), 1925-2015.</text:p>
          </table:table-cell>
          <table:table-cell table:style-name="ce35" office:value-type="string" calcext:value-type="string">
            <text:p>Nashville, TN : Abingdon Press, 1997.</text:p>
          </table:table-cell>
          <table:table-cell table:style-name="ce51" office:value-type="float" office:value="1997" calcext:value-type="float">
            <text:p>1997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tn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6" office:value-type="date" office:date-value="2005-11-29" calcext:value-type="date">
            <text:p>11/29/2005</text:p>
          </table:table-cell>
          <table:table-cell table:number-columns-repeated="2" table:style-name="ce56" office:value-type="date" office:date-value="1998-08-18" calcext:value-type="date">
            <text:p>8/18/1998</text:p>
          </table:table-cell>
          <table:table-cell table:style-name="ce51" office:value-type="float" office:value="360" calcext:value-type="float">
            <text:p>360</text:p>
          </table:table-cell>
          <table:table-cell table:style-name="ce51" office:value-type="float" office:value="308" calcext:value-type="float">
            <text:p>308</text:p>
          </table:table-cell>
          <table:table-cell table:style-name="ce51" office:value-type="float" office:value="339" calcext:value-type="float">
            <text:p>339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number-columns-repeated="2" table:style-name="ce51" office:value-type="float" office:value="12" calcext:value-type="float">
            <text:p>12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573412:eng</text:p>
          </table:table-cell>
          <table:table-cell table:style-name="ce51" office:value-type="float" office:value="36949626" calcext:value-type="float">
            <text:p>36949626</text:p>
          </table:table-cell>
          <table:table-cell table:number-columns-repeated="2" table:style-name="ce51" office:value-type="float" office:value="9.91002812419702E+017" calcext:value-type="float">
            <text:p>9.91002812419702E+017</text:p>
          </table:table-cell>
          <table:table-cell table:style-name="ce51" office:value-type="float" office:value="2264844170002650" calcext:value-type="float">
            <text:p>226484417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687056224" calcext:value-type="float">
            <text:p>9780687056224</text:p>
          </table:table-cell>
          <table:table-cell table:style-name="ce61" office:value-type="float" office:value="32285003453775" calcext:value-type="float">
            <text:p>32285003453775</text:p>
          </table:table-cell>
          <table:table-cell table:style-name="ce51" office:value-type="float" office:value="893498565" calcext:value-type="float">
            <text:p>893498565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55.E7 B44 1982</text:p>
          </table:table-cell>
          <table:table-cell table:style-name="ce35" office:value-type="string" calcext:value-type="string">
            <text:p>0 <text:s text:c="21"/>BS 2655000E <text:s/>7 <text:s text:c="17"/>B <text:s/>44 <text:s text:c="9"/>1982</text:p>
          </table:table-cell>
          <table:table-cell table:style-name="ce35" office:value-type="string" calcext:value-type="string">
            <text:p>Paul's apocalyptic gospel : the coming triumph of God / J. Christiaan Beker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eker, Johan Christiaan, 1924-</text:p>
          </table:table-cell>
          <table:table-cell table:style-name="ce35" office:value-type="string" calcext:value-type="string">
            <text:p>Philadelphia, PA : Fortress Press, c1982.</text:p>
          </table:table-cell>
          <table:table-cell table:style-name="ce51" office:value-type="float" office:value="1982" calcext:value-type="float">
            <text:p>1982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pa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12" calcext:value-type="float">
            <text:p>12</text:p>
          </table:table-cell>
          <table:table-cell table:number-columns-repeated="2" table:style-name="ce56" office:value-type="date" office:date-value="2004-12-16" calcext:value-type="date">
            <text:p>12/16/2004</text:p>
          </table:table-cell>
          <table:table-cell table:number-columns-repeated="2" table:style-name="ce56" office:value-type="date" office:date-value="1991-05-28" calcext:value-type="date">
            <text:p>5/28/1991</text:p>
          </table:table-cell>
          <table:table-cell table:style-name="ce51" office:value-type="float" office:value="485" calcext:value-type="float">
            <text:p>485</text:p>
          </table:table-cell>
          <table:table-cell table:style-name="ce51" office:value-type="float" office:value="394" calcext:value-type="float">
            <text:p>394</text:p>
          </table:table-cell>
          <table:table-cell table:style-name="ce51" office:value-type="float" office:value="403" calcext:value-type="float">
            <text:p>403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449239:eng</text:p>
          </table:table-cell>
          <table:table-cell table:style-name="ce51" office:value-type="float" office:value="8476178" calcext:value-type="float">
            <text:p>8476178</text:p>
          </table:table-cell>
          <table:table-cell table:number-columns-repeated="2" table:style-name="ce51" office:value-type="float" office:value="9.91005249139702E+017" calcext:value-type="float">
            <text:p>9.91005249139702E+017</text:p>
          </table:table-cell>
          <table:table-cell table:style-name="ce51" office:value-type="float" office:value="2257797610002650" calcext:value-type="float">
            <text:p>225779761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0616496" calcext:value-type="float">
            <text:p>9780800616496</text:p>
          </table:table-cell>
          <table:table-cell table:style-name="ce61" office:value-type="float" office:value="32285000627249" calcext:value-type="float">
            <text:p>32285000627249</text:p>
          </table:table-cell>
          <table:table-cell table:style-name="ce51" office:value-type="float" office:value="893594721" calcext:value-type="float">
            <text:p>893594721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55.J4 H375 1992</text:p>
          </table:table-cell>
          <table:table-cell table:style-name="ce35" office:value-type="string" calcext:value-type="string">
            <text:p>0 <text:s text:c="21"/>BS 2655000J <text:s/>4 <text:s text:c="17"/>H <text:s/>375 <text:s text:c="8"/>1992</text:p>
          </table:table-cell>
          <table:table-cell table:style-name="ce35" office:value-type="string" calcext:value-type="string">
            <text:p>Paul on the mystery of Israel / Daniel J. Harringto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Harrington, Daniel J.</text:p>
          </table:table-cell>
          <table:table-cell table:style-name="ce35" office:value-type="string" calcext:value-type="string">
            <text:p>Collegeville, MN : Liturgical Press, c1992.</text:p>
          </table:table-cell>
          <table:table-cell table:style-name="ce51" office:value-type="float" office:value="1992" calcext:value-type="float">
            <text:p>1992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nu</text:p>
          </table:table-cell>
          <table:table-cell table:style-name="ce35" office:value-type="string" calcext:value-type="string">
            <text:p>Zacchaeus studies. New Testament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6" office:value-type="date" office:date-value="1996-11-09" calcext:value-type="date">
            <text:p>11/9/1996</text:p>
          </table:table-cell>
          <table:table-cell table:number-columns-repeated="2" table:style-name="ce56" office:value-type="date" office:date-value="1992-11-12" calcext:value-type="date">
            <text:p>11/12/1992</text:p>
          </table:table-cell>
          <table:table-cell table:style-name="ce51" office:value-type="float" office:value="215" calcext:value-type="float">
            <text:p>215</text:p>
          </table:table-cell>
          <table:table-cell table:number-columns-repeated="2" table:style-name="ce51" office:value-type="float" office:value="167" calcext:value-type="float">
            <text:p>167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8534335:eng</text:p>
          </table:table-cell>
          <table:table-cell table:style-name="ce51" office:value-type="float" office:value="25964911" calcext:value-type="float">
            <text:p>25964911</text:p>
          </table:table-cell>
          <table:table-cell table:number-columns-repeated="2" table:style-name="ce51" office:value-type="float" office:value="9.91002036699702E+017" calcext:value-type="float">
            <text:p>9.91002036699702E+017</text:p>
          </table:table-cell>
          <table:table-cell table:style-name="ce51" office:value-type="float" office:value="2260462410002650" calcext:value-type="float">
            <text:p>226046241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14650356" calcext:value-type="float">
            <text:p>9780814650356</text:p>
          </table:table-cell>
          <table:table-cell table:style-name="ce61" office:value-type="float" office:value="32285001361822" calcext:value-type="float">
            <text:p>32285001361822</text:p>
          </table:table-cell>
          <table:table-cell table:style-name="ce51" office:value-type="float" office:value="893250735" calcext:value-type="float">
            <text:p>893250735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55.L42 D66 1984</text:p>
          </table:table-cell>
          <table:table-cell table:style-name="ce35" office:value-type="string" calcext:value-type="string">
            <text:p>0 <text:s text:c="21"/>BS 2655000L <text:s/>42 <text:s text:c="16"/>D <text:s/>66 <text:s text:c="9"/>1984</text:p>
          </table:table-cell>
          <table:table-cell table:style-name="ce35" office:value-type="string" calcext:value-type="string">
            <text:p>Leadership in Paul / by Helen Dooha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Doohan, Helen.</text:p>
          </table:table-cell>
          <table:table-cell table:style-name="ce35" office:value-type="string" calcext:value-type="string">
            <text:p>Wilmington, Del. : M. Glazier, 1984.</text:p>
          </table:table-cell>
          <table:table-cell table:style-name="ce51" office:value-type="float" office:value="1984" calcext:value-type="float">
            <text:p>1984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deu</text:p>
          </table:table-cell>
          <table:table-cell table:style-name="ce35" office:value-type="string" calcext:value-type="string">
            <text:p>Good news studies ; v. 11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6" office:value-type="date" office:date-value="1998-09-20" calcext:value-type="date">
            <text:p>9/20/1998</text:p>
          </table:table-cell>
          <table:table-cell table:number-columns-repeated="2" table:style-name="ce56" office:value-type="date" office:date-value="1996-08-15" calcext:value-type="date">
            <text:p>8/15/1996</text:p>
          </table:table-cell>
          <table:table-cell table:style-name="ce51" office:value-type="float" office:value="257" calcext:value-type="float">
            <text:p>257</text:p>
          </table:table-cell>
          <table:table-cell table:style-name="ce51" office:value-type="float" office:value="203" calcext:value-type="float">
            <text:p>203</text:p>
          </table:table-cell>
          <table:table-cell table:style-name="ce51" office:value-type="float" office:value="210" calcext:value-type="float">
            <text:p>2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20" calcext:value-type="float">
            <text:p>20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13" calcext:value-type="float">
            <text:p>13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4099049:eng</text:p>
          </table:table-cell>
          <table:table-cell table:style-name="ce51" office:value-type="float" office:value="11091068" calcext:value-type="float">
            <text:p>11091068</text:p>
          </table:table-cell>
          <table:table-cell table:number-columns-repeated="2" table:style-name="ce51" office:value-type="float" office:value="9.91000489079702E+017" calcext:value-type="float">
            <text:p>9.91000489079702E+017</text:p>
          </table:table-cell>
          <table:table-cell table:style-name="ce51" office:value-type="float" office:value="2270807860002650" calcext:value-type="float">
            <text:p>227080786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94534355" calcext:value-type="float">
            <text:p>9780894534355</text:p>
          </table:table-cell>
          <table:table-cell table:style-name="ce61" office:value-type="float" office:value="32285002121563" calcext:value-type="float">
            <text:p>32285002121563</text:p>
          </table:table-cell>
          <table:table-cell table:style-name="ce51" office:value-type="float" office:value="893890728" calcext:value-type="float">
            <text:p>893890728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55.M9 L56</text:p>
          </table:table-cell>
          <table:table-cell table:style-name="ce35" office:value-type="string" calcext:value-type="string">
            <text:p>0 <text:s text:c="21"/>BS 2655000M <text:s/>9 <text:s text:c="17"/>L <text:s/>56</text:p>
          </table:table-cell>
          <table:table-cell table:style-name="ce35" office:value-type="string" calcext:value-type="string">
            <text:p>Paradise now and not yet : studies in the role of the heavenly dimension in Paul's thought with special reference to his eschatology / Andrew T. Lincol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Lincoln, Andrew T.</text:p>
          </table:table-cell>
          <table:table-cell table:style-name="ce35" office:value-type="string" calcext:value-type="string">
            <text:p>London ; New York : Cambridge University Press, 1981.</text:p>
          </table:table-cell>
          <table:table-cell table:style-name="ce51" office:value-type="float" office:value="1981" calcext:value-type="float">
            <text:p>1981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enk</text:p>
          </table:table-cell>
          <table:table-cell table:style-name="ce35" office:value-type="string" calcext:value-type="string">
            <text:p>Society for New Testament Studies Monograph Series ; 43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6" office:value-type="date" office:date-value="1999-09-20" calcext:value-type="date">
            <text:p>9/20/1999</text:p>
          </table:table-cell>
          <table:table-cell table:number-columns-repeated="2" table:style-name="ce56" office:value-type="date" office:date-value="1991-11-07" calcext:value-type="date">
            <text:p>11/7/1991</text:p>
          </table:table-cell>
          <table:table-cell table:style-name="ce51" office:value-type="float" office:value="442" calcext:value-type="float">
            <text:p>442</text:p>
          </table:table-cell>
          <table:table-cell table:style-name="ce51" office:value-type="float" office:value="313" calcext:value-type="float">
            <text:p>313</text:p>
          </table:table-cell>
          <table:table-cell table:style-name="ce51" office:value-type="float" office:value="365" calcext:value-type="float">
            <text:p>365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807351597:eng</text:p>
          </table:table-cell>
          <table:table-cell table:style-name="ce51" office:value-type="float" office:value="8626461" calcext:value-type="float">
            <text:p>8626461</text:p>
          </table:table-cell>
          <table:table-cell table:number-columns-repeated="2" table:style-name="ce51" office:value-type="float" office:value="9.91005173789702E+017" calcext:value-type="float">
            <text:p>9.91005173789702E+017</text:p>
          </table:table-cell>
          <table:table-cell table:style-name="ce51" office:value-type="float" office:value="2263649030002650" calcext:value-type="float">
            <text:p>226364903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521229449" calcext:value-type="float">
            <text:p>9780521229449</text:p>
          </table:table-cell>
          <table:table-cell table:style-name="ce61" office:value-type="float" office:value="32285000825744" calcext:value-type="float">
            <text:p>32285000825744</text:p>
          </table:table-cell>
          <table:table-cell table:style-name="ce51" office:value-type="float" office:value="893688713" calcext:value-type="float">
            <text:p>893688713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55.P89 M37 1984</text:p>
          </table:table-cell>
          <table:table-cell table:style-name="ce35" office:value-type="string" calcext:value-type="string">
            <text:p>0 <text:s text:c="21"/>BS 2655000P <text:s/>89 <text:s text:c="16"/>M <text:s/>37 <text:s text:c="9"/>1984</text:p>
          </table:table-cell>
          <table:table-cell table:style-name="ce35" office:value-type="string" calcext:value-type="string">
            <text:p>The spirit and the congregation : studies in 1 Corinthians 12-15 / Ralph P. Marti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Martin, Ralph P.</text:p>
          </table:table-cell>
          <table:table-cell table:style-name="ce35" office:value-type="string" calcext:value-type="string">
            <text:p>Grand Rapids, Mich. : W.B. Eerdmans Pub. Co., c1984.</text:p>
          </table:table-cell>
          <table:table-cell table:style-name="ce51" office:value-type="float" office:value="1984" calcext:value-type="float">
            <text:p>1984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i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6" office:value-type="date" office:date-value="2000-03-15" calcext:value-type="date">
            <text:p>3/15/2000</text:p>
          </table:table-cell>
          <table:table-cell table:number-columns-repeated="2" table:style-name="ce56" office:value-type="date" office:date-value="1991-05-28" calcext:value-type="date">
            <text:p>5/28/1991</text:p>
          </table:table-cell>
          <table:table-cell table:style-name="ce51" office:value-type="float" office:value="356" calcext:value-type="float">
            <text:p>356</text:p>
          </table:table-cell>
          <table:table-cell table:style-name="ce51" office:value-type="float" office:value="261" calcext:value-type="float">
            <text:p>261</text:p>
          </table:table-cell>
          <table:table-cell table:style-name="ce51" office:value-type="float" office:value="267" calcext:value-type="float">
            <text:p>267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844978:eng</text:p>
          </table:table-cell>
          <table:table-cell table:style-name="ce51" office:value-type="float" office:value="10800492" calcext:value-type="float">
            <text:p>10800492</text:p>
          </table:table-cell>
          <table:table-cell table:number-columns-repeated="2" table:style-name="ce51" office:value-type="float" office:value="9.91000438229702E+017" calcext:value-type="float">
            <text:p>9.91000438229702E+017</text:p>
          </table:table-cell>
          <table:table-cell table:style-name="ce51" office:value-type="float" office:value="2270643730002650" calcext:value-type="float">
            <text:p>227064373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2836083" calcext:value-type="float">
            <text:p>9780802836083</text:p>
          </table:table-cell>
          <table:table-cell table:style-name="ce61" office:value-type="float" office:value="32285000627546" calcext:value-type="float">
            <text:p>32285000627546</text:p>
          </table:table-cell>
          <table:table-cell table:style-name="ce51" office:value-type="float" office:value="893327291" calcext:value-type="float">
            <text:p>893327291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55.S62 T62 1987</text:p>
          </table:table-cell>
          <table:table-cell table:style-name="ce35" office:value-type="string" calcext:value-type="string">
            <text:p>0 <text:s text:c="21"/>BS 2655000S <text:s/>62 <text:s text:c="16"/>T <text:s/>62 <text:s text:c="9"/>1987</text:p>
          </table:table-cell>
          <table:table-cell table:style-name="ce35" office:value-type="string" calcext:value-type="string">
            <text:p>The spirituality of Paul / Thomas H. Tobi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Tobin, Thomas H., 1945-</text:p>
          </table:table-cell>
          <table:table-cell table:style-name="ce35" office:value-type="string" calcext:value-type="string">
            <text:p>Wilmington, Del. : M. Glazier, 1987.</text:p>
          </table:table-cell>
          <table:table-cell table:style-name="ce51" office:value-type="float" office:value="1987" calcext:value-type="float">
            <text:p>1987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deu</text:p>
          </table:table-cell>
          <table:table-cell table:style-name="ce35" office:value-type="string" calcext:value-type="string">
            <text:p>Message of biblical spirituality ; v. 12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6" office:value-type="date" office:date-value="1998-11-06" calcext:value-type="date">
            <text:p>11/6/1998</text:p>
          </table:table-cell>
          <table:table-cell table:number-columns-repeated="2" table:style-name="ce56" office:value-type="date" office:date-value="1990-04-24" calcext:value-type="date">
            <text:p>4/24/1990</text:p>
          </table:table-cell>
          <table:table-cell table:style-name="ce51" office:value-type="float" office:value="211" calcext:value-type="float">
            <text:p>211</text:p>
          </table:table-cell>
          <table:table-cell table:style-name="ce51" office:value-type="float" office:value="176" calcext:value-type="float">
            <text:p>176</text:p>
          </table:table-cell>
          <table:table-cell table:style-name="ce51" office:value-type="float" office:value="196" calcext:value-type="float">
            <text:p>196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0237596:eng</text:p>
          </table:table-cell>
          <table:table-cell table:style-name="ce51" office:value-type="float" office:value="15223042" calcext:value-type="float">
            <text:p>15223042</text:p>
          </table:table-cell>
          <table:table-cell table:number-columns-repeated="2" table:style-name="ce51" office:value-type="float" office:value="9.91001004069702E+017" calcext:value-type="float">
            <text:p>9.91001004069702E+017</text:p>
          </table:table-cell>
          <table:table-cell table:style-name="ce51" office:value-type="float" office:value="2268567170002650" calcext:value-type="float">
            <text:p>226856717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94535789" calcext:value-type="float">
            <text:p>9780894535789</text:p>
          </table:table-cell>
          <table:table-cell table:style-name="ce61" office:value-type="float" office:value="32285000132141" calcext:value-type="float">
            <text:p>32285000132141</text:p>
          </table:table-cell>
          <table:table-cell table:style-name="ce51" office:value-type="float" office:value="893534396" calcext:value-type="float">
            <text:p>893534396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685.2 .H39 1983</text:p>
          </table:table-cell>
          <table:table-cell table:style-name="ce35" office:value-type="string" calcext:value-type="string">
            <text:p>0 <text:s text:c="21"/>BS 2685200H <text:s/>39 <text:s text:c="9"/>1983</text:p>
          </table:table-cell>
          <table:table-cell table:style-name="ce35" office:value-type="string" calcext:value-type="string">
            <text:p>The faith of Jesus Christ : an investigation of the narrative substructure of Galatians 3:1-4:11 / Richard B. Hays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Hays, Richard B.</text:p>
          </table:table-cell>
          <table:table-cell table:style-name="ce35" office:value-type="string" calcext:value-type="string">
            <text:p>Chico, CA : Scholars Press, 1983.</text:p>
          </table:table-cell>
          <table:table-cell table:style-name="ce51" office:value-type="float" office:value="1983" calcext:value-type="float">
            <text:p>1983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cau</text:p>
          </table:table-cell>
          <table:table-cell table:style-name="ce35" office:value-type="string" calcext:value-type="string">
            <text:p>Dissertation series (Society of Biblical Literature) ; no. 56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6" office:value-type="date" office:date-value="2003-04-01" calcext:value-type="date">
            <text:p>4/1/2003</text:p>
          </table:table-cell>
          <table:table-cell table:number-columns-repeated="2" table:style-name="ce56" office:value-type="date" office:date-value="1991-06-03" calcext:value-type="date">
            <text:p>6/3/1991</text:p>
          </table:table-cell>
          <table:table-cell table:style-name="ce51" office:value-type="float" office:value="312" calcext:value-type="float">
            <text:p>312</text:p>
          </table:table-cell>
          <table:table-cell table:style-name="ce51" office:value-type="float" office:value="222" calcext:value-type="float">
            <text:p>222</text:p>
          </table:table-cell>
          <table:table-cell table:style-name="ce51" office:value-type="float" office:value="224" calcext:value-type="float">
            <text:p>224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0731475:eng</text:p>
          </table:table-cell>
          <table:table-cell table:style-name="ce51" office:value-type="float" office:value="8667857" calcext:value-type="float">
            <text:p>8667857</text:p>
          </table:table-cell>
          <table:table-cell table:number-columns-repeated="2" table:style-name="ce51" office:value-type="float" office:value="9.91000044829702E+017" calcext:value-type="float">
            <text:p>9.91000044829702E+017</text:p>
          </table:table-cell>
          <table:table-cell table:style-name="ce51" office:value-type="float" office:value="2270088930002650" calcext:value-type="float">
            <text:p>227008893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91305897" calcext:value-type="float">
            <text:p>9780891305897</text:p>
          </table:table-cell>
          <table:table-cell table:style-name="ce61" office:value-type="float" office:value="32285000628312" calcext:value-type="float">
            <text:p>32285000628312</text:p>
          </table:table-cell>
          <table:table-cell table:style-name="ce51" office:value-type="float" office:value="893720556" calcext:value-type="float">
            <text:p>893720556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705.2 .W48 1998</text:p>
          </table:table-cell>
          <table:table-cell table:style-name="ce35" office:value-type="string" calcext:value-type="string">
            <text:p>0 <text:s text:c="21"/>BS 2705200W <text:s/>48 <text:s text:c="9"/>1998</text:p>
          </table:table-cell>
          <table:table-cell table:style-name="ce35" office:value-type="string" calcext:value-type="string">
            <text:p>Where Christology began : essays on Philippians 2 / Ralph P. Martin, Brian J. Dodd, editors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50"/>
          <table:table-cell table:style-name="ce35" office:value-type="string" calcext:value-type="string">
            <text:p>Louisville, Ky. : Westminster John Knox Press, c1998.</text:p>
          </table:table-cell>
          <table:table-cell table:style-name="ce51" office:value-type="float" office:value="1998" calcext:value-type="float">
            <text:p>1998</text:p>
          </table:table-cell>
          <table:table-cell table:style-name="ce35" office:value-type="string" calcext:value-type="string">
            <text:p>1st ed.</text:p>
          </table:table-cell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ky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6" office:value-type="date" office:date-value="2007-11-03" calcext:value-type="date">
            <text:p>11/3/2007</text:p>
          </table:table-cell>
          <table:table-cell table:number-columns-repeated="2" table:style-name="ce56" office:value-type="date" office:date-value="1998-08-26" calcext:value-type="date">
            <text:p>8/26/1998</text:p>
          </table:table-cell>
          <table:table-cell table:style-name="ce51" office:value-type="float" office:value="312" calcext:value-type="float">
            <text:p>312</text:p>
          </table:table-cell>
          <table:table-cell table:number-columns-repeated="2" table:style-name="ce51" office:value-type="float" office:value="246" calcext:value-type="float">
            <text:p>246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number-columns-repeated="2"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566834:eng</text:p>
          </table:table-cell>
          <table:table-cell table:style-name="ce51" office:value-type="float" office:value="37878740" calcext:value-type="float">
            <text:p>37878740</text:p>
          </table:table-cell>
          <table:table-cell table:number-columns-repeated="2" table:style-name="ce51" office:value-type="float" office:value="9.91002874369702E+017" calcext:value-type="float">
            <text:p>9.91002874369702E+017</text:p>
          </table:table-cell>
          <table:table-cell table:style-name="ce51" office:value-type="float" office:value="2266420680002650" calcext:value-type="float">
            <text:p>226642068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664256197" calcext:value-type="float">
            <text:p>9780664256197</text:p>
          </table:table-cell>
          <table:table-cell table:style-name="ce61" office:value-type="float" office:value="32285003462628" calcext:value-type="float">
            <text:p>32285003462628</text:p>
          </table:table-cell>
          <table:table-cell table:style-name="ce51" office:value-type="float" office:value="893524149" calcext:value-type="float">
            <text:p>893524149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705.3 .M6</text:p>
          </table:table-cell>
          <table:table-cell table:style-name="ce35" office:value-type="string" calcext:value-type="string">
            <text:p>0 <text:s text:c="21"/>BS 2705300M <text:s/>6</text:p>
          </table:table-cell>
          <table:table-cell table:style-name="ce35" office:value-type="string" calcext:value-type="string">
            <text:p>Philippian studies : lessons in faith and love / Handley C. G. Moule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Moule, H. C. G. (Handley Carr Glyn), 1841-1920.</text:p>
          </table:table-cell>
          <table:table-cell table:style-name="ce35" office:value-type="string" calcext:value-type="string">
            <text:p>Grand Rapids : Zondervan Pub. House, [1962?]</text:p>
          </table:table-cell>
          <table:table-cell table:style-name="ce51" office:value-type="float" office:value="1962" calcext:value-type="float">
            <text:p>1962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i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6" office:value-type="date" office:date-value="1999-07-31" calcext:value-type="date">
            <text:p>7/31/1999</text:p>
          </table:table-cell>
          <table:table-cell table:number-columns-repeated="2" table:style-name="ce56" office:value-type="date" office:date-value="1991-06-04" calcext:value-type="date">
            <text:p>6/4/1991</text:p>
          </table:table-cell>
          <table:table-cell table:style-name="ce51" office:value-type="float" office:value="46" calcext:value-type="float">
            <text:p>46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132" calcext:value-type="float">
            <text:p>132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855261904:eng</text:p>
          </table:table-cell>
          <table:table-cell table:style-name="ce51" office:value-type="float" office:value="2237702" calcext:value-type="float">
            <text:p>2237702</text:p>
          </table:table-cell>
          <table:table-cell table:number-columns-repeated="2" table:style-name="ce51" office:value-type="float" office:value="9.91004059829702E+017" calcext:value-type="float">
            <text:p>9.91004059829702E+017</text:p>
          </table:table-cell>
          <table:table-cell table:style-name="ce51" office:value-type="float" office:value="2259231240002650" calcext:value-type="float">
            <text:p>225923124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628619" calcext:value-type="float">
            <text:p>32285000628619</text:p>
          </table:table-cell>
          <table:table-cell table:style-name="ce51" office:value-type="float" office:value="893235005" calcext:value-type="float">
            <text:p>893235005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777 .M27 1982</text:p>
          </table:table-cell>
          <table:table-cell table:style-name="ce35" office:value-type="string" calcext:value-type="string">
            <text:p>0 <text:s text:c="21"/>BS 2777000M <text:s/>27 <text:s text:c="9"/>1982</text:p>
          </table:table-cell>
          <table:table-cell table:style-name="ce35" office:value-type="string" calcext:value-type="string">
            <text:p>James / R.A. Martin. I-II Peter/Jude / John H. Elliott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Martin, Raymond A.</text:p>
          </table:table-cell>
          <table:table-cell table:style-name="ce35" office:value-type="string" calcext:value-type="string">
            <text:p>Minneapolis, Minn. : Augsburg Pub. House, c1982.</text:p>
          </table:table-cell>
          <table:table-cell table:style-name="ce51" office:value-type="float" office:value="1982" calcext:value-type="float">
            <text:p>1982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nu</text:p>
          </table:table-cell>
          <table:table-cell table:style-name="ce35" office:value-type="string" calcext:value-type="string">
            <text:p>Augsburg commentary on the New Testament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6" office:value-type="date" office:date-value="1994-10-02" calcext:value-type="date">
            <text:p>10/2/1994</text:p>
          </table:table-cell>
          <table:table-cell table:number-columns-repeated="2" table:style-name="ce56" office:value-type="date" office:date-value="1991-06-06" calcext:value-type="date">
            <text:p>6/6/1991</text:p>
          </table:table-cell>
          <table:table-cell table:style-name="ce51" office:value-type="float" office:value="302" calcext:value-type="float">
            <text:p>302</text:p>
          </table:table-cell>
          <table:table-cell table:style-name="ce51" office:value-type="float" office:value="251" calcext:value-type="float">
            <text:p>251</text:p>
          </table:table-cell>
          <table:table-cell table:style-name="ce51" office:value-type="float" office:value="253" calcext:value-type="float">
            <text:p>253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9969790:eng</text:p>
          </table:table-cell>
          <table:table-cell table:style-name="ce51" office:value-type="float" office:value="8964885" calcext:value-type="float">
            <text:p>8964885</text:p>
          </table:table-cell>
          <table:table-cell table:number-columns-repeated="2" table:style-name="ce51" office:value-type="float" office:value="9.91000103669702E+017" calcext:value-type="float">
            <text:p>9.91000103669702E+017</text:p>
          </table:table-cell>
          <table:table-cell table:style-name="ce51" office:value-type="float" office:value="2255148190002650" calcext:value-type="float">
            <text:p>225514819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6619378" calcext:value-type="float">
            <text:p>9780806619378</text:p>
          </table:table-cell>
          <table:table-cell table:style-name="ce61" office:value-type="float" office:value="32285000629211" calcext:value-type="float">
            <text:p>32285000629211</text:p>
          </table:table-cell>
          <table:table-cell table:style-name="ce51" office:value-type="float" office:value="893249087" calcext:value-type="float">
            <text:p>893249087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785.2 .H37 1991</text:p>
          </table:table-cell>
          <table:table-cell table:style-name="ce35" office:value-type="string" calcext:value-type="string">
            <text:p>0 <text:s text:c="21"/>BS 2785200H <text:s/>37 <text:s text:c="9"/>1991</text:p>
          </table:table-cell>
          <table:table-cell table:style-name="ce35" office:value-type="string" calcext:value-type="string">
            <text:p>James and the Q sayings of Jesus/ Patrick J. Harti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Hartin, P. J. (Patrick J.)</text:p>
          </table:table-cell>
          <table:table-cell table:style-name="ce35" office:value-type="string" calcext:value-type="string">
            <text:p>Sheffield, England : JSOT Press, c1991.</text:p>
          </table:table-cell>
          <table:table-cell table:style-name="ce51" office:value-type="float" office:value="1991" calcext:value-type="float">
            <text:p>1991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enk</text:p>
          </table:table-cell>
          <table:table-cell table:style-name="ce35" office:value-type="string" calcext:value-type="string">
            <text:p>Journal for the study of the New Testament. Supplement series ; 47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6" office:value-type="date" office:date-value="2004-11-05" calcext:value-type="date">
            <text:p>11/5/2004</text:p>
          </table:table-cell>
          <table:table-cell table:number-columns-repeated="2" table:style-name="ce56" office:value-type="date" office:date-value="1992-01-02" calcext:value-type="date">
            <text:p>1/2/1992</text:p>
          </table:table-cell>
          <table:table-cell table:style-name="ce51" office:value-type="float" office:value="206" calcext:value-type="float">
            <text:p>206</text:p>
          </table:table-cell>
          <table:table-cell table:style-name="ce51" office:value-type="float" office:value="144" calcext:value-type="float">
            <text:p>144</text:p>
          </table:table-cell>
          <table:table-cell table:style-name="ce51" office:value-type="float" office:value="205" calcext:value-type="float">
            <text:p>205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90700:eng</text:p>
          </table:table-cell>
          <table:table-cell table:style-name="ce51" office:value-type="float" office:value="22706788" calcext:value-type="float">
            <text:p>22706788</text:p>
          </table:table-cell>
          <table:table-cell table:number-columns-repeated="2" table:style-name="ce51" office:value-type="float" office:value="9.91001805909702E+017" calcext:value-type="float">
            <text:p>9.91001805909702E+017</text:p>
          </table:table-cell>
          <table:table-cell table:style-name="ce51" office:value-type="float" office:value="2259688690002650" calcext:value-type="float">
            <text:p>225968869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1850752677" calcext:value-type="float">
            <text:p>9781850752677</text:p>
          </table:table-cell>
          <table:table-cell table:style-name="ce61" office:value-type="float" office:value="32285000862887" calcext:value-type="float">
            <text:p>32285000862887</text:p>
          </table:table-cell>
          <table:table-cell table:style-name="ce51" office:value-type="float" office:value="893244436" calcext:value-type="float">
            <text:p>893244436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785.3 .D5 1976</text:p>
          </table:table-cell>
          <table:table-cell table:style-name="ce35" office:value-type="string" calcext:value-type="string">
            <text:p>0 <text:s text:c="21"/>BS 2785300D <text:s/>5 <text:s text:c="10"/>1976</text:p>
          </table:table-cell>
          <table:table-cell table:style-name="ce35" office:value-type="string" calcext:value-type="string">
            <text:p>James : a commentary on the Epistle of James / by Martin Dibelius ; rev. by Heinrich Greeven ; translated by Michael A. Williams ; edited by Helmut Koester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Dibelius, Martin, 1883-1947.</text:p>
          </table:table-cell>
          <table:table-cell table:style-name="ce35" office:value-type="string" calcext:value-type="string">
            <text:p>Philadelphia : Fortress Press, c1976.</text:p>
          </table:table-cell>
          <table:table-cell table:style-name="ce51" office:value-type="float" office:value="1976" calcext:value-type="float">
            <text:p>1976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pau</text:p>
          </table:table-cell>
          <table:table-cell table:style-name="ce35" office:value-type="string" calcext:value-type="string">
            <text:p>Hermeneia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6" office:value-type="date" office:date-value="2001-11-08" calcext:value-type="date">
            <text:p>11/8/2001</text:p>
          </table:table-cell>
          <table:table-cell table:number-columns-repeated="2" table:style-name="ce56" office:value-type="date" office:date-value="1991-06-06" calcext:value-type="date">
            <text:p>6/6/1991</text:p>
          </table:table-cell>
          <table:table-cell table:style-name="ce51" office:value-type="float" office:value="814" calcext:value-type="float">
            <text:p>814</text:p>
          </table:table-cell>
          <table:table-cell table:style-name="ce51" office:value-type="float" office:value="667" calcext:value-type="float">
            <text:p>667</text:p>
          </table:table-cell>
          <table:table-cell table:style-name="ce51" office:value-type="float" office:value="839" calcext:value-type="float">
            <text:p>839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23" calcext:value-type="float">
            <text:p>23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4494927160:eng</text:p>
          </table:table-cell>
          <table:table-cell table:style-name="ce51" office:value-type="float" office:value="2296210" calcext:value-type="float">
            <text:p>2296210</text:p>
          </table:table-cell>
          <table:table-cell table:number-columns-repeated="2" table:style-name="ce51" office:value-type="float" office:value="9.91004069559702E+017" calcext:value-type="float">
            <text:p>9.91004069559702E+017</text:p>
          </table:table-cell>
          <table:table-cell table:style-name="ce51" office:value-type="float" office:value="2264960250002650" calcext:value-type="float">
            <text:p>226496025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0660062" calcext:value-type="float">
            <text:p>9780800660062</text:p>
          </table:table-cell>
          <table:table-cell table:style-name="ce61" office:value-type="float" office:value="32285000629286" calcext:value-type="float">
            <text:p>32285000629286</text:p>
          </table:table-cell>
          <table:table-cell table:style-name="ce51" office:value-type="float" office:value="893806604" calcext:value-type="float">
            <text:p>893806604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785.3 .K83</text:p>
          </table:table-cell>
          <table:table-cell table:style-name="ce35" office:value-type="string" calcext:value-type="string">
            <text:p>0 <text:s text:c="21"/>BS 2785300K <text:s/>83</text:p>
          </table:table-cell>
          <table:table-cell table:style-name="ce35" office:value-type="string" calcext:value-type="string">
            <text:p>James &amp; Jude / Richard Kugelma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Kugelman, Richard.</text:p>
          </table:table-cell>
          <table:table-cell table:style-name="ce35" office:value-type="string" calcext:value-type="string">
            <text:p>Wilmington, Del. : Michael Glazier, c1980.</text:p>
          </table:table-cell>
          <table:table-cell table:style-name="ce51" office:value-type="float" office:value="1980" calcext:value-type="float">
            <text:p>1980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deu</text:p>
          </table:table-cell>
          <table:table-cell table:style-name="ce35" office:value-type="string" calcext:value-type="string">
            <text:p>New Testament message ; v. 19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6" office:value-type="date" office:date-value="2004-11-05" calcext:value-type="date">
            <text:p>11/5/2004</text:p>
          </table:table-cell>
          <table:table-cell table:number-columns-repeated="2" table:style-name="ce56" office:value-type="date" office:date-value="1991-06-06" calcext:value-type="date">
            <text:p>6/6/1991</text:p>
          </table:table-cell>
          <table:table-cell table:style-name="ce51" office:value-type="float" office:value="349" calcext:value-type="float">
            <text:p>349</text:p>
          </table:table-cell>
          <table:table-cell table:style-name="ce51" office:value-type="float" office:value="290" calcext:value-type="float">
            <text:p>290</text:p>
          </table:table-cell>
          <table:table-cell table:style-name="ce51" office:value-type="float" office:value="293" calcext:value-type="float">
            <text:p>293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27" calcext:value-type="float">
            <text:p>27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20" calcext:value-type="float">
            <text:p>2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551638:eng</text:p>
          </table:table-cell>
          <table:table-cell table:style-name="ce51" office:value-type="float" office:value="6884174" calcext:value-type="float">
            <text:p>6884174</text:p>
          </table:table-cell>
          <table:table-cell table:number-columns-repeated="2" table:style-name="ce51" office:value-type="float" office:value="9.91005052869702E+017" calcext:value-type="float">
            <text:p>9.91005052869702E+017</text:p>
          </table:table-cell>
          <table:table-cell table:style-name="ce51" office:value-type="float" office:value="2262811770002650" calcext:value-type="float">
            <text:p>226281177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94531422" calcext:value-type="float">
            <text:p>9780894531422</text:p>
          </table:table-cell>
          <table:table-cell table:style-name="ce61" office:value-type="float" office:value="32285000629294" calcext:value-type="float">
            <text:p>32285000629294</text:p>
          </table:table-cell>
          <table:table-cell table:style-name="ce51" office:value-type="float" office:value="893594390" calcext:value-type="float">
            <text:p>893594390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785.3 .L38</text:p>
          </table:table-cell>
          <table:table-cell table:style-name="ce35" office:value-type="string" calcext:value-type="string">
            <text:p>0 <text:s text:c="21"/>BS 2785300L <text:s/>38</text:p>
          </table:table-cell>
          <table:table-cell table:style-name="ce35" office:value-type="string" calcext:value-type="string">
            <text:p>A commentary on the Epistle of James / Sophie Laws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Laws, Sophie.</text:p>
          </table:table-cell>
          <table:table-cell table:style-name="ce35" office:value-type="string" calcext:value-type="string">
            <text:p>San Francisco : Harper &amp; Row, c1980.</text:p>
          </table:table-cell>
          <table:table-cell table:style-name="ce51" office:value-type="float" office:value="1980" calcext:value-type="float">
            <text:p>1980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cau</text:p>
          </table:table-cell>
          <table:table-cell table:style-name="ce35" office:value-type="string" calcext:value-type="string">
            <text:p>Harper's New Testament commentaries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6" office:value-type="date" office:date-value="2001-11-08" calcext:value-type="date">
            <text:p>11/8/2001</text:p>
          </table:table-cell>
          <table:table-cell table:number-columns-repeated="2" table:style-name="ce56" office:value-type="date" office:date-value="1991-06-06" calcext:value-type="date">
            <text:p>6/6/1991</text:p>
          </table:table-cell>
          <table:table-cell table:style-name="ce51" office:value-type="float" office:value="498" calcext:value-type="float">
            <text:p>498</text:p>
          </table:table-cell>
          <table:table-cell table:style-name="ce51" office:value-type="float" office:value="467" calcext:value-type="float">
            <text:p>467</text:p>
          </table:table-cell>
          <table:table-cell table:style-name="ce51" office:value-type="float" office:value="526" calcext:value-type="float">
            <text:p>526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8" calcext:value-type="float">
            <text:p>28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403787:eng</text:p>
          </table:table-cell>
          <table:table-cell table:style-name="ce51" office:value-type="float" office:value="6762577" calcext:value-type="float">
            <text:p>6762577</text:p>
          </table:table-cell>
          <table:table-cell table:number-columns-repeated="2" table:style-name="ce51" office:value-type="float" office:value="9.91005037339702E+017" calcext:value-type="float">
            <text:p>9.91005037339702E+017</text:p>
          </table:table-cell>
          <table:table-cell table:style-name="ce51" office:value-type="float" office:value="2262879450002650" calcext:value-type="float">
            <text:p>226287945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060649180" calcext:value-type="float">
            <text:p>9780060649180</text:p>
          </table:table-cell>
          <table:table-cell table:style-name="ce61" office:value-type="float" office:value="32285000629302" calcext:value-type="float">
            <text:p>32285000629302</text:p>
          </table:table-cell>
          <table:table-cell table:style-name="ce51" office:value-type="float" office:value="893628483" calcext:value-type="float">
            <text:p>893628483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785.3 .M3 1977</text:p>
          </table:table-cell>
          <table:table-cell table:style-name="ce35" office:value-type="string" calcext:value-type="string">
            <text:p>0 <text:s text:c="21"/>BS 2785300M <text:s/>3 <text:s text:c="10"/>1977</text:p>
          </table:table-cell>
          <table:table-cell table:style-name="ce35" office:value-type="string" calcext:value-type="string">
            <text:p>The Epistle of St. James : the Greek text with introduction, notes, comments, and Further studies in the Epistle of St. James / by James B. Mayor. -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ible. James. Greek. 1913.</text:p>
          </table:table-cell>
          <table:table-cell table:style-name="ce35" office:value-type="string" calcext:value-type="string">
            <text:p>Minneapolis, Minn. : Klock &amp; Klock Christian Publishers, 1977, 1913.</text:p>
          </table:table-cell>
          <table:table-cell table:style-name="ce51" office:value-type="float" office:value="1977" calcext:value-type="float">
            <text:p>1977</text:p>
          </table:table-cell>
          <table:table-cell table:style-name="ce35" office:value-type="string" calcext:value-type="string">
            <text:p>3rd ed. -</text:p>
          </table:table-cell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n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6" office:value-type="date" office:date-value="2001-11-08" calcext:value-type="date">
            <text:p>11/8/2001</text:p>
          </table:table-cell>
          <table:table-cell table:number-columns-repeated="2" table:style-name="ce56" office:value-type="date" office:date-value="1991-06-06" calcext:value-type="date">
            <text:p>6/6/1991</text:p>
          </table:table-cell>
          <table:table-cell table:style-name="ce51" office:value-type="float" office:value="43" calcext:value-type="float">
            <text:p>43</text:p>
          </table:table-cell>
          <table:table-cell table:style-name="ce51" office:value-type="float" office:value="41" calcext:value-type="float">
            <text:p>41</text:p>
          </table:table-cell>
          <table:table-cell table:style-name="ce51" office:value-type="float" office:value="239" calcext:value-type="float">
            <text:p>239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4916072764:eng</text:p>
          </table:table-cell>
          <table:table-cell table:style-name="ce51" office:value-type="float" office:value="3724511" calcext:value-type="float">
            <text:p>3724511</text:p>
          </table:table-cell>
          <table:table-cell table:number-columns-repeated="2" table:style-name="ce51" office:value-type="float" office:value="9.91004501919702E+017" calcext:value-type="float">
            <text:p>9.91004501919702E+017</text:p>
          </table:table-cell>
          <table:table-cell table:style-name="ce51" office:value-type="float" office:value="2258229350002650" calcext:value-type="float">
            <text:p>225822935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629310" calcext:value-type="float">
            <text:p>32285000629310</text:p>
          </table:table-cell>
          <table:table-cell table:style-name="ce51" office:value-type="float" office:value="893235578" calcext:value-type="float">
            <text:p>893235578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785.3 .M5 1966a</text:p>
          </table:table-cell>
          <table:table-cell table:style-name="ce35" office:value-type="string" calcext:value-type="string">
            <text:p>0 <text:s text:c="21"/>BS 2785300M <text:s/>5 <text:s text:c="10"/>1966a</text:p>
          </table:table-cell>
          <table:table-cell table:style-name="ce35" office:value-type="string" calcext:value-type="string">
            <text:p>The Epistle of James; [a commentary, by] C. Leslie Mitto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Mitton, C. Leslie.</text:p>
          </table:table-cell>
          <table:table-cell table:style-name="ce35" office:value-type="string" calcext:value-type="string">
            <text:p>Grand Rapids, Eerdmans [1966]</text:p>
          </table:table-cell>
          <table:table-cell table:style-name="ce51" office:value-type="float" office:value="1966" calcext:value-type="float">
            <text:p>1966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i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6" office:value-type="date" office:date-value="2001-11-08" calcext:value-type="date">
            <text:p>11/8/2001</text:p>
          </table:table-cell>
          <table:table-cell table:number-columns-repeated="2" table:style-name="ce56" office:value-type="date" office:date-value="1991-06-06" calcext:value-type="date">
            <text:p>6/6/1991</text:p>
          </table:table-cell>
          <table:table-cell table:style-name="ce51" office:value-type="float" office:value="185" calcext:value-type="float">
            <text:p>185</text:p>
          </table:table-cell>
          <table:table-cell table:style-name="ce51" office:value-type="float" office:value="168" calcext:value-type="float">
            <text:p>168</text:p>
          </table:table-cell>
          <table:table-cell table:style-name="ce51" office:value-type="float" office:value="248" calcext:value-type="float">
            <text:p>248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635269:eng</text:p>
          </table:table-cell>
          <table:table-cell table:style-name="ce51" office:value-type="float" office:value="635837" calcext:value-type="float">
            <text:p>635837</text:p>
          </table:table-cell>
          <table:table-cell table:number-columns-repeated="2" table:style-name="ce51" office:value-type="float" office:value="9.91004215679702E+017" calcext:value-type="float">
            <text:p>9.91004215679702E+017</text:p>
          </table:table-cell>
          <table:table-cell table:style-name="ce51" office:value-type="float" office:value="2264817400002650" calcext:value-type="float">
            <text:p>226481740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629328" calcext:value-type="float">
            <text:p>32285000629328</text:p>
          </table:table-cell>
          <table:table-cell table:style-name="ce51" office:value-type="float" office:value="893235208" calcext:value-type="float">
            <text:p>893235208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785.3 .S5 1967</text:p>
          </table:table-cell>
          <table:table-cell table:style-name="ce35" office:value-type="string" calcext:value-type="string">
            <text:p>0 <text:s text:c="21"/>BS 2785300S <text:s/>5 <text:s text:c="10"/>1967</text:p>
          </table:table-cell>
          <table:table-cell table:style-name="ce35" office:value-type="string" calcext:value-type="string">
            <text:p>James, Jude and 2 Peter ( based on the Revised Standard Version ); edited by E.M. Sidebottom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ible. James. English. Revised Standard. 1967.</text:p>
          </table:table-cell>
          <table:table-cell table:style-name="ce35" office:value-type="string" calcext:value-type="string">
            <text:p>London, Nelson, 1967.</text:p>
          </table:table-cell>
          <table:table-cell table:style-name="ce51" office:value-type="float" office:value="1967" calcext:value-type="float">
            <text:p>1967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___</text:p>
          </table:table-cell>
          <table:table-cell table:style-name="ce35" office:value-type="string" calcext:value-type="string">
            <text:p>Century Bible. New ed.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6" office:value-type="date" office:date-value="1996-12-06" calcext:value-type="date">
            <text:p>12/6/1996</text:p>
          </table:table-cell>
          <table:table-cell table:number-columns-repeated="2" table:style-name="ce56" office:value-type="date" office:date-value="1991-06-06" calcext:value-type="date">
            <text:p>6/6/1991</text:p>
          </table:table-cell>
          <table:table-cell table:style-name="ce51" office:value-type="float" office:value="241" calcext:value-type="float">
            <text:p>241</text:p>
          </table:table-cell>
          <table:table-cell table:number-columns-repeated="2" table:style-name="ce51" office:value-type="float" office:value="173" calcext:value-type="float">
            <text:p>173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0792690620:eng</text:p>
          </table:table-cell>
          <table:table-cell table:style-name="ce51" office:value-type="float" office:value="350347" calcext:value-type="float">
            <text:p>350347</text:p>
          </table:table-cell>
          <table:table-cell table:number-columns-repeated="2" table:style-name="ce51" office:value-type="float" office:value="9.91002441769702E+017" calcext:value-type="float">
            <text:p>9.91002441769702E+017</text:p>
          </table:table-cell>
          <table:table-cell table:style-name="ce51" office:value-type="float" office:value="2268749900002650" calcext:value-type="float">
            <text:p>226874990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629336" calcext:value-type="float">
            <text:p>32285000629336</text:p>
          </table:table-cell>
          <table:table-cell table:style-name="ce51" office:value-type="float" office:value="893867218" calcext:value-type="float">
            <text:p>893867218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785.3 .S55 1998</text:p>
          </table:table-cell>
          <table:table-cell table:style-name="ce35" office:value-type="string" calcext:value-type="string">
            <text:p>0 <text:s text:c="21"/>BS 2785300S <text:s/>55 <text:s text:c="9"/>1998</text:p>
          </table:table-cell>
          <table:table-cell table:style-name="ce35" office:value-type="string" calcext:value-type="string">
            <text:p>James / C. Freeman Sleeper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Sleeper, C. Freeman (Charles Freeman)</text:p>
          </table:table-cell>
          <table:table-cell table:style-name="ce35" office:value-type="string" calcext:value-type="string">
            <text:p>Nashville, TN : Abingdon Press, c1998.</text:p>
          </table:table-cell>
          <table:table-cell table:style-name="ce51" office:value-type="float" office:value="1998" calcext:value-type="float">
            <text:p>1998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tnu</text:p>
          </table:table-cell>
          <table:table-cell table:style-name="ce35" office:value-type="string" calcext:value-type="string">
            <text:p>Abingdon New Testament commentaries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6" office:value-type="date" office:date-value="2004-11-05" calcext:value-type="date">
            <text:p>11/5/2004</text:p>
          </table:table-cell>
          <table:table-cell table:number-columns-repeated="2" table:style-name="ce56" office:value-type="date" office:date-value="1999-01-25" calcext:value-type="date">
            <text:p>1/25/1999</text:p>
          </table:table-cell>
          <table:table-cell table:style-name="ce51" office:value-type="float" office:value="312" calcext:value-type="float">
            <text:p>312</text:p>
          </table:table-cell>
          <table:table-cell table:style-name="ce51" office:value-type="float" office:value="264" calcext:value-type="float">
            <text:p>264</text:p>
          </table:table-cell>
          <table:table-cell table:style-name="ce51" office:value-type="float" office:value="288" calcext:value-type="float">
            <text:p>288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9" calcext:value-type="float">
            <text:p>19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4461086:eng</text:p>
          </table:table-cell>
          <table:table-cell table:style-name="ce51" office:value-type="float" office:value="39849575" calcext:value-type="float">
            <text:p>39849575</text:p>
          </table:table-cell>
          <table:table-cell table:number-columns-repeated="2" table:style-name="ce51" office:value-type="float" office:value="9.91002973539702E+017" calcext:value-type="float">
            <text:p>9.91002973539702E+017</text:p>
          </table:table-cell>
          <table:table-cell table:style-name="ce51" office:value-type="float" office:value="2271440160002650" calcext:value-type="float">
            <text:p>227144016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687058167" calcext:value-type="float">
            <text:p>9780687058167</text:p>
          </table:table-cell>
          <table:table-cell table:style-name="ce61" office:value-type="float" office:value="32285003515896" calcext:value-type="float">
            <text:p>32285003515896</text:p>
          </table:table-cell>
          <table:table-cell table:style-name="ce51" office:value-type="float" office:value="893505050" calcext:value-type="float">
            <text:p>893505050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795.2 .E42</text:p>
          </table:table-cell>
          <table:table-cell table:style-name="ce35" office:value-type="string" calcext:value-type="string">
            <text:p>0 <text:s text:c="21"/>BS 2795200E <text:s/>42</text:p>
          </table:table-cell>
          <table:table-cell table:style-name="ce35" office:value-type="string" calcext:value-type="string">
            <text:p>A home for the homeless : a sociological exegesis of 1 Peter, its situation and strategy / John H. Elliott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Elliott, John Hall.</text:p>
          </table:table-cell>
          <table:table-cell table:style-name="ce35" office:value-type="string" calcext:value-type="string">
            <text:p>Philadelphia : Fortress Press, c1981.</text:p>
          </table:table-cell>
          <table:table-cell table:style-name="ce51" office:value-type="float" office:value="1981" calcext:value-type="float">
            <text:p>1981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pa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6" office:value-type="date" office:date-value="1994-10-17" calcext:value-type="date">
            <text:p>10/17/1994</text:p>
          </table:table-cell>
          <table:table-cell table:number-columns-repeated="2" table:style-name="ce56" office:value-type="date" office:date-value="1991-06-06" calcext:value-type="date">
            <text:p>6/6/1991</text:p>
          </table:table-cell>
          <table:table-cell table:style-name="ce51" office:value-type="float" office:value="428" calcext:value-type="float">
            <text:p>428</text:p>
          </table:table-cell>
          <table:table-cell table:style-name="ce51" office:value-type="float" office:value="356" calcext:value-type="float">
            <text:p>356</text:p>
          </table:table-cell>
          <table:table-cell table:style-name="ce51" office:value-type="float" office:value="369" calcext:value-type="float">
            <text:p>369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29" calcext:value-type="float">
            <text:p>29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0" calcext:value-type="float">
            <text:p>2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70165757:eng</text:p>
          </table:table-cell>
          <table:table-cell table:style-name="ce51" office:value-type="float" office:value="7197405" calcext:value-type="float">
            <text:p>7197405</text:p>
          </table:table-cell>
          <table:table-cell table:number-columns-repeated="2" table:style-name="ce51" office:value-type="float" office:value="9.91005087539702E+017" calcext:value-type="float">
            <text:p>9.91005087539702E+017</text:p>
          </table:table-cell>
          <table:table-cell table:style-name="ce51" office:value-type="float" office:value="2256787540002650" calcext:value-type="float">
            <text:p>225678754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0606596" calcext:value-type="float">
            <text:p>9780800606596</text:p>
          </table:table-cell>
          <table:table-cell table:style-name="ce61" office:value-type="float" office:value="32285000629351" calcext:value-type="float">
            <text:p>32285000629351</text:p>
          </table:table-cell>
          <table:table-cell table:style-name="ce51" office:value-type="float" office:value="893326134" calcext:value-type="float">
            <text:p>893326134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795.2 .E43</text:p>
          </table:table-cell>
          <table:table-cell table:style-name="ce35" office:value-type="string" calcext:value-type="string">
            <text:p>0 <text:s text:c="21"/>BS 2795200E <text:s/>43</text:p>
          </table:table-cell>
          <table:table-cell table:style-name="ce35" office:value-type="string" calcext:value-type="string">
            <text:p>1 Peter estrangement and community / by John H. Elliott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Elliott, John Hall.</text:p>
          </table:table-cell>
          <table:table-cell table:style-name="ce35" office:value-type="string" calcext:value-type="string">
            <text:p>Chicago : Franciscan Herald Press, c1979.</text:p>
          </table:table-cell>
          <table:table-cell table:style-name="ce51" office:value-type="float" office:value="1979" calcext:value-type="float">
            <text:p>1979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ilu</text:p>
          </table:table-cell>
          <table:table-cell table:style-name="ce35" office:value-type="string" calcext:value-type="string">
            <text:p>Herald Biblical booklets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6" office:value-type="date" office:date-value="1998-02-03" calcext:value-type="date">
            <text:p>2/3/1998</text:p>
          </table:table-cell>
          <table:table-cell table:number-columns-repeated="2" table:style-name="ce56" office:value-type="date" office:date-value="1991-06-06" calcext:value-type="date">
            <text:p>6/6/1991</text:p>
          </table:table-cell>
          <table:table-cell table:style-name="ce51" office:value-type="float" office:value="44" calcext:value-type="float">
            <text:p>44</text:p>
          </table:table-cell>
          <table:table-cell table:number-columns-repeated="2" table:style-name="ce51" office:value-type="float" office:value="38" calcext:value-type="float">
            <text:p>38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4613041:eng</text:p>
          </table:table-cell>
          <table:table-cell table:style-name="ce51" office:value-type="float" office:value="4195070" calcext:value-type="float">
            <text:p>4195070</text:p>
          </table:table-cell>
          <table:table-cell table:number-columns-repeated="2" table:style-name="ce51" office:value-type="float" office:value="9.91004606919702E+017" calcext:value-type="float">
            <text:p>9.91004606919702E+017</text:p>
          </table:table-cell>
          <table:table-cell table:style-name="ce51" office:value-type="float" office:value="2261117680002650" calcext:value-type="float">
            <text:p>226111768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19907288" calcext:value-type="float">
            <text:p>9780819907288</text:p>
          </table:table-cell>
          <table:table-cell table:style-name="ce61" office:value-type="float" office:value="32285000629369" calcext:value-type="float">
            <text:p>32285000629369</text:p>
          </table:table-cell>
          <table:table-cell table:style-name="ce51" office:value-type="float" office:value="893706616" calcext:value-type="float">
            <text:p>893706616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795.3 .B4 1970</text:p>
          </table:table-cell>
          <table:table-cell table:style-name="ce35" office:value-type="string" calcext:value-type="string">
            <text:p>0 <text:s text:c="21"/>BS 2795300B <text:s/>4 <text:s text:c="10"/>1970</text:p>
          </table:table-cell>
          <table:table-cell table:style-name="ce35" office:value-type="string" calcext:value-type="string">
            <text:p>The First Epistle of Peter. The Greek text with introduction and notes, edited by Francis Wright Beare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eare, Francis Wright, 1902-1986.</text:p>
          </table:table-cell>
          <table:table-cell table:style-name="ce35" office:value-type="string" calcext:value-type="string">
            <text:p>Oxford [Eng.] B. Blackwell, 1970.</text:p>
          </table:table-cell>
          <table:table-cell table:style-name="ce51" office:value-type="float" office:value="1970" calcext:value-type="float">
            <text:p>1970</text:p>
          </table:table-cell>
          <table:table-cell table:style-name="ce35" office:value-type="string" calcext:value-type="string">
            <text:p>3d ed., rev. and enl.</text:p>
          </table:table-cell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enk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6" office:value-type="date" office:date-value="1994-11-21" calcext:value-type="date">
            <text:p>11/21/1994</text:p>
          </table:table-cell>
          <table:table-cell table:number-columns-repeated="2" table:style-name="ce56" office:value-type="date" office:date-value="1991-06-06" calcext:value-type="date">
            <text:p>6/6/1991</text:p>
          </table:table-cell>
          <table:table-cell table:style-name="ce51" office:value-type="float" office:value="225" calcext:value-type="float">
            <text:p>225</text:p>
          </table:table-cell>
          <table:table-cell table:style-name="ce51" office:value-type="float" office:value="169" calcext:value-type="float">
            <text:p>169</text:p>
          </table:table-cell>
          <table:table-cell table:style-name="ce51" office:value-type="float" office:value="270" calcext:value-type="float">
            <text:p>27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768455707:eng</text:p>
          </table:table-cell>
          <table:table-cell table:style-name="ce51" office:value-type="float" office:value="94010" calcext:value-type="float">
            <text:p>94010</text:p>
          </table:table-cell>
          <table:table-cell table:number-columns-repeated="2" table:style-name="ce51" office:value-type="float" office:value="9.91000565199702E+017" calcext:value-type="float">
            <text:p>9.91000565199702E+017</text:p>
          </table:table-cell>
          <table:table-cell table:style-name="ce51" office:value-type="float" office:value="2265890260002650" calcext:value-type="float">
            <text:p>226589026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631120803" calcext:value-type="float">
            <text:p>9780631120803</text:p>
          </table:table-cell>
          <table:table-cell table:style-name="ce61" office:value-type="float" office:value="32285000629385" calcext:value-type="float">
            <text:p>32285000629385</text:p>
          </table:table-cell>
          <table:table-cell table:style-name="ce51" office:value-type="float" office:value="893890815" calcext:value-type="float">
            <text:p>893890815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795.3 .G7 1968</text:p>
          </table:table-cell>
          <table:table-cell table:style-name="ce35" office:value-type="string" calcext:value-type="string">
            <text:p>0 <text:s text:c="21"/>BS 2795300G <text:s/>7 <text:s text:c="10"/>1968</text:p>
          </table:table-cell>
          <table:table-cell table:style-name="ce35" office:value-type="string" calcext:value-type="string">
            <text:p>The second epistle general of Peter, and the general epistle of Jude; an introduction and commentary, by Michael Gree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Green, Michael, 1930-</text:p>
          </table:table-cell>
          <table:table-cell table:style-name="ce35" office:value-type="string" calcext:value-type="string">
            <text:p>Grand Rapids, Eerdmans [1968]</text:p>
          </table:table-cell>
          <table:table-cell table:style-name="ce51" office:value-type="float" office:value="1968" calcext:value-type="float">
            <text:p>1968</text:p>
          </table:table-cell>
          <table:table-cell table:style-name="ce35" office:value-type="string" calcext:value-type="string">
            <text:p>[1st ed.]</text:p>
          </table:table-cell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iu</text:p>
          </table:table-cell>
          <table:table-cell table:style-name="ce35" office:value-type="string" calcext:value-type="string">
            <text:p>The Tyndale New Testament commentaries [v. 18]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6" office:value-type="date" office:date-value="1992-10-22" calcext:value-type="date">
            <text:p>10/22/1992</text:p>
          </table:table-cell>
          <table:table-cell table:number-columns-repeated="2" table:style-name="ce56" office:value-type="date" office:date-value="1991-06-06" calcext:value-type="date">
            <text:p>6/6/1991</text:p>
          </table:table-cell>
          <table:table-cell table:style-name="ce51" office:value-type="float" office:value="340" calcext:value-type="float">
            <text:p>340</text:p>
          </table:table-cell>
          <table:table-cell table:style-name="ce51" office:value-type="float" office:value="302" calcext:value-type="float">
            <text:p>302</text:p>
          </table:table-cell>
          <table:table-cell table:style-name="ce51" office:value-type="float" office:value="372" calcext:value-type="float">
            <text:p>372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5551181:eng</text:p>
          </table:table-cell>
          <table:table-cell table:style-name="ce51" office:value-type="float" office:value="432449" calcext:value-type="float">
            <text:p>432449</text:p>
          </table:table-cell>
          <table:table-cell table:number-columns-repeated="2" table:style-name="ce51" office:value-type="float" office:value="9.91002764879702E+017" calcext:value-type="float">
            <text:p>9.91002764879702E+017</text:p>
          </table:table-cell>
          <table:table-cell table:style-name="ce51" office:value-type="float" office:value="2272399390002650" calcext:value-type="float">
            <text:p>227239939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629427" calcext:value-type="float">
            <text:p>32285000629427</text:p>
          </table:table-cell>
          <table:table-cell table:style-name="ce51" office:value-type="float" office:value="893691972" calcext:value-type="float">
            <text:p>893691972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795.3 .P46 1986</text:p>
          </table:table-cell>
          <table:table-cell table:style-name="ce35" office:value-type="string" calcext:value-type="string">
            <text:p>0 <text:s text:c="21"/>BS 2795300P <text:s/>46 <text:s text:c="9"/>1986</text:p>
          </table:table-cell>
          <table:table-cell table:style-name="ce35" office:value-type="string" calcext:value-type="string">
            <text:p>Perspectives on First Peter / edited by Charles H. Talbert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50"/>
          <table:table-cell table:style-name="ce35" office:value-type="string" calcext:value-type="string">
            <text:p>Macon, Ga. : Mercer University Press, c1986.</text:p>
          </table:table-cell>
          <table:table-cell table:style-name="ce51" office:value-type="float" office:value="1986" calcext:value-type="float">
            <text:p>1986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gau</text:p>
          </table:table-cell>
          <table:table-cell table:style-name="ce35" office:value-type="string" calcext:value-type="string">
            <text:p>NABPR special studies series ; no. 9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6" office:value-type="date" office:date-value="2001-07-25" calcext:value-type="date">
            <text:p>7/25/2001</text:p>
          </table:table-cell>
          <table:table-cell table:number-columns-repeated="2" table:style-name="ce56" office:value-type="date" office:date-value="1991-06-06" calcext:value-type="date">
            <text:p>6/6/1991</text:p>
          </table:table-cell>
          <table:table-cell table:style-name="ce51" office:value-type="float" office:value="267" calcext:value-type="float">
            <text:p>267</text:p>
          </table:table-cell>
          <table:table-cell table:style-name="ce51" office:value-type="float" office:value="208" calcext:value-type="float">
            <text:p>208</text:p>
          </table:table-cell>
          <table:table-cell table:style-name="ce51" office:value-type="float" office:value="216" calcext:value-type="float">
            <text:p>216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12" calcext:value-type="float">
            <text:p>12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7964440:eng</text:p>
          </table:table-cell>
          <table:table-cell table:style-name="ce51" office:value-type="float" office:value="13498929" calcext:value-type="float">
            <text:p>13498929</text:p>
          </table:table-cell>
          <table:table-cell table:number-columns-repeated="2" table:style-name="ce51" office:value-type="float" office:value="9.91000837669702E+017" calcext:value-type="float">
            <text:p>9.91000837669702E+017</text:p>
          </table:table-cell>
          <table:table-cell table:style-name="ce51" office:value-type="float" office:value="2263925400002650" calcext:value-type="float">
            <text:p>226392540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65541986" calcext:value-type="float">
            <text:p>9780865541986</text:p>
          </table:table-cell>
          <table:table-cell table:style-name="ce61" office:value-type="float" office:value="32285000629450" calcext:value-type="float">
            <text:p>32285000629450</text:p>
          </table:table-cell>
          <table:table-cell table:style-name="ce51" office:value-type="float" office:value="893872053" calcext:value-type="float">
            <text:p>893872053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801 .M34 1973</text:p>
          </table:table-cell>
          <table:table-cell table:style-name="ce35" office:value-type="string" calcext:value-type="string">
            <text:p>0 <text:s text:c="21"/>BS 2801000M <text:s/>34 <text:s text:c="9"/>1973</text:p>
          </table:table-cell>
          <table:table-cell table:style-name="ce35" office:value-type="string" calcext:value-type="string">
            <text:p>The Epistles of St. John : Greek text and English translation schematically arranged / Edward Malatesta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ible. Epistles of John. Greek. 1973.</text:p>
          </table:table-cell>
          <table:table-cell table:style-name="ce35" office:value-type="string" calcext:value-type="string">
            <text:p>Rome : Pontifical Gregorian University, 1973.</text:p>
          </table:table-cell>
          <table:table-cell table:style-name="ce51" office:value-type="float" office:value="1973" calcext:value-type="float">
            <text:p>1973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it 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6" office:value-type="date" office:date-value="1996-06-24" calcext:value-type="date">
            <text:p>6/24/1996</text:p>
          </table:table-cell>
          <table:table-cell table:number-columns-repeated="2" table:style-name="ce56" office:value-type="date" office:date-value="1991-06-06" calcext:value-type="date">
            <text:p>6/6/1991</text:p>
          </table:table-cell>
          <table:table-cell table:style-name="ce51" office:value-type="float" office:value="141" calcext:value-type="float">
            <text:p>141</text:p>
          </table:table-cell>
          <table:table-cell table:style-name="ce51" office:value-type="float" office:value="124" calcext:value-type="float">
            <text:p>124</text:p>
          </table:table-cell>
          <table:table-cell table:style-name="ce51" office:value-type="float" office:value="136" calcext:value-type="float">
            <text:p>136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9" calcext:value-type="float">
            <text:p>9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499367505:grc</text:p>
          </table:table-cell>
          <table:table-cell table:style-name="ce51" office:value-type="float" office:value="1284392" calcext:value-type="float">
            <text:p>1284392</text:p>
          </table:table-cell>
          <table:table-cell table:number-columns-repeated="2" table:style-name="ce51" office:value-type="float" office:value="9.91003929259702E+017" calcext:value-type="float">
            <text:p>9.91003929259702E+017</text:p>
          </table:table-cell>
          <table:table-cell table:style-name="ce51" office:value-type="float" office:value="2260323760002650" calcext:value-type="float">
            <text:p>226032376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629492" calcext:value-type="float">
            <text:p>32285000629492</text:p>
          </table:table-cell>
          <table:table-cell table:style-name="ce51" office:value-type="float" office:value="893410911" calcext:value-type="float">
            <text:p>893410911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805.2 .L53 1986</text:p>
          </table:table-cell>
          <table:table-cell table:style-name="ce35" office:value-type="string" calcext:value-type="string">
            <text:p>0 <text:s text:c="21"/>BS 2805200L <text:s/>53 <text:s text:c="9"/>1986</text:p>
          </table:table-cell>
          <table:table-cell table:style-name="ce35" office:value-type="string" calcext:value-type="string">
            <text:p>The Second and Third Epistles of John : history and background / by Judith Lieu ; edited by John Riches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Lieu, Judith.</text:p>
          </table:table-cell>
          <table:table-cell table:style-name="ce35" office:value-type="string" calcext:value-type="string">
            <text:p>Edinburgh : T. &amp; T. Clark, 1986.</text:p>
          </table:table-cell>
          <table:table-cell table:style-name="ce51" office:value-type="float" office:value="1986" calcext:value-type="float">
            <text:p>1986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stk</text:p>
          </table:table-cell>
          <table:table-cell table:style-name="ce35" office:value-type="string" calcext:value-type="string">
            <text:p>Studies of the New Testament and its world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6" office:value-type="date" office:date-value="1999-10-24" calcext:value-type="date">
            <text:p>10/24/1999</text:p>
          </table:table-cell>
          <table:table-cell table:number-columns-repeated="2" table:style-name="ce56" office:value-type="date" office:date-value="1991-06-06" calcext:value-type="date">
            <text:p>6/6/1991</text:p>
          </table:table-cell>
          <table:table-cell table:style-name="ce51" office:value-type="float" office:value="338" calcext:value-type="float">
            <text:p>338</text:p>
          </table:table-cell>
          <table:table-cell table:style-name="ce51" office:value-type="float" office:value="222" calcext:value-type="float">
            <text:p>222</text:p>
          </table:table-cell>
          <table:table-cell table:style-name="ce51" office:value-type="float" office:value="247" calcext:value-type="float">
            <text:p>247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808137389:eng</text:p>
          </table:table-cell>
          <table:table-cell table:style-name="ce51" office:value-type="float" office:value="16875008" calcext:value-type="float">
            <text:p>16875008</text:p>
          </table:table-cell>
          <table:table-cell table:number-columns-repeated="2" table:style-name="ce51" office:value-type="float" office:value="9.91001159919702E+017" calcext:value-type="float">
            <text:p>9.91001159919702E+017</text:p>
          </table:table-cell>
          <table:table-cell table:style-name="ce51" office:value-type="float" office:value="2256914470002650" calcext:value-type="float">
            <text:p>225691447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567094438" calcext:value-type="float">
            <text:p>9780567094438</text:p>
          </table:table-cell>
          <table:table-cell table:style-name="ce61" office:value-type="float" office:value="32285000629526" calcext:value-type="float">
            <text:p>32285000629526</text:p>
          </table:table-cell>
          <table:table-cell table:style-name="ce51" office:value-type="float" office:value="893791215" calcext:value-type="float">
            <text:p>893791215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805.2 .V65 1990</text:p>
          </table:table-cell>
          <table:table-cell table:style-name="ce35" office:value-type="string" calcext:value-type="string">
            <text:p>0 <text:s text:c="21"/>BS 2805200V <text:s/>65 <text:s text:c="9"/>1990</text:p>
          </table:table-cell>
          <table:table-cell table:style-name="ce35" office:value-type="string" calcext:value-type="string">
            <text:p>The Johannine commandments : 1 John and the struggle for the Johannine tradition / Urban C. von Wahlde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Von Wahlde, Urban C.</text:p>
          </table:table-cell>
          <table:table-cell table:style-name="ce35" office:value-type="string" calcext:value-type="string">
            <text:p>New York : Paulist Press, c1990.</text:p>
          </table:table-cell>
          <table:table-cell table:style-name="ce51" office:value-type="float" office:value="1990" calcext:value-type="float">
            <text:p>1990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yu</text:p>
          </table:table-cell>
          <table:table-cell table:style-name="ce35" office:value-type="string" calcext:value-type="string">
            <text:p>Theological inquiries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6" office:value-type="date" office:date-value="2003-12-12" calcext:value-type="date">
            <text:p>12/12/2003</text:p>
          </table:table-cell>
          <table:table-cell table:number-columns-repeated="2" table:style-name="ce56" office:value-type="date" office:date-value="1991-03-11" calcext:value-type="date">
            <text:p>3/11/1991</text:p>
          </table:table-cell>
          <table:table-cell table:style-name="ce51" office:value-type="float" office:value="303" calcext:value-type="float">
            <text:p>303</text:p>
          </table:table-cell>
          <table:table-cell table:style-name="ce51" office:value-type="float" office:value="238" calcext:value-type="float">
            <text:p>238</text:p>
          </table:table-cell>
          <table:table-cell table:style-name="ce51" office:value-type="float" office:value="247" calcext:value-type="float">
            <text:p>247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21" calcext:value-type="float">
            <text:p>21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427967532:eng</text:p>
          </table:table-cell>
          <table:table-cell table:style-name="ce51" office:value-type="float" office:value="20723444" calcext:value-type="float">
            <text:p>20723444</text:p>
          </table:table-cell>
          <table:table-cell table:number-columns-repeated="2" table:style-name="ce51" office:value-type="float" office:value="9.91001610109702E+017" calcext:value-type="float">
            <text:p>9.91001610109702E+017</text:p>
          </table:table-cell>
          <table:table-cell table:style-name="ce51" office:value-type="float" office:value="2270918100002650" calcext:value-type="float">
            <text:p>227091810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9130610" calcext:value-type="float">
            <text:p>9780809130610</text:p>
          </table:table-cell>
          <table:table-cell table:style-name="ce61" office:value-type="float" office:value="32285000494095" calcext:value-type="float">
            <text:p>32285000494095</text:p>
          </table:table-cell>
          <table:table-cell table:style-name="ce51" office:value-type="float" office:value="893516316" calcext:value-type="float">
            <text:p>893516316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805.3 .B77 1971</text:p>
          </table:table-cell>
          <table:table-cell table:style-name="ce35" office:value-type="string" calcext:value-type="string">
            <text:p>0 <text:s text:c="21"/>BS 2805300B <text:s/>77 <text:s text:c="9"/>1971</text:p>
          </table:table-cell>
          <table:table-cell table:style-name="ce35" office:value-type="string" calcext:value-type="string">
            <text:p>The Epistles of John. Introd., exposition, and notes, by F. F. Bruce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ruce, F. F. (Frederick Fyvie), 1910-1990.</text:p>
          </table:table-cell>
          <table:table-cell table:style-name="ce35" office:value-type="string" calcext:value-type="string">
            <text:p>Old Tappan, N.J., F. H. Revell [1971, c1970]</text:p>
          </table:table-cell>
          <table:table-cell table:style-name="ce51" office:value-type="float" office:value="1971" calcext:value-type="float">
            <text:p>1971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j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6" office:value-type="date" office:date-value="1999-10-24" calcext:value-type="date">
            <text:p>10/24/1999</text:p>
          </table:table-cell>
          <table:table-cell table:number-columns-repeated="2" table:style-name="ce56" office:value-type="date" office:date-value="1991-06-06" calcext:value-type="date">
            <text:p>6/6/1991</text:p>
          </table:table-cell>
          <table:table-cell table:style-name="ce51" office:value-type="float" office:value="138" calcext:value-type="float">
            <text:p>138</text:p>
          </table:table-cell>
          <table:table-cell table:style-name="ce51" office:value-type="float" office:value="127" calcext:value-type="float">
            <text:p>127</text:p>
          </table:table-cell>
          <table:table-cell table:style-name="ce51" office:value-type="float" office:value="188" calcext:value-type="float">
            <text:p>188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5576034475:eng</text:p>
          </table:table-cell>
          <table:table-cell table:style-name="ce51" office:value-type="float" office:value="158290" calcext:value-type="float">
            <text:p>158290</text:p>
          </table:table-cell>
          <table:table-cell table:number-columns-repeated="2" table:style-name="ce51" office:value-type="float" office:value="9.91000907779702E+017" calcext:value-type="float">
            <text:p>9.91000907779702E+017</text:p>
          </table:table-cell>
          <table:table-cell table:style-name="ce51" office:value-type="float" office:value="2258505760002650" calcext:value-type="float">
            <text:p>225850576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0704476" calcext:value-type="float">
            <text:p>9780800704476</text:p>
          </table:table-cell>
          <table:table-cell table:style-name="ce61" office:value-type="float" office:value="32285000629542" calcext:value-type="float">
            <text:p>32285000629542</text:p>
          </table:table-cell>
          <table:table-cell table:style-name="ce51" office:value-type="float" office:value="893626500" calcext:value-type="float">
            <text:p>893626500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805.3 .G76 1984</text:p>
          </table:table-cell>
          <table:table-cell table:style-name="ce35" office:value-type="string" calcext:value-type="string">
            <text:p>0 <text:s text:c="21"/>BS 2805300G <text:s/>76 <text:s text:c="9"/>1984</text:p>
          </table:table-cell>
          <table:table-cell table:style-name="ce35" office:value-type="string" calcext:value-type="string">
            <text:p>The Johannine Epistles : based on the Revised Standard version / Kenneth Graysto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Grayston, Kenneth.</text:p>
          </table:table-cell>
          <table:table-cell table:style-name="ce35" office:value-type="string" calcext:value-type="string">
            <text:p>Grand Rapids : Eerdmans, 1984.</text:p>
          </table:table-cell>
          <table:table-cell table:style-name="ce51" office:value-type="float" office:value="1984" calcext:value-type="float">
            <text:p>1984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iu</text:p>
          </table:table-cell>
          <table:table-cell table:style-name="ce35" office:value-type="string" calcext:value-type="string">
            <text:p>New century Bible commentary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6" office:value-type="date" office:date-value="2004-11-10" calcext:value-type="date">
            <text:p>11/10/2004</text:p>
          </table:table-cell>
          <table:table-cell table:number-columns-repeated="2" table:style-name="ce56" office:value-type="date" office:date-value="1991-06-06" calcext:value-type="date">
            <text:p>6/6/1991</text:p>
          </table:table-cell>
          <table:table-cell table:style-name="ce51" office:value-type="float" office:value="422" calcext:value-type="float">
            <text:p>422</text:p>
          </table:table-cell>
          <table:table-cell table:style-name="ce51" office:value-type="float" office:value="317" calcext:value-type="float">
            <text:p>317</text:p>
          </table:table-cell>
          <table:table-cell table:style-name="ce51" office:value-type="float" office:value="323" calcext:value-type="float">
            <text:p>323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21" calcext:value-type="float">
            <text:p>21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43173473:eng</text:p>
          </table:table-cell>
          <table:table-cell table:style-name="ce51" office:value-type="float" office:value="9826083" calcext:value-type="float">
            <text:p>9826083</text:p>
          </table:table-cell>
          <table:table-cell table:number-columns-repeated="2" table:style-name="ce51" office:value-type="float" office:value="9.91000261679702E+017" calcext:value-type="float">
            <text:p>9.91000261679702E+017</text:p>
          </table:table-cell>
          <table:table-cell table:style-name="ce51" office:value-type="float" office:value="2270449630002650" calcext:value-type="float">
            <text:p>227044963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2819819" calcext:value-type="float">
            <text:p>9780802819819</text:p>
          </table:table-cell>
          <table:table-cell table:style-name="ce61" office:value-type="float" office:value="32285000629567" calcext:value-type="float">
            <text:p>32285000629567</text:p>
          </table:table-cell>
          <table:table-cell table:style-name="ce51" office:value-type="float" office:value="893802638" calcext:value-type="float">
            <text:p>893802638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2805.3 .P4</text:p>
          </table:table-cell>
          <table:table-cell table:style-name="ce35" office:value-type="string" calcext:value-type="string">
            <text:p>0 <text:s text:c="21"/>BS 2805300P <text:s/>4</text:p>
          </table:table-cell>
          <table:table-cell table:style-name="ce35" office:value-type="string" calcext:value-type="string">
            <text:p>The Johannine epistles / Pheme Perkins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Perkins, Pheme.</text:p>
          </table:table-cell>
          <table:table-cell table:style-name="ce35" office:value-type="string" calcext:value-type="string">
            <text:p>Wilmington, Delaware : M. Glazier, 1979.</text:p>
          </table:table-cell>
          <table:table-cell table:style-name="ce51" office:value-type="float" office:value="1979" calcext:value-type="float">
            <text:p>1979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deu</text:p>
          </table:table-cell>
          <table:table-cell table:style-name="ce35" office:value-type="string" calcext:value-type="string">
            <text:p>New Testament message, 0894531239 ; v. 21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6" office:value-type="date" office:date-value="2004-11-11" calcext:value-type="date">
            <text:p>11/11/2004</text:p>
          </table:table-cell>
          <table:table-cell table:number-columns-repeated="2" table:style-name="ce56" office:value-type="date" office:date-value="1991-06-06" calcext:value-type="date">
            <text:p>6/6/1991</text:p>
          </table:table-cell>
          <table:table-cell table:style-name="ce51" office:value-type="float" office:value="322" calcext:value-type="float">
            <text:p>322</text:p>
          </table:table-cell>
          <table:table-cell table:style-name="ce51" office:value-type="float" office:value="275" calcext:value-type="float">
            <text:p>275</text:p>
          </table:table-cell>
          <table:table-cell table:style-name="ce51" office:value-type="float" office:value="321" calcext:value-type="float">
            <text:p>32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864711:eng</text:p>
          </table:table-cell>
          <table:table-cell table:style-name="ce51" office:value-type="float" office:value="6021490" calcext:value-type="float">
            <text:p>6021490</text:p>
          </table:table-cell>
          <table:table-cell table:number-columns-repeated="2" table:style-name="ce51" office:value-type="float" office:value="9.91004917209702E+017" calcext:value-type="float">
            <text:p>9.91004917209702E+017</text:p>
          </table:table-cell>
          <table:table-cell table:style-name="ce51" office:value-type="float" office:value="2255056730002650" calcext:value-type="float">
            <text:p>225505673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94531446" calcext:value-type="float">
            <text:p>9780894531446</text:p>
          </table:table-cell>
          <table:table-cell table:style-name="ce61" office:value-type="float" office:value="32285000629609" calcext:value-type="float">
            <text:p>32285000629609</text:p>
          </table:table-cell>
          <table:table-cell table:style-name="ce51" office:value-type="float" office:value="893876700" calcext:value-type="float">
            <text:p>893876700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476 .B72 1991</text:p>
          </table:table-cell>
          <table:table-cell table:style-name="ce35" office:value-type="string" calcext:value-type="string">
            <text:p>0 <text:s text:c="21"/>BS 0476000B <text:s/>72 <text:s text:c="9"/>1991</text:p>
          </table:table-cell>
          <table:table-cell table:style-name="ce35" office:value-type="string" calcext:value-type="string">
            <text:p>Interpretation and obedience : from faithful reading to faithful living / Walter Brueggeman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rueggemann, Walter.</text:p>
          </table:table-cell>
          <table:table-cell table:style-name="ce35" office:value-type="string" calcext:value-type="string">
            <text:p>Minneapolis : Fortress Press, c1991.</text:p>
          </table:table-cell>
          <table:table-cell table:style-name="ce51" office:value-type="float" office:value="1991" calcext:value-type="float">
            <text:p>1991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n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6" office:value-type="date" office:date-value="2000-09-17" calcext:value-type="date">
            <text:p>9/17/2000</text:p>
          </table:table-cell>
          <table:table-cell table:number-columns-repeated="2" table:style-name="ce56" office:value-type="date" office:date-value="1992-01-21" calcext:value-type="date">
            <text:p>1/21/1992</text:p>
          </table:table-cell>
          <table:table-cell table:style-name="ce51" office:value-type="float" office:value="438" calcext:value-type="float">
            <text:p>438</text:p>
          </table:table-cell>
          <table:table-cell table:style-name="ce51" office:value-type="float" office:value="349" calcext:value-type="float">
            <text:p>349</text:p>
          </table:table-cell>
          <table:table-cell table:style-name="ce51" office:value-type="float" office:value="354" calcext:value-type="float">
            <text:p>354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27784974:eng</text:p>
          </table:table-cell>
          <table:table-cell table:style-name="ce51" office:value-type="float" office:value="22509780" calcext:value-type="float">
            <text:p>22509780</text:p>
          </table:table-cell>
          <table:table-cell table:number-columns-repeated="2" table:style-name="ce51" office:value-type="float" office:value="9.91001787639702E+017" calcext:value-type="float">
            <text:p>9.91001787639702E+017</text:p>
          </table:table-cell>
          <table:table-cell table:style-name="ce51" office:value-type="float" office:value="2270708980002650" calcext:value-type="float">
            <text:p>227070898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0624781" calcext:value-type="float">
            <text:p>9780800624781</text:p>
          </table:table-cell>
          <table:table-cell table:style-name="ce61" office:value-type="float" office:value="32285000865419" calcext:value-type="float">
            <text:p>32285000865419</text:p>
          </table:table-cell>
          <table:table-cell table:style-name="ce51" office:value-type="float" office:value="893346779" calcext:value-type="float">
            <text:p>893346779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476 .C67 2003</text:p>
          </table:table-cell>
          <table:table-cell table:style-name="ce35" office:value-type="string" calcext:value-type="string">
            <text:p>0 <text:s text:c="21"/>BS 0476000C <text:s/>67 <text:s text:c="9"/>2003</text:p>
          </table:table-cell>
          <table:table-cell table:style-name="ce35" office:value-type="string" calcext:value-type="string">
            <text:p>Interpreting the truth : changing the paradigm of biblical studies / L. William Countryma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Countryman, Louis William, 1941-</text:p>
          </table:table-cell>
          <table:table-cell table:style-name="ce35" office:value-type="string" calcext:value-type="string">
            <text:p>Harrisburg, PA : Trinity Press International, c2003.</text:p>
          </table:table-cell>
          <table:table-cell table:style-name="ce51" office:value-type="float" office:value="2003" calcext:value-type="float">
            <text:p>2003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pa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6" office:value-type="date" office:date-value="2006-11-13" calcext:value-type="date">
            <text:p>11/13/2006</text:p>
          </table:table-cell>
          <table:table-cell table:number-columns-repeated="2" table:style-name="ce56" office:value-type="date" office:date-value="2005-01-06" calcext:value-type="date">
            <text:p>1/6/2005</text:p>
          </table:table-cell>
          <table:table-cell table:style-name="ce51" office:value-type="float" office:value="249" calcext:value-type="float">
            <text:p>249</text:p>
          </table:table-cell>
          <table:table-cell table:style-name="ce51" office:value-type="float" office:value="184" calcext:value-type="float">
            <text:p>184</text:p>
          </table:table-cell>
          <table:table-cell table:style-name="ce51" office:value-type="float" office:value="189" calcext:value-type="float">
            <text:p>189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52245347:eng</text:p>
          </table:table-cell>
          <table:table-cell table:style-name="ce51" office:value-type="float" office:value="52091973" calcext:value-type="float">
            <text:p>52091973</text:p>
          </table:table-cell>
          <table:table-cell table:number-columns-repeated="2" table:style-name="ce51" office:value-type="float" office:value="9.91004428349702E+017" calcext:value-type="float">
            <text:p>9.91004428349702E+017</text:p>
          </table:table-cell>
          <table:table-cell table:style-name="ce51" office:value-type="float" office:value="2272690980002650" calcext:value-type="float">
            <text:p>227269098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1563384103" calcext:value-type="float">
            <text:p>9781563384103</text:p>
          </table:table-cell>
          <table:table-cell table:style-name="ce61" office:value-type="float" office:value="32285005019137" calcext:value-type="float">
            <text:p>32285005019137</text:p>
          </table:table-cell>
          <table:table-cell table:style-name="ce51" office:value-type="float" office:value="893687719" calcext:value-type="float">
            <text:p>893687719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476 .L48 1993</text:p>
          </table:table-cell>
          <table:table-cell table:style-name="ce35" office:value-type="string" calcext:value-type="string">
            <text:p>0 <text:s text:c="21"/>BS 0476000L <text:s/>48 <text:s text:c="9"/>1993</text:p>
          </table:table-cell>
          <table:table-cell table:style-name="ce35" office:value-type="string" calcext:value-type="string">
            <text:p>The Hebrew Bible, the Old Testament, and historical criticism : Jews and Christians in biblical studies / Jon D. Levenso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Levenson, Jon Douglas.</text:p>
          </table:table-cell>
          <table:table-cell table:style-name="ce35" office:value-type="string" calcext:value-type="string">
            <text:p>Louisville, Ky. : Westminster/John Knox Press, c1993.</text:p>
          </table:table-cell>
          <table:table-cell table:style-name="ce51" office:value-type="float" office:value="1993" calcext:value-type="float">
            <text:p>1993</text:p>
          </table:table-cell>
          <table:table-cell table:style-name="ce35" office:value-type="string" calcext:value-type="string">
            <text:p>1st ed.</text:p>
          </table:table-cell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ky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6" office:value-type="date" office:date-value="2005-11-17" calcext:value-type="date">
            <text:p>11/17/2005</text:p>
          </table:table-cell>
          <table:table-cell table:number-columns-repeated="2" table:style-name="ce56" office:value-type="date" office:date-value="1993-09-28" calcext:value-type="date">
            <text:p>9/28/1993</text:p>
          </table:table-cell>
          <table:table-cell table:style-name="ce51" office:value-type="float" office:value="489" calcext:value-type="float">
            <text:p>489</text:p>
          </table:table-cell>
          <table:table-cell table:style-name="ce51" office:value-type="float" office:value="394" calcext:value-type="float">
            <text:p>394</text:p>
          </table:table-cell>
          <table:table-cell table:style-name="ce51" office:value-type="float" office:value="395" calcext:value-type="float">
            <text:p>395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33" calcext:value-type="float">
            <text:p>33</text:p>
          </table:table-cell>
          <table:table-cell table:number-columns-repeated="2"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0" calcext:value-type="float">
            <text:p>20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102408728:eng</text:p>
          </table:table-cell>
          <table:table-cell table:style-name="ce51" office:value-type="float" office:value="26587777" calcext:value-type="float">
            <text:p>26587777</text:p>
          </table:table-cell>
          <table:table-cell table:number-columns-repeated="2" table:style-name="ce51" office:value-type="float" office:value="9.91002074439702E+017" calcext:value-type="float">
            <text:p>9.91002074439702E+017</text:p>
          </table:table-cell>
          <table:table-cell table:style-name="ce51" office:value-type="float" office:value="2262972040002650" calcext:value-type="float">
            <text:p>226297204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664254070" calcext:value-type="float">
            <text:p>9780664254070</text:p>
          </table:table-cell>
          <table:table-cell table:style-name="ce61" office:value-type="float" office:value="32285001768174" calcext:value-type="float">
            <text:p>32285001768174</text:p>
          </table:table-cell>
          <table:table-cell table:style-name="ce51" office:value-type="float" office:value="893798144" calcext:value-type="float">
            <text:p>893798144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480 .A245 1999</text:p>
          </table:table-cell>
          <table:table-cell table:style-name="ce35" office:value-type="string" calcext:value-type="string">
            <text:p>0 <text:s text:c="21"/>BS 0480000A <text:s/>245 <text:s text:c="8"/>1999</text:p>
          </table:table-cell>
          <table:table-cell table:style-name="ce35" office:value-type="string" calcext:value-type="string">
            <text:p>Inspiration and authority : nature and function of Christian Scripture / Paul J. Achtemeier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Achtemeier, Paul J.</text:p>
          </table:table-cell>
          <table:table-cell table:style-name="ce35" office:value-type="string" calcext:value-type="string">
            <text:p>Peabody, Mass. : Hendrickson Publishers, c1999.</text:p>
          </table:table-cell>
          <table:table-cell table:style-name="ce51" office:value-type="float" office:value="1999" calcext:value-type="float">
            <text:p>1999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a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6" office:value-type="date" office:date-value="2002-11-19" calcext:value-type="date">
            <text:p>11/19/2002</text:p>
          </table:table-cell>
          <table:table-cell table:number-columns-repeated="2" table:style-name="ce56" office:value-type="date" office:date-value="2001-08-01" calcext:value-type="date">
            <text:p>8/1/2001</text:p>
          </table:table-cell>
          <table:table-cell table:style-name="ce51" office:value-type="float" office:value="302" calcext:value-type="float">
            <text:p>302</text:p>
          </table:table-cell>
          <table:table-cell table:style-name="ce51" office:value-type="float" office:value="248" calcext:value-type="float">
            <text:p>248</text:p>
          </table:table-cell>
          <table:table-cell table:style-name="ce51" office:value-type="float" office:value="257" calcext:value-type="float">
            <text:p>257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906485261:eng</text:p>
          </table:table-cell>
          <table:table-cell table:style-name="ce51" office:value-type="float" office:value="40516790" calcext:value-type="float">
            <text:p>40516790</text:p>
          </table:table-cell>
          <table:table-cell table:number-columns-repeated="2" table:style-name="ce51" office:value-type="float" office:value="9.91003572709702E+017" calcext:value-type="float">
            <text:p>9.91003572709702E+017</text:p>
          </table:table-cell>
          <table:table-cell table:style-name="ce51" office:value-type="float" office:value="2255904560002650" calcext:value-type="float">
            <text:p>225590456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1565633636" calcext:value-type="float">
            <text:p>9781565633636</text:p>
          </table:table-cell>
          <table:table-cell table:style-name="ce61" office:value-type="float" office:value="32285004375498" calcext:value-type="float">
            <text:p>32285004375498</text:p>
          </table:table-cell>
          <table:table-cell table:style-name="ce51" office:value-type="float" office:value="893904424" calcext:value-type="float">
            <text:p>893904424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480 .C66</text:p>
          </table:table-cell>
          <table:table-cell table:style-name="ce35" office:value-type="string" calcext:value-type="string">
            <text:p>0 <text:s text:c="21"/>BS 0480000C <text:s/>66</text:p>
          </table:table-cell>
          <table:table-cell table:style-name="ce35" office:value-type="string" calcext:value-type="string">
            <text:p>Biblical authority or biblical tyranny? : scripture and the Christian pilgrimage / William Countryma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Countryman, William.</text:p>
          </table:table-cell>
          <table:table-cell table:style-name="ce35" office:value-type="string" calcext:value-type="string">
            <text:p>Philadelphia : Fortress Press, c1981.</text:p>
          </table:table-cell>
          <table:table-cell table:style-name="ce51" office:value-type="float" office:value="1981" calcext:value-type="float">
            <text:p>1981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pa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6" office:value-type="date" office:date-value="1993-05-06" calcext:value-type="date">
            <text:p>5/6/1993</text:p>
          </table:table-cell>
          <table:table-cell table:number-columns-repeated="2" table:style-name="ce56" office:value-type="date" office:date-value="1991-04-01" calcext:value-type="date">
            <text:p>4/1/1991</text:p>
          </table:table-cell>
          <table:table-cell table:style-name="ce51" office:value-type="float" office:value="275" calcext:value-type="float">
            <text:p>275</text:p>
          </table:table-cell>
          <table:table-cell table:style-name="ce51" office:value-type="float" office:value="236" calcext:value-type="float">
            <text:p>236</text:p>
          </table:table-cell>
          <table:table-cell table:style-name="ce51" office:value-type="float" office:value="356" calcext:value-type="float">
            <text:p>356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5291338:eng</text:p>
          </table:table-cell>
          <table:table-cell table:style-name="ce51" office:value-type="float" office:value="8195499" calcext:value-type="float">
            <text:p>8195499</text:p>
          </table:table-cell>
          <table:table-cell table:number-columns-repeated="2" table:style-name="ce51" office:value-type="float" office:value="9.91005217219702E+017" calcext:value-type="float">
            <text:p>9.91005217219702E+017</text:p>
          </table:table-cell>
          <table:table-cell table:style-name="ce51" office:value-type="float" office:value="2268239680002650" calcext:value-type="float">
            <text:p>226823968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0616304" calcext:value-type="float">
            <text:p>9780800616304</text:p>
          </table:table-cell>
          <table:table-cell table:style-name="ce61" office:value-type="float" office:value="32285000552066" calcext:value-type="float">
            <text:p>32285000552066</text:p>
          </table:table-cell>
          <table:table-cell table:style-name="ce51" office:value-type="float" office:value="893527119" calcext:value-type="float">
            <text:p>893527119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535 .A57 1992</text:p>
          </table:table-cell>
          <table:table-cell table:style-name="ce35" office:value-type="string" calcext:value-type="string">
            <text:p>0 <text:s text:c="21"/>BS 0535000A <text:s/>57 <text:s text:c="9"/>1992</text:p>
          </table:table-cell>
          <table:table-cell table:style-name="ce35" office:value-type="string" calcext:value-type="string">
            <text:p>The world of biblical literature / Robert Alter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Alter, Robert.</text:p>
          </table:table-cell>
          <table:table-cell table:style-name="ce35" office:value-type="string" calcext:value-type="string">
            <text:p>[New York] : BasicBooks, c1992.</text:p>
          </table:table-cell>
          <table:table-cell table:style-name="ce51" office:value-type="float" office:value="1992" calcext:value-type="float">
            <text:p>1992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y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4" table:style-name="ce56" office:value-type="date" office:date-value="2010-12-09" calcext:value-type="date">
            <text:p>12/9/2010</text:p>
          </table:table-cell>
          <table:table-cell table:style-name="ce57" office:value-type="float" office:value="1146" calcext:value-type="float">
            <text:p>1,146</text:p>
          </table:table-cell>
          <table:table-cell table:style-name="ce57" office:value-type="float" office:value="1024" calcext:value-type="float">
            <text:p>1,024</text:p>
          </table:table-cell>
          <table:table-cell table:style-name="ce57" office:value-type="float" office:value="1048" calcext:value-type="float">
            <text:p>1,048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47" calcext:value-type="float">
            <text:p>47</text:p>
          </table:table-cell>
          <table:table-cell table:number-columns-repeated="2" table:style-name="ce51" office:value-type="float" office:value="20" calcext:value-type="float">
            <text:p>20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1" office:value-type="float" office:value="24" calcext:value-type="float">
            <text:p>24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0760140:eng</text:p>
          </table:table-cell>
          <table:table-cell table:style-name="ce51" office:value-type="float" office:value="24319849" calcext:value-type="float">
            <text:p>24319849</text:p>
          </table:table-cell>
          <table:table-cell table:number-columns-repeated="2" table:style-name="ce51" office:value-type="float" office:value="9.91000394889702E+017" calcext:value-type="float">
            <text:p>9.91000394889702E+017</text:p>
          </table:table-cell>
          <table:table-cell table:style-name="ce51" office:value-type="float" office:value="2272054250002650" calcext:value-type="float">
            <text:p>227205425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465092550" calcext:value-type="float">
            <text:p>9780465092550</text:p>
          </table:table-cell>
          <table:table-cell table:style-name="ce61" office:value-type="float" office:value="32285005609986" calcext:value-type="float">
            <text:p>32285005609986</text:p>
          </table:table-cell>
          <table:table-cell table:style-name="ce51" office:value-type="float" office:value="893243209" calcext:value-type="float">
            <text:p>893243209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537 .S541 1983</text:p>
          </table:table-cell>
          <table:table-cell table:style-name="ce35" office:value-type="string" calcext:value-type="string">
            <text:p>0 <text:s text:c="21"/>BS 0537000S <text:s/>541 <text:s text:c="8"/>1983</text:p>
          </table:table-cell>
          <table:table-cell table:style-name="ce35" office:value-type="string" calcext:value-type="string">
            <text:p>Biblical words and their meaning : an introduction to lexical semantics / Moisés Silva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Silva, Moisés.</text:p>
          </table:table-cell>
          <table:table-cell table:style-name="ce35" office:value-type="string" calcext:value-type="string">
            <text:p>Grand Rapids, Mich. : Zondervan Pub., c1983.</text:p>
          </table:table-cell>
          <table:table-cell table:style-name="ce51" office:value-type="float" office:value="1983" calcext:value-type="float">
            <text:p>1983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i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6" office:value-type="date" office:date-value="1998-04-08" calcext:value-type="date">
            <text:p>4/8/1998</text:p>
          </table:table-cell>
          <table:table-cell table:number-columns-repeated="2" table:style-name="ce56" office:value-type="date" office:date-value="1991-04-08" calcext:value-type="date">
            <text:p>4/8/1991</text:p>
          </table:table-cell>
          <table:table-cell table:style-name="ce51" office:value-type="float" office:value="363" calcext:value-type="float">
            <text:p>363</text:p>
          </table:table-cell>
          <table:table-cell table:style-name="ce51" office:value-type="float" office:value="291" calcext:value-type="float">
            <text:p>291</text:p>
          </table:table-cell>
          <table:table-cell table:style-name="ce51" office:value-type="float" office:value="397" calcext:value-type="float">
            <text:p>397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0478370:eng</text:p>
          </table:table-cell>
          <table:table-cell table:style-name="ce51" office:value-type="float" office:value="8786142" calcext:value-type="float">
            <text:p>8786142</text:p>
          </table:table-cell>
          <table:table-cell table:number-columns-repeated="2" table:style-name="ce51" office:value-type="float" office:value="9.91000072729702E+017" calcext:value-type="float">
            <text:p>9.91000072729702E+017</text:p>
          </table:table-cell>
          <table:table-cell table:style-name="ce51" office:value-type="float" office:value="2266533560002650" calcext:value-type="float">
            <text:p>226653356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310456711" calcext:value-type="float">
            <text:p>9780310456711</text:p>
          </table:table-cell>
          <table:table-cell table:style-name="ce61" office:value-type="float" office:value="32285000554484" calcext:value-type="float">
            <text:p>32285000554484</text:p>
          </table:table-cell>
          <table:table-cell table:style-name="ce51" office:value-type="float" office:value="893527773" calcext:value-type="float">
            <text:p>893527773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543 .R35 1989</text:p>
          </table:table-cell>
          <table:table-cell table:style-name="ce35" office:value-type="string" calcext:value-type="string">
            <text:p>0 <text:s text:c="21"/>BS 0543000R <text:s/>35 <text:s text:c="9"/>1989</text:p>
          </table:table-cell>
          <table:table-cell table:style-name="ce35" office:value-type="string" calcext:value-type="string">
            <text:p>Plain words about biblical images : growing in our faith through the Scriptures / Margaret Nutting Ralph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Ralph, Margaret Nutting.</text:p>
          </table:table-cell>
          <table:table-cell table:style-name="ce35" office:value-type="string" calcext:value-type="string">
            <text:p>New York : Paulist Press, c1989.</text:p>
          </table:table-cell>
          <table:table-cell table:style-name="ce51" office:value-type="float" office:value="1989" calcext:value-type="float">
            <text:p>1989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y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6" office:value-type="date" office:date-value="1997-07-01" calcext:value-type="date">
            <text:p>7/1/1997</text:p>
          </table:table-cell>
          <table:table-cell table:number-columns-repeated="2" table:style-name="ce56" office:value-type="date" office:date-value="1990-02-26" calcext:value-type="date">
            <text:p>2/26/1990</text:p>
          </table:table-cell>
          <table:table-cell table:style-name="ce51" office:value-type="float" office:value="138" calcext:value-type="float">
            <text:p>138</text:p>
          </table:table-cell>
          <table:table-cell table:style-name="ce51" office:value-type="float" office:value="121" calcext:value-type="float">
            <text:p>121</text:p>
          </table:table-cell>
          <table:table-cell table:style-name="ce51" office:value-type="float" office:value="127" calcext:value-type="float">
            <text:p>127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6521865:eng</text:p>
          </table:table-cell>
          <table:table-cell table:style-name="ce51" office:value-type="float" office:value="18588190" calcext:value-type="float">
            <text:p>18588190</text:p>
          </table:table-cell>
          <table:table-cell table:number-columns-repeated="2" table:style-name="ce51" office:value-type="float" office:value="9.91001372219702E+017" calcext:value-type="float">
            <text:p>9.91001372219702E+017</text:p>
          </table:table-cell>
          <table:table-cell table:style-name="ce51" office:value-type="float" office:value="2265928160002650" calcext:value-type="float">
            <text:p>226592816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9130450" calcext:value-type="float">
            <text:p>9780809130450</text:p>
          </table:table-cell>
          <table:table-cell table:style-name="ce61" office:value-type="float" office:value="32285000041094" calcext:value-type="float">
            <text:p>32285000041094</text:p>
          </table:table-cell>
          <table:table-cell table:style-name="ce51" office:value-type="float" office:value="893250197" calcext:value-type="float">
            <text:p>893250197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543.A1 S82 no.17</text:p>
          </table:table-cell>
          <table:table-cell table:style-name="ce35" office:value-type="string" calcext:value-type="string">
            <text:p>0 <text:s text:c="21"/>BS 0543000A <text:s/>1 <text:s text:c="17"/>S <text:s/>82 <text:s text:c="31"/>no.17</text:p>
          </table:table-cell>
          <table:table-cell table:style-name="ce35" office:value-type="string" calcext:value-type="string">
            <text:p>The Christology of early Jewish Christianity [by] Richard N. Longenecker. --</text:p>
          </table:table-cell>
          <table:table-cell table:style-name="ce51" office:value-type="string" calcext:value-type="string">
            <text:p>no.17*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Longenecker, Richard N.</text:p>
          </table:table-cell>
          <table:table-cell table:style-name="ce35" office:value-type="string" calcext:value-type="string">
            <text:p>Naperville, Ill., A. R. Allenson [c1970]</text:p>
          </table:table-cell>
          <table:table-cell table:style-name="ce51" office:value-type="float" office:value="1970" calcext:value-type="float">
            <text:p>1970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ilu</text:p>
          </table:table-cell>
          <table:table-cell table:style-name="ce35" office:value-type="string" calcext:value-type="string">
            <text:p>Studies in biblical theology ; 2d ser., 17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6" office:value-type="date" office:date-value="1998-04-20" calcext:value-type="date">
            <text:p>4/20/1998</text:p>
          </table:table-cell>
          <table:table-cell table:number-columns-repeated="2" table:style-name="ce56" office:value-type="date" office:date-value="1991-04-10" calcext:value-type="date">
            <text:p>4/10/1991</text:p>
          </table:table-cell>
          <table:table-cell table:style-name="ce51" office:value-type="float" office:value="337" calcext:value-type="float">
            <text:p>337</text:p>
          </table:table-cell>
          <table:table-cell table:style-name="ce51" office:value-type="float" office:value="318" calcext:value-type="float">
            <text:p>318</text:p>
          </table:table-cell>
          <table:table-cell table:style-name="ce51" office:value-type="float" office:value="501" calcext:value-type="float">
            <text:p>50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1259649:eng</text:p>
          </table:table-cell>
          <table:table-cell table:style-name="ce51" office:value-type="float" office:value="129748" calcext:value-type="float">
            <text:p>129748</text:p>
          </table:table-cell>
          <table:table-cell table:number-columns-repeated="2" table:style-name="ce51" office:value-type="float" office:value="9.91000743909702E+017" calcext:value-type="float">
            <text:p>9.91000743909702E+017</text:p>
          </table:table-cell>
          <table:table-cell table:style-name="ce51" office:value-type="float" office:value="2266724630002650" calcext:value-type="float">
            <text:p>226672463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40130679" calcext:value-type="float">
            <text:p>9780840130679</text:p>
          </table:table-cell>
          <table:table-cell table:style-name="ce61" office:value-type="float" office:value="32285000581297" calcext:value-type="float">
            <text:p>32285000581297</text:p>
          </table:table-cell>
          <table:table-cell table:style-name="ce51" office:value-type="float" office:value="893339848" calcext:value-type="float">
            <text:p>893339848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543.A1 S82 no.18</text:p>
          </table:table-cell>
          <table:table-cell table:style-name="ce35" office:value-type="string" calcext:value-type="string">
            <text:p>0 <text:s text:c="21"/>BS 0543000A <text:s/>1 <text:s text:c="17"/>S <text:s/>82 <text:s text:c="31"/>no.18</text:p>
          </table:table-cell>
          <table:table-cell table:style-name="ce35" office:value-type="string" calcext:value-type="string">
            <text:p>The sign of Jonah in the theology of the Evangelists and Q.</text:p>
          </table:table-cell>
          <table:table-cell table:style-name="ce51" office:value-type="string" calcext:value-type="string">
            <text:p>no.18*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Edwards, Richard Alan.</text:p>
          </table:table-cell>
          <table:table-cell table:style-name="ce35" office:value-type="string" calcext:value-type="string">
            <text:p>Naperville, Ill. : A. R. Allenson, [1971?]</text:p>
          </table:table-cell>
          <table:table-cell table:style-name="ce51" office:value-type="float" office:value="1971" calcext:value-type="float">
            <text:p>1971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ilu</text:p>
          </table:table-cell>
          <table:table-cell table:style-name="ce35" office:value-type="string" calcext:value-type="string">
            <text:p>Studies in biblical theology ; 2d ser., 18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6" office:value-type="date" office:date-value="2009-12-01" calcext:value-type="date">
            <text:p>12/1/2009</text:p>
          </table:table-cell>
          <table:table-cell table:number-columns-repeated="2" table:style-name="ce56" office:value-type="date" office:date-value="1991-04-10" calcext:value-type="date">
            <text:p>4/10/1991</text:p>
          </table:table-cell>
          <table:table-cell table:style-name="ce51" office:value-type="float" office:value="284" calcext:value-type="float">
            <text:p>284</text:p>
          </table:table-cell>
          <table:table-cell table:style-name="ce51" office:value-type="float" office:value="271" calcext:value-type="float">
            <text:p>271</text:p>
          </table:table-cell>
          <table:table-cell table:style-name="ce51" office:value-type="float" office:value="358" calcext:value-type="float">
            <text:p>358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9294970483:eng</text:p>
          </table:table-cell>
          <table:table-cell table:style-name="ce51" office:value-type="float" office:value="163480" calcext:value-type="float">
            <text:p>163480</text:p>
          </table:table-cell>
          <table:table-cell table:number-columns-repeated="2" table:style-name="ce51" office:value-type="float" office:value="9.91000926439702E+017" calcext:value-type="float">
            <text:p>9.91000926439702E+017</text:p>
          </table:table-cell>
          <table:table-cell table:style-name="ce51" office:value-type="float" office:value="2272179420002650" calcext:value-type="float">
            <text:p>227217942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40130686" calcext:value-type="float">
            <text:p>9780840130686</text:p>
          </table:table-cell>
          <table:table-cell table:style-name="ce61" office:value-type="float" office:value="32285000581305" calcext:value-type="float">
            <text:p>32285000581305</text:p>
          </table:table-cell>
          <table:table-cell table:style-name="ce51" office:value-type="float" office:value="893772115" calcext:value-type="float">
            <text:p>893772115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543.A1 S82 no.19</text:p>
          </table:table-cell>
          <table:table-cell table:style-name="ce35" office:value-type="string" calcext:value-type="string">
            <text:p>0 <text:s text:c="21"/>BS 0543000A <text:s/>1 <text:s text:c="17"/>S <text:s/>82 <text:s text:c="31"/>no.19</text:p>
          </table:table-cell>
          <table:table-cell table:style-name="ce35" office:value-type="string" calcext:value-type="string">
            <text:p>The obedience of faith; the purposes of Paul in the Epistle to the Romans [by] Paul S. Minear.</text:p>
          </table:table-cell>
          <table:table-cell table:style-name="ce51" office:value-type="string" calcext:value-type="string">
            <text:p>no.19*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Minear, Paul S. (Paul Sevier), 1906-2007.</text:p>
          </table:table-cell>
          <table:table-cell table:style-name="ce35" office:value-type="string" calcext:value-type="string">
            <text:p>Naperville, Ill., A. R. Allenson [1971]</text:p>
          </table:table-cell>
          <table:table-cell table:style-name="ce51" office:value-type="float" office:value="1971" calcext:value-type="float">
            <text:p>1971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ilu</text:p>
          </table:table-cell>
          <table:table-cell table:style-name="ce35" office:value-type="string" calcext:value-type="string">
            <text:p>Studies in biblical theology ; 2d ser., 19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6" office:value-type="date" office:date-value="1998-12-01" calcext:value-type="date">
            <text:p>12/1/1998</text:p>
          </table:table-cell>
          <table:table-cell table:number-columns-repeated="2" table:style-name="ce56" office:value-type="date" office:date-value="1991-04-10" calcext:value-type="date">
            <text:p>4/10/1991</text:p>
          </table:table-cell>
          <table:table-cell table:style-name="ce51" office:value-type="float" office:value="234" calcext:value-type="float">
            <text:p>234</text:p>
          </table:table-cell>
          <table:table-cell table:style-name="ce51" office:value-type="float" office:value="229" calcext:value-type="float">
            <text:p>229</text:p>
          </table:table-cell>
          <table:table-cell table:style-name="ce51" office:value-type="float" office:value="355" calcext:value-type="float">
            <text:p>35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866518454:eng</text:p>
          </table:table-cell>
          <table:table-cell table:style-name="ce51" office:value-type="float" office:value="202620" calcext:value-type="float">
            <text:p>202620</text:p>
          </table:table-cell>
          <table:table-cell table:number-columns-repeated="2" table:style-name="ce51" office:value-type="float" office:value="9.91001229849702E+017" calcext:value-type="float">
            <text:p>9.91001229849702E+017</text:p>
          </table:table-cell>
          <table:table-cell table:style-name="ce51" office:value-type="float" office:value="2258750700002650" calcext:value-type="float">
            <text:p>225875070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40130693" calcext:value-type="float">
            <text:p>9780840130693</text:p>
          </table:table-cell>
          <table:table-cell table:style-name="ce61" office:value-type="float" office:value="32285000581313" calcext:value-type="float">
            <text:p>32285000581313</text:p>
          </table:table-cell>
          <table:table-cell table:style-name="ce51" office:value-type="float" office:value="893696592" calcext:value-type="float">
            <text:p>893696592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571 .W548 1991</text:p>
          </table:table-cell>
          <table:table-cell table:style-name="ce35" office:value-type="string" calcext:value-type="string">
            <text:p>0 <text:s text:c="21"/>BS 0571000W <text:s/>548 <text:s text:c="8"/>1991</text:p>
          </table:table-cell>
          <table:table-cell table:style-name="ce35" office:value-type="string" calcext:value-type="string">
            <text:p>Sages and dreamers : biblical, talmudic, and hasidic portraits and legends / Elie Wiesel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Wiesel, Elie, 1928-2016.</text:p>
          </table:table-cell>
          <table:table-cell table:style-name="ce35" office:value-type="string" calcext:value-type="string">
            <text:p>New York : Summit Books, c1991.</text:p>
          </table:table-cell>
          <table:table-cell table:style-name="ce51" office:value-type="float" office:value="1991" calcext:value-type="float">
            <text:p>1991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y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6" office:value-type="date" office:date-value="2006-11-28" calcext:value-type="date">
            <text:p>11/28/2006</text:p>
          </table:table-cell>
          <table:table-cell table:number-columns-repeated="2" table:style-name="ce56" office:value-type="date" office:date-value="1993-01-14" calcext:value-type="date">
            <text:p>1/14/1993</text:p>
          </table:table-cell>
          <table:table-cell table:style-name="ce51" office:value-type="float" office:value="935" calcext:value-type="float">
            <text:p>935</text:p>
          </table:table-cell>
          <table:table-cell table:style-name="ce51" office:value-type="float" office:value="878" calcext:value-type="float">
            <text:p>878</text:p>
          </table:table-cell>
          <table:table-cell table:style-name="ce51" office:value-type="float" office:value="969" calcext:value-type="float">
            <text:p>969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5038448:eng</text:p>
          </table:table-cell>
          <table:table-cell table:style-name="ce51" office:value-type="float" office:value="24106789" calcext:value-type="float">
            <text:p>24106789</text:p>
          </table:table-cell>
          <table:table-cell table:number-columns-repeated="2" table:style-name="ce51" office:value-type="float" office:value="9.91001908469702E+017" calcext:value-type="float">
            <text:p>9.91001908469702E+017</text:p>
          </table:table-cell>
          <table:table-cell table:style-name="ce51" office:value-type="float" office:value="2256093100002650" calcext:value-type="float">
            <text:p>225609310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671746797" calcext:value-type="float">
            <text:p>9780671746797</text:p>
          </table:table-cell>
          <table:table-cell table:style-name="ce61" office:value-type="float" office:value="32285001469989" calcext:value-type="float">
            <text:p>32285001469989</text:p>
          </table:table-cell>
          <table:table-cell table:style-name="ce51" office:value-type="float" office:value="893250599" calcext:value-type="float">
            <text:p>893250599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572 .G3714(non LC)</text:p>
          </table:table-cell>
          <table:table-cell table:style-name="ce35" office:value-type="string" calcext:value-type="string">
            <text:p>0 <text:s text:c="21"/>BS 0572000 <text:s text:c="58"/>.G3714(non LC)</text:p>
          </table:table-cell>
          <table:table-cell table:style-name="ce35" office:value-type="string" calcext:value-type="string">
            <text:p>The Trinity and God the creator : a commentary on St. Thomas' Theological Summa, Ia, q. 27-119 / by Reginald Garrigou-Lagrange ; translated by Frederic C. Eckhoff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Garrigou-Lagrange, Réginald, 1877-1964.</text:p>
          </table:table-cell>
          <table:table-cell table:style-name="ce35" office:value-type="string" calcext:value-type="string">
            <text:p>St. Louis ; London : B. Herder, 1952.</text:p>
          </table:table-cell>
          <table:table-cell table:style-name="ce51" office:value-type="float" office:value="1952" calcext:value-type="float">
            <text:p>1952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xx 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number-columns-repeated="2" table:style-name="ce56" office:value-type="date" office:date-value="2008-10-20" calcext:value-type="date">
            <text:p>10/20/2008</text:p>
          </table:table-cell>
          <table:table-cell table:number-columns-repeated="2" table:style-name="ce56" office:value-type="date" office:date-value="1991-07-30" calcext:value-type="date">
            <text:p>7/30/1991</text:p>
          </table:table-cell>
          <table:table-cell table:style-name="ce51" office:value-type="float" office:value="188" calcext:value-type="float">
            <text:p>188</text:p>
          </table:table-cell>
          <table:table-cell table:style-name="ce51" office:value-type="float" office:value="168" calcext:value-type="float">
            <text:p>168</text:p>
          </table:table-cell>
          <table:table-cell table:style-name="ce51" office:value-type="float" office:value="182" calcext:value-type="float">
            <text:p>182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6" calcext:value-type="float">
            <text:p>26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0" calcext:value-type="float">
            <text:p>2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908620814:eng</text:p>
          </table:table-cell>
          <table:table-cell table:style-name="ce51" office:value-type="float" office:value="2482797" calcext:value-type="float">
            <text:p>2482797</text:p>
          </table:table-cell>
          <table:table-cell table:number-columns-repeated="2" table:style-name="ce51" office:value-type="float" office:value="9.91004134939702E+017" calcext:value-type="float">
            <text:p>9.91004134939702E+017</text:p>
          </table:table-cell>
          <table:table-cell table:style-name="ce51" office:value-type="float" office:value="2260882900002650" calcext:value-type="float">
            <text:p>226088290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692854" calcext:value-type="float">
            <text:p>32285000692854</text:p>
          </table:table-cell>
          <table:table-cell table:style-name="ce51" office:value-type="float" office:value="893875729" calcext:value-type="float">
            <text:p>893875729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575 .C28</text:p>
          </table:table-cell>
          <table:table-cell table:style-name="ce35" office:value-type="string" calcext:value-type="string">
            <text:p>0 <text:s text:c="21"/>BS 0575000C <text:s/>28</text:p>
          </table:table-cell>
          <table:table-cell table:style-name="ce35" office:value-type="string" calcext:value-type="string">
            <text:p>Women, law, and the Genesis traditions / Calum M. Carmichael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Carmichael, Calum M.</text:p>
          </table:table-cell>
          <table:table-cell table:style-name="ce35" office:value-type="string" calcext:value-type="string">
            <text:p>Edinburgh : Edinburgh University Press, c1979.</text:p>
          </table:table-cell>
          <table:table-cell table:style-name="ce51" office:value-type="float" office:value="1979" calcext:value-type="float">
            <text:p>1979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stk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6" office:value-type="date" office:date-value="1996-12-01" calcext:value-type="date">
            <text:p>12/1/1996</text:p>
          </table:table-cell>
          <table:table-cell table:number-columns-repeated="2" table:style-name="ce56" office:value-type="date" office:date-value="1991-04-16" calcext:value-type="date">
            <text:p>4/16/1991</text:p>
          </table:table-cell>
          <table:table-cell table:style-name="ce51" office:value-type="float" office:value="529" calcext:value-type="float">
            <text:p>529</text:p>
          </table:table-cell>
          <table:table-cell table:number-columns-repeated="2" table:style-name="ce51" office:value-type="float" office:value="401" calcext:value-type="float">
            <text:p>40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7" calcext:value-type="float">
            <text:p>27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1609951:eng</text:p>
          </table:table-cell>
          <table:table-cell table:style-name="ce51" office:value-type="float" office:value="6278184" calcext:value-type="float">
            <text:p>6278184</text:p>
          </table:table-cell>
          <table:table-cell table:number-columns-repeated="2" table:style-name="ce51" office:value-type="float" office:value="9.91004955639702E+017" calcext:value-type="float">
            <text:p>9.91004955639702E+017</text:p>
          </table:table-cell>
          <table:table-cell table:style-name="ce51" office:value-type="float" office:value="2266734110002650" calcext:value-type="float">
            <text:p>226673411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52243640" calcext:value-type="float">
            <text:p>9780852243640</text:p>
          </table:table-cell>
          <table:table-cell table:style-name="ce61" office:value-type="float" office:value="32285000581842" calcext:value-type="float">
            <text:p>32285000581842</text:p>
          </table:table-cell>
          <table:table-cell table:style-name="ce51" office:value-type="float" office:value="893782843" calcext:value-type="float">
            <text:p>893782843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612 .B77 1990</text:p>
          </table:table-cell>
          <table:table-cell table:style-name="ce35" office:value-type="string" calcext:value-type="string">
            <text:p>0 <text:s text:c="21"/>BS 0612000B <text:s/>77 <text:s text:c="9"/>1990</text:p>
          </table:table-cell>
          <table:table-cell table:style-name="ce35" office:value-type="string" calcext:value-type="string">
            <text:p>Responses to 101 questions on the Bible / by Raymond E. Brow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rown, Raymond E. (Raymond Edward), 1928-1998.</text:p>
          </table:table-cell>
          <table:table-cell table:style-name="ce35" office:value-type="string" calcext:value-type="string">
            <text:p>New York : Paulist Press, c1990.</text:p>
          </table:table-cell>
          <table:table-cell table:style-name="ce51" office:value-type="float" office:value="1990" calcext:value-type="float">
            <text:p>1990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nyu</text:p>
          </table:table-cell>
          <table:table-cell table:style-name="ce50"/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6" office:value-type="date" office:date-value="2006-02-25" calcext:value-type="date">
            <text:p>2/25/2006</text:p>
          </table:table-cell>
          <table:table-cell table:number-columns-repeated="2" table:style-name="ce56" office:value-type="date" office:date-value="1990-12-04" calcext:value-type="date">
            <text:p>12/4/1990</text:p>
          </table:table-cell>
          <table:table-cell table:style-name="ce51" office:value-type="float" office:value="597" calcext:value-type="float">
            <text:p>597</text:p>
          </table:table-cell>
          <table:table-cell table:style-name="ce51" office:value-type="float" office:value="537" calcext:value-type="float">
            <text:p>537</text:p>
          </table:table-cell>
          <table:table-cell table:style-name="ce51" office:value-type="float" office:value="546" calcext:value-type="float">
            <text:p>546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33" calcext:value-type="float">
            <text:p>33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2278912764:eng</text:p>
          </table:table-cell>
          <table:table-cell table:style-name="ce51" office:value-type="float" office:value="21483229" calcext:value-type="float">
            <text:p>21483229</text:p>
          </table:table-cell>
          <table:table-cell table:number-columns-repeated="2" table:style-name="ce51" office:value-type="float" office:value="9.91001695629702E+017" calcext:value-type="float">
            <text:p>9.91001695629702E+017</text:p>
          </table:table-cell>
          <table:table-cell table:style-name="ce51" office:value-type="float" office:value="2261724160002650" calcext:value-type="float">
            <text:p>226172416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09131884" calcext:value-type="float">
            <text:p>9780809131884</text:p>
          </table:table-cell>
          <table:table-cell table:style-name="ce61" office:value-type="float" office:value="32285000357896" calcext:value-type="float">
            <text:p>32285000357896</text:p>
          </table:table-cell>
          <table:table-cell table:style-name="ce51" office:value-type="float" office:value="893703251" calcext:value-type="float">
            <text:p>893703251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621 .B76 1983</text:p>
          </table:table-cell>
          <table:table-cell table:style-name="ce35" office:value-type="string" calcext:value-type="string">
            <text:p>0 <text:s text:c="21"/>BS 0621000B <text:s/>76 <text:s text:c="9"/>1983</text:p>
          </table:table-cell>
          <table:table-cell table:style-name="ce35" office:value-type="string" calcext:value-type="string">
            <text:p>Recent discoveries and the Biblical world / Raymond E. Brow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Brown, Raymond E. (Raymond Edward), 1928-1998.</text:p>
          </table:table-cell>
          <table:table-cell table:style-name="ce35" office:value-type="string" calcext:value-type="string">
            <text:p>Wilmington, Del. : M. Glazier, 1983.</text:p>
          </table:table-cell>
          <table:table-cell table:style-name="ce51" office:value-type="float" office:value="1983" calcext:value-type="float">
            <text:p>1983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deu</text:p>
          </table:table-cell>
          <table:table-cell table:style-name="ce35" office:value-type="string" calcext:value-type="string">
            <text:p>Background books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number-columns-repeated="2" table:style-name="ce56" office:value-type="date" office:date-value="2003-06-05" calcext:value-type="date">
            <text:p>6/5/2003</text:p>
          </table:table-cell>
          <table:table-cell table:number-columns-repeated="2" table:style-name="ce56" office:value-type="date" office:date-value="1991-04-17" calcext:value-type="date">
            <text:p>4/17/1991</text:p>
          </table:table-cell>
          <table:table-cell table:style-name="ce51" office:value-type="float" office:value="424" calcext:value-type="float">
            <text:p>424</text:p>
          </table:table-cell>
          <table:table-cell table:style-name="ce51" office:value-type="float" office:value="350" calcext:value-type="float">
            <text:p>350</text:p>
          </table:table-cell>
          <table:table-cell table:style-name="ce51" office:value-type="float" office:value="386" calcext:value-type="float">
            <text:p>386</text:p>
          </table:table-cell>
          <table:table-cell table:number-columns-repeated="2" table:style-name="ce51" office:value-type="float" office:value="5" calcext:value-type="float">
            <text:p>5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21" calcext:value-type="float">
            <text:p>2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0"/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468786:eng</text:p>
          </table:table-cell>
          <table:table-cell table:style-name="ce51" office:value-type="float" office:value="10535867" calcext:value-type="float">
            <text:p>10535867</text:p>
          </table:table-cell>
          <table:table-cell table:number-columns-repeated="2" table:style-name="ce51" office:value-type="float" office:value="9.91000389709702E+017" calcext:value-type="float">
            <text:p>9.91000389709702E+017</text:p>
          </table:table-cell>
          <table:table-cell table:style-name="ce51" office:value-type="float" office:value="2258685180002650" calcext:value-type="float">
            <text:p>225868518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582634" calcext:value-type="float">
            <text:p>32285000582634</text:p>
          </table:table-cell>
          <table:table-cell table:style-name="ce51" office:value-type="float" office:value="893339502" calcext:value-type="float">
            <text:p>893339502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709.4 .C47 1986</text:p>
          </table:table-cell>
          <table:table-cell table:style-name="ce35" office:value-type="string" calcext:value-type="string">
            <text:p>0 <text:s text:c="21"/>BS 0709400C <text:s/>47 <text:s text:c="9"/>1986</text:p>
          </table:table-cell>
          <table:table-cell table:style-name="ce35" office:value-type="string" calcext:value-type="string">
            <text:p>Targumic approaches to the Gospels : essays in the mutual definition of Judaism and Christianity / Bruce Chilton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Chilton, Bruce.</text:p>
          </table:table-cell>
          <table:table-cell table:style-name="ce35" office:value-type="string" calcext:value-type="string">
            <text:p>Lanham, MD : University Press of America, c1986.</text:p>
          </table:table-cell>
          <table:table-cell table:style-name="ce51" office:value-type="float" office:value="1986" calcext:value-type="float">
            <text:p>1986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mdu</text:p>
          </table:table-cell>
          <table:table-cell table:style-name="ce35" office:value-type="string" calcext:value-type="string">
            <text:p>Studies in Judaism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6" office:value-type="date" office:date-value="1998-02-28" calcext:value-type="date">
            <text:p>2/28/1998</text:p>
          </table:table-cell>
          <table:table-cell table:number-columns-repeated="2" table:style-name="ce56" office:value-type="date" office:date-value="1991-04-18" calcext:value-type="date">
            <text:p>4/18/1991</text:p>
          </table:table-cell>
          <table:table-cell table:style-name="ce51" office:value-type="float" office:value="246" calcext:value-type="float">
            <text:p>246</text:p>
          </table:table-cell>
          <table:table-cell table:style-name="ce51" office:value-type="float" office:value="184" calcext:value-type="float">
            <text:p>184</text:p>
          </table:table-cell>
          <table:table-cell table:style-name="ce51" office:value-type="float" office:value="186" calcext:value-type="float">
            <text:p>186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433715507:eng</text:p>
          </table:table-cell>
          <table:table-cell table:style-name="ce51" office:value-type="float" office:value="14272266" calcext:value-type="float">
            <text:p>14272266</text:p>
          </table:table-cell>
          <table:table-cell table:number-columns-repeated="2" table:style-name="ce51" office:value-type="float" office:value="9.91000931279702E+017" calcext:value-type="float">
            <text:p>9.91000931279702E+017</text:p>
          </table:table-cell>
          <table:table-cell table:style-name="ce51" office:value-type="float" office:value="2261356400002650" calcext:value-type="float">
            <text:p>226135640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1" office:value-type="float" office:value="9780819157324" calcext:value-type="float">
            <text:p>9780819157324</text:p>
          </table:table-cell>
          <table:table-cell table:style-name="ce61" office:value-type="float" office:value="32285000584820" calcext:value-type="float">
            <text:p>32285000584820</text:p>
          </table:table-cell>
          <table:table-cell table:style-name="ce51" office:value-type="float" office:value="893243728" calcext:value-type="float">
            <text:p>893243728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718 .J313</text:p>
          </table:table-cell>
          <table:table-cell table:style-name="ce35" office:value-type="string" calcext:value-type="string">
            <text:p>0 <text:s text:c="21"/>BS 0718000J <text:s/>313</text:p>
          </table:table-cell>
          <table:table-cell table:style-name="ce35" office:value-type="string" calcext:value-type="string">
            <text:p>Introduction to the Rabbinic Bible.</text:p>
          </table:table-cell>
          <table:table-cell table:style-name="ce50"/>
          <table:table-cell table:style-name="ce51" office:value-type="string" calcext:value-type="string">
            <text:p>No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string" calcext:value-type="string">
            <text:p>No</text:p>
          </table:table-cell>
          <table:table-cell table:style-name="ce51" office:value-type="float" office:value="0" calcext:value-type="float">
            <text:p>0</text:p>
          </table:table-cell>
          <table:table-cell table:style-name="ce35" office:value-type="string" calcext:value-type="string">
            <text:p>Jacob ben Ḥayyim ben Isaac ibn Adonijah, approximately 1470-approximately 1538.</text:p>
          </table:table-cell>
          <table:table-cell table:style-name="ce35" office:value-type="string" calcext:value-type="string">
            <text:p>New York, Ktav [c1968, 1867]</text:p>
          </table:table-cell>
          <table:table-cell table:style-name="ce51" office:value-type="float" office:value="1968" calcext:value-type="float">
            <text:p>1968</text:p>
          </table:table-cell>
          <table:table-cell table:style-name="ce50"/>
          <table:table-cell table:style-name="ce51" office:value-type="string" calcext:value-type="string">
            <text:p>eng</text:p>
          </table:table-cell>
          <table:table-cell table:style-name="ce51" office:value-type="string" calcext:value-type="string">
            <text:p>___</text:p>
          </table:table-cell>
          <table:table-cell table:style-name="ce35" office:value-type="string" calcext:value-type="string">
            <text:p>The library of Biblical studies</text:p>
          </table:table-cell>
          <table:table-cell table:style-name="ce51" office:value-type="string" calcext:value-type="string">
            <text:p>BS 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6" office:value-type="date" office:date-value="2006-06-19" calcext:value-type="date">
            <text:p>6/19/2006</text:p>
          </table:table-cell>
          <table:table-cell table:number-columns-repeated="2" table:style-name="ce56" office:value-type="date" office:date-value="1991-04-18" calcext:value-type="date">
            <text:p>4/18/1991</text:p>
          </table:table-cell>
          <table:table-cell table:style-name="ce51" office:value-type="float" office:value="193" calcext:value-type="float">
            <text:p>193</text:p>
          </table:table-cell>
          <table:table-cell table:style-name="ce51" office:value-type="float" office:value="184" calcext:value-type="float">
            <text:p>184</text:p>
          </table:table-cell>
          <table:table-cell table:style-name="ce51" office:value-type="float" office:value="227" calcext:value-type="float">
            <text:p>227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o</text:p>
          </table:table-cell>
          <table:table-cell table:style-name="ce51" office:value-type="string" calcext:value-type="string">
            <text:p>Yes</text:p>
          </table:table-cell>
          <table:table-cell table:style-name="ce58" office:value-type="string" calcext:value-type="string">
            <text:p>HathiTrust Record</text:p>
          </table:table-cell>
          <table:table-cell table:style-name="ce58" office:value-type="string" calcext:value-type="string">
            <text:p>Catalog Record</text:p>
          </table:table-cell>
          <table:table-cell table:style-name="ce58" office:value-type="string" calcext:value-type="string">
            <text:p>WorldCat Record</text:p>
          </table:table-cell>
          <table:table-cell table:style-name="ce51" office:value-type="string" calcext:value-type="string">
            <text:p>3856472089:eng</text:p>
          </table:table-cell>
          <table:table-cell table:style-name="ce51" office:value-type="float" office:value="916631" calcext:value-type="float">
            <text:p>916631</text:p>
          </table:table-cell>
          <table:table-cell table:number-columns-repeated="2" table:style-name="ce51" office:value-type="float" office:value="9.91002639409702E+017" calcext:value-type="float">
            <text:p>9.91002639409702E+017</text:p>
          </table:table-cell>
          <table:table-cell table:style-name="ce51" office:value-type="float" office:value="2260602880002650" calcext:value-type="float">
            <text:p>2260602880002650</text:p>
          </table:table-cell>
          <table:table-cell table:style-name="ce51" office:value-type="string" calcext:value-type="string">
            <text:p>BOOK</text:p>
          </table:table-cell>
          <table:table-cell table:style-name="ce50"/>
          <table:table-cell table:style-name="ce62"/>
          <table:table-cell table:style-name="ce61" office:value-type="float" office:value="32285000584911" calcext:value-type="float">
            <text:p>32285000584911</text:p>
          </table:table-cell>
          <table:table-cell table:style-name="ce51" office:value-type="float" office:value="893710503" calcext:value-type="float">
            <text:p>893710503</text:p>
          </table:table-cell>
          <table:table-cell table:style-name="ce49" office:value-type="string" calcext:value-type="string">
            <text:p>S Brown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X237 .A52 1976</text:p>
          </table:table-cell>
          <table:table-cell table:style-name="ce41"/>
          <table:table-cell table:style-name="ce41" office:value-type="string" calcext:value-type="string">
            <text:p>Considerations on Western Marxism / [by] Perry Anderson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X273 .L83213 2004</text:p>
          </table:table-cell>
          <table:table-cell table:style-name="ce41"/>
          <table:table-cell table:style-name="ce41" office:value-type="string" calcext:value-type="string">
            <text:p>The Rosa Luxemburg reader / edited by Peter Hudis and Kevin B. Anderson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X273.L83 R585 1999</text:p>
          </table:table-cell>
          <table:table-cell table:style-name="ce41"/>
          <table:table-cell table:style-name="ce41" office:value-type="string" calcext:value-type="string">
            <text:p>Rosa Luxemburg : reflections and writings / edited by Paul Le Blanc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X36 .F68 1996</text:p>
          </table:table-cell>
          <table:table-cell table:style-name="ce41"/>
          <table:table-cell table:style-name="ce41" office:value-type="string" calcext:value-type="string">
            <text:p>From Marx to Gramsci : a reader in revolutionary Marxist politics / historical overview and selection by Paul Le Blanc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X36 .J22</text:p>
          </table:table-cell>
          <table:table-cell table:style-name="ce41"/>
          <table:table-cell table:style-name="ce41" office:value-type="string" calcext:value-type="string">
            <text:p>Dialectic of defeat : contours of Western Marxism / Russell Jacoby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X39.5 .M378</text:p>
          </table:table-cell>
          <table:table-cell table:style-name="ce41"/>
          <table:table-cell table:style-name="ce41" office:value-type="string" calcext:value-type="string">
            <text:p>Marxism in Marx's day / edited by Eric J. Hobsbawm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X514 .V83 2001</text:p>
          </table:table-cell>
          <table:table-cell table:style-name="ce41"/>
          <table:table-cell table:style-name="ce41" office:value-type="string" calcext:value-type="string">
            <text:p>Einstein and Soviet ideology / Alexander Vucinich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X546 .E55 1987</text:p>
          </table:table-cell>
          <table:table-cell table:style-name="ce41"/>
          <table:table-cell table:style-name="ce41" office:value-type="string" calcext:value-type="string">
            <text:p>Engels revisited : new feminist essays / edited by Janet Sayers, Mary Evans, and Nanneke Redclift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X546 .L66 2000</text:p>
          </table:table-cell>
          <table:table-cell table:style-name="ce41"/>
          <table:table-cell table:style-name="ce41" office:value-type="string" calcext:value-type="string">
            <text:p>Men's feminism : August Bebel and the German socialist movement / Anne Lopes and Gary Roth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9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X56 .M318</text:p>
          </table:table-cell>
          <table:table-cell table:style-name="ce41"/>
          <table:table-cell table:style-name="ce41" office:value-type="string" calcext:value-type="string">
            <text:p>Soviet Marxism, a critical analysis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X73 .M533 2003</text:p>
          </table:table-cell>
          <table:table-cell table:style-name="ce41"/>
          <table:table-cell table:style-name="ce41" office:value-type="string" calcext:value-type="string">
            <text:p>From class to race : essays in white Marxism and Black radicalism / Charles W. Mills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3305.M74 G65 1980</text:p>
          </table:table-cell>
          <table:table-cell table:style-name="ce41"/>
          <table:table-cell table:style-name="ce41" office:value-type="string" calcext:value-type="string">
            <text:p>Marx's social ontology : individuality and community in Marx's theory of social reality / Carol C. Gould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3305.M74 M3513 1978</text:p>
          </table:table-cell>
          <table:table-cell table:style-name="ce41"/>
          <table:table-cell table:style-name="ce41" office:value-type="string" calcext:value-type="string">
            <text:p>The aesthetic dimension : toward a critique of Marxist aesthetics / Herbert Marcuse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10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E161 .C85 2002</text:p>
          </table:table-cell>
          <table:table-cell table:style-name="ce41"/>
          <table:table-cell table:style-name="ce41" office:value-type="string" calcext:value-type="string">
            <text:p>The art of democracy : a concise history of popular culture in the United States / by Jim Cullen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E183.8.M628 A2413 2002</text:p>
          </table:table-cell>
          <table:table-cell table:style-name="ce41"/>
          <table:table-cell table:style-name="ce41" office:value-type="string" calcext:value-type="string">
            <text:p>The clash of barbarisms : September 11 and the making of the new world disorder / Gilbert Achcar ; translated by Peter Drucker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9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E469.8 .M374</text:p>
          </table:table-cell>
          <table:table-cell table:style-name="ce41"/>
          <table:table-cell table:style-name="ce41" office:value-type="string" calcext:value-type="string">
            <text:p>The Civil War in the United States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N8 .T73 1990</text:p>
          </table:table-cell>
          <table:table-cell table:style-name="ce41"/>
          <table:table-cell table:style-name="ce41" office:value-type="string" calcext:value-type="string">
            <text:p>Transforming the revolution : social movements and the world-system / Samir Amin ... [et al.]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B71 .B659</text:p>
          </table:table-cell>
          <table:table-cell table:style-name="ce41"/>
          <table:table-cell table:style-name="ce41" office:value-type="string" calcext:value-type="string">
            <text:p>Evolutionary economics / by Kenneth E. Boulding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E111 .K65 1991</text:p>
          </table:table-cell>
          <table:table-cell table:style-name="ce41"/>
          <table:table-cell table:style-name="ce41" office:value-type="string" calcext:value-type="string">
            <text:p>Columbus : his enterprise : exploding the myth / by Hans Koning ; including, Columbus in the classroom, by Bill Bigelow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GN479.7 .L4</text:p>
          </table:table-cell>
          <table:table-cell table:style-name="ce41"/>
          <table:table-cell table:style-name="ce41" office:value-type="string" calcext:value-type="string">
            <text:p>Myths of male dominance : collected papers on women cross culturally / by Eleanor Burke Leacock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GN479.65 .O77 1996</text:p>
          </table:table-cell>
          <table:table-cell table:style-name="ce41"/>
          <table:table-cell table:style-name="ce41" office:value-type="string" calcext:value-type="string">
            <text:p>Making gender : the politics and erotics of culture / Sherry B. Ortner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131 .P3</text:p>
          </table:table-cell>
          <table:table-cell table:style-name="ce41"/>
          <table:table-cell table:style-name="ce41" office:value-type="string" calcext:value-type="string">
            <text:p>The alienation of modern man; an interpretation based on Marx and Tönnies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646 .P35 2000</text:p>
          </table:table-cell>
          <table:table-cell table:style-name="ce41"/>
          <table:table-cell table:style-name="ce41" office:value-type="string" calcext:value-type="string">
            <text:p>Cultures of darkness : night travels in the histories of transgression / Bryan D. Palmer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131 .N455 1989</text:p>
          </table:table-cell>
          <table:table-cell table:style-name="ce41"/>
          <table:table-cell table:style-name="ce41" office:value-type="string" calcext:value-type="string">
            <text:p>Networks of power : organizational actors at the national, corporate, and community levels / Robert Perrucci and Harry R. Potter, editors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131 .P382 1986</text:p>
          </table:table-cell>
          <table:table-cell table:style-name="ce41"/>
          <table:table-cell table:style-name="ce41" office:value-type="string" calcext:value-type="string">
            <text:p>Complex organizations : a critical essay / Charles Perrow ; academic consultants, Albert J. Reiss, Jr., Harold L. Wilensky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9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15 .P3 1954</text:p>
          </table:table-cell>
          <table:table-cell table:style-name="ce41"/>
          <table:table-cell table:style-name="ce41" office:value-type="string" calcext:value-type="string">
            <text:p>Essays in sociological theory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19 .H53</text:p>
          </table:table-cell>
          <table:table-cell table:style-name="ce41"/>
          <table:table-cell table:style-name="ce41" office:value-type="string" calcext:value-type="string">
            <text:p>A History of sociological analysis / Tom Bottomore &amp; Robert Nisbet, editors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19 .T97 1989</text:p>
          </table:table-cell>
          <table:table-cell table:style-name="ce41"/>
          <table:table-cell table:style-name="ce41" office:value-type="string" calcext:value-type="string">
            <text:p>The emergence of sociological theory / Jonathan H. Turner, Leonard Beeghley, Charles H. Powers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22.F8 D845 1972</text:p>
          </table:table-cell>
          <table:table-cell table:style-name="ce41"/>
          <table:table-cell table:style-name="ce41" office:value-type="string" calcext:value-type="string">
            <text:p>Émile Durkheim; his life and work, a historical and critical study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22.F8 D869 1989</text:p>
          </table:table-cell>
          <table:table-cell table:style-name="ce41"/>
          <table:table-cell table:style-name="ce41" office:value-type="string" calcext:value-type="string">
            <text:p>The radical Durkheim / Frank Pearce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22.F8 D88</text:p>
          </table:table-cell>
          <table:table-cell table:style-name="ce41"/>
          <table:table-cell table:style-name="ce41" office:value-type="string" calcext:value-type="string">
            <text:p>Emile Durkheim, 1858-1917; a collection of essays, with translations and a bibliography. Contributors: Charles Blend [and others]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22.U5 I53 1995</text:p>
          </table:table-cell>
          <table:table-cell table:style-name="ce41"/>
          <table:table-cell table:style-name="ce41" office:value-type="string" calcext:value-type="string">
            <text:p>Individual voices, collective visions : fifty years of women in sociology / edited by Ann Goetting and Sarah Fenstermaker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22.U5 S8</text:p>
          </table:table-cell>
          <table:table-cell table:style-name="ce41"/>
          <table:table-cell table:style-name="ce41" office:value-type="string" calcext:value-type="string">
            <text:p>Social Darwinism : selected essays / with an introd. by Stow Persons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24 .C764 1991</text:p>
          </table:table-cell>
          <table:table-cell table:style-name="ce41"/>
          <table:table-cell table:style-name="ce41" office:value-type="string" calcext:value-type="string">
            <text:p>Critical theory now / edited by Philip Wexler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24 .T554 1985</text:p>
          </table:table-cell>
          <table:table-cell table:style-name="ce41"/>
          <table:table-cell table:style-name="ce41" office:value-type="string" calcext:value-type="string">
            <text:p>Three sociological traditions, selected readings / edited by Randall Collins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24 .T84 1991</text:p>
          </table:table-cell>
          <table:table-cell table:style-name="ce41"/>
          <table:table-cell table:style-name="ce41" office:value-type="string" calcext:value-type="string">
            <text:p>The structure of sociological theory / Jonathan H. Turner with contributions by Alexandra Maryanski and Stephan Fuchs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251 .F77725 1994</text:p>
          </table:table-cell>
          <table:table-cell table:style-name="ce41"/>
          <table:table-cell table:style-name="ce41" office:value-type="string" calcext:value-type="string">
            <text:p>The Erich Fromm reader / Erich Fromm ; readings selected and edited by Rainer Funk ; foreword by Joel Kovel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251 .L4748 1990</text:p>
          </table:table-cell>
          <table:table-cell table:style-name="ce41"/>
          <table:table-cell table:style-name="ce41" office:value-type="string" calcext:value-type="string">
            <text:p>Life as theater : a dramaturgical sourcebook / Dennis Brissett and Charles Edgley, editors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251 .M4192 1982</text:p>
          </table:table-cell>
          <table:table-cell table:style-name="ce41"/>
          <table:table-cell table:style-name="ce41" office:value-type="string" calcext:value-type="string">
            <text:p>The individual and the social self : unpublished work of George Herbert Mead / edited with an introduction by David L. Miller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251 .M4639 1992</text:p>
          </table:table-cell>
          <table:table-cell table:style-name="ce41"/>
          <table:table-cell table:style-name="ce41" office:value-type="string" calcext:value-type="string">
            <text:p>The individual in a social world : essays and experiments / Stanley Milgram ; edited by John Sabini, Maury Silver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271 .G27 1983</text:p>
          </table:table-cell>
          <table:table-cell table:style-name="ce41"/>
          <table:table-cell table:style-name="ce41" office:value-type="string" calcext:value-type="string">
            <text:p>The anatomy of power / John Kenneth Galbraith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51 .L357 1991</text:p>
          </table:table-cell>
          <table:table-cell table:style-name="ce41"/>
          <table:table-cell table:style-name="ce41" office:value-type="string" calcext:value-type="string">
            <text:p>Human societies : an introduction to macrosociology / Gerhard Lenski, Jean Lenski, Patrick Nolan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51 .P34</text:p>
          </table:table-cell>
          <table:table-cell table:style-name="ce41"/>
          <table:table-cell table:style-name="ce41" office:value-type="string" calcext:value-type="string">
            <text:p>American sociology; perspectives, problems, methods, edited by Talcott Parsons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511 .B43 2007</text:p>
          </table:table-cell>
          <table:table-cell table:style-name="ce41"/>
          <table:table-cell table:style-name="ce41" office:value-type="string" calcext:value-type="string">
            <text:p>Telling about society / Howard S. Becker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8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57 .M33 1964</text:p>
          </table:table-cell>
          <table:table-cell table:style-name="ce41"/>
          <table:table-cell table:style-name="ce41" office:value-type="string" calcext:value-type="string">
            <text:p>Selected writings in sociology &amp; social philosophy. Newly translated by T. B. Bottomore. Edited, with an introd. and notes, by Mr. Bottomore and Maximilien Rubel, and with a foreword by Erich Fromm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M671 .F43 2001</text:p>
          </table:table-cell>
          <table:table-cell table:style-name="ce41"/>
          <table:table-cell table:style-name="ce41" office:value-type="string" calcext:value-type="string">
            <text:p>Liberation sociology / Joe R. Feagin and Hernán Vera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HT1521 .D38</text:p>
          </table:table-cell>
          <table:table-cell table:style-name="ce41"/>
          <table:table-cell table:style-name="ce41" office:value-type="string" calcext:value-type="string">
            <text:p>Women, race, &amp; class / Angela Y. Davis.</text:p>
          </table:table-cell>
          <table:table-cell table:style-name="ce41" table:number-columns-repeated="2"/>
          <table:table-cell table:style-name="ce37" table:number-columns-repeated="4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Wishart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K1071 .Y34 1972</text:p>
          </table:table-cell>
          <table:table-cell table:style-name="ce40"/>
          <table:table-cell table:style-name="ce35" office:value-type="string" calcext:value-type="string">
            <text:p>The unknown craftsman : a Japanese insight into beauty / [by] Sōetsu Yanagi. Adapted by Bernard Leach. Foreword by Shōji Hamada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K1071 .M66 1985</text:p>
          </table:table-cell>
          <table:table-cell table:style-name="ce40"/>
          <table:table-cell table:style-name="ce35" office:value-type="string" calcext:value-type="string">
            <text:p>Mingei : Japanese folk art from the Brooklyn Museum collection / Robert Moes ; Ainu section by Anne Pike Tay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K1071 .J375 2001</text:p>
          </table:table-cell>
          <table:table-cell table:style-name="ce40"/>
          <table:table-cell table:style-name="ce35" office:value-type="string" calcext:value-type="string">
            <text:p>Japanese crafts : a complete guide to today's traditional handmade objects / the Japan Craft Forum ; introduction by Diane Durston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K1142 .S7 1985</text:p>
          </table:table-cell>
          <table:table-cell table:style-name="ce40"/>
          <table:table-cell table:style-name="ce35" office:value-type="string" calcext:value-type="string">
            <text:p>Redesigning the world : William Morris, the 1880s, and the Arts and Crafts / Peter Stansky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K4007 .C56 1987</text:p>
          </table:table-cell>
          <table:table-cell table:style-name="ce40"/>
          <table:table-cell table:style-name="ce35" office:value-type="string" calcext:value-type="string">
            <text:p>American ceramics, 1876 to the present / by Garth Clark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7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K4008 .L67 1990</text:p>
          </table:table-cell>
          <table:table-cell table:style-name="ce40"/>
          <table:table-cell table:style-name="ce35" office:value-type="string" calcext:value-type="string">
            <text:p>Clay today : contemporary ceramists and their work : a catalogue of the Howard and Gwen Laurie Smits Collection at the Los Angeles County Museum of Art / Martha Drexler Lynn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K4210.H32 L4 1990</text:p>
          </table:table-cell>
          <table:table-cell table:style-name="ce40"/>
          <table:table-cell table:style-name="ce35" office:value-type="string" calcext:value-type="string">
            <text:p>Hamada, potter / by Bernard Leach ; with a new preface by Warren MacKenzie ; foreword by Janet Darnell Leach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9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K4210.R5 B57 1989</text:p>
          </table:table-cell>
          <table:table-cell table:style-name="ce40"/>
          <table:table-cell table:style-name="ce35" office:value-type="string" calcext:value-type="string">
            <text:p>Lucie Rie / Tony Birks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7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K4235 .F54 2005</text:p>
          </table:table-cell>
          <table:table-cell table:style-name="ce40"/>
          <table:table-cell table:style-name="ce35" office:value-type="string" calcext:value-type="string">
            <text:p>The figure in clay : contemporary sculpting techniques by master artists, Arleo, Boger, Burns, González, Jeck, Novak, Smith, Takamori, Walsh / [editor, Suzanne J..E. Tourtillott]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K4605.5.U63 C482 1996a</text:p>
          </table:table-cell>
          <table:table-cell table:style-name="ce40"/>
          <table:table-cell table:style-name="ce35" office:value-type="string" calcext:value-type="string">
            <text:p>Sexual politics : Judy Chicago's Dinner party in feminist art history / Amelia Jones, editor ; with essays by Laura Cottingham ... [et al.]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K808 .O25 2001</text:p>
          </table:table-cell>
          <table:table-cell table:style-name="ce40"/>
          <table:table-cell table:style-name="ce35" office:value-type="string" calcext:value-type="string">
            <text:p>Objects for use : handmade by design / Paul J. Smith, general editor ; essays by Paul J. Smith and Akiko Busch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X180.A77 S83 1994</text:p>
          </table:table-cell>
          <table:table-cell table:style-name="ce40"/>
          <table:table-cell table:style-name="ce35" office:value-type="string" calcext:value-type="string">
            <text:p>The Subversive imagination : artists, society, and social responsibility / edited by Carol Becker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X180.F4 R384 1988</text:p>
          </table:table-cell>
          <table:table-cell table:style-name="ce40"/>
          <table:table-cell table:style-name="ce35" office:value-type="string" calcext:value-type="string">
            <text:p>Crossing over : feminism and art of social concern / by Arlene Raven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X180.F4 S49 1992</text:p>
          </table:table-cell>
          <table:table-cell table:style-name="ce40"/>
          <table:table-cell table:style-name="ce35" office:value-type="string" calcext:value-type="string">
            <text:p>Sexuality, the female gaze, and the arts : women, the arts, and society / edited by Ronald Dotterer and Susan Bowers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X180.S6 K36 1990</text:p>
          </table:table-cell>
          <table:table-cell table:style-name="ce40"/>
          <table:table-cell table:style-name="ce35" office:value-type="string" calcext:value-type="string">
            <text:p>The arts : a social perspective / Max Kaplan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7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X180.S6 O97 1990</text:p>
          </table:table-cell>
          <table:table-cell table:style-name="ce40"/>
          <table:table-cell table:style-name="ce35" office:value-type="string" calcext:value-type="string">
            <text:p>Out there : marginalization and contemporary cultures / edited by Russell Ferguson ... [et al.] ; foreword by Marcia Tucker ; images selected by Félix González-Torres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X456.5.D3 D32513 1990</text:p>
          </table:table-cell>
          <table:table-cell table:style-name="ce40"/>
          <table:table-cell table:style-name="ce35" office:value-type="string" calcext:value-type="string">
            <text:p>The Dada movement, 1915-1923 / Marc Dachy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X504 .M44 1991</text:p>
          </table:table-cell>
          <table:table-cell table:style-name="ce40"/>
          <table:table-cell table:style-name="ce35" office:value-type="string" calcext:value-type="string">
            <text:p>Engendering culture : manhood and womanhood in New Deal public art and theater / Barbara Melosh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X504.A1 D36 2002</text:p>
          </table:table-cell>
          <table:table-cell table:style-name="ce40"/>
          <table:table-cell table:style-name="ce35" office:value-type="string" calcext:value-type="string">
            <text:p>Headin' for better times : the arts of the great depression / Duane Damon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X600.D3 L5</text:p>
          </table:table-cell>
          <table:table-cell table:style-name="ce40"/>
          <table:table-cell table:style-name="ce35" office:value-type="string" calcext:value-type="string">
            <text:p>Dadas on art / edited by Lucy R. Lippard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6535.S3 J66 1990</text:p>
          </table:table-cell>
          <table:table-cell table:style-name="ce40"/>
          <table:table-cell table:style-name="ce35" office:value-type="string" calcext:value-type="string">
            <text:p>Bay Area figurative art, 1950-1965 / Caroline A. Jones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6537.A675 A4 1985</text:p>
          </table:table-cell>
          <table:table-cell table:style-name="ce40"/>
          <table:table-cell table:style-name="ce35" office:value-type="string" calcext:value-type="string">
            <text:p>Robert Arneson : a retrospective / Neal Benezra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6537.C48 A4 1985</text:p>
          </table:table-cell>
          <table:table-cell table:style-name="ce40"/>
          <table:table-cell table:style-name="ce35" office:value-type="string" calcext:value-type="string">
            <text:p>The birth project / by Judy Chicago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9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6537.H4 L56</text:p>
          </table:table-cell>
          <table:table-cell table:style-name="ce40"/>
          <table:table-cell table:style-name="ce35" office:value-type="string" calcext:value-type="string">
            <text:p>Eva Hesse / Lucy R. Lippard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6537.O39 H64 1992</text:p>
          </table:table-cell>
          <table:table-cell table:style-name="ce40"/>
          <table:table-cell table:style-name="ce35" office:value-type="string" calcext:value-type="string">
            <text:p>O'Keeffe : the life of an American legend / by Jeffrey Hogrefe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6537.O39 P65 1988</text:p>
          </table:table-cell>
          <table:table-cell table:style-name="ce40"/>
          <table:table-cell table:style-name="ce35" office:value-type="string" calcext:value-type="string">
            <text:p>A woman on paper : Georgia O'Keeffe / by Anita Pollitzer ; introduction by Kay Boyle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7350 .A75 1965</text:p>
          </table:table-cell>
          <table:table-cell table:style-name="ce40"/>
          <table:table-cell table:style-name="ce35" office:value-type="string" calcext:value-type="string">
            <text:p>Mingei : folk arts of old Japan / by Hugo Munsterberg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7428 .L56 1983</text:p>
          </table:table-cell>
          <table:table-cell table:style-name="ce40"/>
          <table:table-cell table:style-name="ce35" office:value-type="string" calcext:value-type="string">
            <text:p>Overlay : contemporary art and the art of prehistory / by Lucy R. Lippard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7445.2 .G74 1988</text:p>
          </table:table-cell>
          <table:table-cell table:style-name="ce40"/>
          <table:table-cell table:style-name="ce35" office:value-type="string" calcext:value-type="string">
            <text:p>The collected essays and criticism / Clement Greenberg ; edited by John O'Brian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7445.2 .S62</text:p>
          </table:table-cell>
          <table:table-cell table:style-name="ce40"/>
          <table:table-cell table:style-name="ce35" office:value-type="string" calcext:value-type="string">
            <text:p>The writings of Robert Smithson : essays with illustrations / edited by Nancy Holt ; introd. by Philip Leider ; designed by Sol LeWitt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B237.H42 A4 1989</text:p>
          </table:table-cell>
          <table:table-cell table:style-name="ce40"/>
          <table:table-cell table:style-name="ce35" office:value-type="string" calcext:value-type="string">
            <text:p>Eva Hesse : sculpture : catalogue raisonné / by Bill Barrette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NB237.S5694 H6</text:p>
          </table:table-cell>
          <table:table-cell table:style-name="ce40"/>
          <table:table-cell table:style-name="ce35" office:value-type="string" calcext:value-type="string">
            <text:p>Robert Smithson--sculpture / Robert Hobbs ; with contributions by Lawrence Alloway, John Coplans, Lucy R. Lippard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AM Nelson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1035 .C54 1987</text:p>
          </table:table-cell>
          <table:table-cell table:style-name="ce40"/>
          <table:table-cell table:style-name="ce35" office:value-type="string" calcext:value-type="string">
            <text:p>Linear B and related scripts / John Chadwick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1035 .G67</text:p>
          </table:table-cell>
          <table:table-cell table:style-name="ce40"/>
          <table:table-cell table:style-name="ce35" office:value-type="string" calcext:value-type="string">
            <text:p>Evidence for the Minoan language, by Cyrus H. Gordon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1035 .P28</text:p>
          </table:table-cell>
          <table:table-cell table:style-name="ce40"/>
          <table:table-cell table:style-name="ce35" office:value-type="string" calcext:value-type="string">
            <text:p>Minoan Linear A / by David W. Packard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1035 .P6 1964</text:p>
          </table:table-cell>
          <table:table-cell table:style-name="ce40"/>
          <table:table-cell table:style-name="ce35" office:value-type="string" calcext:value-type="string">
            <text:p>Aegean writing and Linear A / by Maurice Pope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123 .B3813 1968b</text:p>
          </table:table-cell>
          <table:table-cell table:style-name="ce40"/>
          <table:table-cell table:style-name="ce35" office:value-type="string" calcext:value-type="string">
            <text:p>Elements of semiology / Translated from the French by Annette Lavers and Colin Smith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131 .G76</text:p>
          </table:table-cell>
          <table:table-cell table:style-name="ce40"/>
          <table:table-cell table:style-name="ce35" office:value-type="string" calcext:value-type="string">
            <text:p>Über den Ursprung der Sprache; gelesen in der Preussischen Akademie der Wissenschaften am 9. January 1851. Mit einem Nachwort von M. Rassem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132 .L53 1984</text:p>
          </table:table-cell>
          <table:table-cell table:style-name="ce40"/>
          <table:table-cell table:style-name="ce35" office:value-type="string" calcext:value-type="string">
            <text:p>The biology and evolution of language / Philip Lieberman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211 .S69 1983</text:p>
          </table:table-cell>
          <table:table-cell table:style-name="ce40"/>
          <table:table-cell table:style-name="ce35" office:value-type="string" calcext:value-type="string">
            <text:p>The implications of literacy : written language and models of interpretation in the eleventh and twelfth centuries / Brian Stock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221 .J3</text:p>
          </table:table-cell>
          <table:table-cell table:style-name="ce40"/>
          <table:table-cell table:style-name="ce35" office:value-type="string" calcext:value-type="string">
            <text:p>Fundamentals of language, by Roman Jakobson and Morris Halle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27 .S33</text:p>
          </table:table-cell>
          <table:table-cell table:style-name="ce40"/>
          <table:table-cell table:style-name="ce35" office:value-type="string" calcext:value-type="string">
            <text:p>Selected writings of Edward Sapir in language, culture and personality edited by David G. Mandelbaum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27 .S33 1956</text:p>
          </table:table-cell>
          <table:table-cell table:style-name="ce40"/>
          <table:table-cell table:style-name="ce35" office:value-type="string" calcext:value-type="string">
            <text:p>Culture, language and personality : selected essays / edited by David G. Mandelbaum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9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291 .C4</text:p>
          </table:table-cell>
          <table:table-cell table:style-name="ce40"/>
          <table:table-cell table:style-name="ce35" office:value-type="string" calcext:value-type="string">
            <text:p>Aspects of the theory of syntax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525 .R46 1990</text:p>
          </table:table-cell>
          <table:table-cell table:style-name="ce40"/>
          <table:table-cell table:style-name="ce35" office:value-type="string" calcext:value-type="string">
            <text:p>Archaeology and language : the puzzle of Indo-European origins / Colin Renfrew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575 .S913 1996</text:p>
          </table:table-cell>
          <table:table-cell table:style-name="ce40"/>
          <table:table-cell table:style-name="ce35" office:value-type="string" calcext:value-type="string">
            <text:p>Introduction to Indo-European linguistics / Oswald J.L. Szemerényi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577 .L4</text:p>
          </table:table-cell>
          <table:table-cell table:style-name="ce40"/>
          <table:table-cell table:style-name="ce35" office:value-type="string" calcext:value-type="string">
            <text:p>The Indo-European and Semitic languages; an exploration of structural similarities related to accent, chiefly in Greek, Sanskrit, and Hebrew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85.S18 C8 1986</text:p>
          </table:table-cell>
          <table:table-cell table:style-name="ce40"/>
          <table:table-cell table:style-name="ce35" office:value-type="string" calcext:value-type="string">
            <text:p>Ferdinand de Saussure / Jonathan Culler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91 .M27 1969</text:p>
          </table:table-cell>
          <table:table-cell table:style-name="ce40"/>
          <table:table-cell table:style-name="ce35" office:value-type="string" calcext:value-type="string">
            <text:p>Counter blast / [by] Marshall McLuhan. Designed by Harley Parker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91 .M276 1970</text:p>
          </table:table-cell>
          <table:table-cell table:style-name="ce40"/>
          <table:table-cell table:style-name="ce35" office:value-type="string" calcext:value-type="string">
            <text:p>From cliche to archetype / [by] Marshall McLuhan with Wilfred Watson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96.T42 M38 1992</text:p>
          </table:table-cell>
          <table:table-cell table:style-name="ce40"/>
          <table:table-cell table:style-name="ce35" office:value-type="string" calcext:value-type="string">
            <text:p>The global village : transformations in world life and media in the 21st century / Marshall McLuhan and Bruce R. Powers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9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99 .B29514 1970</text:p>
          </table:table-cell>
          <table:table-cell table:style-name="ce40"/>
          <table:table-cell table:style-name="ce35" office:value-type="string" calcext:value-type="string">
            <text:p>S/Z / Roland Barthes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99 .E2713 2000</text:p>
          </table:table-cell>
          <table:table-cell table:style-name="ce40"/>
          <table:table-cell table:style-name="ce35" office:value-type="string" calcext:value-type="string">
            <text:p>Kant and the platypus : essays on language and cognition / Umberto Eco ; translated from the Italian by Alastair McEwen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99 .P4 1977</text:p>
          </table:table-cell>
          <table:table-cell table:style-name="ce40"/>
          <table:table-cell table:style-name="ce35" office:value-type="string" calcext:value-type="string">
            <text:p>Semiotic and significs : the correspondence between Charles S. Peirce and Lady Victoria Welby / edited by Charles S. Hardwick, with the assistance of James Cook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99 .S324 1986</text:p>
          </table:table-cell>
          <table:table-cell table:style-name="ce40"/>
          <table:table-cell table:style-name="ce35" office:value-type="string" calcext:value-type="string">
            <text:p>I think I am a verb : more contributions to the doctrine of signs / Thomas A. Sebeok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99 .S47</text:p>
          </table:table-cell>
          <table:table-cell table:style-name="ce40"/>
          <table:table-cell table:style-name="ce35" office:value-type="string" calcext:value-type="string">
            <text:p>Sight, sound, and sense / edited by Thomas A. Sebeok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99 .T613 1982</text:p>
          </table:table-cell>
          <table:table-cell table:style-name="ce40"/>
          <table:table-cell table:style-name="ce35" office:value-type="string" calcext:value-type="string">
            <text:p>Theories of the symbol / Tzvetan Todorov ; Catherine Porter, translator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7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105 .B58 1966</text:p>
          </table:table-cell>
          <table:table-cell table:style-name="ce40"/>
          <table:table-cell table:style-name="ce35" office:value-type="string" calcext:value-type="string">
            <text:p>Introduction to Handbook of American Indian languages [by] Franz Boas. Indian linguistic families of America north of Mexico [by] J. W. Powell. Edited by Preston Holder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106 .O5</text:p>
          </table:table-cell>
          <table:table-cell table:style-name="ce40"/>
          <table:table-cell table:style-name="ce35" office:value-type="string" calcext:value-type="string">
            <text:p>The presence of the word; some prolegomena for cultural and religious history, by Walter J. Ong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107 .S93 2001</text:p>
          </table:table-cell>
          <table:table-cell table:style-name="ce40"/>
          <table:table-cell table:style-name="ce35" office:value-type="string" calcext:value-type="string">
            <text:p>Words of the world : the global language system / Abram de Swaan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1078 .B58 1983</text:p>
          </table:table-cell>
          <table:table-cell table:style-name="ce40"/>
          <table:table-cell table:style-name="ce35" office:value-type="string" calcext:value-type="string">
            <text:p>The Etruscan language : an introduction / Giuliano Bonfante and Larissa Bonfante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211 .M16 1975</text:p>
          </table:table-cell>
          <table:table-cell table:style-name="ce40"/>
          <table:table-cell table:style-name="ce35" office:value-type="string" calcext:value-type="string">
            <text:p>The antiquity of the Greek alphabet and the early Phoenician scripts / by P. Kyle McCarter, Jr. --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211 .N29 1987</text:p>
          </table:table-cell>
          <table:table-cell table:style-name="ce40"/>
          <table:table-cell table:style-name="ce35" office:value-type="string" calcext:value-type="string">
            <text:p>Early history of the alphabet : an introduction to West Semitic epigraphy and palaeography / by Joseph Naveh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27 .C5</text:p>
          </table:table-cell>
          <table:table-cell table:style-name="ce40"/>
          <table:table-cell table:style-name="ce35" office:value-type="string" calcext:value-type="string">
            <text:p>Chomsky : selected readings / edited by J. P. B. Allen and Paul Van Buren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11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572 .G3613 1995</text:p>
          </table:table-cell>
          <table:table-cell table:style-name="ce40"/>
          <table:table-cell table:style-name="ce35" office:value-type="string" calcext:value-type="string">
            <text:p>Indo-European and the Indo-Europeans : a reconstruction and historical analysis of a proto-language and a proto-culture / by Thomas V. Gamkrelidze, Vjačeslav V. Ivanov ; with a preface by Roman Jakobson ; English version by Johanna Nichols ; edited by Werner Winter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11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572 .G3613 1995</text:p>
          </table:table-cell>
          <table:table-cell table:style-name="ce40"/>
          <table:table-cell table:style-name="ce35" office:value-type="string" calcext:value-type="string">
            <text:p>Indo-European and the Indo-Europeans : a reconstruction and historical analysis of a proto-language and a proto-culture / by Thomas V. Gamkrelidze, Vjačeslav V. Ivanov ; with a preface by Roman Jakobson ; English version by Johanna Nichols ; edited by Werner Winter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575 .H8</text:p>
          </table:table-cell>
          <table:table-cell table:style-name="ce40"/>
          <table:table-cell table:style-name="ce35" office:value-type="string" calcext:value-type="string">
            <text:p>A short introduction to the study of comparative grammar (Indo-European)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7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99 .O37 2005</text:p>
          </table:table-cell>
          <table:table-cell table:style-name="ce40"/>
          <table:table-cell table:style-name="ce35" office:value-type="string" calcext:value-type="string">
            <text:p>Sensus spiritualis : studies in medieval significs and the philology of culture / Friedrich Ohly ; edited and with an epilogue by Samuel P. Jaffe ; translated by Kenneth J. Northcott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8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B1421 .G7 1970b</text:p>
          </table:table-cell>
          <table:table-cell table:style-name="ce40"/>
          <table:table-cell table:style-name="ce35" office:value-type="string" calcext:value-type="string">
            <text:p>Gods and fighting men : the story of the Tuatha de Danaan and of the Fianna of Ireland / arranged and put into English, by Lady Gregory. With a pref. by W. B. Yeats and a foreword by Daniel Murphy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9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B1421 .Y4</text:p>
          </table:table-cell>
          <table:table-cell table:style-name="ce40"/>
          <table:table-cell table:style-name="ce35" office:value-type="string" calcext:value-type="string">
            <text:p>Irish fairy and folk tales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7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B1423.C8 G7 1970a</text:p>
          </table:table-cell>
          <table:table-cell table:style-name="ce40"/>
          <table:table-cell table:style-name="ce35" office:value-type="string" calcext:value-type="string">
            <text:p>Cuchulain of Muirthemne : the story of the men of the Red Branch of Ulster. Arr. and put into English by Lady Gregory / with a pref. by W. B. Yeats; and a foreword by Daniel Murphy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B2363.M2 J6 2000</text:p>
          </table:table-cell>
          <table:table-cell table:style-name="ce40"/>
          <table:table-cell table:style-name="ce35" office:value-type="string" calcext:value-type="string">
            <text:p>The Mabinogion / translated by Gwyn Jones and Thomas Jones, with an introduction by Gwyn Jones and a preface by John Updike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2075 .P6 1952</text:p>
          </table:table-cell>
          <table:table-cell table:style-name="ce40"/>
          <table:table-cell table:style-name="ce35" office:value-type="string" calcext:value-type="string">
            <text:p>From Latin to modern French, with especial consideration of Anglo-Norman; phonology and morphology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2625 .L53</text:p>
          </table:table-cell>
          <table:table-cell table:style-name="ce40"/>
          <table:table-cell table:style-name="ce35" office:value-type="string" calcext:value-type="string">
            <text:p>Larousse de la langue française. --V. 1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2625 .L53</text:p>
          </table:table-cell>
          <table:table-cell table:style-name="ce40"/>
          <table:table-cell table:style-name="ce35" office:value-type="string" calcext:value-type="string">
            <text:p>Larousse de la langue française. --V. 2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3301 .J3 1973</text:p>
          </table:table-cell>
          <table:table-cell table:style-name="ce40"/>
          <table:table-cell table:style-name="ce35" office:value-type="string" calcext:value-type="string">
            <text:p>Histoire sommaire de la poésie occitane des origines a la fin du XVIIIe siècle / Alfred Jeanroy. --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3304 .A57 1973</text:p>
          </table:table-cell>
          <table:table-cell table:style-name="ce40"/>
          <table:table-cell table:style-name="ce35" office:value-type="string" calcext:value-type="string">
            <text:p>Histoire sommaire de la littérature méridionale au Moyen Age; des origines à la fin du XVe siècle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3304 .B683 1965</text:p>
          </table:table-cell>
          <table:table-cell table:style-name="ce40"/>
          <table:table-cell table:style-name="ce35" office:value-type="string" calcext:value-type="string">
            <text:p>The troubadours. Translated from the French by the author. Edited by Lawrence F. Koons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3304 .L54</text:p>
          </table:table-cell>
          <table:table-cell table:style-name="ce40"/>
          <table:table-cell table:style-name="ce35" office:value-type="string" calcext:value-type="string">
            <text:p>The troubadours &amp; their world of the twelfth and thirteenth centuries / Jack Lindsay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3308 .B75</text:p>
          </table:table-cell>
          <table:table-cell table:style-name="ce40"/>
          <table:table-cell table:style-name="ce35" office:value-type="string" calcext:value-type="string">
            <text:p>Les troubadours et le sentiment romanesque / Robert Briffault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3308 .R54 1991</text:p>
          </table:table-cell>
          <table:table-cell table:style-name="ce40"/>
          <table:table-cell table:style-name="ce35" office:value-type="string" calcext:value-type="string">
            <text:p>Trobairitz : der Beitrag der Frau in der altokzitanischen höfischen Lyrik : Edition des Gesamtkorpus / Angelica Rieger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3308 .V65 1989</text:p>
          </table:table-cell>
          <table:table-cell table:style-name="ce40"/>
          <table:table-cell table:style-name="ce35" office:value-type="string" calcext:value-type="string">
            <text:p>The Voice of the trobairitz : perspectives on the women troubadours / edited by William D. Paden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3309 .L44 2000</text:p>
          </table:table-cell>
          <table:table-cell table:style-name="ce40"/>
          <table:table-cell table:style-name="ce35" office:value-type="string" calcext:value-type="string">
            <text:p>Between sequence and sirventes : aspects of parody in the troubadour lyric / by Catherine Léglu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3322 .B6</text:p>
          </table:table-cell>
          <table:table-cell table:style-name="ce40"/>
          <table:table-cell table:style-name="ce35" office:value-type="string" calcext:value-type="string">
            <text:p>Les femmes troubadours / Meg Bogin ; traduit de l'américain par Jeanne Faure-Cousin avec la collaboration d'Anne Richou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3330.F65 S38 2001</text:p>
          </table:table-cell>
          <table:table-cell table:style-name="ce40"/>
          <table:table-cell table:style-name="ce35" office:value-type="string" calcext:value-type="string">
            <text:p>Where troubadours were bishops : the Occitania of Folc of Marseille, 1150-1231 / N.M. Schulman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3330.S6 A28 1987</text:p>
          </table:table-cell>
          <table:table-cell table:style-name="ce40"/>
          <table:table-cell table:style-name="ce35" office:value-type="string" calcext:value-type="string">
            <text:p>The poetry of Sordello / edited and translated by James J. Wilhelm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3340.G84 C4 1989</text:p>
          </table:table-cell>
          <table:table-cell table:style-name="ce40"/>
          <table:table-cell table:style-name="ce35" office:value-type="string" calcext:value-type="string">
            <text:p>Chanson de la croisade albigeoise : texte original / préface de Georges Duby ; adaptation de Henri Gougaud ; introduction de Michel Zink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3365.E3 S66 2000</text:p>
          </table:table-cell>
          <table:table-cell table:style-name="ce40"/>
          <table:table-cell table:style-name="ce35" office:value-type="string" calcext:value-type="string">
            <text:p>Songs of the women troubadours / edited and translated by Matilda Tomaryn Bruckner, Laurie Shepard, Sarah White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3428 .J4 1957</text:p>
          </table:table-cell>
          <table:table-cell table:style-name="ce40"/>
          <table:table-cell table:style-name="ce35" office:value-type="string" calcext:value-type="string">
            <text:p>Jongleurs et troubadours gascons des XIIe et XIIIe siècles : matériaux / édités par Alfred Jeanroy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4580 .C59 1980</text:p>
          </table:table-cell>
          <table:table-cell table:style-name="ce40"/>
          <table:table-cell table:style-name="ce35" office:value-type="string" calcext:value-type="string">
            <text:p>Diccionario crítico etimológico castellano e hispánico / por Joan Corominas ; con la colaboración de José A. Pascual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4580 .C59 1980</text:p>
          </table:table-cell>
          <table:table-cell table:style-name="ce40"/>
          <table:table-cell table:style-name="ce35" office:value-type="string" calcext:value-type="string">
            <text:p>Diccionario crítico etimológico castellano e hispánico / por Joan Corominas ; con la colaboración de José A. Pascual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4580 .C59 1980</text:p>
          </table:table-cell>
          <table:table-cell table:style-name="ce40"/>
          <table:table-cell table:style-name="ce35" office:value-type="string" calcext:value-type="string">
            <text:p>Diccionario crítico etimológico castellano e hispánico / por Joan Corominas ; con la colaboración de José A. Pascual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4580 .C59 1980</text:p>
          </table:table-cell>
          <table:table-cell table:style-name="ce40"/>
          <table:table-cell table:style-name="ce35" office:value-type="string" calcext:value-type="string">
            <text:p>Diccionario crítico etimológico castellano e hispánico / por Joan Corominas ; con la colaboración de José A. Pascual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4580 .C59 1980</text:p>
          </table:table-cell>
          <table:table-cell table:style-name="ce40"/>
          <table:table-cell table:style-name="ce35" office:value-type="string" calcext:value-type="string">
            <text:p>Diccionario crítico etimológico castellano e hispánico / por Joan Corominas ; con la colaboración de José A. Pascual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C4580 .C59 1980</text:p>
          </table:table-cell>
          <table:table-cell table:style-name="ce40"/>
          <table:table-cell table:style-name="ce35" office:value-type="string" calcext:value-type="string">
            <text:p>Diccionario crítico etimológico castellano e hispánico / por Joan Corominas ; con la colaboración de José A. Pascual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2073 .K43</text:p>
          </table:table-cell>
          <table:table-cell table:style-name="ce40"/>
          <table:table-cell table:style-name="ce35" office:value-type="string" calcext:value-type="string">
            <text:p>Grammatici Latini ex recensione Henrici Keilii.</text:p>
          </table:table-cell>
          <table:table-cell table:style-name="ce51" office:value-type="string" calcext:value-type="string">
            <text:p>V.5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2073 .K43</text:p>
          </table:table-cell>
          <table:table-cell table:style-name="ce40"/>
          <table:table-cell table:style-name="ce35" office:value-type="string" calcext:value-type="string">
            <text:p>Grammatici Latini ex recensione Henrici Keilii.</text:p>
          </table:table-cell>
          <table:table-cell table:style-name="ce51" office:value-type="string" calcext:value-type="string">
            <text:p>V.8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2073 .K43</text:p>
          </table:table-cell>
          <table:table-cell table:style-name="ce40"/>
          <table:table-cell table:style-name="ce35" office:value-type="string" calcext:value-type="string">
            <text:p>Grammatici Latini ex recensione Henrici Keilii.</text:p>
          </table:table-cell>
          <table:table-cell table:style-name="ce51" office:value-type="string" calcext:value-type="string">
            <text:p>V.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2073 .K43</text:p>
          </table:table-cell>
          <table:table-cell table:style-name="ce40"/>
          <table:table-cell table:style-name="ce35" office:value-type="string" calcext:value-type="string">
            <text:p>Grammatici Latini ex recensione Henrici Keilii.</text:p>
          </table:table-cell>
          <table:table-cell table:style-name="ce51" office:value-type="string" calcext:value-type="string">
            <text:p>V.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2073 .K43</text:p>
          </table:table-cell>
          <table:table-cell table:style-name="ce40"/>
          <table:table-cell table:style-name="ce35" office:value-type="string" calcext:value-type="string">
            <text:p>Grammatici Latini ex recensione Henrici Keilii.</text:p>
          </table:table-cell>
          <table:table-cell table:style-name="ce51" office:value-type="string" calcext:value-type="string">
            <text:p>V.4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2073 .K43</text:p>
          </table:table-cell>
          <table:table-cell table:style-name="ce40"/>
          <table:table-cell table:style-name="ce35" office:value-type="string" calcext:value-type="string">
            <text:p>Grammatici Latini ex recensione Henrici Keilii.</text:p>
          </table:table-cell>
          <table:table-cell table:style-name="ce51" office:value-type="string" calcext:value-type="string">
            <text:p>V.3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2073 .K43</text:p>
          </table:table-cell>
          <table:table-cell table:style-name="ce40"/>
          <table:table-cell table:style-name="ce35" office:value-type="string" calcext:value-type="string">
            <text:p>Grammatici Latini ex recensione Henrici Keilii.</text:p>
          </table:table-cell>
          <table:table-cell table:style-name="ce51" office:value-type="string" calcext:value-type="string">
            <text:p>V.6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2073 .K43</text:p>
          </table:table-cell>
          <table:table-cell table:style-name="ce40"/>
          <table:table-cell table:style-name="ce35" office:value-type="string" calcext:value-type="string">
            <text:p>Grammatici Latini ex recensione Henrici Keilii.</text:p>
          </table:table-cell>
          <table:table-cell table:style-name="ce51" office:value-type="string" calcext:value-type="string">
            <text:p>V.7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7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260 .W74 1985</text:p>
          </table:table-cell>
          <table:table-cell table:style-name="ce40"/>
          <table:table-cell table:style-name="ce35" office:value-type="string" calcext:value-type="string">
            <text:p>The presocratics : the main fragments in Greek with introduction, commentary &amp; appendix containing text &amp; translation of Aristotle on the presocratics / by M.R. Wright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405.S8 E8</text:p>
          </table:table-cell>
          <table:table-cell table:style-name="ce40"/>
          <table:table-cell table:style-name="ce35" office:value-type="string" calcext:value-type="string">
            <text:p>Euripidis Fabulae / recognovit brevique adnotatione critica instruxit Gilbertus Murray.</text:p>
          </table:table-cell>
          <table:table-cell table:style-name="ce51" office:value-type="string" calcext:value-type="string">
            <text:p>V.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405.S8 H9</text:p>
          </table:table-cell>
          <table:table-cell table:style-name="ce40"/>
          <table:table-cell table:style-name="ce35" office:value-type="string" calcext:value-type="string">
            <text:p>Hyperidis orationes et fragmenta. Recognovit brevique adnotatione critica instrvxit F.G. Kenyon ..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405.S8 T7</text:p>
          </table:table-cell>
          <table:table-cell table:style-name="ce40"/>
          <table:table-cell table:style-name="ce35" office:value-type="string" calcext:value-type="string">
            <text:p>Thucydidis Historiae / recognovit brevique adnotatione critica instruxit Henricus Stuart Jones.</text:p>
          </table:table-cell>
          <table:table-cell table:style-name="ce51" office:value-type="string" calcext:value-type="string">
            <text:p>V.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405.S8 T7</text:p>
          </table:table-cell>
          <table:table-cell table:style-name="ce40"/>
          <table:table-cell table:style-name="ce35" office:value-type="string" calcext:value-type="string">
            <text:p>Thucydidis Historiae / recognovit brevique adnotatione critica instruxit Henricus Stuart Jones.</text:p>
          </table:table-cell>
          <table:table-cell table:style-name="ce51" office:value-type="string" calcext:value-type="string">
            <text:p>V.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405.S8 X4 1900-20</text:p>
          </table:table-cell>
          <table:table-cell table:style-name="ce40"/>
          <table:table-cell table:style-name="ce35" office:value-type="string" calcext:value-type="string">
            <text:p>Xenophontis Opera omnia / recognovit breviqve adnotatione critica instrvxit E.C. Marchant ...</text:p>
          </table:table-cell>
          <table:table-cell table:style-name="ce51" office:value-type="string" calcext:value-type="string">
            <text:p>V.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405.S8 X4 1900-20</text:p>
          </table:table-cell>
          <table:table-cell table:style-name="ce40"/>
          <table:table-cell table:style-name="ce35" office:value-type="string" calcext:value-type="string">
            <text:p>Xenophontis Opera omnia / recognovit breviqve adnotatione critica instrvxit E.C. Marchant ...</text:p>
          </table:table-cell>
          <table:table-cell table:style-name="ce51" office:value-type="string" calcext:value-type="string">
            <text:p>V.3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405.S8 X4 1900-20</text:p>
          </table:table-cell>
          <table:table-cell table:style-name="ce40"/>
          <table:table-cell table:style-name="ce35" office:value-type="string" calcext:value-type="string">
            <text:p>Xenophontis Opera omnia / recognovit breviqve adnotatione critica instrvxit E.C. Marchant ...</text:p>
          </table:table-cell>
          <table:table-cell table:style-name="ce51" office:value-type="string" calcext:value-type="string">
            <text:p>V.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7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1 .A15</text:p>
          </table:table-cell>
          <table:table-cell table:style-name="ce40"/>
          <table:table-cell table:style-name="ce35" office:value-type="string" calcext:value-type="string">
            <text:p>Lyra graeca : being the remains of all the Greek lyric poets from Eumelus to Timotheus excepting Pindar / newly edited and translted by J.M. Edmonds ... in three volumes.</text:p>
          </table:table-cell>
          <table:table-cell table:style-name="ce51" office:value-type="string" calcext:value-type="string">
            <text:p>V.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7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1 .A15</text:p>
          </table:table-cell>
          <table:table-cell table:style-name="ce40"/>
          <table:table-cell table:style-name="ce35" office:value-type="string" calcext:value-type="string">
            <text:p>Lyra graeca : being the remains of all the Greek lyric poets from Eumelus to Timotheus excepting Pindar / newly edited and translted by J.M. Edmonds ... in three volumes.</text:p>
          </table:table-cell>
          <table:table-cell table:style-name="ce51" office:value-type="string" calcext:value-type="string">
            <text:p>V.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7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1 .A15</text:p>
          </table:table-cell>
          <table:table-cell table:style-name="ce40"/>
          <table:table-cell table:style-name="ce35" office:value-type="string" calcext:value-type="string">
            <text:p>Lyra graeca : being the remains of all the Greek lyric poets from Eumelus to Timotheus excepting Pindar / newly edited and translted by J.M. Edmonds ... in three volumes.</text:p>
          </table:table-cell>
          <table:table-cell table:style-name="ce51" office:value-type="string" calcext:value-type="string">
            <text:p>V.3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 .E8 1912</text:p>
          </table:table-cell>
          <table:table-cell table:style-name="ce40"/>
          <table:table-cell table:style-name="ce35" office:value-type="string" calcext:value-type="string">
            <text:p>Euripides / with an English translation, by Arthur S. Way.</text:p>
          </table:table-cell>
          <table:table-cell table:style-name="ce51" office:value-type="string" calcext:value-type="string">
            <text:p>V.4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 .E8 1912</text:p>
          </table:table-cell>
          <table:table-cell table:style-name="ce40"/>
          <table:table-cell table:style-name="ce35" office:value-type="string" calcext:value-type="string">
            <text:p>Euripides / with an English translation, by Arthur S. Way.</text:p>
          </table:table-cell>
          <table:table-cell table:style-name="ce51" office:value-type="string" calcext:value-type="string">
            <text:p>V.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 .E8 1912</text:p>
          </table:table-cell>
          <table:table-cell table:style-name="ce40"/>
          <table:table-cell table:style-name="ce35" office:value-type="string" calcext:value-type="string">
            <text:p>Euripides / with an English translation, by Arthur S. Way.</text:p>
          </table:table-cell>
          <table:table-cell table:style-name="ce51" office:value-type="string" calcext:value-type="string">
            <text:p>V.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 .E8 1912</text:p>
          </table:table-cell>
          <table:table-cell table:style-name="ce40"/>
          <table:table-cell table:style-name="ce35" office:value-type="string" calcext:value-type="string">
            <text:p>Euripides / with an English translation, by Arthur S. Way.</text:p>
          </table:table-cell>
          <table:table-cell table:style-name="ce51" office:value-type="string" calcext:value-type="string">
            <text:p>V.3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 .H8</text:p>
          </table:table-cell>
          <table:table-cell table:style-name="ce40"/>
          <table:table-cell table:style-name="ce35" office:value-type="string" calcext:value-type="string">
            <text:p>The odyssey / Homer ; with an English translation by A. T. Murray.</text:p>
          </table:table-cell>
          <table:table-cell table:style-name="ce51" office:value-type="string" calcext:value-type="string">
            <text:p>V.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 .H8</text:p>
          </table:table-cell>
          <table:table-cell table:style-name="ce40"/>
          <table:table-cell table:style-name="ce35" office:value-type="string" calcext:value-type="string">
            <text:p>The odyssey / Homer ; with an English translation by A. T. Murray.</text:p>
          </table:table-cell>
          <table:table-cell table:style-name="ce51" office:value-type="string" calcext:value-type="string">
            <text:p>V.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7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 .C18 1958</text:p>
          </table:table-cell>
          <table:table-cell table:style-name="ce40"/>
          <table:table-cell table:style-name="ce35" office:value-type="string" calcext:value-type="string">
            <text:p>Aetia, Iambi, lyric poems, Hecale, minor epic and elegiac poems, fragments of epigrams, fragments of uncertain location / text, translation, and notes by C. A. Trypanis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 .D37</text:p>
          </table:table-cell>
          <table:table-cell table:style-name="ce40"/>
          <table:table-cell table:style-name="ce35" office:value-type="string" calcext:value-type="string">
            <text:p>Demosthenes against Meidias, Androtion, Aristocrates, Timocrates, Aristogeiton / with an English translation by J.H. Vince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 .D53</text:p>
          </table:table-cell>
          <table:table-cell table:style-name="ce40"/>
          <table:table-cell table:style-name="ce35" office:value-type="string" calcext:value-type="string">
            <text:p>The Roman antiquities of Dionysius of Halicarnassus, with an English translation by Earnest Cary, on the basis of the version of Edward Spelman.</text:p>
          </table:table-cell>
          <table:table-cell table:style-name="ce51" office:value-type="string" calcext:value-type="string">
            <text:p>V.4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 .D53</text:p>
          </table:table-cell>
          <table:table-cell table:style-name="ce40"/>
          <table:table-cell table:style-name="ce35" office:value-type="string" calcext:value-type="string">
            <text:p>The Roman antiquities of Dionysius of Halicarnassus, with an English translation by Earnest Cary, on the basis of the version of Edward Spelman.</text:p>
          </table:table-cell>
          <table:table-cell table:style-name="ce51" office:value-type="string" calcext:value-type="string">
            <text:p>V.6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 .D53</text:p>
          </table:table-cell>
          <table:table-cell table:style-name="ce40"/>
          <table:table-cell table:style-name="ce35" office:value-type="string" calcext:value-type="string">
            <text:p>The Roman antiquities of Dionysius of Halicarnassus, with an English translation by Earnest Cary, on the basis of the version of Edward Spelman.</text:p>
          </table:table-cell>
          <table:table-cell table:style-name="ce51" office:value-type="string" calcext:value-type="string">
            <text:p>V.7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 .D53</text:p>
          </table:table-cell>
          <table:table-cell table:style-name="ce40"/>
          <table:table-cell table:style-name="ce35" office:value-type="string" calcext:value-type="string">
            <text:p>The Roman antiquities of Dionysius of Halicarnassus, with an English translation by Earnest Cary, on the basis of the version of Edward Spelman.</text:p>
          </table:table-cell>
          <table:table-cell table:style-name="ce51" office:value-type="string" calcext:value-type="string">
            <text:p>V.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 .D53</text:p>
          </table:table-cell>
          <table:table-cell table:style-name="ce40"/>
          <table:table-cell table:style-name="ce35" office:value-type="string" calcext:value-type="string">
            <text:p>The Roman antiquities of Dionysius of Halicarnassus, with an English translation by Earnest Cary, on the basis of the version of Edward Spelman.</text:p>
          </table:table-cell>
          <table:table-cell table:style-name="ce51" office:value-type="string" calcext:value-type="string">
            <text:p>V.3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 .D53</text:p>
          </table:table-cell>
          <table:table-cell table:style-name="ce40"/>
          <table:table-cell table:style-name="ce35" office:value-type="string" calcext:value-type="string">
            <text:p>The Roman antiquities of Dionysius of Halicarnassus, with an English translation by Earnest Cary, on the basis of the version of Edward Spelman.</text:p>
          </table:table-cell>
          <table:table-cell table:style-name="ce51" office:value-type="string" calcext:value-type="string">
            <text:p>V.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 .D53</text:p>
          </table:table-cell>
          <table:table-cell table:style-name="ce40"/>
          <table:table-cell table:style-name="ce35" office:value-type="string" calcext:value-type="string">
            <text:p>The Roman antiquities of Dionysius of Halicarnassus, with an English translation by Earnest Cary, on the basis of the version of Edward Spelman.</text:p>
          </table:table-cell>
          <table:table-cell table:style-name="ce51" office:value-type="string" calcext:value-type="string">
            <text:p>V.5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 .S7</text:p>
          </table:table-cell>
          <table:table-cell table:style-name="ce40"/>
          <table:table-cell table:style-name="ce35" office:value-type="string" calcext:value-type="string">
            <text:p>Sophocles : with an English translation / by F. Storr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 .S7</text:p>
          </table:table-cell>
          <table:table-cell table:style-name="ce40"/>
          <table:table-cell table:style-name="ce35" office:value-type="string" calcext:value-type="string">
            <text:p>Sophocles : with an English translation / by F. Storr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.A82 M4</text:p>
          </table:table-cell>
          <table:table-cell table:style-name="ce40"/>
          <table:table-cell table:style-name="ce35" office:value-type="string" calcext:value-type="string">
            <text:p>The Metaphysics / with an English translation by Hugh Tredennick.</text:p>
          </table:table-cell>
          <table:table-cell table:style-name="ce51" office:value-type="string" calcext:value-type="string">
            <text:p>V.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.A82 M47</text:p>
          </table:table-cell>
          <table:table-cell table:style-name="ce40"/>
          <table:table-cell table:style-name="ce35" office:value-type="string" calcext:value-type="string">
            <text:p>Meteorologica. With an English translation by H.D.P. Lee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.A82 M5</text:p>
          </table:table-cell>
          <table:table-cell table:style-name="ce40"/>
          <table:table-cell table:style-name="ce35" office:value-type="string" calcext:value-type="string">
            <text:p>Minor works ... with an English translation by W.S. Hett ..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.A82 O5</text:p>
          </table:table-cell>
          <table:table-cell table:style-name="ce40"/>
          <table:table-cell table:style-name="ce35" office:value-type="string" calcext:value-type="string">
            <text:p>On the heavens, with an English translation by W.K.C. Guthrie ..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9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.A82 O7</text:p>
          </table:table-cell>
          <table:table-cell table:style-name="ce40"/>
          <table:table-cell table:style-name="ce35" office:value-type="string" calcext:value-type="string">
            <text:p>The Organon.</text:p>
          </table:table-cell>
          <table:table-cell table:style-name="ce51" office:value-type="string" calcext:value-type="string">
            <text:p>V.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7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.A82 P3</text:p>
          </table:table-cell>
          <table:table-cell table:style-name="ce40"/>
          <table:table-cell table:style-name="ce35" office:value-type="string" calcext:value-type="string">
            <text:p>Parts of animals, with an English translation by A. L. Peck, and a foreword by F. H. A. Marshall. Movement of animals, Progression of animals, with an English translation by E. S. Forster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.A82 P7</text:p>
          </table:table-cell>
          <table:table-cell table:style-name="ce40"/>
          <table:table-cell table:style-name="ce35" office:value-type="string" calcext:value-type="string">
            <text:p>Problems ... with an English translation by W. S. Hett.</text:p>
          </table:table-cell>
          <table:table-cell table:style-name="ce51" office:value-type="string" calcext:value-type="string">
            <text:p>V.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.A82 P7</text:p>
          </table:table-cell>
          <table:table-cell table:style-name="ce40"/>
          <table:table-cell table:style-name="ce35" office:value-type="string" calcext:value-type="string">
            <text:p>Problems ... with an English translation by W. S. Hett.</text:p>
          </table:table-cell>
          <table:table-cell table:style-name="ce51" office:value-type="string" calcext:value-type="string">
            <text:p>V.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612.A82 S6</text:p>
          </table:table-cell>
          <table:table-cell table:style-name="ce40"/>
          <table:table-cell table:style-name="ce35" office:value-type="string" calcext:value-type="string">
            <text:p>On sophistical refutations ; On coming-to-be and passing away / Aristotle ; [translated] by E.S. Forster ; On the cosmos / [translated] by D.J. Furley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825 .A8 1957</text:p>
          </table:table-cell>
          <table:table-cell table:style-name="ce40"/>
          <table:table-cell table:style-name="ce35" office:value-type="string" calcext:value-type="string">
            <text:p>Agamemnon / edited by John Dewar Denniston and Denys Page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875 .A8 1991</text:p>
          </table:table-cell>
          <table:table-cell table:style-name="ce40"/>
          <table:table-cell table:style-name="ce35" office:value-type="string" calcext:value-type="string">
            <text:p>Aristophanes' Birds / [text with commentary by] Peter Burian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875 .R3 1963</text:p>
          </table:table-cell>
          <table:table-cell table:style-name="ce40"/>
          <table:table-cell table:style-name="ce35" office:value-type="string" calcext:value-type="string">
            <text:p>The frogs / edited, with introd., rev. text, commentary and index, by W. B. Sanford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875.L8 T87 1982</text:p>
          </table:table-cell>
          <table:table-cell table:style-name="ce40"/>
          <table:table-cell table:style-name="ce35" office:value-type="string" calcext:value-type="string">
            <text:p>Aristophanes' Lysistrata / J. Hilton Turner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7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877 .A1 1936</text:p>
          </table:table-cell>
          <table:table-cell table:style-name="ce40"/>
          <table:table-cell table:style-name="ce35" office:value-type="string" calcext:value-type="string">
            <text:p>The eleven comedies / literally &amp; completely translated from the Greek tongue into English with translator's foreword, an introd. to each comedy &amp; elucidatory notes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877 .A2</text:p>
          </table:table-cell>
          <table:table-cell table:style-name="ce40"/>
          <table:table-cell table:style-name="ce35" office:value-type="string" calcext:value-type="string">
            <text:p>The Acharnians, and two other plays of Aristophanes; tr. by J. Hookham Frere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877 .A2 1969b</text:p>
          </table:table-cell>
          <table:table-cell table:style-name="ce40"/>
          <table:table-cell table:style-name="ce35" office:value-type="string" calcext:value-type="string">
            <text:p>Three comedies : The birds; The clouds, translated by William Arrowsmith. The wasps / translated by Douglass Parker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877 .A2 1984</text:p>
          </table:table-cell>
          <table:table-cell table:style-name="ce40"/>
          <table:table-cell table:style-name="ce35" office:value-type="string" calcext:value-type="string">
            <text:p>Four plays / by Aristophanes ; translations by William Arrowsmith, Richmond Lattimore, and Douglass Parker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877 .L8 1930</text:p>
          </table:table-cell>
          <table:table-cell table:style-name="ce40"/>
          <table:table-cell table:style-name="ce35" office:value-type="string" calcext:value-type="string">
            <text:p>Aristophanes' Lysistrata : a new version / by Gilbert Seldes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877 .L8 1964</text:p>
          </table:table-cell>
          <table:table-cell table:style-name="ce40"/>
          <table:table-cell table:style-name="ce35" office:value-type="string" calcext:value-type="string">
            <text:p>Lysistrata / translated by Douglass Parker, with sketches by Ellen Raskin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877 .N8 1968</text:p>
          </table:table-cell>
          <table:table-cell table:style-name="ce40"/>
          <table:table-cell table:style-name="ce35" office:value-type="string" calcext:value-type="string">
            <text:p>Clouds; edited with introduction and commentary by K.J. Dover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877 .P2 1985</text:p>
          </table:table-cell>
          <table:table-cell table:style-name="ce40"/>
          <table:table-cell table:style-name="ce35" office:value-type="string" calcext:value-type="string">
            <text:p>Peace / edited with translation and notes by Alan H. Sommerstein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896 .A12 <text:s/>1943</text:p>
          </table:table-cell>
          <table:table-cell table:style-name="ce40"/>
          <table:table-cell table:style-name="ce35" office:value-type="string" calcext:value-type="string">
            <text:p>On man in the universe: Metaphysics, Parts of animals, Ethics, Politics, Poetics. Edited with introduction by Louise Ropes Loomis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973 .H3 1981</text:p>
          </table:table-cell>
          <table:table-cell table:style-name="ce40"/>
          <table:table-cell table:style-name="ce35" office:value-type="string" calcext:value-type="string">
            <text:p>Euripides' Hecuba / John W. Ambrose, Jr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973 .H5 1987</text:p>
          </table:table-cell>
          <table:table-cell table:style-name="ce40"/>
          <table:table-cell table:style-name="ce35" office:value-type="string" calcext:value-type="string">
            <text:p>Euripides' Heracles / Martin Cropp and Richard Hamilton.</text:p>
          </table:table-cell>
          <table:table-cell table:style-name="ce51" office:value-type="string" calcext:value-type="string">
            <text:p>V. 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973 .H5 1987</text:p>
          </table:table-cell>
          <table:table-cell table:style-name="ce40"/>
          <table:table-cell table:style-name="ce35" office:value-type="string" calcext:value-type="string">
            <text:p>Euripides' Heracles / Martin Cropp and Richard Hamilton.</text:p>
          </table:table-cell>
          <table:table-cell table:style-name="ce51" office:value-type="string" calcext:value-type="string">
            <text:p>V. 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973 .O7 1984</text:p>
          </table:table-cell>
          <table:table-cell table:style-name="ce40"/>
          <table:table-cell table:style-name="ce35" office:value-type="string" calcext:value-type="string">
            <text:p>Euripides' Orestes / Thomas M. Falkner.</text:p>
          </table:table-cell>
          <table:table-cell table:style-name="ce51" office:value-type="string" calcext:value-type="string">
            <text:p>V. 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973 .O7 1984</text:p>
          </table:table-cell>
          <table:table-cell table:style-name="ce40"/>
          <table:table-cell table:style-name="ce35" office:value-type="string" calcext:value-type="string">
            <text:p>Euripides' Orestes / Thomas M. Falkner.</text:p>
          </table:table-cell>
          <table:table-cell table:style-name="ce51" office:value-type="string" calcext:value-type="string">
            <text:p>V. 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975 .A1 1857</text:p>
          </table:table-cell>
          <table:table-cell table:style-name="ce40"/>
          <table:table-cell table:style-name="ce35" office:value-type="string" calcext:value-type="string">
            <text:p>Euripides / with an English commentary by F. A. Paley.</text:p>
          </table:table-cell>
          <table:table-cell table:style-name="ce51" office:value-type="string" calcext:value-type="string">
            <text:p>V.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975 .A1 1857</text:p>
          </table:table-cell>
          <table:table-cell table:style-name="ce40"/>
          <table:table-cell table:style-name="ce35" office:value-type="string" calcext:value-type="string">
            <text:p>Euripides / with an English commentary by F. A. Paley.</text:p>
          </table:table-cell>
          <table:table-cell table:style-name="ce51" office:value-type="string" calcext:value-type="string">
            <text:p>V.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975 .A1 1857</text:p>
          </table:table-cell>
          <table:table-cell table:style-name="ce40"/>
          <table:table-cell table:style-name="ce35" office:value-type="string" calcext:value-type="string">
            <text:p>Euripides / with an English commentary by F. A. Paley.</text:p>
          </table:table-cell>
          <table:table-cell table:style-name="ce51" office:value-type="string" calcext:value-type="string">
            <text:p>V.3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975 .A2 1974</text:p>
          </table:table-cell>
          <table:table-cell table:style-name="ce40"/>
          <table:table-cell table:style-name="ce35" office:value-type="string" calcext:value-type="string">
            <text:p>Three plays of Euripides : Alcestis, Medea, The Bacchae / translated by Paul Roche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975.A5 A7</text:p>
          </table:table-cell>
          <table:table-cell table:style-name="ce40"/>
          <table:table-cell table:style-name="ce35" office:value-type="string" calcext:value-type="string">
            <text:p>Alcestis / Euripides ; translated by William Arrowsmith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975.A5 B4</text:p>
          </table:table-cell>
          <table:table-cell table:style-name="ce40"/>
          <table:table-cell table:style-name="ce35" office:value-type="string" calcext:value-type="string">
            <text:p>Alcestis / a translation with commentary by Charles Rowan Beye. With a series introd. by Eric A. Havelock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975.H4 M5 1981</text:p>
          </table:table-cell>
          <table:table-cell table:style-name="ce40"/>
          <table:table-cell table:style-name="ce35" office:value-type="string" calcext:value-type="string">
            <text:p>Helen / Euripides ; translated by James Michie and Colin Leach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975.H7 B3 1973</text:p>
          </table:table-cell>
          <table:table-cell table:style-name="ce40"/>
          <table:table-cell table:style-name="ce35" office:value-type="string" calcext:value-type="string">
            <text:p>Hippolytos. Translated by Robert Bagg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3975.O7 W55 1986</text:p>
          </table:table-cell>
          <table:table-cell table:style-name="ce40"/>
          <table:table-cell table:style-name="ce35" office:value-type="string" calcext:value-type="string">
            <text:p>Orestes / Euripides ; with introduction and commentary by C.W. Willink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4002 .A2 1854a</text:p>
          </table:table-cell>
          <table:table-cell table:style-name="ce40"/>
          <table:table-cell table:style-name="ce35" office:value-type="string" calcext:value-type="string">
            <text:p>Herodotus / with a commentary by Joseph Williams Blakesley.</text:p>
          </table:table-cell>
          <table:table-cell table:style-name="ce51" office:value-type="string" calcext:value-type="string">
            <text:p>V.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4002 .A2 1854a</text:p>
          </table:table-cell>
          <table:table-cell table:style-name="ce40"/>
          <table:table-cell table:style-name="ce35" office:value-type="string" calcext:value-type="string">
            <text:p>Herodotus / with a commentary by Joseph Williams Blakesley.</text:p>
          </table:table-cell>
          <table:table-cell table:style-name="ce51" office:value-type="string" calcext:value-type="string">
            <text:p>V.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4002 .A2 1987</text:p>
          </table:table-cell>
          <table:table-cell table:style-name="ce40"/>
          <table:table-cell table:style-name="ce35" office:value-type="string" calcext:value-type="string">
            <text:p>Herodoti Historiae / edidit Haiim B. Rosaen.</text:p>
          </table:table-cell>
          <table:table-cell table:style-name="ce51" office:value-type="string" calcext:value-type="string">
            <text:p>V. 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4002 .A2 1987</text:p>
          </table:table-cell>
          <table:table-cell table:style-name="ce40"/>
          <table:table-cell table:style-name="ce35" office:value-type="string" calcext:value-type="string">
            <text:p>Herodoti Historiae / edidit Haiim B. Rosaen.</text:p>
          </table:table-cell>
          <table:table-cell table:style-name="ce51" office:value-type="string" calcext:value-type="string">
            <text:p>V. 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4002 .A37 1908</text:p>
          </table:table-cell>
          <table:table-cell table:style-name="ce40"/>
          <table:table-cell table:style-name="ce35" office:value-type="string" calcext:value-type="string">
            <text:p>Herodotus, the seventh, eighth, &amp; ninth books : with introduction, text, apparatus, commentary, appendices, indices, maps / by Reginald Walter Macan.</text:p>
          </table:table-cell>
          <table:table-cell table:style-name="ce51" office:value-type="string" calcext:value-type="string">
            <text:p>V.1 PT.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4002 .A37 1908</text:p>
          </table:table-cell>
          <table:table-cell table:style-name="ce40"/>
          <table:table-cell table:style-name="ce35" office:value-type="string" calcext:value-type="string">
            <text:p>Herodotus, the seventh, eighth, &amp; ninth books : with introduction, text, apparatus, commentary, appendices, indices, maps / by Reginald Walter Macan.</text:p>
          </table:table-cell>
          <table:table-cell table:style-name="ce51" office:value-type="string" calcext:value-type="string">
            <text:p>V.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4002 .A37 1908</text:p>
          </table:table-cell>
          <table:table-cell table:style-name="ce40"/>
          <table:table-cell table:style-name="ce35" office:value-type="string" calcext:value-type="string">
            <text:p>Herodotus, the seventh, eighth, &amp; ninth books : with introduction, text, apparatus, commentary, appendices, indices, maps / by Reginald Walter Macan.</text:p>
          </table:table-cell>
          <table:table-cell table:style-name="ce51" office:value-type="string" calcext:value-type="string">
            <text:p>V.1 PT.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9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4002.A32 L6</text:p>
          </table:table-cell>
          <table:table-cell table:style-name="ce40"/>
          <table:table-cell table:style-name="ce35" office:value-type="string" calcext:value-type="string">
            <text:p>Herodotus, book II / Alan B. Lloyd.</text:p>
          </table:table-cell>
          <table:table-cell table:style-name="ce51" office:value-type="string" calcext:value-type="string">
            <text:p>V.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9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4004 .G6 1969</text:p>
          </table:table-cell>
          <table:table-cell table:style-name="ce40"/>
          <table:table-cell table:style-name="ce35" office:value-type="string" calcext:value-type="string">
            <text:p>Herodotus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4004 .H6 1928</text:p>
          </table:table-cell>
          <table:table-cell table:style-name="ce40"/>
          <table:table-cell table:style-name="ce35" office:value-type="string" calcext:value-type="string">
            <text:p>A commentary on Herodotus / with introduction and appendixes, by W. W. How and J. Wells.</text:p>
          </table:table-cell>
          <table:table-cell table:style-name="ce51" office:value-type="string" calcext:value-type="string">
            <text:p>V.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4019 .A2 1931</text:p>
          </table:table-cell>
          <table:table-cell table:style-name="ce40"/>
          <table:table-cell table:style-name="ce35" office:value-type="string" calcext:value-type="string">
            <text:p>Homeri Ilias / edidit Thomas W. Allen.</text:p>
          </table:table-cell>
          <table:table-cell table:style-name="ce51" office:value-type="string" calcext:value-type="string">
            <text:p>V.3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4019 .A2 1931</text:p>
          </table:table-cell>
          <table:table-cell table:style-name="ce40"/>
          <table:table-cell table:style-name="ce35" office:value-type="string" calcext:value-type="string">
            <text:p>Homeri Ilias / edidit Thomas W. Allen.</text:p>
          </table:table-cell>
          <table:table-cell table:style-name="ce51" office:value-type="string" calcext:value-type="string">
            <text:p>V.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4019 .A2 1931</text:p>
          </table:table-cell>
          <table:table-cell table:style-name="ce40"/>
          <table:table-cell table:style-name="ce35" office:value-type="string" calcext:value-type="string">
            <text:p>Homeri Ilias / edidit Thomas W. Allen.</text:p>
          </table:table-cell>
          <table:table-cell table:style-name="ce51" office:value-type="string" calcext:value-type="string">
            <text:p>V.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4020 .A1 1978</text:p>
          </table:table-cell>
          <table:table-cell table:style-name="ce40"/>
          <table:table-cell table:style-name="ce35" office:value-type="string" calcext:value-type="string">
            <text:p>The Iliad of Homer : books I-XII / edited with introduction and commentary by M. M. Willcock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4022 .A1 1897</text:p>
          </table:table-cell>
          <table:table-cell table:style-name="ce40"/>
          <table:table-cell table:style-name="ce35" office:value-type="string" calcext:value-type="string">
            <text:p>Eight books of Homers̓ Odyssey with introduction, commentary, and vocabulary : for the use of schools / by Bernadotte Perrin and Thomas Day Seymour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4023 .H81 1981</text:p>
          </table:table-cell>
          <table:table-cell table:style-name="ce40"/>
          <table:table-cell table:style-name="ce35" office:value-type="string" calcext:value-type="string">
            <text:p>The Homeric hymn to Apollo / Peter M. Smith, Lee T. Pearcy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4023.H83 G342 1983</text:p>
          </table:table-cell>
          <table:table-cell table:style-name="ce40"/>
          <table:table-cell table:style-name="ce35" office:value-type="string" calcext:value-type="string">
            <text:p>Homeric Hymn to Hermes / Julia Haig Gaisser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7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4025.A1 C5 1967</text:p>
          </table:table-cell>
          <table:table-cell table:style-name="ce40"/>
          <table:table-cell table:style-name="ce35" office:value-type="string" calcext:value-type="string">
            <text:p>Chapman's Homer : the Iliad, the Odyssey, and the lesser Homerica / edited, with introductions, textual notes, commentaries, and glossaries, by Allardyce Nicoll.</text:p>
          </table:table-cell>
          <table:table-cell table:style-name="ce51" office:value-type="string" calcext:value-type="string">
            <text:p>V.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7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4025.A1 C5 1967</text:p>
          </table:table-cell>
          <table:table-cell table:style-name="ce40"/>
          <table:table-cell table:style-name="ce35" office:value-type="string" calcext:value-type="string">
            <text:p>Chapman's Homer : the Iliad, the Odyssey, and the lesser Homerica / edited, with introductions, textual notes, commentaries, and glossaries, by Allardyce Nicoll.</text:p>
          </table:table-cell>
          <table:table-cell table:style-name="ce51" office:value-type="string" calcext:value-type="string">
            <text:p>V.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4167 .A9</text:p>
          </table:table-cell>
          <table:table-cell table:style-name="ce40"/>
          <table:table-cell table:style-name="ce35" office:value-type="string" calcext:value-type="string">
            <text:p>Archery at the dark of the moon : poetic problems in Homer's Odyssey / Norman Austin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7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4434.Z8 E4 1965</text:p>
          </table:table-cell>
          <table:table-cell table:style-name="ce40"/>
          <table:table-cell table:style-name="ce35" office:value-type="string" calcext:value-type="string">
            <text:p>Lexicon Sophocleum : adhibitis veterum interpretum explicationibus, grammaticorum notationibus, recentiorum doctorum commentariis / composuit Fridericus Ellendt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9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05.S8 L5 1914</text:p>
          </table:table-cell>
          <table:table-cell table:style-name="ce40"/>
          <table:table-cell table:style-name="ce35" office:value-type="string" calcext:value-type="string">
            <text:p>Titi Livi Ab Urbe condita.</text:p>
          </table:table-cell>
          <table:table-cell table:style-name="ce51" office:value-type="string" calcext:value-type="string">
            <text:p>V. 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9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05.S8 L5 1914</text:p>
          </table:table-cell>
          <table:table-cell table:style-name="ce40"/>
          <table:table-cell table:style-name="ce35" office:value-type="string" calcext:value-type="string">
            <text:p>Titi Livi Ab Urbe condita.</text:p>
          </table:table-cell>
          <table:table-cell table:style-name="ce51" office:value-type="string" calcext:value-type="string">
            <text:p>V. 3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9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05.S8 L5 1914</text:p>
          </table:table-cell>
          <table:table-cell table:style-name="ce40"/>
          <table:table-cell table:style-name="ce35" office:value-type="string" calcext:value-type="string">
            <text:p>Titi Livi Ab Urbe condita.</text:p>
          </table:table-cell>
          <table:table-cell table:style-name="ce51" office:value-type="string" calcext:value-type="string">
            <text:p>V. 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05.S8 T23</text:p>
          </table:table-cell>
          <table:table-cell table:style-name="ce40"/>
          <table:table-cell table:style-name="ce35" office:value-type="string" calcext:value-type="string">
            <text:p>Cornelii Taciti Historiarvm libri; recognovit breviqve adnotatione critica instrvxit C. D. Fisher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18.I5 L6</text:p>
          </table:table-cell>
          <table:table-cell table:style-name="ce40"/>
          <table:table-cell table:style-name="ce35" office:value-type="string" calcext:value-type="string">
            <text:p>Handbook of Latin inscriptions, illustrating the history of the language, by W. M. Lindsay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56 .A21 1988</text:p>
          </table:table-cell>
          <table:table-cell table:style-name="ce40"/>
          <table:table-cell table:style-name="ce35" office:value-type="string" calcext:value-type="string">
            <text:p>Catullus, Tibullus, and Pervigilium Veneris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56 .L8</text:p>
          </table:table-cell>
          <table:table-cell table:style-name="ce40"/>
          <table:table-cell table:style-name="ce35" office:value-type="string" calcext:value-type="string">
            <text:p>De rerum natura / with an English translation by W.H.D. Rouse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56 .L8</text:p>
          </table:table-cell>
          <table:table-cell table:style-name="ce40"/>
          <table:table-cell table:style-name="ce35" office:value-type="string" calcext:value-type="string">
            <text:p>De rerum natura / with an English translation by W.H.D. Rouse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56 .O87 1916</text:p>
          </table:table-cell>
          <table:table-cell table:style-name="ce40"/>
          <table:table-cell table:style-name="ce35" office:value-type="string" calcext:value-type="string">
            <text:p>Ovid. Metamorphoses, with an English translation by Frank Justus Miller ...</text:p>
          </table:table-cell>
          <table:table-cell table:style-name="ce51" office:value-type="string" calcext:value-type="string">
            <text:p>V. 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56 .O87 1916</text:p>
          </table:table-cell>
          <table:table-cell table:style-name="ce40"/>
          <table:table-cell table:style-name="ce35" office:value-type="string" calcext:value-type="string">
            <text:p>Ovid. Metamorphoses, with an English translation by Frank Justus Miller ...</text:p>
          </table:table-cell>
          <table:table-cell table:style-name="ce51" office:value-type="string" calcext:value-type="string">
            <text:p>V. 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56 .O89 1988, v.6</text:p>
          </table:table-cell>
          <table:table-cell table:style-name="ce40"/>
          <table:table-cell table:style-name="ce35" office:value-type="string" calcext:value-type="string">
            <text:p>Tristia ; Ex Ponto / Ovid ; with an English translation by Arthur Leslie Wheeler.</text:p>
          </table:table-cell>
          <table:table-cell table:style-name="ce51" office:value-type="string" calcext:value-type="string">
            <text:p>V. 6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56 .P5</text:p>
          </table:table-cell>
          <table:table-cell table:style-name="ce40"/>
          <table:table-cell table:style-name="ce35" office:value-type="string" calcext:value-type="string">
            <text:p>Plautus : with an English translation / by Paul Nixon.</text:p>
          </table:table-cell>
          <table:table-cell table:style-name="ce51" office:value-type="string" calcext:value-type="string">
            <text:p>V. 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56 .P5</text:p>
          </table:table-cell>
          <table:table-cell table:style-name="ce40"/>
          <table:table-cell table:style-name="ce35" office:value-type="string" calcext:value-type="string">
            <text:p>Plautus : with an English translation / by Paul Nixon.</text:p>
          </table:table-cell>
          <table:table-cell table:style-name="ce51" office:value-type="string" calcext:value-type="string">
            <text:p>V. 5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56 .P5</text:p>
          </table:table-cell>
          <table:table-cell table:style-name="ce40"/>
          <table:table-cell table:style-name="ce35" office:value-type="string" calcext:value-type="string">
            <text:p>Plautus : with an English translation / by Paul Nixon.</text:p>
          </table:table-cell>
          <table:table-cell table:style-name="ce51" office:value-type="string" calcext:value-type="string">
            <text:p>V. 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56 .P5</text:p>
          </table:table-cell>
          <table:table-cell table:style-name="ce40"/>
          <table:table-cell table:style-name="ce35" office:value-type="string" calcext:value-type="string">
            <text:p>Plautus : with an English translation / by Paul Nixon.</text:p>
          </table:table-cell>
          <table:table-cell table:style-name="ce51" office:value-type="string" calcext:value-type="string">
            <text:p>V. 4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56 .S3 1965b</text:p>
          </table:table-cell>
          <table:table-cell table:style-name="ce40"/>
          <table:table-cell table:style-name="ce35" office:value-type="string" calcext:value-type="string">
            <text:p>Sallust, with an English translation by J. C. Rolfe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56 .S58 1936</text:p>
          </table:table-cell>
          <table:table-cell table:style-name="ce40"/>
          <table:table-cell table:style-name="ce35" office:value-type="string" calcext:value-type="string">
            <text:p>Poems and letters, with an English translation, introduction, and notes by W.B. Anderson ...</text:p>
          </table:table-cell>
          <table:table-cell table:style-name="ce51" office:value-type="string" calcext:value-type="string">
            <text:p>V. 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56 .S58 1936</text:p>
          </table:table-cell>
          <table:table-cell table:style-name="ce40"/>
          <table:table-cell table:style-name="ce35" office:value-type="string" calcext:value-type="string">
            <text:p>Poems and letters, with an English translation, introduction, and notes by W.B. Anderson ...</text:p>
          </table:table-cell>
          <table:table-cell table:style-name="ce51" office:value-type="string" calcext:value-type="string">
            <text:p>V. 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56 .S58 1936</text:p>
          </table:table-cell>
          <table:table-cell table:style-name="ce40"/>
          <table:table-cell table:style-name="ce35" office:value-type="string" calcext:value-type="string">
            <text:p>Poems and letters, with an English translation, introduction, and notes by W.B. Anderson ...</text:p>
          </table:table-cell>
          <table:table-cell table:style-name="ce51" office:value-type="string" calcext:value-type="string">
            <text:p>V. 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56 .S58 1936a</text:p>
          </table:table-cell>
          <table:table-cell table:style-name="ce40"/>
          <table:table-cell table:style-name="ce35" office:value-type="string" calcext:value-type="string">
            <text:p>Poems and letters / with an English translation, introduction, and notes by W.B. Anderson.</text:p>
          </table:table-cell>
          <table:table-cell table:style-name="ce51" office:value-type="string" calcext:value-type="string">
            <text:p>V. 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56 .S58 1936a</text:p>
          </table:table-cell>
          <table:table-cell table:style-name="ce40"/>
          <table:table-cell table:style-name="ce35" office:value-type="string" calcext:value-type="string">
            <text:p>Poems and letters / with an English translation, introduction, and notes by W.B. Anderson.</text:p>
          </table:table-cell>
          <table:table-cell table:style-name="ce51" office:value-type="string" calcext:value-type="string">
            <text:p>V. 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56 .S8 1928</text:p>
          </table:table-cell>
          <table:table-cell table:style-name="ce40"/>
          <table:table-cell table:style-name="ce35" office:value-type="string" calcext:value-type="string">
            <text:p>Statius, with an English translation by J.H. Mozley ... in two volumes ...</text:p>
          </table:table-cell>
          <table:table-cell table:style-name="ce51" office:value-type="string" calcext:value-type="string">
            <text:p>V. 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56 .S8 1928</text:p>
          </table:table-cell>
          <table:table-cell table:style-name="ce40"/>
          <table:table-cell table:style-name="ce35" office:value-type="string" calcext:value-type="string">
            <text:p>Statius, with an English translation by J.H. Mozley ... in two volumes ...</text:p>
          </table:table-cell>
          <table:table-cell table:style-name="ce51" office:value-type="string" calcext:value-type="string">
            <text:p>V. 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56 .T4 1912</text:p>
          </table:table-cell>
          <table:table-cell table:style-name="ce40"/>
          <table:table-cell table:style-name="ce35" office:value-type="string" calcext:value-type="string">
            <text:p>Terence / with an English translation by John Sargeaunt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56.C5 P4 1926</text:p>
          </table:table-cell>
          <table:table-cell table:style-name="ce40"/>
          <table:table-cell table:style-name="ce35" office:value-type="string" calcext:value-type="string">
            <text:p>Philippics, with an English translation by Walter C.A. Ker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56.C6 B7 1939</text:p>
          </table:table-cell>
          <table:table-cell table:style-name="ce40"/>
          <table:table-cell table:style-name="ce35" office:value-type="string" calcext:value-type="string">
            <text:p>Brutus, with an English translation by G.L. Hendrickson ... Orator, with an English translation by H.M. Hubbell ..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156.C6 D8 1928</text:p>
          </table:table-cell>
          <table:table-cell table:style-name="ce40"/>
          <table:table-cell table:style-name="ce35" office:value-type="string" calcext:value-type="string">
            <text:p>De re publica, De legibus / with an English translation by Clinton Walker Keyes.</text:p>
          </table:table-cell>
          <table:table-cell table:style-name="ce50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393 .C43 1969</text:p>
          </table:table-cell>
          <table:table-cell table:style-name="ce40"/>
          <table:table-cell table:style-name="ce35" office:value-type="string" calcext:value-type="string">
            <text:p>The third book of Horace's 'Odes' / edited with translation and running commentary, by Gordon Williams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393 .E4 1989</text:p>
          </table:table-cell>
          <table:table-cell table:style-name="ce40"/>
          <table:table-cell table:style-name="ce35" office:value-type="string" calcext:value-type="string">
            <text:p>Epistles, book II; and, Epistle to the Pisones (Ars poetica) / Horace ; edited by Niall Rudd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8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393 .E6 1974</text:p>
          </table:table-cell>
          <table:table-cell table:style-name="ce40"/>
          <table:table-cell table:style-name="ce35" office:value-type="string" calcext:value-type="string">
            <text:p>The art of poetry. A verse translation with an introd. by Burton Raffel. With the original Latin text, a prose translation and biographical note by James Hynd, notes by David Armstrong, and an afterword by W. R. Johnson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393.C21 B4 1901</text:p>
          </table:table-cell>
          <table:table-cell table:style-name="ce40"/>
          <table:table-cell table:style-name="ce35" office:value-type="string" calcext:value-type="string">
            <text:p>Horace, Odes and epodes / with introduction and notes by Charles E. Bennett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393.C21 B4 1901</text:p>
          </table:table-cell>
          <table:table-cell table:style-name="ce40"/>
          <table:table-cell table:style-name="ce35" office:value-type="string" calcext:value-type="string">
            <text:p>Horace, Odes and epodes / with introduction and notes by Charles E. Bennett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393.C21 B4 1901</text:p>
          </table:table-cell>
          <table:table-cell table:style-name="ce40"/>
          <table:table-cell table:style-name="ce35" office:value-type="string" calcext:value-type="string">
            <text:p>Horace, Odes and epodes / with introduction and notes by Charles E. Bennett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393.C21 S5 1898</text:p>
          </table:table-cell>
          <table:table-cell table:style-name="ce40"/>
          <table:table-cell table:style-name="ce35" office:value-type="string" calcext:value-type="string">
            <text:p>Horace, odes and epodes / edited, with introduction and notes, by Paul Shorey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393.C21 S5 1898</text:p>
          </table:table-cell>
          <table:table-cell table:style-name="ce40"/>
          <table:table-cell table:style-name="ce35" office:value-type="string" calcext:value-type="string">
            <text:p>Horace, odes and epodes / edited, with introduction and notes, by Paul Shorey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558.E5 B8 1964b</text:p>
          </table:table-cell>
          <table:table-cell table:style-name="ce40"/>
          <table:table-cell table:style-name="ce35" office:value-type="string" calcext:value-type="string">
            <text:p>The Satyricon of Petronius / the translation by William Burnaby. Rev. for the present ed., with an introd., by Gilbert Bagnani and illustrated by Antonio Sotomayor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563 .A2 1919</text:p>
          </table:table-cell>
          <table:table-cell table:style-name="ce40"/>
          <table:table-cell table:style-name="ce35" office:value-type="string" calcext:value-type="string">
            <text:p>Phaedri fabvlae Aesopiae, cvm Nicolai Perotti prologo et decem novis fabvlis; recognovit breviqve adnotatione critica instrvxit Iohannes Percival Postgate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569 .S55 1995</text:p>
          </table:table-cell>
          <table:table-cell table:style-name="ce40"/>
          <table:table-cell table:style-name="ce35" office:value-type="string" calcext:value-type="string">
            <text:p>Plautus : the comedies / edited by David R. Slavitt and Palmer Bovie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569 .S55 1995 V4</text:p>
          </table:table-cell>
          <table:table-cell table:style-name="ce40"/>
          <table:table-cell table:style-name="ce35" office:value-type="string" calcext:value-type="string">
            <text:p>Plautus : the comedies / edited by David R. Slavitt and Palmer Bovie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570 .A3 1983</text:p>
          </table:table-cell>
          <table:table-cell table:style-name="ce40"/>
          <table:table-cell table:style-name="ce35" office:value-type="string" calcext:value-type="string">
            <text:p>Plautus, the darker comedies / translated from the Latin, with introduction and notes, by James Tatum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650.E5 W3</text:p>
          </table:table-cell>
          <table:table-cell table:style-name="ce40"/>
          <table:table-cell table:style-name="ce35" office:value-type="string" calcext:value-type="string">
            <text:p>Quintilian's Institutes of oratory ; or, Education of an orator / In twelve books. Literally tr. with notes, by the Rev. John Selby Watson.</text:p>
          </table:table-cell>
          <table:table-cell table:style-name="ce51" office:value-type="string" calcext:value-type="string">
            <text:p>V.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650.E5 W3</text:p>
          </table:table-cell>
          <table:table-cell table:style-name="ce40"/>
          <table:table-cell table:style-name="ce35" office:value-type="string" calcext:value-type="string">
            <text:p>Quintilian's Institutes of oratory ; or, Education of an orator / In twelve books. Literally tr. with notes, by the Rev. John Selby Watson.</text:p>
          </table:table-cell>
          <table:table-cell table:style-name="ce51" office:value-type="string" calcext:value-type="string">
            <text:p>V.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756.A1 B36 2001</text:p>
          </table:table-cell>
          <table:table-cell table:style-name="ce40"/>
          <table:table-cell table:style-name="ce35" office:value-type="string" calcext:value-type="string">
            <text:p>Terence / edited and translated by John Barsby.</text:p>
          </table:table-cell>
          <table:table-cell table:style-name="ce51" office:value-type="string" calcext:value-type="string">
            <text:p>V. 1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756.A1 B36 2001</text:p>
          </table:table-cell>
          <table:table-cell table:style-name="ce40"/>
          <table:table-cell table:style-name="ce35" office:value-type="string" calcext:value-type="string">
            <text:p>Terence / edited and translated by John Barsby.</text:p>
          </table:table-cell>
          <table:table-cell table:style-name="ce51" office:value-type="string" calcext:value-type="string">
            <text:p>V. 2</text:p>
          </table:table-cell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801 .A5 1980</text:p>
          </table:table-cell>
          <table:table-cell table:style-name="ce40"/>
          <table:table-cell table:style-name="ce35" office:value-type="string" calcext:value-type="string">
            <text:p>The Aeneid of Virgil / edited with introduction and notes by R. D. Williams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801 .A5 1980 V2</text:p>
          </table:table-cell>
          <table:table-cell table:style-name="ce40"/>
          <table:table-cell table:style-name="ce35" office:value-type="string" calcext:value-type="string">
            <text:p>The Aeneid of Virgil / edited with introduction and notes by R. D. Williams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801.A6 F7 1902</text:p>
          </table:table-cell>
          <table:table-cell table:style-name="ce40"/>
          <table:table-cell table:style-name="ce35" office:value-type="string" calcext:value-type="string">
            <text:p>Virgil's Aeneid : books I-XII / with an introduction, notes, and vocabulary by Henry S. Frieze ; rev. by Walter Dennison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801.A6 F7 1902</text:p>
          </table:table-cell>
          <table:table-cell table:style-name="ce40"/>
          <table:table-cell table:style-name="ce35" office:value-type="string" calcext:value-type="string">
            <text:p>Virgil's Aeneid : books I-XII / with an introduction, notes, and vocabulary by Henry S. Frieze ; rev. by Walter Dennison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802.A1 K6 1928</text:p>
          </table:table-cell>
          <table:table-cell table:style-name="ce40"/>
          <table:table-cell table:style-name="ce35" office:value-type="string" calcext:value-type="string">
            <text:p>The Aeneid of Vergil, books I-VI, selections VII-XII, with an introduction, notes, and vocabulary by Charles Knapp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803.B21 A9</text:p>
          </table:table-cell>
          <table:table-cell table:style-name="ce40"/>
          <table:table-cell table:style-name="ce35" office:value-type="string" calcext:value-type="string">
            <text:p>Aeneidos liber primvs / with a commentary by R. G. Austin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803.B22 A8</text:p>
          </table:table-cell>
          <table:table-cell table:style-name="ce40"/>
          <table:table-cell table:style-name="ce35" office:value-type="string" calcext:value-type="string">
            <text:p>Aeneidos Liber secundus / P. Vergili Maronis. With a commentary by R.G. Austin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803.B24 P4</text:p>
          </table:table-cell>
          <table:table-cell table:style-name="ce40"/>
          <table:table-cell table:style-name="ce35" office:value-type="string" calcext:value-type="string">
            <text:p>Pvbli Vergili Maronis Aeneidos liber qvartvs. edited by Arthur Stanley Pease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6804 .A2 1963</text:p>
          </table:table-cell>
          <table:table-cell table:style-name="ce40"/>
          <table:table-cell table:style-name="ce35" office:value-type="string" calcext:value-type="string">
            <text:p>Bucolica et Georgica / P. Vergili Maronis ; with introd. and notes by T. E. Page.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PA8518 .Z82</text:p>
          </table:table-cell>
          <table:table-cell table:style-name="ce40"/>
          <table:table-cell table:style-name="ce35" office:value-type="string" calcext:value-type="string">
            <text:p>Erasmus of Rotterdam / by Stefan Zweig ; translated by Eden and and Cedar Paul. --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Fajardo Acost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680.B5 W413</text:p>
          </table:table-cell>
          <table:table-cell table:style-name="ce40"/>
          <table:table-cell table:style-name="ce35" office:value-type="string" calcext:value-type="string">
            <text:p>Blessing in the Bible and the life of the church / by Claus Westermann ; translated by Keith R. Crim. --</text:p>
          </table:table-cell>
          <table:table-cell table:style-name="ce5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 1199</text:p>
          </table:table-cell>
          <table:table-cell table:style-name="ce40"/>
          <table:table-cell table:style-name="ce44" office:value-type="string" calcext:value-type="string">
            <text:p>Law and the administration of justice in the Old Testament and ancient East / Hans Jochen Boecker ; translated by Jeremy Moiser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1161.R3 C73</text:p>
          </table:table-cell>
          <table:table-cell table:style-name="ce40"/>
          <table:table-cell table:style-name="ce35" office:value-type="string" calcext:value-type="string">
            <text:p>Gerhard von Rad / by James L. Crenshaw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1192.6 .M66 1997</text:p>
          </table:table-cell>
          <table:table-cell table:style-name="ce40"/>
          <table:table-cell table:style-name="ce35" office:value-type="string" calcext:value-type="string">
            <text:p>The rise of Yahwism : the roots of Israelite monotheism / by Johannes C. De Moor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1199.D73 D38 1985</text:p>
          </table:table-cell>
          <table:table-cell table:style-name="ce40"/>
          <table:table-cell table:style-name="ce35" office:value-type="string" calcext:value-type="string">
            <text:p>God's conflict with the dragon and the sea : echoes of a Canaanite myth in the Old Testament / John Day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1225.2 .V36 1999</text:p>
          </table:table-cell>
          <table:table-cell table:style-name="ce40"/>
          <table:table-cell table:style-name="ce35" office:value-type="string" calcext:value-type="string">
            <text:p>The Pentateuch : a social-science commentary / John Van Seters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1235.2 .M46</text:p>
          </table:table-cell>
          <table:table-cell table:style-name="ce40"/>
          <table:table-cell table:style-name="ce35" office:value-type="string" calcext:value-type="string">
            <text:p>Genesis 1-11 : studies in structure &amp; theme / by Patrick D. Miller, Jr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1335.2 .K66 1993</text:p>
          </table:table-cell>
          <table:table-cell table:style-name="ce40"/>
          <table:table-cell table:style-name="ce35" office:value-type="string" calcext:value-type="string">
            <text:p>Two nations under God : the Deuteronomistic history of Solomon and the dual monarchies / Gary N. Knoppers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1335.2 .K66 1993</text:p>
          </table:table-cell>
          <table:table-cell table:style-name="ce40"/>
          <table:table-cell table:style-name="ce35" office:value-type="string" calcext:value-type="string">
            <text:p>Two nations under God : the Deuteronomistic history of Solomon and the dual monarchies / Gary N. Knoppers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9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1545.3 .B56 1990</text:p>
          </table:table-cell>
          <table:table-cell table:style-name="ce40"/>
          <table:table-cell table:style-name="ce35" office:value-type="string" calcext:value-type="string">
            <text:p>Ezekiel / Joseph Blenkinsopp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195 .A5 v. 3A</text:p>
          </table:table-cell>
          <table:table-cell table:style-name="ce40"/>
          <table:table-cell table:style-name="ce35" office:value-type="string" calcext:value-type="string">
            <text:p>Leviticus 17-22 / a new translation with introduction and commentary Jacob Milgrom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195 .A5 v. 4A</text:p>
          </table:table-cell>
          <table:table-cell table:style-name="ce40"/>
          <table:table-cell table:style-name="ce35" office:value-type="string" calcext:value-type="string">
            <text:p>Numbers 21-36 : a new translation with introduction and commentary / Baruch A. Levine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501.A43 L66 1997</text:p>
          </table:table-cell>
          <table:table-cell table:style-name="ce40"/>
          <table:table-cell table:style-name="ce35" office:value-type="string" calcext:value-type="string">
            <text:p>Planting and reaping Albright : politics, ideology, and interpreting the Bible / Burke O. Long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525 .G653</text:p>
          </table:table-cell>
          <table:table-cell table:style-name="ce40"/>
          <table:table-cell table:style-name="ce35" office:value-type="string" calcext:value-type="string">
            <text:p>Hesed in the Bible. Translated by Alfred Gottschalk, with an introd. by Gerald A. Larue. Edited by Elias L. Epstein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635.2 .R65 1993</text:p>
          </table:table-cell>
          <table:table-cell table:style-name="ce40"/>
          <table:table-cell table:style-name="ce35" office:value-type="string" calcext:value-type="string">
            <text:p>Testament : the Bible and history / John Romer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BS646 .P5513 1968b</text:p>
          </table:table-cell>
          <table:table-cell table:style-name="ce40"/>
          <table:table-cell table:style-name="ce35" office:value-type="string" calcext:value-type="string">
            <text:p>Theocracy and eschatology. Translated by S. Rudman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109.25 .U8413 1993</text:p>
          </table:table-cell>
          <table:table-cell table:style-name="ce40"/>
          <table:table-cell table:style-name="ce35" office:value-type="string" calcext:value-type="string">
            <text:p>The village of Silwan : the necropolis from the period of the Judean kingdom / David Ussishkin ; [English translation, Inna Pommerantz]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109.3 .S84 2006</text:p>
          </table:table-cell>
          <table:table-cell table:style-name="ce40"/>
          <table:table-cell table:style-name="ce35" office:value-type="string" calcext:value-type="string">
            <text:p>Temples, tithes, and taxes : the temple and the economic life of ancient Israel / Marty E. Stevens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110.5 .G55</text:p>
          </table:table-cell>
          <table:table-cell table:style-name="ce40"/>
          <table:table-cell table:style-name="ce35" office:value-type="string" calcext:value-type="string">
            <text:p>Deities and dolphins : the story of the Nabataeans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110.B3926 A955 2008</text:p>
          </table:table-cell>
          <table:table-cell table:style-name="ce40"/>
          <table:table-cell table:style-name="ce35" office:value-type="string" calcext:value-type="string">
            <text:p>The necropolis of Bet Guvrin-Eleutheropolis / Gideon Avni, Uzi Dahari and Amos Kloner ; with contributions by Jodi Magness, Talila Michaeli and Tamar Winter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9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110.M4 D38 1986</text:p>
          </table:table-cell>
          <table:table-cell table:style-name="ce40"/>
          <table:table-cell table:style-name="ce35" office:value-type="string" calcext:value-type="string">
            <text:p>Megiddo / Graham I. Davies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110.N4 G5 1968</text:p>
          </table:table-cell>
          <table:table-cell table:style-name="ce40"/>
          <table:table-cell table:style-name="ce35" office:value-type="string" calcext:value-type="string">
            <text:p>Rivers in the desert : a history of the Negev / Nelson Glueck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111 .G57 1970</text:p>
          </table:table-cell>
          <table:table-cell table:style-name="ce40"/>
          <table:table-cell table:style-name="ce35" office:value-type="string" calcext:value-type="string">
            <text:p>The other side of the Jordan, by Nelson Glueck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111.1 .K46 1972</text:p>
          </table:table-cell>
          <table:table-cell table:style-name="ce40"/>
          <table:table-cell table:style-name="ce35" office:value-type="string" calcext:value-type="string">
            <text:p>Royal cities of the Old Testament [by] Kathleen Kenyon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111.5 .F72 1999</text:p>
          </table:table-cell>
          <table:table-cell table:style-name="ce40"/>
          <table:table-cell table:style-name="ce35" office:value-type="string" calcext:value-type="string">
            <text:p>Wine and oil production in antiquity in Israel and other Mediterranean countries / Rafael Frankel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121.6 .B43 1992</text:p>
          </table:table-cell>
          <table:table-cell table:style-name="ce40"/>
          <table:table-cell table:style-name="ce35" office:value-type="string" calcext:value-type="string">
            <text:p>The fall of Samaria : an historical and archaeological study / by Bob Becking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9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154.22 .B68 1983</text:p>
          </table:table-cell>
          <table:table-cell table:style-name="ce40"/>
          <table:table-cell table:style-name="ce35" office:value-type="string" calcext:value-type="string">
            <text:p>Roman Arabia / G.W. Bowersock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154.9.A24 W56 2001</text:p>
          </table:table-cell>
          <table:table-cell table:style-name="ce40"/>
          <table:table-cell table:style-name="ce35" office:value-type="string" calcext:value-type="string">
            <text:p>Ancient Abila : an archeological history / John D. Wineland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154.9.U45 U46 1998, v...</text:p>
          </table:table-cell>
          <table:table-cell table:style-name="ce40"/>
          <table:table-cell table:style-name="ce35" office:value-type="string" calcext:value-type="string">
            <text:p>Umm el-Jimal : a frontier town and its landscape in northern Jordan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57 .P67 1997</text:p>
          </table:table-cell>
          <table:table-cell table:style-name="ce40"/>
          <table:table-cell table:style-name="ce35" office:value-type="string" calcext:value-type="string">
            <text:p>Mesopotamian civilization : the material foundations / D.T. Potts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62.23 .U78 2001</text:p>
          </table:table-cell>
          <table:table-cell table:style-name="ce40"/>
          <table:table-cell table:style-name="ce35" office:value-type="string" calcext:value-type="string">
            <text:p>Uruk Mesopotamia &amp; its neighbors : cross-cultural interactions in the era of state formation / edited by Mitchell S. Rothman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68 .L8 1968</text:p>
          </table:table-cell>
          <table:table-cell table:style-name="ce40"/>
          <table:table-cell table:style-name="ce35" office:value-type="string" calcext:value-type="string">
            <text:p>Ancient records of Assyria and Babylonia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68 .L8 1968</text:p>
          </table:table-cell>
          <table:table-cell table:style-name="ce40"/>
          <table:table-cell table:style-name="ce35" office:value-type="string" calcext:value-type="string">
            <text:p>Ancient records of Assyria and Babylonia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69.6 .J23 1970</text:p>
          </table:table-cell>
          <table:table-cell table:style-name="ce40"/>
          <table:table-cell table:style-name="ce35" office:value-type="string" calcext:value-type="string">
            <text:p>Toward the image of Tammuz and other essays on Mesopotamian history and culture / edited by William L. Moran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8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70 .L42 1852</text:p>
          </table:table-cell>
          <table:table-cell table:style-name="ce40"/>
          <table:table-cell table:style-name="ce35" office:value-type="string" calcext:value-type="string">
            <text:p>Nineveh and its remains: with an account of a visit to the Chaldæan Christians of Kurdistan, and the Yezidis, or devil worshippers; and an inquiry into the manners and arts of the ancient Assyrians. By Austen Henry Layard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8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70 .L437</text:p>
          </table:table-cell>
          <table:table-cell table:style-name="ce40"/>
          <table:table-cell table:style-name="ce35" office:value-type="string" calcext:value-type="string">
            <text:p>Discoveries among the ruins of Nineveh and Babylon : with travels in Armenia, Kurdistan, and the desert : being the result of a second expedition undertaken for the Trustees of the British museum / by Austen H. Layard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70.5.U7 W63 1982</text:p>
          </table:table-cell>
          <table:table-cell table:style-name="ce40"/>
          <table:table-cell table:style-name="ce35" office:value-type="string" calcext:value-type="string">
            <text:p>Ur 'of the Chaldees' : a revised and updated edition of Sir Leonard Woolley's Excavations at Ur / by P.R.S. Moorey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71 .V35 1999</text:p>
          </table:table-cell>
          <table:table-cell table:style-name="ce40"/>
          <table:table-cell table:style-name="ce35" office:value-type="string" calcext:value-type="string">
            <text:p>Cuneiform texts and the writing of history / Marc Van de Mieroop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73.1 .A44 1993</text:p>
          </table:table-cell>
          <table:table-cell table:style-name="ce40"/>
          <table:table-cell table:style-name="ce35" office:value-type="string" calcext:value-type="string">
            <text:p>The Uruk world system : the dynamics of expansion of early Mesopotamian civilization / Guillermo Algaze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6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73.2 .V47 1996</text:p>
          </table:table-cell>
          <table:table-cell table:style-name="ce40"/>
          <table:table-cell table:style-name="ce35" office:value-type="string" calcext:value-type="string">
            <text:p>Berossos and Manetho, introduced and translated : native traditions in ancient Mesopotamia and Egypt / Gerald P. Verbrugghe, John M. Wickersham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73.35 .V36 2005</text:p>
          </table:table-cell>
          <table:table-cell table:style-name="ce40"/>
          <table:table-cell table:style-name="ce35" office:value-type="string" calcext:value-type="string">
            <text:p>King Hammurabi of Babylon : a biography / Marc Van de Mieroop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4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96.2 .B87 2003</text:p>
          </table:table-cell>
          <table:table-cell table:style-name="ce40"/>
          <table:table-cell table:style-name="ce35" office:value-type="string" calcext:value-type="string">
            <text:p>Roman Syria and the Near East / Kevin Butcher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9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99.D3 B867 2007</text:p>
          </table:table-cell>
          <table:table-cell table:style-name="ce40"/>
          <table:table-cell table:style-name="ce35" office:value-type="string" calcext:value-type="string">
            <text:p>Damascus : a history / Ross Burns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3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DS99.E52 E45 1996</text:p>
          </table:table-cell>
          <table:table-cell table:style-name="ce40"/>
          <table:table-cell table:style-name="ce35" office:value-type="string" calcext:value-type="string">
            <text:p>Emar : the history, religion, and culture of a Syrian town in the late Bronze Age / edited by Mark W. Chavalas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imkins</text:p>
          </table:table-cell>
          <table:table-cell table:number-columns-repeated="967"/>
        </table:table-row>
        <table:table-row table:style-name="ro8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WC 605 Z78r 1935</text:p>
          </table:table-cell>
          <table:table-cell table:style-name="ce40"/>
          <table:table-cell table:style-name="ce35" office:value-type="string" calcext:value-type="string">
            <text:p>Rats, lice and history : being a study in biography, which, after twelve preliminary chapters indispensable for the preparation of the lay reader, deals with the life history of typhus fever / by Hans Zinsser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he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WC 705 C433 1987 v.1-3</text:p>
          </table:table-cell>
          <table:table-cell table:style-name="ce40"/>
          <table:table-cell table:style-name="ce35" office:value-type="string" calcext:value-type="string">
            <text:p>Chagas' disease vectors / editors, Rodolfo R. Brenner, Angel de la Merced Stoka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he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WC 705 C433 1987 v.1-3</text:p>
          </table:table-cell>
          <table:table-cell table:style-name="ce40"/>
          <table:table-cell table:style-name="ce35" office:value-type="string" calcext:value-type="string">
            <text:p>Chagas' disease vectors / editors, Rodolfo R. Brenner, Angel de la Merced Stoka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hea</text:p>
          </table:table-cell>
          <table:table-cell table:number-columns-repeated="967"/>
        </table:table-row>
        <table:table-row table:style-name="ro5">
          <table:table-cell table:style-name="ce31" table:content-validation-name="val1" office:value-type="string" calcext:value-type="string">
            <text:p>Yes</text:p>
          </table:table-cell>
          <table:table-cell table:style-name="ce37" office:value-type="string" calcext:value-type="string">
            <text:p>WC 705 C433 1987 v.1-3</text:p>
          </table:table-cell>
          <table:table-cell table:style-name="ce40"/>
          <table:table-cell table:style-name="ce35" office:value-type="string" calcext:value-type="string">
            <text:p>Chagas' disease vectors / editors, Rodolfo R. Brenner, Angel de la Merced Stoka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Shea</text:p>
          </table:table-cell>
          <table:table-cell table:number-columns-repeated="967"/>
        </table:table-row>
        <table:table-row table:style-name="ro5">
          <table:table-cell table:style-name="ce32"/>
          <table:table-cell table:style-name="ce37" office:value-type="string" calcext:value-type="string">
            <text:p>BL2001.2 .O36</text:p>
          </table:table-cell>
          <table:table-cell table:style-name="ce40"/>
          <table:table-cell table:style-name="ce44" office:value-type="string" calcext:value-type="string">
            <text:p>Women, androgynes, and other mythical beasts / Wendy Doniger O'Flaherty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 table:style-name="ce32"/>
          <table:table-cell table:style-name="ce37" office:value-type="string" calcext:value-type="string">
            <text:p>BL2441.B7 D48 1972</text:p>
          </table:table-cell>
          <table:table-cell table:style-name="ce40"/>
          <table:table-cell table:style-name="ce44" office:value-type="string" calcext:value-type="string">
            <text:p>Development of religion and thought in ancient Egypt / James Henry Breasted ; foreword by John A. Wilson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ZB Smith</text:p>
          </table:table-cell>
          <table:table-cell table:number-columns-repeated="967"/>
        </table:table-row>
        <table:table-row table:style-name="ro7">
          <table:table-cell table:style-name="ce32"/>
          <table:table-cell table:style-name="ce37" office:value-type="string" calcext:value-type="string">
            <text:p>BL25 .M85</text:p>
          </table:table-cell>
          <table:table-cell table:style-name="ce40"/>
          <table:table-cell table:style-name="ce44" office:value-type="string" calcext:value-type="string">
            <text:p>Myths and symbols; studies in honor of Mircea Eliade / edited by Joseph M. Kitagawa and Charles H. Long. With the collaboration of Gerald C. Brauer and Marshall G. S. Hodgson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ZB Smith</text:p>
          </table:table-cell>
          <table:table-cell table:number-columns-repeated="967"/>
        </table:table-row>
        <table:table-row table:style-name="ro6">
          <table:table-cell table:style-name="ce32"/>
          <table:table-cell table:style-name="ce37" office:value-type="string" calcext:value-type="string">
            <text:p>BL311 .E413 1967</text:p>
          </table:table-cell>
          <table:table-cell table:style-name="ce40"/>
          <table:table-cell table:style-name="ce44" office:value-type="string" calcext:value-type="string">
            <text:p>Myths, dreams, and mysteries : the encounter between contemporary faiths and archaic realities / Mircea Eliade ; Translated by Philip Mairet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 table:style-name="ce32"/>
          <table:table-cell table:style-name="ce37" office:value-type="string" calcext:value-type="string">
            <text:p>BL325.A6 C35 1989</text:p>
          </table:table-cell>
          <table:table-cell table:style-name="ce40"/>
          <table:table-cell table:style-name="ce44" office:value-type="string" calcext:value-type="string">
            <text:p>Renewal myths and rites of the primitive hunters and planters / Joseph Campbell.</text:p>
          </table:table-cell>
          <table:table-cell table:style-name="ce32"/>
          <table:table-cell table:style-name="ce37" table:number-columns-repeated="5"/>
          <table:table-cell table:style-name="ce32" table:number-columns-repeated="2"/>
          <table:table-cell table:style-name="ce37" table:number-columns-repeated="4"/>
          <table:table-cell table:style-name="ce32"/>
          <table:table-cell table:style-name="ce37" table:number-columns-repeated="36"/>
          <table:table-cell table:style-name="ce32" table:number-columns-repeated="3"/>
          <table:table-cell table:style-name="ce49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L41 .E5</text:p>
          </table:table-cell>
          <table:table-cell table:style-name="ce14"/>
          <table:table-cell table:style-name="ce9" office:value-type="string" calcext:value-type="string">
            <text:p>The history of religions; essays in methodology. Edited by Mircea Eliade and Joseph M. Kitagawa. With a pref. by Jerald C. Brauer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7">
          <table:table-cell/>
          <table:table-cell table:style-name="Default" office:value-type="string" calcext:value-type="string">
            <text:p>BL41 .H5</text:p>
          </table:table-cell>
          <table:table-cell table:style-name="ce14"/>
          <table:table-cell table:style-name="ce9" office:value-type="string" calcext:value-type="string">
            <text:p>The History of religions; essays on the problem of understanding, by Joachim Wach [and others] Edited by Joseph M. Kitagawa with the collaboration of Mircea Eliade and Charles H. Long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BL41 .V713</text:p>
          </table:table-cell>
          <table:table-cell table:style-name="ce14"/>
          <table:table-cell table:style-name="ce9" office:value-type="string" calcext:value-type="string">
            <text:p>The study of religion; a historical approach. Translated with an introd. by Kees W. Bolle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L457.M4 E43 1978</text:p>
          </table:table-cell>
          <table:table-cell table:style-name="ce14"/>
          <table:table-cell table:style-name="ce9" office:value-type="string" calcext:value-type="string">
            <text:p>The forge and the crucible : the origins and structures of alchemy / Mircea Eliade ; translated from the French by Stephen Corrin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BL48 .S592 1973b</text:p>
          </table:table-cell>
          <table:table-cell table:style-name="ce14"/>
          <table:table-cell table:style-name="ce9" office:value-type="string" calcext:value-type="string">
            <text:p>The phenomenon of religion [by] Ninian Smart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BL48 .S594</text:p>
          </table:table-cell>
          <table:table-cell table:style-name="ce14"/>
          <table:table-cell table:style-name="ce9" office:value-type="string" calcext:value-type="string">
            <text:p>Map is not territory : studies in the history of religions / by Jonathan Z. Smith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BL50 .E46</text:p>
          </table:table-cell>
          <table:table-cell table:style-name="ce14"/>
          <table:table-cell table:style-name="ce9" office:value-type="string" calcext:value-type="string">
            <text:p>The quest; history and meaning in religion / Mircea Eliade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BL50 .S578</text:p>
          </table:table-cell>
          <table:table-cell table:style-name="ce14"/>
          <table:table-cell table:style-name="ce9" office:value-type="string" calcext:value-type="string">
            <text:p>Imagining religion : from Babylonia to Jonestown / Jonathan Z. Smith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BL51 .S567 1986</text:p>
          </table:table-cell>
          <table:table-cell table:style-name="ce14"/>
          <table:table-cell table:style-name="ce9" office:value-type="string" calcext:value-type="string">
            <text:p>Concept and empathy : essays in the study of religion / Ninian Smart ; edited by Donald Wiebe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BL53 .L4 1969</text:p>
          </table:table-cell>
          <table:table-cell table:style-name="ce14"/>
          <table:table-cell table:style-name="ce9" office:value-type="string" calcext:value-type="string">
            <text:p>A psychological study of religion, its origin, function, and future / James H. Leuba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L687 .C55 1986</text:p>
          </table:table-cell>
          <table:table-cell table:style-name="ce14"/>
          <table:table-cell table:style-name="ce9" office:value-type="string" calcext:value-type="string">
            <text:p>Classical Mediterranean spirituality : Egyptian, Greek, Roman / edited by A.H. Armstrong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6">
          <table:table-cell/>
          <table:table-cell table:style-name="Default" office:value-type="string" calcext:value-type="string">
            <text:p>BL687 .S43 1995</text:p>
          </table:table-cell>
          <table:table-cell table:style-name="ce14"/>
          <table:table-cell table:style-name="ce9" office:value-type="string" calcext:value-type="string">
            <text:p>Secrecy and concealment : studies in the history of Mediterranean and Near Eastern religions / edited by Hans G. Kippenberg and Guy G. Stroumsa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BL785 .F48</text:p>
          </table:table-cell>
          <table:table-cell table:style-name="ce14"/>
          <table:table-cell table:style-name="ce9" office:value-type="string" calcext:value-type="string">
            <text:p>Personal religion among the Greeks / Andre-Jean Festugiere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BL80.2 .S593 1981</text:p>
          </table:table-cell>
          <table:table-cell table:style-name="ce14"/>
          <table:table-cell table:style-name="ce9" office:value-type="string" calcext:value-type="string">
            <text:p>Beyond ideology, religion and the future of Western civilization / Ninian Smart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BL80.2 .S6 1976</text:p>
          </table:table-cell>
          <table:table-cell table:style-name="ce14"/>
          <table:table-cell table:style-name="ce9" office:value-type="string" calcext:value-type="string">
            <text:p>The religious experience of mankind / by Ninian Smart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BL80.2 .S62 1983</text:p>
          </table:table-cell>
          <table:table-cell table:style-name="ce14"/>
          <table:table-cell table:style-name="ce9" office:value-type="string" calcext:value-type="string">
            <text:p>Worldviews, crosscultural explorations of human beliefs / Ninian Smart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BL85 .R378 1985</text:p>
          </table:table-cell>
          <table:table-cell table:style-name="ce14"/>
          <table:table-cell table:style-name="ce9" office:value-type="string" calcext:value-type="string">
            <text:p>Religious movements : genesis, exodus, and numbers / edited by Rodney Stark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BM176 .J8 1995</text:p>
          </table:table-cell>
          <table:table-cell table:style-name="ce14"/>
          <table:table-cell table:style-name="ce9" office:value-type="string" calcext:value-type="string">
            <text:p>Judaism in late antiquity / edited by Jacob Neusner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BM501.3 .L4813 1989</text:p>
          </table:table-cell>
          <table:table-cell table:style-name="ce14"/>
          <table:table-cell table:style-name="ce9" office:value-type="string" calcext:value-type="string">
            <text:p>The rabbinic class of Roman Palestine in late antiquity / Lee I. Levine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BR1380 .M4 1965</text:p>
          </table:table-cell>
          <table:table-cell table:style-name="ce14"/>
          <table:table-cell table:style-name="ce9" office:value-type="string" calcext:value-type="string">
            <text:p>Christian Egypt, ancient and modern / by Otto F.A. Meinardus. With pref. by Henry Habib Ayrout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R145.2 .H57 1985</text:p>
          </table:table-cell>
          <table:table-cell table:style-name="ce14"/>
          <table:table-cell table:style-name="ce9" office:value-type="string" calcext:value-type="string">
            <text:p>History, society, and the churches : essays in honour of Owen Chadwick / edited by Derek Beales and Geoffrey Best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BR162.2 .F73</text:p>
          </table:table-cell>
          <table:table-cell table:style-name="ce14"/>
          <table:table-cell table:style-name="ce9" office:value-type="string" calcext:value-type="string">
            <text:p>Religion, popular and unpopular in the early Christian centuries / W. H. C. Frend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6">
          <table:table-cell/>
          <table:table-cell table:style-name="Default" office:value-type="string" calcext:value-type="string">
            <text:p>BR1720.P3 L53 1977</text:p>
          </table:table-cell>
          <table:table-cell table:style-name="ce14"/>
          <table:table-cell table:style-name="ce9" office:value-type="string" calcext:value-type="string">
            <text:p>Paulinus of Nola and early western monasticism : with a study of the chronology of his works and an annotated bibliography, 1879-1976 / by Joseph T. Lienhard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R195.W3 H44 1985</text:p>
          </table:table-cell>
          <table:table-cell table:style-name="ce14"/>
          <table:table-cell table:style-name="ce9" office:value-type="string" calcext:value-type="string">
            <text:p>Christians and the military : the early experience / John Helgeland, Robert J. Daly, J. Patout Burns ; ed. by Robert J. Daly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6">
          <table:table-cell/>
          <table:table-cell table:style-name="Default" office:value-type="string" calcext:value-type="string">
            <text:p>BR65.C66 C54</text:p>
          </table:table-cell>
          <table:table-cell table:style-name="ce14"/>
          <table:table-cell table:style-name="ce9" office:value-type="string" calcext:value-type="string">
            <text:p>Clement's use of Aristotle : the Aristotelian contribution to Clement of Alexandria's refutation of gnosticism / by Elizabeth A. Clark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S1224.A77 G46 1986</text:p>
          </table:table-cell>
          <table:table-cell table:style-name="ce14"/>
          <table:table-cell table:style-name="ce9" office:value-type="string" calcext:value-type="string">
            <text:p>Genizah manuscripts of Palestinian Targum to the Pentateuch / [edited and translated by] Michael L. Klein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S1224.A77 G46 1986</text:p>
          </table:table-cell>
          <table:table-cell table:style-name="ce14"/>
          <table:table-cell table:style-name="ce9" office:value-type="string" calcext:value-type="string">
            <text:p>Genizah manuscripts of Palestinian Targum to the Pentateuch / [edited and translated by] Michael L. Klein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6">
          <table:table-cell/>
          <table:table-cell table:style-name="Default" office:value-type="string" calcext:value-type="string">
            <text:p>BS1235 .O74 1976</text:p>
          </table:table-cell>
          <table:table-cell table:style-name="ce14"/>
          <table:table-cell table:style-name="ce9" office:value-type="string" calcext:value-type="string">
            <text:p>Homélies sur la Genèse / Origène ; introduction de Henri de Lubac, S.J., et Louis Doutreleau, S.J. ; texte latin, traduction et notes de Louis Doutreleau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7">
          <table:table-cell/>
          <table:table-cell table:style-name="Default" office:value-type="string" calcext:value-type="string">
            <text:p>BS1235 .R7714 1968</text:p>
          </table:table-cell>
          <table:table-cell table:style-name="ce14"/>
          <table:table-cell table:style-name="ce9" office:value-type="string" calcext:value-type="string">
            <text:p>Les Bénédictions des Patriarches / [par] Rufin d'Aquilée. Introduction, texte latin, notes et commentaire par Manlio Simonetti. Traduction de H. Rochais, revue par P. Antin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6">
          <table:table-cell/>
          <table:table-cell table:style-name="Default" office:value-type="string" calcext:value-type="string">
            <text:p>BS1245 .S39 1999</text:p>
          </table:table-cell>
          <table:table-cell table:style-name="ce14"/>
          <table:table-cell table:style-name="ce9" office:value-type="string" calcext:value-type="string">
            <text:p>La chaîne sur l'Exode. I, Fragments de Sévère d'Antioche / texte grec établi et traduit par Françoise Petit ; glossaire syriaque par Lucas Van Rompay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S1245.2 .C44 2001</text:p>
          </table:table-cell>
          <table:table-cell table:style-name="ce14"/>
          <table:table-cell table:style-name="ce9" office:value-type="string" calcext:value-type="string">
            <text:p>La chaîne sur l'Exode : édition intégrale. IV, Fonds catʹenique ancien (Exode 15,22-40,32) / texte grec établi par Françoise Petit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S1255 .O5814 1981, BOTH VOLUMES</text:p>
          </table:table-cell>
          <table:table-cell table:style-name="ce14"/>
          <table:table-cell table:style-name="ce9" office:value-type="string" calcext:value-type="string">
            <text:p>Homélies sur le Lévitique / Origène ; texte latin, introduction, traduction et notes par Marcel Borret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BS1265 .O7514 1996, ALL VOLUMES</text:p>
          </table:table-cell>
          <table:table-cell table:style-name="ce14"/>
          <table:table-cell table:style-name="ce9" office:value-type="string" calcext:value-type="string">
            <text:p>Homélies sur les Nombres / Origène ; texte latin de W.A. Baehrens (G.C.S.)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BS1295.3 .O73</text:p>
          </table:table-cell>
          <table:table-cell table:style-name="ce14"/>
          <table:table-cell table:style-name="ce9" office:value-type="string" calcext:value-type="string">
            <text:p>Homélies sur Josué / Texte latin, introd., traduction et notes de Annie Jaubert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S1325 .G7415 1989, ALL VOLUMES</text:p>
          </table:table-cell>
          <table:table-cell table:style-name="ce14"/>
          <table:table-cell table:style-name="ce9" office:value-type="string" calcext:value-type="string">
            <text:p>Commentaire sur le premier livre des Rois / Grégoire le Grand ; introduction, texte, traduction et notes par Adalbert de Vogüé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S1325 .O7512 1986</text:p>
          </table:table-cell>
          <table:table-cell table:style-name="ce14"/>
          <table:table-cell table:style-name="ce9" office:value-type="string" calcext:value-type="string">
            <text:p>Homélies sur Samuel / Origène ; édition critique, introduction, traduction et notes par Pierre et Marie-Thérèse Nautin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S1429 .G7413 1995</text:p>
          </table:table-cell>
          <table:table-cell table:style-name="ce14"/>
          <table:table-cell table:style-name="ce9" office:value-type="string" calcext:value-type="string">
            <text:p>Gregory of Nyssa's Treatise on the inscriptions of the Psalms / introduction, translation, and notes [by] Ronald E. Heine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7">
          <table:table-cell/>
          <table:table-cell table:style-name="Default" office:value-type="string" calcext:value-type="string">
            <text:p>BS1450 118th .H37 1972, BOTH VOLUMES</text:p>
          </table:table-cell>
          <table:table-cell table:style-name="ce14"/>
          <table:table-cell table:style-name="ce9" office:value-type="string" calcext:value-type="string">
            <text:p>La chaîne palestinienne sur le psaume 118 (Origène, Eusèbe, Didyme, Apollinaire, Athanase, Théodoret) / par Marguerite Harl avec la collaboration de Gilles Dorival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S1450 118th .H5514 1988, BOTH VOLUMES</text:p>
          </table:table-cell>
          <table:table-cell table:style-name="ce14"/>
          <table:table-cell table:style-name="ce9" office:value-type="string" calcext:value-type="string">
            <text:p>Commentaire sur le psaume 118 / Hilaire de Poitiers ; introduction, texte critique, traduction et notes par Marc Milhau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6">
          <table:table-cell/>
          <table:table-cell table:style-name="Default" office:value-type="string" calcext:value-type="string">
            <text:p>BS1475 .E95 1993</text:p>
          </table:table-cell>
          <table:table-cell table:style-name="ce14"/>
          <table:table-cell table:style-name="ce9" office:value-type="string" calcext:value-type="string">
            <text:p>Scholies à l'Ecclésiaste / Evagre le Pontique ; édition princeps du texte grec, introduction, traduction, notes et index par Paul Géhin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S1485 .G6814 1984</text:p>
          </table:table-cell>
          <table:table-cell table:style-name="ce14"/>
          <table:table-cell table:style-name="ce9" office:value-type="string" calcext:value-type="string">
            <text:p>Commentaire sur le Cantique des cantiques / Grégoire le Grand ; introduction, traduction, notes et index par Rodrigue Bélanger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6">
          <table:table-cell/>
          <table:table-cell table:style-name="Default" office:value-type="string" calcext:value-type="string">
            <text:p>BS1515 .J5414 1983</text:p>
          </table:table-cell>
          <table:table-cell table:style-name="ce14"/>
          <table:table-cell table:style-name="ce9" office:value-type="string" calcext:value-type="string">
            <text:p>Commentaire sur Isaïe / Jean Chrysostome ; introduction, texte critique et notes par Jean Dumortier ; traduction par Arthur Liefooghe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S1515 .T4814 1980, ALL VOLUMES</text:p>
          </table:table-cell>
          <table:table-cell table:style-name="ce14"/>
          <table:table-cell table:style-name="ce9" office:value-type="string" calcext:value-type="string">
            <text:p>Commentaire sur Isaïe / Théodoret de Cyr ; introduction, texte critique, traduction et notes par Jean-Noël Guinot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S1525 .O7414, BOTH VOLUMES</text:p>
          </table:table-cell>
          <table:table-cell table:style-name="ce14"/>
          <table:table-cell table:style-name="ce9" office:value-type="string" calcext:value-type="string">
            <text:p>Homélies sur Jérémie / Origène ; traduction par Pierre Husson, Pierre Nautin ; éd., introd. et notes par Pierre Nautin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6">
          <table:table-cell/>
          <table:table-cell table:style-name="Default" office:value-type="string" calcext:value-type="string">
            <text:p>BS1665 .D5 1962, ALL VOLUMES</text:p>
          </table:table-cell>
          <table:table-cell table:style-name="ce14"/>
          <table:table-cell table:style-name="ce9" office:value-type="string" calcext:value-type="string">
            <text:p>Sur Zacharie / par Didyme l'Aveugle. Texte inédit d'après un papyrus de Toura. Introd., texte critique, traduction et notes de Louis Doutreleau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S1830.E46 F73 1993</text:p>
          </table:table-cell>
          <table:table-cell table:style-name="ce14"/>
          <table:table-cell table:style-name="ce9" office:value-type="string" calcext:value-type="string">
            <text:p>Elijah in Upper Egypt : the apocalypse of Elijah and early Egyptian Christianity / David Frankfurter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S2377 .G74 1988</text:p>
          </table:table-cell>
          <table:table-cell table:style-name="ce14"/>
          <table:table-cell table:style-name="ce9" office:value-type="string" calcext:value-type="string">
            <text:p>Greco-Roman literature and the New Testament : selected forms and genres / edited by David E. Aune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BS2390 .S45</text:p>
          </table:table-cell>
          <table:table-cell table:style-name="ce14"/>
          <table:table-cell table:style-name="ce9" office:value-type="string" calcext:value-type="string">
            <text:p>Roman society and Roman law in the New Testament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BS2410 .K613 1982, v.1</text:p>
          </table:table-cell>
          <table:table-cell table:style-name="ce14"/>
          <table:table-cell table:style-name="ce9" office:value-type="string" calcext:value-type="string">
            <text:p>History, culture, and religion of the Hellenistic Age / Helmut Koester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BS2410 .K613 1982, v.2</text:p>
          </table:table-cell>
          <table:table-cell table:style-name="ce14"/>
          <table:table-cell table:style-name="ce9" office:value-type="string" calcext:value-type="string">
            <text:p>History and literature of early Christianity / Helmut Koester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S2417.P6 H67 1987</text:p>
          </table:table-cell>
          <table:table-cell table:style-name="ce14"/>
          <table:table-cell table:style-name="ce9" office:value-type="string" calcext:value-type="string">
            <text:p>Jesus and the spiral of violence : popular Jewish resistance in Roman Palestine / Richard A. Horsley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BS2545.J44 S47 1994</text:p>
          </table:table-cell>
          <table:table-cell table:style-name="ce14"/>
          <table:table-cell table:style-name="ce9" office:value-type="string" calcext:value-type="string">
            <text:p>Jewish responses to early Christians : history and polemics, 30-150 C.E. / Claudia J. Setzer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BS2548 .P37 1992</text:p>
          </table:table-cell>
          <table:table-cell table:style-name="ce14"/>
          <table:table-cell table:style-name="ce9" office:value-type="string" calcext:value-type="string">
            <text:p>Codex Bezae : an early Christian manuscript and its text / D.C. Parker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7">
          <table:table-cell/>
          <table:table-cell table:style-name="Default" office:value-type="string" calcext:value-type="string">
            <text:p>BS2550.T2 E63</text:p>
          </table:table-cell>
          <table:table-cell table:style-name="ce14"/>
          <table:table-cell table:style-name="ce9" office:value-type="string" calcext:value-type="string">
            <text:p>Commentaire de l'Évangile concordant ou Diatessaron [par] Ephrem de Nisibe. Traduit du syriaque et de l'arménien. Introduction, traduction et notes par Louis Leloir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S2649 .T5 1969, BOTH VOLUMES</text:p>
          </table:table-cell>
          <table:table-cell table:style-name="ce14"/>
          <table:table-cell table:style-name="ce9" office:value-type="string" calcext:value-type="string">
            <text:p>In epistolas B. Pauli commentarii: the Latin version with the Greek fragments; with an introduction, notes and indices by H. B. Swete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BS2871 .B87 1987</text:p>
          </table:table-cell>
          <table:table-cell table:style-name="ce14"/>
          <table:table-cell table:style-name="ce9" office:value-type="string" calcext:value-type="string">
            <text:p>Chastity as autonomy : women in the stories of Apocryphal Acts / Virginia Burrus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BS480 .L347 1992</text:p>
          </table:table-cell>
          <table:table-cell table:style-name="ce14"/>
          <table:table-cell table:style-name="ce9" office:value-type="string" calcext:value-type="string">
            <text:p>The unauthorized version : truth and fiction in the Bible / Robin Lane Fox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D52 .M6 1969</text:p>
          </table:table-cell>
          <table:table-cell table:style-name="ce14"/>
          <table:table-cell table:style-name="ce9" office:value-type="string" calcext:value-type="string">
            <text:p>Quarto contributo alla storia degli studi classici e del mondo antico / Arnaldo Momigliano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D56 .B34 1995</text:p>
          </table:table-cell>
          <table:table-cell table:style-name="ce14"/>
          <table:table-cell table:style-name="ce9" office:value-type="string" calcext:value-type="string">
            <text:p>Reading papyri, writing ancient history / Roger S. Bagnall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DE3 .I6 2001</text:p>
          </table:table-cell>
          <table:table-cell table:style-name="ce14"/>
          <table:table-cell table:style-name="ce9" office:value-type="string" calcext:value-type="string">
            <text:p>Interpreting late antiquity : essays on the postclassical world / G.W. Bowersock, Peter Brown, Oleg Grabar, editors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DE5 .N48 1996, ALL VOLUMES</text:p>
          </table:table-cell>
          <table:table-cell table:style-name="ce14"/>
          <table:table-cell table:style-name="ce9" office:value-type="string" calcext:value-type="string">
            <text:p>Der neue Pauly : Enzyklopädie der Antike / herausgegeben von Hubert Cancik und Helmuth Schneider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DE71 .F74 1996</text:p>
          </table:table-cell>
          <table:table-cell table:style-name="ce14"/>
          <table:table-cell table:style-name="ce9" office:value-type="string" calcext:value-type="string">
            <text:p>Egypt, Greece, and Rome : civilizations of the ancient Mediterranean / Charles Freeman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DE71 .S6</text:p>
          </table:table-cell>
          <table:table-cell table:style-name="ce14"/>
          <table:table-cell table:style-name="ce9" office:value-type="string" calcext:value-type="string">
            <text:p>Blacks in antiquity; Ethiopians in the Greco-Roman experience [by] Frank M. Snowden, Jr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DE71 .V65 1996</text:p>
          </table:table-cell>
          <table:table-cell table:style-name="ce14"/>
          <table:table-cell table:style-name="ce9" office:value-type="string" calcext:value-type="string">
            <text:p>Voluntary associations in the Graeco-Roman world / edited by John S. Kloppenborg and Stephen G. Wilson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DE8 .F55 1986</text:p>
          </table:table-cell>
          <table:table-cell table:style-name="ce14"/>
          <table:table-cell table:style-name="ce9" office:value-type="string" calcext:value-type="string">
            <text:p>Ancient history : evidence and models / M.I. Finley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DE8 .F56 1975</text:p>
          </table:table-cell>
          <table:table-cell table:style-name="ce14"/>
          <table:table-cell table:style-name="ce9" office:value-type="string" calcext:value-type="string">
            <text:p>The use and abuse of history / by M. I. Finley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DE80 .L36 2006</text:p>
          </table:table-cell>
          <table:table-cell table:style-name="ce14"/>
          <table:table-cell table:style-name="ce9" office:value-type="string" calcext:value-type="string">
            <text:p>The classical world : an epic history from Homer to Hadrian / Robin Lane Fox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DF78 .M635 2000</text:p>
          </table:table-cell>
          <table:table-cell table:style-name="ce14"/>
          <table:table-cell table:style-name="ce9" office:value-type="string" calcext:value-type="string">
            <text:p>Archaeology as cultural history : words and things in Iron Age Greece / Ian Morris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DG272 .S55 1996</text:p>
          </table:table-cell>
          <table:table-cell table:style-name="ce14"/>
          <table:table-cell table:style-name="ce9" office:value-type="string" calcext:value-type="string">
            <text:p>Shifting frontiers in late antiquity / edited by Ralph W. Mathisen and Hagith S. Sivan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DG78 .G78 <text:s/>1996</text:p>
          </table:table-cell>
          <table:table-cell table:style-name="ce14"/>
          <table:table-cell table:style-name="ce9" office:value-type="string" calcext:value-type="string">
            <text:p>Studies in Greek culture and Roman policy / by Erich S. Gruen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PA3490 .J3, ALL VOLUMES</text:p>
          </table:table-cell>
          <table:table-cell table:style-name="ce14"/>
          <table:table-cell table:style-name="ce9" office:value-type="string" calcext:value-type="string">
            <text:p>Die fragmente der griechischen historiker (F Gr Hist) / von Felix Jacoby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PA4002 .A2 1987, BOTH VOLUMES</text:p>
          </table:table-cell>
          <table:table-cell table:style-name="ce14"/>
          <table:table-cell table:style-name="ce9" office:value-type="string" calcext:value-type="string">
            <text:p>Herodoti Historiae / edidit Haiim B. Rosaen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PA6156 .C4 1935a, ALL VOLUMES</text:p>
          </table:table-cell>
          <table:table-cell table:style-name="ce14"/>
          <table:table-cell table:style-name="ce9" office:value-type="string" calcext:value-type="string">
            <text:p>De medicina / with an English translation by W.G. Spencer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7">
          <table:table-cell/>
          <table:table-cell table:style-name="Default" office:value-type="string" calcext:value-type="string">
            <text:p>BT110 .H5414 1999, ALL VOLUMES</text:p>
          </table:table-cell>
          <table:table-cell table:style-name="ce14"/>
          <table:table-cell table:style-name="ce9" office:value-type="string" calcext:value-type="string">
            <text:p>La Trinité / Hilaire de Poitiers ; texte critique par P. Smulders ; introduction par M. Figura et J. Doignon ; traduction par G.M. de Durand, Ch. Morel et G. Pelland ; notes par G. Pelland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BT110 .R7</text:p>
          </table:table-cell>
          <table:table-cell table:style-name="ce14"/>
          <table:table-cell table:style-name="ce9" office:value-type="string" calcext:value-type="string">
            <text:p>La Trinité; Texte latin. Introd., traduction et notes de Gaston Salet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T1116 .T4 1990, ALL VOLUMES</text:p>
          </table:table-cell>
          <table:table-cell table:style-name="ce14"/>
          <table:table-cell table:style-name="ce9" office:value-type="string" calcext:value-type="string">
            <text:p>Contre Marcion / Tertullien ; introduction, texte critique, traduction et notes par René Braun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T1116.A82 C6 1971</text:p>
          </table:table-cell>
          <table:table-cell table:style-name="ce14"/>
          <table:table-cell table:style-name="ce9" office:value-type="string" calcext:value-type="string">
            <text:p>Contra gentes ; and, De Incarnatione / [by] Athanasius; edited and translated by Robert W. Thomson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BT1116.E952 F74, ALL VOLUMES</text:p>
          </table:table-cell>
          <table:table-cell table:style-name="ce14"/>
          <table:table-cell table:style-name="ce9" office:value-type="string" calcext:value-type="string">
            <text:p>La préparation évangélique : introd. générale / Eusèbe de Césarée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T1116.O7 F7, ALL VOLUMES</text:p>
          </table:table-cell>
          <table:table-cell table:style-name="ce14"/>
          <table:table-cell table:style-name="ce9" office:value-type="string" calcext:value-type="string">
            <text:p>Contre Celse ... [par] Origène. Introduction, texte critique, traduction et notes par Marcel Borret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T120 .B314 1968</text:p>
          </table:table-cell>
          <table:table-cell table:style-name="ce14"/>
          <table:table-cell table:style-name="ce9" office:value-type="string" calcext:value-type="string">
            <text:p>Sur le Saint-Esprit / [par] Basile de Césarée. Introduction, texte, traduction et notes par Benoît Pruche, O.P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BT153.W7 L314 1982</text:p>
          </table:table-cell>
          <table:table-cell table:style-name="ce14"/>
          <table:table-cell table:style-name="ce9" office:value-type="string" calcext:value-type="string">
            <text:p>La colère de Dieu / Lactance ; introduction, texte critique, traduction, commentaire et index par Christiane Ingremeau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7">
          <table:table-cell/>
          <table:table-cell table:style-name="Default" office:value-type="string" calcext:value-type="string">
            <text:p>BT200 .C275, BOTH VOLUMES</text:p>
          </table:table-cell>
          <table:table-cell table:style-name="ce14"/>
          <table:table-cell table:style-name="ce9" office:value-type="string" calcext:value-type="string">
            <text:p>A Nestorian collection of christological texts, Cambridge University Library ms. Oriental 1319 / edited and translated by Luise Abramowski and Alan E. Goodman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BT430 .M413</text:p>
          </table:table-cell>
          <table:table-cell table:style-name="ce14"/>
          <table:table-cell table:style-name="ce9" office:value-type="string" calcext:value-type="string">
            <text:p>On Pascha and fragments / Melito of Sardis ; texts and translations edited by Stuart George Hall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6">
          <table:table-cell/>
          <table:table-cell table:style-name="Default" office:value-type="string" calcext:value-type="string">
            <text:p>BT70 .S8714, BOTH VOLUMES</text:p>
          </table:table-cell>
          <table:table-cell table:style-name="ce14"/>
          <table:table-cell table:style-name="ce9" office:value-type="string" calcext:value-type="string">
            <text:p>Traités théologiques et éthiques / par Syméon le nouveau théologien. Intro., texte critique, traduction et notes par Jean Darrouzès, A. A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BT761.2 .H38 1992</text:p>
          </table:table-cell>
          <table:table-cell table:style-name="ce14"/>
          <table:table-cell table:style-name="ce9" office:value-type="string" calcext:value-type="string">
            <text:p>Grace and human freedom according to St. Gregory of Nyssa / Verna E.F. Harrison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BT82.2 .F86 1988, ALL VOLUMES</text:p>
          </table:table-cell>
          <table:table-cell table:style-name="ce14"/>
          <table:table-cell table:style-name="ce9" office:value-type="string" calcext:value-type="string">
            <text:p>The Fundamentals : a testimony to truth / edited with an introduction by George M. Marsden.</text:p>
          </table:table-cell>
          <table:table-cell table:number-columns-repeated="52"/>
          <table:table-cell table:style-name="ce16" office:value-type="string" calcext:value-type="string">
            <text:p>ZB Smit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NA 1121.V4 R7 1981</text:p>
          </table:table-cell>
          <table:table-cell table:style-name="ce14"/>
          <table:table-cell table:style-name="ce9" office:value-type="string" calcext:value-type="string">
            <text:p>THE STONES OF VENICE/JOHN RUSKIN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NA 1123.A5 B6713</text:p>
          </table:table-cell>
          <table:table-cell table:style-name="ce14"/>
          <table:table-cell table:style-name="ce9" office:value-type="string" calcext:value-type="string">
            <text:p>LEON BATTISTA ALBERTI/FRANCO BORSI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NA1123.B9 W35 1994 </text:p>
          </table:table-cell>
          <table:table-cell table:style-name="ce14"/>
          <table:table-cell table:style-name="ce9" office:value-type="string" calcext:value-type="string">
            <text:p>MICHELANGELO AT SAN LORENZO/WILLIAM WALLACE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NA1123. B9 W35 1994</text:p>
          </table:table-cell>
          <table:table-cell table:style-name="ce14"/>
          <table:table-cell table:style-name="ce9" office:value-type="string" calcext:value-type="string">
            <text:p>MICHELANGELO AT SAN LORENZO: THE GENIUS AND ENTREPRENEUR/WALLACE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NA5541. P4</text:p>
          </table:table-cell>
          <table:table-cell table:style-name="ce14"/>
          <table:table-cell table:style-name="ce9" office:value-type="string" calcext:value-type="string">
            <text:p>FRENCH CATHEDRALS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NA7120. V3 1864</text:p>
          </table:table-cell>
          <table:table-cell table:style-name="ce14"/>
          <table:table-cell table:style-name="ce9" office:value-type="string" calcext:value-type="string">
            <text:p>VILLAS AND COTTAGES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NA7205. L2 1879</text:p>
          </table:table-cell>
          <table:table-cell table:style-name="ce14"/>
          <table:table-cell table:style-name="ce9" office:value-type="string" calcext:value-type="string">
            <text:p>THE HOMES OF AMERICA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N6847.5 N3 F4 1991</text:p>
          </table:table-cell>
          <table:table-cell table:style-name="ce14"/>
          <table:table-cell table:style-name="ce9" office:value-type="string" calcext:value-type="string">
            <text:p>THE NABIS: BONNARD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N6916. H37 1980</text:p>
          </table:table-cell>
          <table:table-cell table:style-name="ce14"/>
          <table:table-cell table:style-name="ce9" office:value-type="string" calcext:value-type="string">
            <text:p>PATRONS AND PAINTERS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N6921. F7 W313</text:p>
          </table:table-cell>
          <table:table-cell table:style-name="ce14"/>
          <table:table-cell table:style-name="ce9" office:value-type="string" calcext:value-type="string">
            <text:p>THE WORLD OF THE FLORENTINES RENAISSANCE ARTISTS: PROJECTS AND PATRONS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N8214.5 U6 D43</text:p>
          </table:table-cell>
          <table:table-cell table:style-name="ce14"/>
          <table:table-cell table:style-name="ce9" office:value-type="string" calcext:value-type="string">
            <text:p>PICTURING AMERICA, 1497-1899 (V. 1 AND 2)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N8550. R63 1981</text:p>
          </table:table-cell>
          <table:table-cell table:style-name="ce14"/>
          <table:table-cell table:style-name="ce9" office:value-type="string" calcext:value-type="string">
            <text:p>HOW TO MAKE YOUR OWN PICTURE FRAMES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DG575 G69 A34 2001</text:p>
          </table:table-cell>
          <table:table-cell table:style-name="ce14"/>
          <table:table-cell table:style-name="ce9" office:value-type="string" calcext:value-type="string">
            <text:p>GRAMSCI's "Quaderni del carcere" (four volumes) 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G286.M2 P543</text:p>
          </table:table-cell>
          <table:table-cell table:style-name="ce14"/>
          <table:table-cell table:style-name="ce9" office:value-type="string" calcext:value-type="string">
            <text:p>The voyage of Magellano by Antonio Pigafetta (geography)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G370 P665</text:p>
          </table:table-cell>
          <table:table-cell table:style-name="ce14"/>
          <table:table-cell table:style-name="ce9" office:value-type="string" calcext:value-type="string">
            <text:p>The description of the world by Marco Polo 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DB71. C7 1970</text:p>
          </table:table-cell>
          <table:table-cell table:style-name="ce14"/>
          <table:table-cell table:style-name="ce9" office:value-type="string" calcext:value-type="string">
            <text:p>MARIA THERESA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DC611. P958 C2</text:p>
          </table:table-cell>
          <table:table-cell table:style-name="ce14"/>
          <table:table-cell table:style-name="ce9" office:value-type="string" calcext:value-type="string">
            <text:p>ROMANTIC CITIES OF PROVENCE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DC611 N862 L6 2007</text:p>
          </table:table-cell>
          <table:table-cell table:style-name="ce14"/>
          <table:table-cell table:style-name="ce9" office:value-type="string" calcext:value-type="string">
            <text:p>ADELA OF BLOIS: COUNTESS AND LORD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DG223 T67 1980</text:p>
          </table:table-cell>
          <table:table-cell table:style-name="ce14"/>
          <table:table-cell table:style-name="ce9" office:value-type="string" calcext:value-type="string">
            <text:p>ETRURIA/MARIO TORELLI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DG 424. Y6</text:p>
          </table:table-cell>
          <table:table-cell table:style-name="ce14"/>
          <table:table-cell table:style-name="ce9" office:value-type="string" calcext:value-type="string">
            <text:p>TRAVELS IN FRANCE AND ITALY DURING THE YEARS 1787, 1788 AND <text:s/>1789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DG420. W55 </text:p>
          </table:table-cell>
          <table:table-cell table:style-name="ce14"/>
          <table:table-cell table:style-name="ce9" office:value-type="string" calcext:value-type="string">
            <text:p>ITALIAN VILLAS AND THEIR GARDENS/BY EDITH WHARTON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DG557.5 D43 2006</text:p>
          </table:table-cell>
          <table:table-cell table:style-name="ce14"/>
          <table:table-cell table:style-name="ce9" office:value-type="string" calcext:value-type="string">
            <text:p>GLI ANARCHICI: CRONACA INEDITA DELL’UNITA D’ITALIA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DG571. B715 2006 </text:p>
          </table:table-cell>
          <table:table-cell table:style-name="ce14"/>
          <table:table-cell table:style-name="ce9" office:value-type="string" calcext:value-type="string">
            <text:p>MUSSOLINI’S ITALY: LIFE UNDER THE DICTATORSHIP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DG736.3. M3313 1988</text:p>
          </table:table-cell>
          <table:table-cell table:style-name="ce14"/>
          <table:table-cell table:style-name="ce9" office:value-type="string" calcext:value-type="string">
            <text:p>FLORENTINE HISTORIES/BY NICCOLO MACHIAVELLI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DG737. O47</text:p>
          </table:table-cell>
          <table:table-cell table:style-name="ce14"/>
          <table:table-cell table:style-name="ce9" office:value-type="string" calcext:value-type="string">
            <text:p>THE MAKERS OF FLORENCE:DANTE GIOTTO SAVONAROLA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DG738.14 P37 P45 1987</text:p>
          </table:table-cell>
          <table:table-cell table:style-name="ce14"/>
          <table:table-cell table:style-name="ce9" office:value-type="string" calcext:value-type="string">
            <text:p>THE MEMOIR OF MARCO PARENTI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DG975. T825 A73 2007</text:p>
          </table:table-cell>
          <table:table-cell table:style-name="ce14"/>
          <table:table-cell table:style-name="ce9" office:value-type="string" calcext:value-type="string">
            <text:p>TRIESTE: UN’IDENTITA’ DI FRONTIERA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DG975. U72 D4</text:p>
          </table:table-cell>
          <table:table-cell table:style-name="ce14"/>
          <table:table-cell table:style-name="ce9" office:value-type="string" calcext:value-type="string">
            <text:p>MEMOIRS OF THE DUKES OF URBINO, ILLUSTRATING THE ARMS, ARTS, (3 VOLUMES)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DG738 <text:s/>14.M2 A4 1996</text:p>
          </table:table-cell>
          <table:table-cell table:style-name="ce14"/>
          <table:table-cell table:style-name="ce9" office:value-type="string" calcext:value-type="string">
            <text:p>MACHIAVELLI AND HIS FRIENDS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DG737 .2 C73213. 1986</text:p>
          </table:table-cell>
          <table:table-cell table:style-name="ce14"/>
          <table:table-cell table:style-name="ce9" office:value-type="string" calcext:value-type="string">
            <text:p>DINO COMPAGNI’S CHRONICLE OF FLORENCE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PQ4630 M3 Z87</text:p>
          </table:table-cell>
          <table:table-cell table:style-name="ce14"/>
          <table:table-cell table:style-name="ce9" office:value-type="string" calcext:value-type="string">
            <text:p>LORENZO DE MEDICI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PQ4807. O 38 B37 2003</text:p>
          </table:table-cell>
          <table:table-cell table:style-name="ce14"/>
          <table:table-cell table:style-name="ce9" office:value-type="string" calcext:value-type="string">
            <text:p>BAROCCO DEL SUD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PQ 4835. I 7 Z5412 2004</text:p>
          </table:table-cell>
          <table:table-cell table:style-name="ce14"/>
          <table:table-cell table:style-name="ce9" office:value-type="string" calcext:value-type="string">
            <text:p>I LUOGHI DEL ROMANZO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PQ 4863. A 3894 P758</text:p>
          </table:table-cell>
          <table:table-cell table:style-name="ce14"/>
          <table:table-cell table:style-name="ce9" office:value-type="string" calcext:value-type="string">
            <text:p>PRIVO DI TITOLO/CAMILLERI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PQ4867 <text:s/>.A 7255 F75 1999</text:p>
          </table:table-cell>
          <table:table-cell table:style-name="ce14"/>
          <table:table-cell table:style-name="ce9" office:value-type="string" calcext:value-type="string">
            <text:p>FRIULANI BRAVA GENTE/ALBERTO GARLINI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PQ4873. A 9532 N66 2003</text:p>
          </table:table-cell>
          <table:table-cell table:style-name="ce14"/>
          <table:table-cell table:style-name="ce9" office:value-type="string" calcext:value-type="string">
            <text:p>NON TI MUOVERE/MARGARET MAZZANTINI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PQ 4873.I 399 V63 <text:s/>2001</text:p>
          </table:table-cell>
          <table:table-cell table:style-name="ce14"/>
          <table:table-cell table:style-name="ce9" office:value-type="string" calcext:value-type="string">
            <text:p>VOCI DEL SILENZIO: RACCONTI DAL SALOTTO DELLE OMBRE/GIORGIO MILESI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PQ4880. A 24 Z463 2003</text:p>
          </table:table-cell>
          <table:table-cell table:style-name="ce14"/>
          <table:table-cell table:style-name="ce9" office:value-type="string" calcext:value-type="string">
            <text:p>AUTOBIOGRAFIE ALTRUI: POETICHE A POSTERIORI/TABUCCHI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NC.1807 .B4 055 1970</text:p>
          </table:table-cell>
          <table:table-cell table:style-name="ce14"/>
          <table:table-cell table:style-name="ce9" office:value-type="string" calcext:value-type="string">
            <text:p>LA BELLE EPOQUE: BELGIAN POSTERS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NC1810. G3413 1974</text:p>
          </table:table-cell>
          <table:table-cell table:style-name="ce14"/>
          <table:table-cell table:style-name="ce9" office:value-type="string" calcext:value-type="string">
            <text:p>THE POSTER IN HISTORY/GALLO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NC810. C75 1965</text:p>
          </table:table-cell>
          <table:table-cell table:style-name="ce14"/>
          <table:table-cell table:style-name="ce9" office:value-type="string" calcext:value-type="string">
            <text:p>THE ARTISTIC ANATOMY OF TREES/COLE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NC978. H56 1982</text:p>
          </table:table-cell>
          <table:table-cell table:style-name="ce14"/>
          <table:table-cell table:style-name="ce9" office:value-type="string" calcext:value-type="string">
            <text:p>IMAGES AND TEXT: STUDIES IN THE ILLUSTRATIONS OF ENGLISH LITERATURE/HODNETT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NC985. 5 L4 G413 1984</text:p>
          </table:table-cell>
          <table:table-cell table:style-name="ce14"/>
          <table:table-cell table:style-name="ce9" office:value-type="string" calcext:value-type="string">
            <text:p>FROM LE BALLETS RUSSE TO VOGUE/CLAUDE LEPAPE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NC998. 6 I8 H46 1993</text:p>
          </table:table-cell>
          <table:table-cell table:style-name="ce14"/>
          <table:table-cell table:style-name="ce9" office:value-type="string" calcext:value-type="string">
            <text:p>ITALIAN ART DECO: GRAPHIC DESIGN BETWEEN THE WARS/HELLER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HQ1190 <text:s/>.B7313 1991</text:p>
          </table:table-cell>
          <table:table-cell table:style-name="ce14"/>
          <table:table-cell table:style-name="ce9" office:value-type="string" calcext:value-type="string">
            <text:p>PATTERNS OF DISSONANCE: A STUDY OF WOMEN/BRAIDOTTI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HQ1638 .G53 2005</text:p>
          </table:table-cell>
          <table:table-cell table:style-name="ce14"/>
          <table:table-cell table:style-name="ce9" office:value-type="string" calcext:value-type="string">
            <text:p>NESSUNO CI PUO GIUDICARE/GIACHETTI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HQ203 G53 1986</text:p>
          </table:table-cell>
          <table:table-cell table:style-name="ce14"/>
          <table:table-cell table:style-name="ce9" office:value-type="string" calcext:value-type="string">
            <text:p>PROSTITUTION AND THE STATE IN ITALY, 1860-1915/GIBSON</text:p>
          </table:table-cell>
          <table:table-cell table:number-columns-repeated="52"/>
          <table:table-cell table:style-name="ce29" office:value-type="string" calcext:value-type="string">
            <text:p>Maria T Vanderboegh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QL597 .B68 1953</text:p>
          </table:table-cell>
          <table:table-cell table:style-name="ce14"/>
          <table:table-cell table:style-name="ce10" office:value-type="string" calcext:value-type="string">
            <text:p>An illustrated synopsis of the principal larval forms of the order Coleoptera, by Adam G. Böving ... and F.C. Craighead ..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QL58 .L58 1984</text:p>
          </table:table-cell>
          <table:table-cell table:style-name="ce14"/>
          <table:table-cell table:style-name="ce11" office:value-type="string" calcext:value-type="string">
            <text:p>Living fossils / edited by Niles Eldredge and Steven M. Stanley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QL573 .C76</text:p>
          </table:table-cell>
          <table:table-cell table:style-name="ce14"/>
          <table:table-cell table:style-name="ce11" office:value-type="string" calcext:value-type="string">
            <text:p>The biology of the Coleoptera / R.A. Crowson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QL568.F7 W63 2006</text:p>
          </table:table-cell>
          <table:table-cell table:style-name="ce14"/>
          <table:table-cell table:style-name="ce11" office:value-type="string" calcext:value-type="string">
            <text:p>Nature revealed : selected writings, 1949-2006 / Edward O. Wilson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QL337.M2 M33 1984</text:p>
          </table:table-cell>
          <table:table-cell table:style-name="ce14"/>
          <table:table-cell table:style-name="ce11" office:value-type="string" calcext:value-type="string">
            <text:p>Madagascar / editors, Alison Jolly, Philippe Oberlé, Roland Albignac ; foreword by HRH the Duke of Edinburgh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6">
          <table:table-cell/>
          <table:table-cell table:style-name="Default" office:value-type="string" calcext:value-type="string">
            <text:p>QL363 .B413</text:p>
          </table:table-cell>
          <table:table-cell table:style-name="ce14"/>
          <table:table-cell table:style-name="ce11" office:value-type="string" calcext:value-type="string">
            <text:p>Principles of comparative anatomy of invertebrates [by] W. N. Beklemishev; translated [from the Russian] by J. M. MacLennan, edited by Z. Kabata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6">
          <table:table-cell/>
          <table:table-cell table:style-name="Default" office:value-type="string" calcext:value-type="string">
            <text:p>QL363 .B413 V.2</text:p>
          </table:table-cell>
          <table:table-cell table:style-name="ce14"/>
          <table:table-cell table:style-name="ce10" office:value-type="string" calcext:value-type="string">
            <text:p>Principles of comparative anatomy of invertebrates [by] W. N. Beklemishev; translated [from the Russian] by J. M. MacLennan, edited by Z. Kabata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QL363 .B78</text:p>
          </table:table-cell>
          <table:table-cell table:style-name="ce14"/>
          <table:table-cell table:style-name="ce11" office:value-type="string" calcext:value-type="string">
            <text:p>Practical invertebrate anatomy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QL31.E79 A3 2000</text:p>
          </table:table-cell>
          <table:table-cell table:style-name="ce14"/>
          <table:table-cell table:style-name="ce10" office:value-type="string" calcext:value-type="string">
            <text:p>Maggots, murder, and men : memories and reflections of a forensic entomologist / Zakaria Erzin*clio*glu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QM16.L4 B4 1969</text:p>
          </table:table-cell>
          <table:table-cell table:style-name="ce14"/>
          <table:table-cell table:style-name="ce10" office:value-type="string" calcext:value-type="string">
            <text:p>Leonardo the anatomist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12">
          <table:table-cell/>
          <table:table-cell table:style-name="Default" office:value-type="string" calcext:value-type="string">
            <text:p>QM21 .L49</text:p>
          </table:table-cell>
          <table:table-cell table:style-name="ce14"/>
          <table:table-cell table:style-name="ce12" office:value-type="string" calcext:value-type="string">
            <text:p>Leonardo da Vinci on the human body : the anatomical, physiological, and embryological drawings of Leonardo da Vinci / with translations, emendations and a biographical introd., by Charles D. O'Malley and J.B. de C.M. Saunders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6">
          <table:table-cell/>
          <table:table-cell table:style-name="Default" office:value-type="string" calcext:value-type="string">
            <text:p>QM101 .A38 1994b</text:p>
          </table:table-cell>
          <table:table-cell table:style-name="ce14"/>
          <table:table-cell table:style-name="ce12" office:value-type="string" calcext:value-type="string">
            <text:p>Bones : the unity of form and function / R. McNeill Alexander ; photography by Brian Kosoff ; foreword by Mark A. Norell ; illustrations by Edward Heck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QM101 .G63 1982</text:p>
          </table:table-cell>
          <table:table-cell table:style-name="ce15"/>
          <table:table-cell table:style-name="ce10" office:value-type="string" calcext:value-type="string">
            <text:p>The skeleton : fantastic framework / by Kathy E. Goldberg and the editors of U.S. News Books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QM101 .W3</text:p>
          </table:table-cell>
          <table:table-cell table:style-name="ce15"/>
          <table:table-cell table:style-name="ce10" office:value-type="string" calcext:value-type="string">
            <text:p>The human skeleton, an interpretation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QM11 .S6 1957</text:p>
          </table:table-cell>
          <table:table-cell table:style-name="ce14"/>
          <table:table-cell table:style-name="ce12" office:value-type="string" calcext:value-type="string">
            <text:p>A short history of anatomy from the Greeks to Harvey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QS 4 B499c 1984</text:p>
          </table:table-cell>
          <table:table-cell table:style-name="ce14"/>
          <table:table-cell table:style-name="ce12" office:value-type="string" calcext:value-type="string">
            <text:p>Catalog of human variation / Ronald A. Bergman, Sue Ann Thompson, Adel K. Afifi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QS 4 C678s 2000</text:p>
          </table:table-cell>
          <table:table-cell table:style-name="ce15"/>
          <table:table-cell table:style-name="ce10" office:value-type="string" calcext:value-type="string">
            <text:p>The Structure &amp; function of the human body / Barbara Janson Cohen, Dena Lin Wood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QS 4 C952e 1982</text:p>
          </table:table-cell>
          <table:table-cell table:style-name="ce15"/>
          <table:table-cell table:style-name="ce10" office:value-type="string" calcext:value-type="string">
            <text:p>Essential human anatomy : a text-atlas / James E. Crouch ; illustrated by Martha B. Lackey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QS 4 C952f 1985</text:p>
          </table:table-cell>
          <table:table-cell table:style-name="ce14"/>
          <table:table-cell table:style-name="ce12" office:value-type="string" calcext:value-type="string">
            <text:p>Functional human anatomy / James E. Crouch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QS 4 J66a 1997</text:p>
          </table:table-cell>
          <table:table-cell table:style-name="ce14"/>
          <table:table-cell table:style-name="ce12" office:value-type="string" calcext:value-type="string">
            <text:p>Anatomy for dental students / D.R. Johnson and W.J. Moore ; illustrated by Ann Johnson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QS 17 A881 1973</text:p>
          </table:table-cell>
          <table:table-cell table:style-name="ce14"/>
          <table:table-cell table:style-name="ce12" office:value-type="string" calcext:value-type="string">
            <text:p>Atlas d'anatomie du lapin : Atlas of rabbit anatomy / Par R. Barone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QS 17 M167c 1982</text:p>
          </table:table-cell>
          <table:table-cell table:style-name="ce14"/>
          <table:table-cell table:style-name="ce12" office:value-type="string" calcext:value-type="string">
            <text:p>Color atlas of foot and ankle anatomy / R.M.H. McMinn, R.T. Hutchings, B.M. Logan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6">
          <table:table-cell/>
          <table:table-cell table:style-name="Default" office:value-type="string" calcext:value-type="string">
            <text:p>QS17 Q7a 2001</text:p>
          </table:table-cell>
          <table:table-cell table:style-name="ce14"/>
          <table:table-cell table:style-name="ce12" office:value-type="string" calcext:value-type="string">
            <text:p>Anatomy for attorneys : a clinical atlas with case studies / Thomas H. Quinn, Terence R. Quinn, Robert H. Quinn ; illustrator, R. Spencer Phippen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QS 17 S978a 1973</text:p>
          </table:table-cell>
          <table:table-cell table:style-name="ce14"/>
          <table:table-cell table:style-name="ce12" office:value-type="string" calcext:value-type="string">
            <text:p>An atlas of primate gross anatomy: baboon, chimpanzee, and man / Daris R. Swindler and Charles D. Wood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6">
          <table:table-cell/>
          <table:table-cell table:style-name="Default" office:value-type="string" calcext:value-type="string">
            <text:p>QS 17 Z94s 1986</text:p>
          </table:table-cell>
          <table:table-cell table:style-name="ce14"/>
          <table:table-cell table:style-name="ce12" office:value-type="string" calcext:value-type="string">
            <text:p>A system of practical anatomy for dental students : a guide and atlas / Lord Zuckerman, in collaboration with Deryk Darlington, F. Peter Lisowski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QS532.5 E7 E5662 2005</text:p>
          </table:table-cell>
          <table:table-cell table:style-name="ce14"/>
          <table:table-cell table:style-name="ce12" office:value-type="string" calcext:value-type="string">
            <text:p>Endothelial cells in health and disease / edited by William C. Aird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7">
          <table:table-cell/>
          <table:table-cell table:style-name="Default" office:value-type="string" calcext:value-type="string">
            <text:p>QZ 4 C368p 1906</text:p>
          </table:table-cell>
          <table:table-cell table:style-name="ce14"/>
          <table:table-cell table:style-name="ce12" office:value-type="string" calcext:value-type="string">
            <text:p>Postmortem pathology; a manual of the technic of post-mortem examinations and the interpretations to be drawn therefrom : a practical treatise for students and practitioners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QZ 4 B789i 1984</text:p>
          </table:table-cell>
          <table:table-cell table:style-name="ce14"/>
          <table:table-cell table:style-name="ce12" office:value-type="string" calcext:value-type="string">
            <text:p>Boyd's Introduction to the study of disease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3">
          <table:table-cell/>
          <table:table-cell table:style-name="Default" office:value-type="string" calcext:value-type="string">
            <text:p>QZ 4 B938p 1992</text:p>
          </table:table-cell>
          <table:table-cell table:style-name="ce14"/>
          <table:table-cell table:style-name="ce10" office:value-type="string" calcext:value-type="string">
            <text:p>Pathophysiology : adaptations and alterations in function / Barbara L. Bullock, Pearl Philbrook Rosendahl, with 18 contributors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4">
          <table:table-cell/>
          <table:table-cell table:style-name="Default" office:value-type="string" calcext:value-type="string">
            <text:p>QZ 4 R742m 1855</text:p>
          </table:table-cell>
          <table:table-cell table:style-name="ce14"/>
          <table:table-cell table:style-name="ce10" office:value-type="string" calcext:value-type="string">
            <text:p>A manual of pathological anatomy / Carl Rokitansky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5">
          <table:table-cell/>
          <table:table-cell table:style-name="Default" office:value-type="string" calcext:value-type="string">
            <text:p>QZ 50 N976 1996</text:p>
          </table:table-cell>
          <table:table-cell table:style-name="ce14"/>
          <table:table-cell table:style-name="ce10" office:value-type="string" calcext:value-type="string">
            <text:p>Nutrients and gene expression : clinical aspects / edited Carolyn D. Berdanier.</text:p>
          </table:table-cell>
          <table:table-cell table:number-columns-repeated="52"/>
          <table:table-cell table:style-name="ce29" office:value-type="string" calcext:value-type="string">
            <text:p>Erin Blankenship-Sefczek</text:p>
          </table:table-cell>
          <table:table-cell table:number-columns-repeated="967"/>
        </table:table-row>
        <table:table-row table:style-name="ro9">
          <table:table-cell/>
          <table:table-cell table:style-name="ce13"/>
          <table:table-cell table:number-columns-repeated="54"/>
          <table:table-cell table:style-name="ce29"/>
          <table:table-cell table:number-columns-repeated="967"/>
        </table:table-row>
        <table:table-row table:style-name="ro9">
          <table:table-cell/>
          <table:table-cell table:style-name="ce3"/>
          <table:table-cell table:number-columns-repeated="54"/>
          <table:table-cell table:style-name="ce29"/>
          <table:table-cell table:number-columns-repeated="967"/>
        </table:table-row>
        <table:table-row table:style-name="ro9">
          <table:table-cell/>
          <table:table-cell table:style-name="ce13"/>
          <table:table-cell table:number-columns-repeated="54"/>
          <table:table-cell table:style-name="ce29"/>
          <table:table-cell table:number-columns-repeated="967"/>
        </table:table-row>
        <table:table-row table:style-name="ro9">
          <table:table-cell/>
          <table:table-cell table:style-name="ce3"/>
          <table:table-cell table:number-columns-repeated="54"/>
          <table:table-cell table:style-name="ce29"/>
          <table:table-cell table:number-columns-repeated="967"/>
        </table:table-row>
        <table:table-row table:style-name="ro9">
          <table:table-cell/>
          <table:table-cell table:style-name="ce13"/>
          <table:table-cell table:number-columns-repeated="54"/>
          <table:table-cell table:style-name="ce29"/>
          <table:table-cell table:number-columns-repeated="967"/>
        </table:table-row>
        <table:table-row table:style-name="ro9">
          <table:table-cell/>
          <table:table-cell table:style-name="ce3"/>
          <table:table-cell table:number-columns-repeated="1022"/>
        </table:table-row>
        <table:table-row table:style-name="ro9">
          <table:table-cell/>
          <table:table-cell table:style-name="ce13"/>
          <table:table-cell table:number-columns-repeated="1022"/>
        </table:table-row>
        <table:table-row table:style-name="ro9">
          <table:table-cell/>
          <table:table-cell table:style-name="ce3"/>
          <table:table-cell table:number-columns-repeated="1022"/>
        </table:table-row>
        <table:table-row table:style-name="ro9">
          <table:table-cell/>
          <table:table-cell table:style-name="ce13"/>
          <table:table-cell table:number-columns-repeated="1022"/>
        </table:table-row>
        <table:table-row table:style-name="ro9">
          <table:table-cell/>
          <table:table-cell table:style-name="ce3"/>
          <table:table-cell table:number-columns-repeated="1022"/>
        </table:table-row>
        <table:table-row table:style-name="ro9" table:number-rows-repeated="104788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Office.BE1:Office.BE2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9">
      <number:day/>
      <number:text>-</number:text>
      <number:month number:textual="true"/>
      <number:text>-</number:text>
      <number:year/>
    </number:date-style>
    <number:date-style style:name="N121"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/00/0000</text:date>, <text:time style:data-style-name="N2" text:time-value="11:48:43.3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ffice" style:display-name="PageStyle_Offi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7:38:22</meta:creation-date>
    <meta:initial-creator>Brad Parsons</meta:initial-creator>
    <dc:language>en-US</dc:language>
    <dc:date>2022-05-21T11:17:29.990000000</dc:date>
    <meta:editing-cycles>157</meta:editing-cycles>
    <meta:editing-duration>PT54M11S</meta:editing-duration>
    <meta:generator>LibreOffice/7.3.0.3$Windows_X86_64 LibreOffice_project/0f246aa12d0eee4a0f7adcefbf7c878fc2238db3</meta:generator>
    <meta:document-statistic meta:table-count="1" meta:cell-count="10669" meta:object-count="0"/>
    <meta:user-defined meta:name="AppVersion">15.0000</meta:user-defined>
    <meta:user-defined meta:name="ContentTypeId">0x0101007FBB38ED5D0D274CB2EE2DBFB4DF27AF</meta:user-defined>
  </office:meta>
</office:document-meta>
</file>